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6.944cm"/>
    </style:style>
    <style:style style:name="co3" style:family="table-column">
      <style:table-column-properties fo:break-before="auto" style:column-width="1.787cm"/>
    </style:style>
    <style:style style:name="co4" style:family="table-column">
      <style:table-column-properties fo:break-before="auto" style:column-width="21.708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42cm" fo:break-before="auto" style:use-optimal-row-height="true"/>
    </style:style>
    <style:style style:name="ro4" style:family="table-row">
      <style:table-row-properties style:row-height="2.044cm" fo:break-before="auto" style:use-optimal-row-height="true"/>
    </style:style>
    <style:style style:name="ro5" style:family="table-row">
      <style:table-row-properties style:row-height="1.642cm" fo:break-before="auto" style:use-optimal-row-height="true"/>
    </style:style>
    <style:style style:name="ro6" style:family="table-row">
      <style:table-row-properties style:row-height="2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lonmusk_twe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weet_count</text:p>
          </table:table-cell>
          <table:table-cell office:value-type="string" calcext:value-type="string">
            <text:p>tweet_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created 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eltingIce Assuming max acceleration of 2 to 3 g's, but in a comfortable direction. Will feel like a mild to moder? https://t.co/fpjmEgrHfC</text:p>
          </table:table-cell>
          <table:table-cell office:value-type="string" calcext:value-type="string">
            <text:p>2017-09-29 17:39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BFR is capable of transporting satellites to orbit, crew and cargo to the @Space_Station and completing missions to the Moon an?</text:p>
          </table:table-cell>
          <table:table-cell office:value-type="string" calcext:value-type="string">
            <text:p>2017-09-29 10:44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igajm Yup :)</text:p>
          </table:table-cell>
          <table:table-cell office:value-type="string" calcext:value-type="string">
            <text:p>2017-09-29 10:39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art 2 https://t.co/8Fvu57muhM</text:p>
          </table:table-cell>
          <table:table-cell office:value-type="string" calcext:value-type="string">
            <text:p>2017-09-29 09:56: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ly to most places on Earth in under 30 mins and anywhere in under 60. Cost per seat should be? https://t.co/dGYDdGttYd</text:p>
          </table:table-cell>
          <table:table-cell office:value-type="string" calcext:value-type="string">
            <text:p>2017-09-29 09:19: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Supporting the creation of a permanent, self-sustaining human presence on Mars. https://t.co/kCtBLPbSg8 https://t.co/ra6hKsrOcG</text:p>
          </table:table-cell>
          <table:table-cell office:value-type="string" calcext:value-type="string">
            <text:p>2017-09-29 08:57: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FR will take you anywhere on Earth in less than 60 mins https://t.co/HWt9BZ1FI9</text:p>
          </table:table-cell>
          <table:table-cell office:value-type="string" calcext:value-type="string">
            <text:p>2017-09-29 08:53:00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rs City</text:p>
            <text:p>Opposite of Earth. Dawn and dusk sky are blue on Mars and day sky is red. https://t.co/XHcZIdgqnb</text:p>
          </table:table-cell>
          <table:table-cell office:value-type="string" calcext:value-type="string">
            <text:p>2017-09-29 06:03: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on Base Alpha https://t.co/voY8qEW9kl</text:p>
          </table:table-cell>
          <table:table-cell office:value-type="string" calcext:value-type="string">
            <text:p>2017-09-29 05:44: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be announcing something really special at today's talk https://t.co/plXTBJY6ia</text:p>
          </table:table-cell>
          <table:table-cell office:value-type="string" calcext:value-type="string">
            <text:p>2017-09-29 02:36:1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Nine years ago today, Falcon 1 became the first privately developed liquid fuel rocket to orbit Earth. https://t.co/Aa0ITkuJET?</text:p>
          </table:table-cell>
          <table:table-cell office:value-type="string" calcext:value-type="string">
            <text:p>2017-09-29 02:32:5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evinroose Just another day in the office</text:p>
          </table:table-cell>
          <table:table-cell office:value-type="string" calcext:value-type="string">
            <text:p>2017-09-28 22:44: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ashionista_com @mayemusk Congrats Mom! I love you.</text:p>
          </table:table-cell>
          <table:table-cell office:value-type="string" calcext:value-type="string">
            <text:p>2017-09-28 07:53: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ayemusk: .@covergirl I'm so excited to say that I'm now officially a COVERGIRL, at 69! Beauty is for all ages. #COVERGIRLMADE https://?</text:p>
          </table:table-cell>
          <table:table-cell office:value-type="string" calcext:value-type="string">
            <text:p>2017-09-28 07:53: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ev ideas for paying ~$10B dev cost incl. Kickstarter &amp; collecting underpants, which turned out to be um... less lucrative than expected</text:p>
          </table:table-cell>
          <table:table-cell office:value-type="string" calcext:value-type="string">
            <text:p>2017-09-27 03:18: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eaded to Adelaide soon to describe new BFR planetary colonizer design in detail @IAC2017. This should be worth seeing. Design feels right.</text:p>
          </table:table-cell>
          <table:table-cell office:value-type="string" calcext:value-type="string">
            <text:p>2017-09-27 03:03: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_Deano @Daimler @Jalopnik Yes, I did :)</text:p>
          </table:table-cell>
          <table:table-cell office:value-type="string" calcext:value-type="string">
            <text:p>2017-09-26 15:04: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NYT article from several years ago about the value of fiction https://t.co/lVg7T0h7zG</text:p>
          </table:table-cell>
          <table:table-cell office:value-type="string" calcext:value-type="string">
            <text:p>2017-09-26 05:39: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drianZorrillaC Yes</text:p>
          </table:table-cell>
          <table:table-cell office:value-type="string" calcext:value-type="string">
            <text:p>2017-09-26 03:13: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imulation of how the SpaceX Interplanetary Spaceship and Rocket design would work. Will be? https://t.co/yWYDxtAKQP</text:p>
          </table:table-cell>
          <table:table-cell office:value-type="string" calcext:value-type="string">
            <text:p>2017-09-26 03:11:5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imler Good</text:p>
          </table:table-cell>
          <table:table-cell office:value-type="string" calcext:value-type="string">
            <text:p>2017-09-25 21:33:2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jor improvements &amp; some unexpected applications to be unveiled on Friday at @IAC2017 in Australia</text:p>
          </table:table-cell>
          <table:table-cell office:value-type="string" calcext:value-type="string">
            <text:p>2017-09-25 13:15: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esentation of @SpaceX Interplanetary Spaceship &amp; Rocket design from 2016 https://t.co/3b1YWWmmxg</text:p>
          </table:table-cell>
          <table:table-cell office:value-type="string" calcext:value-type="string">
            <text:p>2017-09-25 13:12: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USATODAYmoney @NathanBomey That's not a lot of money for a giant like Daimler/Mercedes. Wish they'd do more. Off by a zero.</text:p>
          </table:table-cell>
          <table:table-cell office:value-type="string" calcext:value-type="string">
            <text:p>2017-09-24 22:31: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otorTrend: Shocking winner of our latest, World's Greatest Drag Race 7! Maybe even #ludicrous? #WGDR7 https://t.co/ImvNAm2Yop</text:p>
          </table:table-cell>
          <table:table-cell office:value-type="string" calcext:value-type="string">
            <text:p>2017-09-22 02:31:5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ts_Subhamk Don't give up if the cause is important enough, even if you believe you are walking into doom. Good friends really matter.</text:p>
          </table:table-cell>
          <table:table-cell office:value-type="string" calcext:value-type="string">
            <text:p>2017-09-20 19:25:0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imHeaney Absolutely. Moreover, we expect to expand the facility significantly over time.</text:p>
          </table:table-cell>
          <table:table-cell office:value-type="string" calcext:value-type="string">
            <text:p>2017-09-19 19:36:3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ichwsadler Does my hivemind count as me?</text:p>
          </table:table-cell>
          <table:table-cell office:value-type="string" calcext:value-type="string">
            <text:p>2017-09-16 09:16:0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bby_Gupta Def not ok. Just sent a reminder to Tesla stores that we just want people to look forward to their nex? https://t.co/z4KuEhvl4a</text:p>
          </table:table-cell>
          <table:table-cell office:value-type="string" calcext:value-type="string">
            <text:p>2017-09-16 05:16: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ishabagrwl2013 In discussions with national govt. Just need a temporary reprieve on local content requirements un? https://t.co/sN53qoOckf</text:p>
          </table:table-cell>
          <table:table-cell office:value-type="string" calcext:value-type="string">
            <text:p>2017-09-16 03:28:0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yCruicks_ATC What if we just made a mini version of the Tesla Semi?</text:p>
          </table:table-cell>
          <table:table-cell office:value-type="string" calcext:value-type="string">
            <text:p>2017-09-16 03:19:4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nnienorman Of course :)</text:p>
          </table:table-cell>
          <table:table-cell office:value-type="string" calcext:value-type="string">
            <text:p>2017-09-15 18:33:1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igh res version at https://t.co/YysKftHhoz</text:p>
          </table:table-cell>
          <table:table-cell office:value-type="string" calcext:value-type="string">
            <text:p>2017-09-14 12:02:5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vanik21 Most of it</text:p>
          </table:table-cell>
          <table:table-cell office:value-type="string" calcext:value-type="string">
            <text:p>2017-09-14 12:02:3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ng road to reusabity of Falcon 9 primary boost stage?When upper stage &amp; fairing also reusable, costs will drop by? https://t.co/omqxEl6hCU</text:p>
          </table:table-cell>
          <table:table-cell office:value-type="string" calcext:value-type="string">
            <text:p>2017-09-14 12:00:2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imcrook @SmileSimplify Actually ... yes</text:p>
          </table:table-cell>
          <table:table-cell office:value-type="string" calcext:value-type="string">
            <text:p>2017-09-14 06:01:0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Semi truck unveil &amp; test ride tentatively scheduled for Oct 26th in Hawthorne. Worth seeing this beast in person. It's unreal.</text:p>
          </table:table-cell>
          <table:table-cell office:value-type="string" calcext:value-type="string">
            <text:p>2017-09-14 02:20: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mileSimplify Promise to be as boring as possible!</text:p>
          </table:table-cell>
          <table:table-cell office:value-type="string" calcext:value-type="string">
            <text:p>2017-09-14 00:02:3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FastCompany: During Irma?s power outages, some houses kept the lights on with solar and batteries https://t.co/OHDMawHI0A https://t.co/?</text:p>
          </table:table-cell>
          <table:table-cell office:value-type="string" calcext:value-type="string">
            <text:p>2017-09-13 23:40:4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izmodo: Hackers have already started to weaponize artificial intelligence https://t.co/x7WfEYJLOv https://t.co/gshNLUKSyi</text:p>
          </table:table-cell>
          <table:table-cell office:value-type="string" calcext:value-type="string">
            <text:p>2017-09-12 12:56:2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ohocho Yes</text:p>
          </table:table-cell>
          <table:table-cell office:value-type="string" calcext:value-type="string">
            <text:p>2017-09-12 08:59:2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Supercharging Cities https://t.co/IGK9FasWDa</text:p>
          </table:table-cell>
          <table:table-cell office:value-type="string" calcext:value-type="string">
            <text:p>2017-09-12 08:29:0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_vinouz_ @Reza_Zadeh Exactly</text:p>
          </table:table-cell>
          <table:table-cell office:value-type="string" calcext:value-type="string">
            <text:p>2017-09-12 03:56:4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stronaut spacesuit next to Crew Dragon https://t.co/Csmgx8Nn0t</text:p>
          </table:table-cell>
          <table:table-cell office:value-type="string" calcext:value-type="string">
            <text:p>2017-09-09 00:54:0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More photos from today?s Falcon 9 launch and first stage landing ? https://t.co/095WHWMtKp https://t.co/TpFnWS9GI9</text:p>
          </table:table-cell>
          <table:table-cell office:value-type="string" calcext:value-type="string">
            <text:p>2017-09-08 00:46:5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Our new Supercharger route in South Australia will soon allow Tesla owners to visit the world's largest battery site https?</text:p>
          </table:table-cell>
          <table:table-cell office:value-type="string" calcext:value-type="string">
            <text:p>2017-09-07 03:44:2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mileSimplify Fun, exciting tweets coming soon!</text:p>
          </table:table-cell>
          <table:table-cell office:value-type="string" calcext:value-type="string">
            <text:p>2017-09-04 20:54:4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mileSimplify Sorry about that. You're right. I was depressing myself too :(</text:p>
          </table:table-cell>
          <table:table-cell office:value-type="string" calcext:value-type="string">
            <text:p>2017-09-04 20:53:4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wKemendo Govts don't need to follow normal laws. They will obtain AI developed by companies at gunpoint, if necessary.</text:p>
          </table:table-cell>
          <table:table-cell office:value-type="string" calcext:value-type="string">
            <text:p>2017-09-04 13:44:5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tchGrid Should be low on our list of concerns for civilizational existential risk. NK has no entangling alliances? https://t.co/aFUetANTvB</text:p>
          </table:table-cell>
          <table:table-cell office:value-type="string" calcext:value-type="string">
            <text:p>2017-09-04 12:47:0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thicusGP NK launching a nuclear missile would be suicide for their leadership, as SK, US and China wd invade and? https://t.co/lmbkjRsucC</text:p>
          </table:table-cell>
          <table:table-cell office:value-type="string" calcext:value-type="string">
            <text:p>2017-09-04 12:40:0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keBlueatSM May be initiated not by the country leaders, but one of the AI's, if it decides that a prepemptive st? https://t.co/Ydj22p10gq</text:p>
          </table:table-cell>
          <table:table-cell office:value-type="string" calcext:value-type="string">
            <text:p>2017-09-04 12:36:5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hina, Russia, soon all countries w strong computer science. Competition for AI superiority at national level most likely cause of WW3 imo.</text:p>
          </table:table-cell>
          <table:table-cell office:value-type="string" calcext:value-type="string">
            <text:p>2017-09-04 12:33:0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endyWednesday8 Zeroth Law</text:p>
          </table:table-cell>
          <table:table-cell office:value-type="string" calcext:value-type="string">
            <text:p>2017-09-04 12:13:3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t begins ... https://t.co/mbjw5hWC5J</text:p>
          </table:table-cell>
          <table:table-cell office:value-type="string" calcext:value-type="string">
            <text:p>2017-09-04 12:11:4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utting together SpaceX rocket landing blooper reel. We messed up a lot before it finally worked, but there's some epic explosion footage ?</text:p>
          </table:table-cell>
          <table:table-cell office:value-type="string" calcext:value-type="string">
            <text:p>2017-08-31 22:05:4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igarothPack Not a bad idea. For sure, it makes sense to test AI for safety in some kind of open world / sandbox virtual world.</text:p>
          </table:table-cell>
          <table:table-cell office:value-type="string" calcext:value-type="string">
            <text:p>2017-08-31 22:03:0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MC_Ryan In about six months or so. Linked to dual motor config.</text:p>
          </table:table-cell>
          <table:table-cell office:value-type="string" calcext:value-type="string">
            <text:p>2017-08-31 08:50:1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took the SpaceX/Tesla Hyperloop pusher pod for a spin by itself a few days ago to see what it? https://t.co/4hr1yN37he</text:p>
          </table:table-cell>
          <table:table-cell office:value-type="string" calcext:value-type="string">
            <text:p>2017-08-31 08:35:5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Kanishka @ChaseBlackmon1 @boringcompany Tunnels are sealed to 5 atmospheres of water &amp; gas pressure. Just need walls around the apertures.</text:p>
          </table:table-cell>
          <table:table-cell office:value-type="string" calcext:value-type="string">
            <text:p>2017-08-31 08:01:0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karpathy: We're hiring strong ML/CV/Roboticists for the Tesla Autopilot Vision team. We ship autonomy at scale. Join us: vision@tesla.c?</text:p>
          </table:table-cell>
          <table:table-cell office:value-type="string" calcext:value-type="string">
            <text:p>2017-08-31 01:01:2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aseBlackmon1 @boringcompany Not sure, but probably</text:p>
          </table:table-cell>
          <table:table-cell office:value-type="string" calcext:value-type="string">
            <text:p>2017-08-30 18:17:0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ckg_uk @Model3Owners Feature coming soon</text:p>
          </table:table-cell>
          <table:table-cell office:value-type="string" calcext:value-type="string">
            <text:p>2017-08-30 18:16:1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dolfOosthuizen They're so real. Anyone going to that much trouble must really care. I'd gladly follow their comma? https://t.co/l4PGniSimd</text:p>
          </table:table-cell>
          <table:table-cell office:value-type="string" calcext:value-type="string">
            <text:p>2017-08-30 11:29:4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raduateMonkey That's pretty much why we did it</text:p>
          </table:table-cell>
          <table:table-cell office:value-type="string" calcext:value-type="string">
            <text:p>2017-08-30 10:55:32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th reading Life 3.0 by @Tegmark. AI will be the best or worst thing ever for humanity, so let?s get it right.</text:p>
            <text:p>https://t.co/lT0uMH3ujZ</text:p>
          </table:table-cell>
          <table:table-cell office:value-type="string" calcext:value-type="string">
            <text:p>2017-08-29 11:45:3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yanclark Hyperloop (near) vacuum tube runs parallel to SpaceX on Jack Northrop Blvd. It is 0.8 miles long and ju? https://t.co/Fjxur2tLAy</text:p>
          </table:table-cell>
          <table:table-cell office:value-type="string" calcext:value-type="string">
            <text:p>2017-08-28 21:48:2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 be clear, a Hyperloop passenger version wouldn't have intense light strobe effect (just for testing), nor uncomfortable acceleration</text:p>
          </table:table-cell>
          <table:table-cell office:value-type="string" calcext:value-type="string">
            <text:p>2017-08-28 19:30:1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tchGrid Brakes</text:p>
          </table:table-cell>
          <table:table-cell office:value-type="string" calcext:value-type="string">
            <text:p>2017-08-28 11:40:4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wscientist https://t.co/mA8ZgutrbE</text:p>
          </table:table-cell>
          <table:table-cell office:value-type="string" calcext:value-type="string">
            <text:p>2017-08-28 11:39:5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run the SpaceX pusher sled later this week and see what it can do</text:p>
          </table:table-cell>
          <table:table-cell office:value-type="string" calcext:value-type="string">
            <text:p>2017-08-28 11:35:5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wscientist Moon base alpha (cheesy show, but I loved it) plus Mars</text:p>
          </table:table-cell>
          <table:table-cell office:value-type="string" calcext:value-type="string">
            <text:p>2017-08-28 11:34:0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fslandinglegs @RichardFPenn @John_Gardi Not that this is remotely equiv to man on the moon, but there is a world? https://t.co/Kfi9AzVzcM</text:p>
          </table:table-cell>
          <table:table-cell office:value-type="string" calcext:value-type="string">
            <text:p>2017-08-28 10:59:3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fslandinglegs @RichardFPenn @John_Gardi Actually, no, his architecture was different. Also, thinking of going to? https://t.co/qgHzBts3zs</text:p>
          </table:table-cell>
          <table:table-cell office:value-type="string" calcext:value-type="string">
            <text:p>2017-08-28 10:55: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yperloop pod run by team WARR https://t.co/ntaMsoxkZE</text:p>
          </table:table-cell>
          <table:table-cell office:value-type="string" calcext:value-type="string">
            <text:p>2017-08-28 08:24:4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xcellion @boringcompany @OpenAI The AI could def find us there, but maybe it won't care</text:p>
          </table:table-cell>
          <table:table-cell office:value-type="string" calcext:value-type="string">
            <text:p>2017-08-28 08:12:2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 Model S in The Boring Company tunnel being dug under Los Angeles (starting in Hawthorne) https://t.co/tQVD5KkIvb</text:p>
          </table:table-cell>
          <table:table-cell office:value-type="string" calcext:value-type="string">
            <text:p>2017-08-28 08:00:2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iPrefer Yes, it is</text:p>
          </table:table-cell>
          <table:table-cell office:value-type="string" calcext:value-type="string">
            <text:p>2017-08-28 06:09:0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Roque250 @Freewill404 @cbotnyse A tiny one</text:p>
          </table:table-cell>
          <table:table-cell office:value-type="string" calcext:value-type="string">
            <text:p>2017-08-28 04:48: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high accel only needed because tube is short. For passenger transport, this can be spread over 20+ miles, so no spilt drinks.</text:p>
          </table:table-cell>
          <table:table-cell office:value-type="string" calcext:value-type="string">
            <text:p>2017-08-28 04:46:5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ewill404 @cbotnyse No such thing as true vacuum, so actually yes</text:p>
          </table:table-cell>
          <table:table-cell office:value-type="string" calcext:value-type="string">
            <text:p>2017-08-28 04:10:0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botnyse Call it ~800mph</text:p>
          </table:table-cell>
          <table:table-cell office:value-type="string" calcext:value-type="string">
            <text:p>2017-08-28 03:53:3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ight be possible to go supersonic in our test Hyperloop tube, even though it's only 0.8 miles long. Very high accel/decel needed ?</text:p>
          </table:table-cell>
          <table:table-cell office:value-type="string" calcext:value-type="string">
            <text:p>2017-08-28 03:52:3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gratulations to WARR team from Tech Univ Munich for winning 2nd @Hyperloop competition! Peak speed of 324 km/h, which is over 200 mph!!</text:p>
          </table:table-cell>
          <table:table-cell office:value-type="string" calcext:value-type="string">
            <text:p>2017-08-28 03:32:4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arrived at the @Hyperloop competition final. Student teams have amazing talent!</text:p>
          </table:table-cell>
          <table:table-cell office:value-type="string" calcext:value-type="string">
            <text:p>2017-08-28 01:12:1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fficeOfOMAR @HyperloopOne I hope they and any others trying to advance transport technology succeed</text:p>
          </table:table-cell>
          <table:table-cell office:value-type="string" calcext:value-type="string">
            <text:p>2017-08-28 01:10:0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mileSimplify @Vita_Berlin @c12olivas Exactly. Wouldn't let anyone invest more than a token amount in early rounds? https://t.co/PIsJq5n19E</text:p>
          </table:table-cell>
          <table:table-cell office:value-type="string" calcext:value-type="string">
            <text:p>2017-08-27 23:31:0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ttps://t.co/IypZm9FdQk</text:p>
          </table:table-cell>
          <table:table-cell office:value-type="string" calcext:value-type="string">
            <text:p>2017-08-27 23:28:4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U3UR3ANLegend Sorry! Coming next year, along with completing the Trans-Canada Highway and interconnecting US, Mexico and Central America.</text:p>
          </table:table-cell>
          <table:table-cell office:value-type="string" calcext:value-type="string">
            <text:p>2017-08-27 23:25:3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bbyblackstock @c12olivas Funny thing is, whenever I suggest all companies go to zero incentives, room gets very? https://t.co/6eQMYnWrUX</text:p>
          </table:table-cell>
          <table:table-cell office:value-type="string" calcext:value-type="string">
            <text:p>2017-08-27 23:22:0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bbyblackstock @c12olivas Literally zero incentive laws were put into place by my companies. Zero. Others put the? https://t.co/fqZUBnbGEu</text:p>
          </table:table-cell>
          <table:table-cell office:value-type="string" calcext:value-type="string">
            <text:p>2017-08-27 23:20:1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12olivas I'm not an investor. Just believe in putting money into my own companies. Don't think the OPM approach is right.</text:p>
          </table:table-cell>
          <table:table-cell office:value-type="string" calcext:value-type="string">
            <text:p>2017-08-27 22:31:1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mileSimplify @beboutside @Hyperloop @SpaceX @paradigm_hype @swissloop The latter. There are pretty long gaps betw? https://t.co/lnrzgxmwV7</text:p>
          </table:table-cell>
          <table:table-cell office:value-type="string" calcext:value-type="string">
            <text:p>2017-08-27 22:22:3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rom last year, but still my favorite video of the Falcon 9 rocket booster returning from space? https://t.co/b935pdz2Xi</text:p>
          </table:table-cell>
          <table:table-cell office:value-type="string" calcext:value-type="string">
            <text:p>2017-08-27 21:35:1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boutside @Hyperloop @SpaceX @paradigm_hype @swissloop SpaceX and The Boring Company are running the Hyperloop competition</text:p>
          </table:table-cell>
          <table:table-cell office:value-type="string" calcext:value-type="string">
            <text:p>2017-08-27 21:17:2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yperloop: Top 3 teams launching their pods on the ~mile long vacuum track at @SpaceX?s HQ today: @paradigm_hype, @swissloop and WARR H?</text:p>
          </table:table-cell>
          <table:table-cell office:value-type="string" calcext:value-type="string">
            <text:p>2017-08-27 21:14:0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chmeme Tesla does not really have TTunes. That's a joke.</text:p>
          </table:table-cell>
          <table:table-cell office:value-type="string" calcext:value-type="string">
            <text:p>2017-08-26 03:21:3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ateconger Will be hanging with my little chum, Gary, on Sunday</text:p>
          </table:table-cell>
          <table:table-cell office:value-type="string" calcext:value-type="string">
            <text:p>2017-08-26 03:14:2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lfeWinkler @julieverhage Let me check on that for you. Found the answer right here: ??</text:p>
          </table:table-cell>
          <table:table-cell office:value-type="string" calcext:value-type="string">
            <text:p>2017-08-25 22:21: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exeheath @RolfeWinkler @julieverhage It was misinterpreted by Rolfe at WSJ as a fundraising effort. Neuralink is not seeking investors.</text:p>
          </table:table-cell>
          <table:table-cell office:value-type="string" calcext:value-type="string">
            <text:p>2017-08-25 22:20:1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rlinhedgehog @jmackin2 WSJ has been laboriously negative for over a decade. I'm surprised they haven't bored the? https://t.co/p5L3JIz2UM</text:p>
          </table:table-cell>
          <table:table-cell office:value-type="string" calcext:value-type="string">
            <text:p>2017-08-25 22:17:4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lfeWinkler @julieverhage Neuralink is not raising money</text:p>
          </table:table-cell>
          <table:table-cell office:value-type="string" calcext:value-type="string">
            <text:p>2017-08-25 22:14:4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x recovered booster velocity was Mach 7.9 (BulgarianSat). Energy is velocity squared, so this is a bigger difference than it appears</text:p>
          </table:table-cell>
          <table:table-cell office:value-type="string" calcext:value-type="string">
            <text:p>2017-08-25 11:14:02</text:p>
          </table:table-cell>
          <table:table-cell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x velocity: Mach 6.9</text:p>
            <text:p>Max altitude: 247 km</text:p>
            <text:p>Highest so far, but velocity matters much more</text:p>
          </table:table-cell>
          <table:table-cell office:value-type="string" calcext:value-type="string">
            <text:p>2017-08-25 08:48:5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upertdance @VoltzCoreAudio Probably 2m or so</text:p>
          </table:table-cell>
          <table:table-cell office:value-type="string" calcext:value-type="string">
            <text:p>2017-08-25 08:32:4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oltzCoreAudio Exactly. Yeah.</text:p>
          </table:table-cell>
          <table:table-cell office:value-type="string" calcext:value-type="string">
            <text:p>2017-08-25 08:29:1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roalf Intentionally? Yes</text:p>
          </table:table-cell>
          <table:table-cell office:value-type="string" calcext:value-type="string">
            <text:p>2017-08-25 08:28:0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arshilShah1910 It is approximately the size of a carrot</text:p>
          </table:table-cell>
          <table:table-cell office:value-type="string" calcext:value-type="string">
            <text:p>2017-08-25 08:26:34</text:p>
          </table:table-cell>
          <table:table-cell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uchdown:</text:p>
            <text:p>Vertical Velocity (m/s): -1.47 </text:p>
            <text:p>Lateral Velocity  (m/s): -0.15 </text:p>
            <text:p>Tilt (deg):  0.40 ?</text:p>
            <text:p>Lateral position: 0.7m from target center</text:p>
          </table:table-cell>
          <table:table-cell office:value-type="string" calcext:value-type="string">
            <text:p>2017-08-25 08:24:2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boost stage on droneship Just Read the Instructions https://t.co/fZTPmwsnOz</text:p>
          </table:table-cell>
          <table:table-cell office:value-type="string" calcext:value-type="string">
            <text:p>2017-08-25 08:06:4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Successful deployment of FORMOSAT-5 to low-Earth orbit confirmed. https://t.co/PiB7r3Zk4F</text:p>
          </table:table-cell>
          <table:table-cell office:value-type="string" calcext:value-type="string">
            <text:p>2017-08-24 23:10:13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 midnight amendment, followed by a vigorously opposed subpoena. Someone has been naughty ?</text:p>
            <text:p>https://t.co/RJeiNJngGt</text:p>
          </table:table-cell>
          <table:table-cell office:value-type="string" calcext:value-type="string">
            <text:p>2017-08-24 00:16:4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orbildgroup I played those games :)</text:p>
          </table:table-cell>
          <table:table-cell office:value-type="string" calcext:value-type="string">
            <text:p>2017-08-23 23:56:1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iscoverMag That's a SpaceX engineer in there, not me</text:p>
          </table:table-cell>
          <table:table-cell office:value-type="string" calcext:value-type="string">
            <text:p>2017-08-23 21:48:1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w Model X SUV now faster than a $500k Lamborghini https://t.co/J23AKNMnmV</text:p>
          </table:table-cell>
          <table:table-cell office:value-type="string" calcext:value-type="string">
            <text:p>2017-08-23 20:43:4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onstDubbed Yeah. It's kinda disgusting, but my boys and I love it :)</text:p>
          </table:table-cell>
          <table:table-cell office:value-type="string" calcext:value-type="string">
            <text:p>2017-08-23 18:19:0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rati: Tesla unlocks ?Level 2? referral program prize: Drive an electric tunnel boring machine with The Boring Company - https://t.?</text:p>
          </table:table-cell>
          <table:table-cell office:value-type="string" calcext:value-type="string">
            <text:p>2017-08-23 17:48:5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picture of SpaceX spacesuit. More in days to follow. Worth noting that this actually works? https://t.co/5ZtqkKiTQX</text:p>
          </table:table-cell>
          <table:table-cell office:value-type="string" calcext:value-type="string">
            <text:p>2017-08-23 17:26:3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lueRhythmics I would say that @TheOnion is the greatest publication in the history of all conscious beings, living or dead</text:p>
          </table:table-cell>
          <table:table-cell office:value-type="string" calcext:value-type="string">
            <text:p>2017-08-22 12:17:4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icky_errera I'm not the CEO of Ball Mason Jars. Also, not judging ?</text:p>
          </table:table-cell>
          <table:table-cell office:value-type="string" calcext:value-type="string">
            <text:p>2017-08-22 11:52:4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s at a friend's party this weekend and drank wine from a mason jar https://t.co/eMs7MbNJep</text:p>
          </table:table-cell>
          <table:table-cell office:value-type="string" calcext:value-type="string">
            <text:p>2017-08-22 11:50:1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ijwaasi I can't hide the truth any more ?</text:p>
          </table:table-cell>
          <table:table-cell office:value-type="string" calcext:value-type="string">
            <text:p>2017-08-22 08:53:3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mleahey: Mars is looking pretty good right now, no? Meet the woman (@elonmusk's right hand @SpaceX ) working to get us there https://t?</text:p>
          </table:table-cell>
          <table:table-cell office:value-type="string" calcext:value-type="string">
            <text:p>2017-08-21 22:12:2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afterpipe Yes :)</text:p>
          </table:table-cell>
          <table:table-cell office:value-type="string" calcext:value-type="string">
            <text:p>2017-08-21 21:34: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tching eclipse with sunglasses on through the Model S glass roof. Wow!</text:p>
          </table:table-cell>
          <table:table-cell office:value-type="string" calcext:value-type="string">
            <text:p>2017-08-21 20:20:1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rocket factory as seen from space https://t.co/JNsvMsNvQX</text:p>
          </table:table-cell>
          <table:table-cell office:value-type="string" calcext:value-type="string">
            <text:p>2017-08-21 07:36:1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eerinckx1989 Yeah, but not a priority right now</text:p>
          </table:table-cell>
          <table:table-cell office:value-type="string" calcext:value-type="string">
            <text:p>2017-08-20 14:00:3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eDecentral @technology I'm not coming for anything. Just digging some tunnels and might draw a vacuum on some of them.</text:p>
          </table:table-cell>
          <table:table-cell office:value-type="string" calcext:value-type="string">
            <text:p>2017-08-20 13:25:0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fchil We are going to move all info and settings to the cloud (aka server) so any Tesla you drive in the world? https://t.co/V9ZzN6IN3O</text:p>
          </table:table-cell>
          <table:table-cell office:value-type="string" calcext:value-type="string">
            <text:p>2017-08-20 13:23:2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ics of SpaceX spacesuit developed for NASA commercial crew program coming out next week. Undergoing ocean landing mobility/safety tests.</text:p>
          </table:table-cell>
          <table:table-cell office:value-type="string" calcext:value-type="string">
            <text:p>2017-08-20 04:08:5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bianchi @andrewket Totally agree. This was a foolish oversight.</text:p>
          </table:table-cell>
          <table:table-cell office:value-type="string" calcext:value-type="string">
            <text:p>2017-08-20 00:19:4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illFealey At some point. Features are prioritized by importance * number of owners likely to benefit.</text:p>
          </table:table-cell>
          <table:table-cell office:value-type="string" calcext:value-type="string">
            <text:p>2017-08-20 00:18:3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m0ney Yeah. That's been on the future feature list for a while. Need to make sure rain sensor doesn't false positive or drain battery.</text:p>
          </table:table-cell>
          <table:table-cell office:value-type="string" calcext:value-type="string">
            <text:p>2017-08-20 00:17:2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_jeffreyr @ThePhoenixFlare @Cupen_Ames @pjfranks1509 Will prob do something like that</text:p>
          </table:table-cell>
          <table:table-cell office:value-type="string" calcext:value-type="string">
            <text:p>2017-08-20 00:10:5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anRinBC @Cupen_Ames @pjfranks1509 Problem is possible impact on curbs or ground objects with the car itself or door swing arc</text:p>
          </table:table-cell>
          <table:table-cell office:value-type="string" calcext:value-type="string">
            <text:p>2017-08-19 23:23:1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wket Will do. Also, we need to make it a lot easier to adjust the headrest.</text:p>
          </table:table-cell>
          <table:table-cell office:value-type="string" calcext:value-type="string">
            <text:p>2017-08-19 22:58:3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upen_Ames @pjfranks1509 Yeah, it should probably automatically adjust to the user config of whoever is closest to? https://t.co/1B19Da6OLZ</text:p>
          </table:table-cell>
          <table:table-cell office:value-type="string" calcext:value-type="string">
            <text:p>2017-08-19 08:42:3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jfranks1509 Good point. We will add that to all cars in one of the upcoming software releases.</text:p>
          </table:table-cell>
          <table:table-cell office:value-type="string" calcext:value-type="string">
            <text:p>2017-08-19 04:11:1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bcrawford08 I love Kermit</text:p>
          </table:table-cell>
          <table:table-cell office:value-type="string" calcext:value-type="string">
            <text:p>2017-08-19 00:36:0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ut you can check it out on @9GAGTweets. Btw, this isn't a video, like cliff diving or fake rocket landings, that matters if it's reversed.</text:p>
          </table:table-cell>
          <table:table-cell office:value-type="string" calcext:value-type="string">
            <text:p>2017-08-18 15:36:0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gs me out too much. Deleting ...</text:p>
          </table:table-cell>
          <table:table-cell office:value-type="string" calcext:value-type="string">
            <text:p>2017-08-18 15:31:5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tricknLA @ericgarcetti Yes, just that the permitting process is slow</text:p>
          </table:table-cell>
          <table:table-cell office:value-type="string" calcext:value-type="string">
            <text:p>2017-08-15 02:13:2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hmidtlaxer I want one too!</text:p>
          </table:table-cell>
          <table:table-cell office:value-type="string" calcext:value-type="string">
            <text:p>2017-08-15 02:12:3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Powerwalls can support houses of any size, but the cool thing is we can tow this house around with a Model X! https://t.co/MmQl8BPetY</text:p>
          </table:table-cell>
          <table:table-cell office:value-type="string" calcext:value-type="string">
            <text:p>2017-08-15 02:05:3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ddesmond @SpaceX The danger is def high for South Korea, due to proximity, but much less for distant targets lik? https://t.co/H6w2W9Mage</text:p>
          </table:table-cell>
          <table:table-cell office:value-type="string" calcext:value-type="string">
            <text:p>2017-08-15 01:26:4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ddesmond @SpaceX We certainly could, but, while not suggesting complacency, I'm confident that the US DoD and in? https://t.co/81HxzmMZBC</text:p>
          </table:table-cell>
          <table:table-cell office:value-type="string" calcext:value-type="string">
            <text:p>2017-08-15 01:19:1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Quick video recap of Falcon 9 launch of Dragon for its twelfth @Space_Station resupply mission. https://t.co/BNx5mVBA4c https:/?</text:p>
          </table:table-cell>
          <table:table-cell office:value-type="string" calcext:value-type="string">
            <text:p>2017-08-14 22:39:0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Science &amp; supplies are headed to the @Space_Station following the 12:31pm ET launch of @SpaceX's #Dragon spacecraft: https://t.co?</text:p>
          </table:table-cell>
          <table:table-cell office:value-type="string" calcext:value-type="string">
            <text:p>2017-08-14 20:09:3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12th mission of our Dragon robotic space freighter in support of the @NASA @Space_Station https://t.co/vlGbGLgBcR</text:p>
          </table:table-cell>
          <table:table-cell office:value-type="string" calcext:value-type="string">
            <text:p>2017-08-14 20:05:3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draft animation of the Falcon Heavy three core launch. FH is twice the thrust of the next? https://t.co/vgZxF6ugoh</text:p>
          </table:table-cell>
          <table:table-cell office:value-type="string" calcext:value-type="string">
            <text:p>2017-08-13 18:56:4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ryllium9 @jasontoff For sure</text:p>
          </table:table-cell>
          <table:table-cell office:value-type="string" calcext:value-type="string">
            <text:p>2017-08-12 07:32:2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za_Zadeh Biggest impediment to recognizing AI danger are those so convinced of their own intelligence they can't? https://t.co/sjZNMZpF96</text:p>
          </table:table-cell>
          <table:table-cell office:value-type="string" calcext:value-type="string">
            <text:p>2017-08-12 07:26:1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uld like to express our appreciation to Microsoft for use of their Azure cloud computing platform. This required massive processing power.</text:p>
          </table:table-cell>
          <table:table-cell office:value-type="string" calcext:value-type="string">
            <text:p>2017-08-12 06:47:5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penAI + Dota 2 https://t.co/hdyFSMMB0z</text:p>
          </table:table-cell>
          <table:table-cell office:value-type="string" calcext:value-type="string">
            <text:p>2017-08-12 05:44:0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eryVandy It is far too complex for that. Requires a team of the world's best AI researchers with massive computing resources.</text:p>
          </table:table-cell>
          <table:table-cell office:value-type="string" calcext:value-type="string">
            <text:p>2017-08-12 03:47:4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body likes being regulated, but everything (cars, planes, food, drugs, etc) that's a danger to the public is regulated. AI should be too.</text:p>
          </table:table-cell>
          <table:table-cell office:value-type="string" calcext:value-type="string">
            <text:p>2017-08-12 03:41:4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ainthomson I sure hope so, but we can't take that for granted</text:p>
          </table:table-cell>
          <table:table-cell office:value-type="string" calcext:value-type="string">
            <text:p>2017-08-12 03:32:0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you're not concerned about AI safety, you should be. Vastly more risk than North Korea. https://t.co/2z0tiid0lc</text:p>
          </table:table-cell>
          <table:table-cell office:value-type="string" calcext:value-type="string">
            <text:p>2017-08-12 03:29:4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penAI first ever to defeat world's best players in competitive eSports. Vastly more complex than traditional board games like chess &amp; Go.</text:p>
          </table:table-cell>
          <table:table-cell office:value-type="string" calcext:value-type="string">
            <text:p>2017-08-12 03:15:2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Our Dota 2 AI is undefeated against the world's best solo players: https://t.co/cUvTbGW7ya</text:p>
          </table:table-cell>
          <table:table-cell office:value-type="string" calcext:value-type="string">
            <text:p>2017-08-12 03:10:0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In a few minutes, watch our Dota 2 AI play live on main stage at The International: https://t.co/mjTTPTlPh5</text:p>
          </table:table-cell>
          <table:table-cell office:value-type="string" calcext:value-type="string">
            <text:p>2017-08-12 03:09:4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mileSimplify @VatsalSngh @businessinsider Coming soon ...</text:p>
          </table:table-cell>
          <table:table-cell office:value-type="string" calcext:value-type="string">
            <text:p>2017-08-11 08:23:1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yemusk Hi Mom!</text:p>
          </table:table-cell>
          <table:table-cell office:value-type="string" calcext:value-type="string">
            <text:p>2017-08-11 08:02:0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alkalajian @businessinsider A level 9 orc illusionist and dressmaker</text:p>
          </table:table-cell>
          <table:table-cell office:value-type="string" calcext:value-type="string">
            <text:p>2017-08-11 07:38:4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IME This is about as true as TIME being a paragon of great journalism. Please spend at least 8 seconds checking your facts.</text:p>
          </table:table-cell>
          <table:table-cell office:value-type="string" calcext:value-type="string">
            <text:p>2017-08-11 07:35:3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usinessinsider Just because I have the outfit and the awesome weapons doesn't make me a ninja. That requires years of training.</text:p>
          </table:table-cell>
          <table:table-cell office:value-type="string" calcext:value-type="string">
            <text:p>2017-08-11 07:32:3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atsalSngh @businessinsider There are dozens of bogus or half-true anecdotes don't really matter &amp; maybe 5 to 10 t? https://t.co/xMThhVbct9</text:p>
          </table:table-cell>
          <table:table-cell office:value-type="string" calcext:value-type="string">
            <text:p>2017-08-11 07:29:3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usinessinsider One other I'd like to correct from the biography: I never said I was a samurai. Said I was ninja.? https://t.co/xYoGctHBas</text:p>
          </table:table-cell>
          <table:table-cell office:value-type="string" calcext:value-type="string">
            <text:p>2017-08-11 05:45:1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usinessinsider MB was given 52 weeks of salary &amp; stock in appreciation for her great contribution &amp; left to join? https://t.co/m3nHHpVbFe</text:p>
          </table:table-cell>
          <table:table-cell office:value-type="string" calcext:value-type="string">
            <text:p>2017-08-11 05:42:5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usinessinsider Mary Beth was an amazing assistant for over 10 yrs, but as company complexity grew, the role requi? https://t.co/vCjSfdLFKt</text:p>
          </table:table-cell>
          <table:table-cell office:value-type="string" calcext:value-type="string">
            <text:p>2017-08-11 05:38:5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usinessinsider Of all the bogus anecdotes, this one troubles me the most. Ashlee never actually ran this story by? https://t.co/8j0bUnqp1p</text:p>
          </table:table-cell>
          <table:table-cell office:value-type="string" calcext:value-type="string">
            <text:p>2017-08-11 05:33:0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usinessinsider Ashlee Vance's biography is mostly correct, but also rife with errors &amp; never independently fact-c? https://t.co/ReXTSXqqwz</text:p>
          </table:table-cell>
          <table:table-cell office:value-type="string" calcext:value-type="string">
            <text:p>2017-08-11 05:29:3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WRGI Major increases in the Supercharger and Tesla urban charger network happening over the next several months</text:p>
          </table:table-cell>
          <table:table-cell office:value-type="string" calcext:value-type="string">
            <text:p>2017-08-10 08:10:3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draft animation of the Falcon Heavy three core launch. FH is twice the thrust of the next? https://t.co/vgZxF6LRMR</text:p>
          </table:table-cell>
          <table:table-cell office:value-type="string" calcext:value-type="string">
            <text:p>2017-08-07 02:55:4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mirNoir I agree. Working on it ...</text:p>
          </table:table-cell>
          <table:table-cell office:value-type="string" calcext:value-type="string">
            <text:p>2017-08-07 01:26:5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warenessReef @lexiheft @Domenick_Y @bonnienorman It's only a matter of time</text:p>
          </table:table-cell>
          <table:table-cell office:value-type="string" calcext:value-type="string">
            <text:p>2017-08-06 03:40:5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lakorr y</text:p>
          </table:table-cell>
          <table:table-cell office:value-type="string" calcext:value-type="string">
            <text:p>2017-08-06 03:40:1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rue, although the changemyview subreddit is least likely to be clicked on by people who really should change their? https://t.co/t8Aijwo9TH</text:p>
          </table:table-cell>
          <table:table-cell office:value-type="string" calcext:value-type="string">
            <text:p>2017-08-06 03:35:4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rguments, followed, of course, by complaints https://t.co/DOOWMGy8p8</text:p>
          </table:table-cell>
          <table:table-cell office:value-type="string" calcext:value-type="string">
            <text:p>2017-08-06 03:13:0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edupe Are you complaining that we are not complaining enough?</text:p>
          </table:table-cell>
          <table:table-cell office:value-type="string" calcext:value-type="string">
            <text:p>2017-08-06 03:02:4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omenick_Y @bonnienorman And let's not forget the forum on which we are posting? I've heard - now this is just a r? https://t.co/atTchL0CLN</text:p>
          </table:table-cell>
          <table:table-cell office:value-type="string" calcext:value-type="string">
            <text:p>2017-08-06 03:00:1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mDines Like I said ...</text:p>
          </table:table-cell>
          <table:table-cell office:value-type="string" calcext:value-type="string">
            <text:p>2017-08-06 02:53:4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nnienorman It gets really dark</text:p>
          </table:table-cell>
          <table:table-cell office:value-type="string" calcext:value-type="string">
            <text:p>2017-08-06 02:50:3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aywardPlane True, there are frequent complaint expansion packs</text:p>
          </table:table-cell>
          <table:table-cell office:value-type="string" calcext:value-type="string">
            <text:p>2017-08-06 02:49:0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cept for complaining. That has remained constant throughout history at 100/100. https://t.co/dQFlVLkO21</text:p>
          </table:table-cell>
          <table:table-cell office:value-type="string" calcext:value-type="string">
            <text:p>2017-08-06 02:46:5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fficially verified as the first production electric car to exceed 1000km on a single charge! Congratulations Tesla? https://t.co/B7umKT455U</text:p>
          </table:table-cell>
          <table:table-cell office:value-type="string" calcext:value-type="string">
            <text:p>2017-08-05 22:44:0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uardianSustBiz I guess a proof of concept is needed</text:p>
          </table:table-cell>
          <table:table-cell office:value-type="string" calcext:value-type="string">
            <text:p>2017-08-04 13:20:02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ing forward to launching @NASA astronauts to the International Space Station next year!</text:p>
            <text:p>https://t.co/qoLtTEP4L8</text:p>
          </table:table-cell>
          <table:table-cell office:value-type="string" calcext:value-type="string">
            <text:p>2017-08-03 21:27:2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Sorokanich @RoadandTrack Sorry about that. You certainly should have been. Will get you guys in a car right away.</text:p>
          </table:table-cell>
          <table:table-cell office:value-type="string" calcext:value-type="string">
            <text:p>2017-08-03 01:56:0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dlien No, must brake safely to a halt</text:p>
          </table:table-cell>
          <table:table-cell office:value-type="string" calcext:value-type="string">
            <text:p>2017-08-02 21:46:1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student Hyperloop top speed competition coming up soon! https://t.co/R7FAPf6HLB</text:p>
          </table:table-cell>
          <table:table-cell office:value-type="string" calcext:value-type="string">
            <text:p>2017-08-02 21:17:4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poured our heart into the car. Hope you love it. https://t.co/DZOgQUfENo</text:p>
          </table:table-cell>
          <table:table-cell office:value-type="string" calcext:value-type="string">
            <text:p>2017-08-02 03:39:1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ure hope so https://t.co/VJclNI3I2F</text:p>
          </table:table-cell>
          <table:table-cell office:value-type="string" calcext:value-type="string">
            <text:p>2017-08-01 05:53:4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oxNews Batteries!</text:p>
          </table:table-cell>
          <table:table-cell office:value-type="string" calcext:value-type="string">
            <text:p>2017-07-31 21:02:5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oughtful Model 3 review by @tsrandall, one of the most insightful journalists https://t.co/cuIKJ9NglN</text:p>
          </table:table-cell>
          <table:table-cell office:value-type="string" calcext:value-type="string">
            <text:p>2017-07-31 18:48:1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mileSimplify @notshahzeb @verge There are several dozen ship names in the Culture series, but I liked those best</text:p>
          </table:table-cell>
          <table:table-cell office:value-type="string" calcext:value-type="string">
            <text:p>2017-07-31 10:34:2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erge Umm ... https://t.co/bjJ0lNYK35</text:p>
          </table:table-cell>
          <table:table-cell office:value-type="string" calcext:value-type="string">
            <text:p>2017-07-31 09:41:2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kynetcomputer Yeah, it's better than a Model 3. We can put a lot more in a car at a higher price.</text:p>
          </table:table-cell>
          <table:table-cell office:value-type="string" calcext:value-type="string">
            <text:p>2017-07-30 22:11:0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bertgaal @EricDiepeveen I'm sure there are better answers than what I do, which is just take the pain and make s? https://t.co/d5uG6TAVgZ</text:p>
          </table:table-cell>
          <table:table-cell office:value-type="string" calcext:value-type="string">
            <text:p>2017-07-30 20:58:2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FahadUddin @EricDiepeveen If you buy a ticket to hell, it isn't fair to blame hell ...</text:p>
          </table:table-cell>
          <table:table-cell office:value-type="string" calcext:value-type="string">
            <text:p>2017-07-30 20:40:2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FahadUddin @EricDiepeveen Maybe not medically tho. Dunno. Bad feelings correlate to bad events, so maybe real pro? https://t.co/Eh26YGUZdO</text:p>
          </table:table-cell>
          <table:table-cell office:value-type="string" calcext:value-type="string">
            <text:p>2017-07-30 20:39:2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FahadUddin @EricDiepeveen Yeah</text:p>
          </table:table-cell>
          <table:table-cell office:value-type="string" calcext:value-type="string">
            <text:p>2017-07-30 20:32:2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ricDiepeveen The reality is great highs, terrible lows and unrelenting stress. Don't think people want to hear about the last two.</text:p>
          </table:table-cell>
          <table:table-cell office:value-type="string" calcext:value-type="string">
            <text:p>2017-07-30 20:23:1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unarders Model 3 uses two intersecting planes of air for vertical control &amp; lateral fins hidden within the dashbo? https://t.co/BwltvXhaFe</text:p>
          </table:table-cell>
          <table:table-cell office:value-type="string" calcext:value-type="string">
            <text:p>2017-07-30 20:15:1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Interior https://t.co/fihY06dJLw</text:p>
          </table:table-cell>
          <table:table-cell office:value-type="string" calcext:value-type="string">
            <text:p>2017-07-30 20:00:1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geBe Yes</text:p>
          </table:table-cell>
          <table:table-cell office:value-type="string" calcext:value-type="string">
            <text:p>2017-07-30 09:32:0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MC_Ryan Probably middle of next year. Focus now is on getting out of Model 3 production hell. More versions = deeper in hell.</text:p>
          </table:table-cell>
          <table:table-cell office:value-type="string" calcext:value-type="string">
            <text:p>2017-07-30 09:17:1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tplaysdrums Yes</text:p>
          </table:table-cell>
          <table:table-cell office:value-type="string" calcext:value-type="string">
            <text:p>2017-07-30 02:34:4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atmeal Sure</text:p>
          </table:table-cell>
          <table:table-cell office:value-type="string" calcext:value-type="string">
            <text:p>2017-07-29 19:38:5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otorTrend: INTERGALACTIC EXCLUSIVE: FIRST DRIVE OF THE ALL-NEW @TeslaMotors #MODEL3 https://t.co/OAhM2geYnQ</text:p>
          </table:table-cell>
          <table:table-cell office:value-type="string" calcext:value-type="string">
            <text:p>2017-07-29 09:31:0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S, 3, X on a bridge https://t.co/2E57xqkTVY</text:p>
          </table:table-cell>
          <table:table-cell office:value-type="string" calcext:value-type="string">
            <text:p>2017-07-29 09:30:1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Watch a Tesla Model 3 vs. Volvo S60 side-pole impact test https://t.co/dXBQkstrdo</text:p>
          </table:table-cell>
          <table:table-cell office:value-type="string" calcext:value-type="string">
            <text:p>2017-07-29 09:30:0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hank you to all our employees for your hard work making Model 3 a reality https://t.co/QctmioYxRw</text:p>
          </table:table-cell>
          <table:table-cell office:value-type="string" calcext:value-type="string">
            <text:p>2017-07-29 09:29:5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slaOwnerClub Watched them personally to make sure &amp; I agree with the outcome. Wouldn't have judged differently.? https://t.co/fClZjlac2D</text:p>
          </table:table-cell>
          <table:table-cell office:value-type="string" calcext:value-type="string">
            <text:p>2017-07-29 04:48:3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uldn't believe how incredibly inspiring and creative they were!!</text:p>
          </table:table-cell>
          <table:table-cell office:value-type="string" calcext:value-type="string">
            <text:p>2017-07-29 04:30:3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! https://t.co/OXNEgDnhku</text:p>
          </table:table-cell>
          <table:table-cell office:value-type="string" calcext:value-type="string">
            <text:p>2017-07-29 04:28:2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econd https://t.co/BTVNSZhC9z</text:p>
          </table:table-cell>
          <table:table-cell office:value-type="string" calcext:value-type="string">
            <text:p>2017-07-29 04:28:0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rd https://t.co/JAcuaLWTQY</text:p>
          </table:table-cell>
          <table:table-cell office:value-type="string" calcext:value-type="string">
            <text:p>2017-07-29 04:27:4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ject Loveday winners ...</text:p>
          </table:table-cell>
          <table:table-cell office:value-type="string" calcext:value-type="string">
            <text:p>2017-07-29 04:27: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Watch the first Model 3 handovers on https://t.co/7Ol1Bw0ZaG this Friday at 8:45pm PT https://t.co/b00OZGviNK</text:p>
          </table:table-cell>
          <table:table-cell office:value-type="string" calcext:value-type="string">
            <text:p>2017-07-29 04:07:0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karolian: Almost 11 years ago @elonmusk shared his master plan for @TeslaMotors. Tonight he delivers on the final step of it. https:?</text:p>
          </table:table-cell>
          <table:table-cell office:value-type="string" calcext:value-type="string">
            <text:p>2017-07-29 02:21:0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etting up for Model 3 handover tomorrow night ... https://t.co/gcnZ5jTjyR</text:p>
          </table:table-cell>
          <table:table-cell office:value-type="string" calcext:value-type="string">
            <text:p>2017-07-28 10:03:5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rdoso @Cosmic_Penguin @caradocp If we're lucky</text:p>
          </table:table-cell>
          <table:table-cell office:value-type="string" calcext:value-type="string">
            <text:p>2017-07-28 08:45:1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rdoso @Cosmic_Penguin @caradocp Sides run high thrust, center is lower thrust until sides separate &amp; fly back. C? https://t.co/fgloD9Fsyw</text:p>
          </table:table-cell>
          <table:table-cell office:value-type="string" calcext:value-type="string">
            <text:p>2017-07-28 08:45:0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radocp Side booster rockets return to Cape Canaveral. Center lands on droneship.</text:p>
          </table:table-cell>
          <table:table-cell office:value-type="string" calcext:value-type="string">
            <text:p>2017-07-28 06:21:0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Heavy maiden launch this November https://t.co/D4Dxq9d6hc</text:p>
          </table:table-cell>
          <table:table-cell office:value-type="string" calcext:value-type="string">
            <text:p>2017-07-28 05:45:0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thetes76 Tesla team will verify</text:p>
          </table:table-cell>
          <table:table-cell office:value-type="string" calcext:value-type="string">
            <text:p>2017-07-27 23:52:0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rati: Remembering some of our favorite Tesla Project Loveday videos. What's yours?https://t.co/1c0Uqjzva0 https://t.co/rptiWHGbS3</text:p>
          </table:table-cell>
          <table:table-cell office:value-type="string" calcext:value-type="string">
            <text:p>2017-07-27 00:47:0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Watch all 10 Project Loveday finalists and like your favorites on Twitter by 5pm PT Friday: https://t.co/EhJvUdGFyc</text:p>
          </table:table-cell>
          <table:table-cell office:value-type="string" calcext:value-type="string">
            <text:p>2017-07-27 00:36:2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uardianeco: Britain to ban sale of all diesel and petrol cars and vans from 2040 https://t.co/9LwhmHElzj</text:p>
          </table:table-cell>
          <table:table-cell office:value-type="string" calcext:value-type="string">
            <text:p>2017-07-27 00:23:3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ting The Boring Company car elevator https://t.co/zZkFz6ATGY</text:p>
          </table:table-cell>
          <table:table-cell office:value-type="string" calcext:value-type="string">
            <text:p>2017-07-26 09:27:0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ve this Tesla P100D drag racing video https://t.co/rxTTFOn8mp</text:p>
          </table:table-cell>
          <table:table-cell office:value-type="string" calcext:value-type="string">
            <text:p>2017-07-26 06:18:1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ars_0 @dcunni @SVbizjournal Movie on the subject coming soon...</text:p>
          </table:table-cell>
          <table:table-cell office:value-type="string" calcext:value-type="string">
            <text:p>2017-07-25 10:38:4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im's piece on AI is excellent, but we actually face a double exponential rate of improvement. AI hardware &amp; softwa? https://t.co/JfLoHVCxMH</text:p>
          </table:table-cell>
          <table:table-cell office:value-type="string" calcext:value-type="string">
            <text:p>2017-07-25 10:29:5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cunni @SVbizjournal I've talked to Mark about this. His understanding of the subject is limited.</text:p>
          </table:table-cell>
          <table:table-cell office:value-type="string" calcext:value-type="string">
            <text:p>2017-07-25 10:07:0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alkalajian A book of the most beautiful classic cars given to me on my 18th birthday on a farm in Saskatchewan. Van Gogh's Starry Night.</text:p>
          </table:table-cell>
          <table:table-cell office:value-type="string" calcext:value-type="string">
            <text:p>2017-07-25 10:04:4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ckHOrford $US price in $AUD plus import duties and sales tax</text:p>
          </table:table-cell>
          <table:table-cell office:value-type="string" calcext:value-type="string">
            <text:p>2017-07-25 09:42:5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yanBiddle603 @SpaceX We can't have too many direct shareholders or we're required to become a public co. Will che? https://t.co/95mIW9SWql</text:p>
          </table:table-cell>
          <table:table-cell office:value-type="string" calcext:value-type="string">
            <text:p>2017-07-25 09:39:5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ften comes as a surprise when people learn that 80% of my time is on engineering/design and just 20% on other stuff https://t.co/T9yLcg9owU</text:p>
          </table:table-cell>
          <table:table-cell office:value-type="string" calcext:value-type="string">
            <text:p>2017-07-25 09:37: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rj8w: The notion that we can start colonizing Mars within 10 years or so is [a] delusory idea that falls just short of being a joke.?</text:p>
          </table:table-cell>
          <table:table-cell office:value-type="string" calcext:value-type="string">
            <text:p>2017-07-25 02:56:4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oltzCoreAudio @andygen21 @Teslarati A 9m diameter vehicle fits in our existing factories ...</text:p>
          </table:table-cell>
          <table:table-cell office:value-type="string" calcext:value-type="string">
            <text:p>2017-07-22 20:31:1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ygen21 @Teslarati Yes, I postponed publishing in order to present the updated interplanetary rocket &amp; spaceship? https://t.co/eyTev6VyTw</text:p>
          </table:table-cell>
          <table:table-cell office:value-type="string" calcext:value-type="string">
            <text:p>2017-07-22 03:25:1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iscussing physics of tunnels with Mayor Vargas (who has a physics background). Hawthorne support for The Boring Co? https://t.co/Doh7qwm8DM</text:p>
          </table:table-cell>
          <table:table-cell office:value-type="string" calcext:value-type="string">
            <text:p>2017-07-22 02:30:1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rati: SpaceX skipping Red Dragon for ?vastly bigger ships? on Mars https://t.co/8Re70QsYSI https://t.co/fyJNU4gmpt</text:p>
          </table:table-cell>
          <table:table-cell office:value-type="string" calcext:value-type="string">
            <text:p>2017-07-22 02:03:5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glickstein @LeeannTweeden Kinda have to :)</text:p>
          </table:table-cell>
          <table:table-cell office:value-type="string" calcext:value-type="string">
            <text:p>2017-07-22 00:09:4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ChrisVieira LA-SF-Reno/Sparks would be great. Tesla logistics costs for Sparks-Fremont (batteries &amp; motors) and? https://t.co/LkeEElTDiX</text:p>
          </table:table-cell>
          <table:table-cell office:value-type="string" calcext:value-type="string">
            <text:p>2017-07-22 00:08:5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ibbycwatson Verbal approval was at Federal level. Still a lot of work before formal, written approval, but this o? https://t.co/a9PhUwNkO0</text:p>
          </table:table-cell>
          <table:table-cell office:value-type="string" calcext:value-type="string">
            <text:p>2017-07-21 14:51:2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sephThuney Adding Boston and Providence would be the natural extension of the line</text:p>
          </table:table-cell>
          <table:table-cell office:value-type="string" calcext:value-type="string">
            <text:p>2017-07-21 05:52:0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iom An underground Hyperloop would mean no disruption above ground and be way faster, so I think it is he right way to go</text:p>
          </table:table-cell>
          <table:table-cell office:value-type="string" calcext:value-type="string">
            <text:p>2017-07-20 23:58:1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johnson99 City of Chicago already approached us about doing a high speed tunnel from O'Hare to downtown. They've been great.</text:p>
          </table:table-cell>
          <table:table-cell office:value-type="string" calcext:value-type="string">
            <text:p>2017-07-20 23:44:3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you want this to happen fast, please let your local &amp; federal elected representatives know. Makes a big difference if they hear from you.</text:p>
          </table:table-cell>
          <table:table-cell office:value-type="string" calcext:value-type="string">
            <text:p>2017-07-20 23:40:4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till a lot of work needed to receive formal approval, but am optimistic that will occur rapidly</text:p>
          </table:table-cell>
          <table:table-cell office:value-type="string" calcext:value-type="string">
            <text:p>2017-07-20 19:45:3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uriousworlds For sure. First set of tunnels are to alleviate greater LA urban congestion. Will start NY-DC in par? https://t.co/N3iENcAtdh</text:p>
          </table:table-cell>
          <table:table-cell office:value-type="string" calcext:value-type="string">
            <text:p>2017-07-20 18:36:1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veLeeBBC Support would be much appreciated!</text:p>
          </table:table-cell>
          <table:table-cell office:value-type="string" calcext:value-type="string">
            <text:p>2017-07-20 18:31:1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ity center to city center in each case, with up to a dozen or more entry/exit elevators in each city</text:p>
          </table:table-cell>
          <table:table-cell office:value-type="string" calcext:value-type="string">
            <text:p>2017-07-20 18:11:2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received verbal govt approval for The Boring Company to build an underground NY-Phil-Balt-DC Hyperloop. NY-DC in 29 mins.</text:p>
          </table:table-cell>
          <table:table-cell office:value-type="string" calcext:value-type="string">
            <text:p>2017-07-20 18:09:1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ff_foust Plan is to do powered landings on Mars for sure, but with a vastly bigger ship</text:p>
          </table:table-cell>
          <table:table-cell office:value-type="string" calcext:value-type="string">
            <text:p>2017-07-20 00:15:1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Onion: New MIT Study Suggests Sonic The Hedgehog Might Be Living In Computer Simulation https://t.co/kIlw13UWM0 https://t.co/sobOGxk?</text:p>
          </table:table-cell>
          <table:table-cell office:value-type="string" calcext:value-type="string">
            <text:p>2017-07-18 22:33:2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We want YOU to experience the next @SpaceX cargo launch to @Space_Station! Apply to attend #NASASocial event in Aug: https://t.co?</text:p>
          </table:table-cell>
          <table:table-cell office:value-type="string" calcext:value-type="string">
            <text:p>2017-07-18 22:32:0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esla welcomes Linda Johnson Rice and James Murdoch as new independent directors to its board https://t.co/PPMbMflILh</text:p>
          </table:table-cell>
          <table:table-cell office:value-type="string" calcext:value-type="string">
            <text:p>2017-07-17 23:54:5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llyBeck y</text:p>
          </table:table-cell>
          <table:table-cell office:value-type="string" calcext:value-type="string">
            <text:p>2017-07-17 23:00:0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ylaberan True. Need to explain full story of Tesla. So much nonsense out there, amplified by propaganda from some? https://t.co/PhqgEuNvyQ</text:p>
          </table:table-cell>
          <table:table-cell office:value-type="string" calcext:value-type="string">
            <text:p>2017-07-17 22:56:1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dericLambert @ka_choo_choo @ElectrekCo Not attacking Electrek. Just making sure people don't have the wrong impression.</text:p>
          </table:table-cell>
          <table:table-cell office:value-type="string" calcext:value-type="string">
            <text:p>2017-07-17 22:43:5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ectrekCo Not true. Email from customer. https://t.co/4P3QO7EMLW</text:p>
          </table:table-cell>
          <table:table-cell office:value-type="string" calcext:value-type="string">
            <text:p>2017-07-17 22:20:5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 should clarify: Tesla stock is obviously high based on past &amp; present, but low if you believe in Tesla's future.? https://t.co/XzG3z7jo0A</text:p>
          </table:table-cell>
          <table:table-cell office:value-type="string" calcext:value-type="string">
            <text:p>2017-07-17 22:12:4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yeematt @noooooomad Yeah, otherwise hard to find them</text:p>
          </table:table-cell>
          <table:table-cell office:value-type="string" calcext:value-type="string">
            <text:p>2017-07-17 21:12:00</text:p>
          </table:table-cell>
          <table:table-cell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anyaofmars: 20. Because this can never be shared enough: @MarsCuriosity took images as it was landing &amp; the result was AWESOME:</text:p>
            <text:p/>
            <text:p>https?</text:p>
          </table:table-cell>
          <table:table-cell office:value-type="string" calcext:value-type="string">
            <text:p>2017-07-16 08:24:0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soltBarta42 y</text:p>
          </table:table-cell>
          <table:table-cell office:value-type="string" calcext:value-type="string">
            <text:p>2017-07-15 23:59:0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cingolani It is true, so fine by me</text:p>
          </table:table-cell>
          <table:table-cell office:value-type="string" calcext:value-type="string">
            <text:p>2017-07-15 03:28:5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onster_bo1 Small thing (very small), but I made it this way for those who care and understand. Source and appearance are the same.</text:p>
          </table:table-cell>
          <table:table-cell office:value-type="string" calcext:value-type="string">
            <text:p>2017-07-15 02:55:4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t's what you don't say</text:p>
          </table:table-cell>
          <table:table-cell office:value-type="string" calcext:value-type="string">
            <text:p>2017-07-14 20:57:0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oDaddy I do have one question. What does GoDaddy mean?</text:p>
          </table:table-cell>
          <table:table-cell office:value-type="string" calcext:value-type="string">
            <text:p>2017-07-14 20:39:0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cingolani Good point</text:p>
          </table:table-cell>
          <table:table-cell office:value-type="string" calcext:value-type="string">
            <text:p>2017-07-14 18:46:3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xed. Now it's good.</text:p>
          </table:table-cell>
          <table:table-cell office:value-type="string" calcext:value-type="string">
            <text:p>2017-07-14 18:37:5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anticnews Yes</text:p>
          </table:table-cell>
          <table:table-cell office:value-type="string" calcext:value-type="string">
            <text:p>2017-07-14 18:33:1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nedictEvans @stevesi Stay tuned</text:p>
          </table:table-cell>
          <table:table-cell office:value-type="string" calcext:value-type="string">
            <text:p>2017-07-14 11:37:0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evesi I told you it was verbose. Better tomorrow :)</text:p>
          </table:table-cell>
          <table:table-cell office:value-type="string" calcext:value-type="string">
            <text:p>2017-07-14 11:33:2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cited to announce the launch of https://t.co/J6TuRWIQAA! It's a little verbose right now, but that will be fixed tomorrow.</text:p>
          </table:table-cell>
          <table:table-cell office:value-type="string" calcext:value-type="string">
            <text:p>2017-07-14 11:21:0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cho_rm @Kiwi_Manu Just checked and yes</text:p>
          </table:table-cell>
          <table:table-cell office:value-type="string" calcext:value-type="string">
            <text:p>2017-07-14 09:29:1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uerSusan @valleyhack True. Also, Ariane primary bay can deliver slightly heavier satellites than Falcon 9. Falcon Heavy is needed ...</text:p>
          </table:table-cell>
          <table:table-cell office:value-type="string" calcext:value-type="string">
            <text:p>2017-07-14 09:05:2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skaiper @valleyhack Commercially procured launches means launches that were openly competed. SpaceX is not allowe? https://t.co/7mky7xhJWV</text:p>
          </table:table-cell>
          <table:table-cell office:value-type="string" calcext:value-type="string">
            <text:p>2017-07-14 08:51:3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S Senate hearing on advancing the exploration and settlement of space https://t.co/z2lkDUdXKU</text:p>
          </table:table-cell>
          <table:table-cell office:value-type="string" calcext:value-type="string">
            <text:p>2017-07-14 03:45:5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untster1701 @m_ac We do that too, but for free</text:p>
          </table:table-cell>
          <table:table-cell office:value-type="string" calcext:value-type="string">
            <text:p>2017-07-14 02:04:5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ec_ace11 Hopefully</text:p>
          </table:table-cell>
          <table:table-cell office:value-type="string" calcext:value-type="string">
            <text:p>2017-07-14 02:03:5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ther orgs shd also develop reusable orbital rockets. If an airplane co had reusable airplanes, buying single use a? https://t.co/KqalU0DmPx</text:p>
          </table:table-cell>
          <table:table-cell office:value-type="string" calcext:value-type="string">
            <text:p>2017-07-14 02:02:5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iwi_Manu That doesn't sound right</text:p>
          </table:table-cell>
          <table:table-cell office:value-type="string" calcext:value-type="string">
            <text:p>2017-07-14 01:46:4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th noting that Boeing/Lockheed (Other US on chart) get a billion dollar annual subsidy even if they launch not? https://t.co/5MSaR0GwcR</text:p>
          </table:table-cell>
          <table:table-cell office:value-type="string" calcext:value-type="string">
            <text:p>2017-07-14 01:46:0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forM3 Latest S and X tires have internal acoustic foam</text:p>
          </table:table-cell>
          <table:table-cell office:value-type="string" calcext:value-type="string">
            <text:p>2017-07-14 01:25:4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ing over the small nuances of Model 3 production. Very important that nothing sounds tinny. https://t.co/q3Aj3Yq8J8</text:p>
          </table:table-cell>
          <table:table-cell office:value-type="string" calcext:value-type="string">
            <text:p>2017-07-13 01:30:3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ohocho Cool!</text:p>
          </table:table-cell>
          <table:table-cell office:value-type="string" calcext:value-type="string">
            <text:p>2017-07-12 02:54:2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slaMotors The very near future, not, like, the far away future</text:p>
          </table:table-cell>
          <table:table-cell office:value-type="string" calcext:value-type="string">
            <text:p>2017-07-12 02:20:4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ou can now drive anywhere in the US (except N Alaska), most of Europe, China &amp; Japan using the Tesla Supercharger? https://t.co/aOJf9YruSE</text:p>
          </table:table-cell>
          <table:table-cell office:value-type="string" calcext:value-type="string">
            <text:p>2017-07-12 02:18:5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exHPforQVC @Stevetdent Of course!</text:p>
          </table:table-cell>
          <table:table-cell office:value-type="string" calcext:value-type="string">
            <text:p>2017-07-11 20:54:5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regbettinelli @Bill_Gross On University Ave, above the old bakery</text:p>
          </table:table-cell>
          <table:table-cell office:value-type="string" calcext:value-type="string">
            <text:p>2017-07-11 20:38:2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evetdent One of my sons is named Xavier, after Professor X!</text:p>
          </table:table-cell>
          <table:table-cell office:value-type="string" calcext:value-type="string">
            <text:p>2017-07-11 20:18:1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ndaily83 That's probably the best use</text:p>
          </table:table-cell>
          <table:table-cell office:value-type="string" calcext:value-type="string">
            <text:p>2017-07-11 12:05:2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remys Cool ?</text:p>
          </table:table-cell>
          <table:table-cell office:value-type="string" calcext:value-type="string">
            <text:p>2017-07-11 09:50:0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oltzCoreAudio @DJSnM Maybe the upcoming IAC in Adelaide</text:p>
          </table:table-cell>
          <table:table-cell office:value-type="string" calcext:value-type="string">
            <text:p>2017-07-11 09:44:4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JSnM It was a tough negotiation, but they seemed like good guys. I hope they kept the stock. Would be worth a lot today.</text:p>
          </table:table-cell>
          <table:table-cell office:value-type="string" calcext:value-type="string">
            <text:p>2017-07-11 09:02:1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oswow @marthajross @mercnews That pizza looked about as appetizing as drywall. If anything, they were doing peopl? https://t.co/qm5JTnYZLj</text:p>
          </table:table-cell>
          <table:table-cell office:value-type="string" calcext:value-type="string">
            <text:p>2017-07-11 08:58:2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thajross @mercnews Wasn't wearing a suit, am def not part of a posse &amp; didn't even know Leo/Orlando were goin? https://t.co/d2krK9xsNm</text:p>
          </table:table-cell>
          <table:table-cell office:value-type="string" calcext:value-type="string">
            <text:p>2017-07-11 08:27:4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nks PayPal for allowing me to buy back https://t.co/bOUOejO16Y! No plans right now, but it has great sentimental value to me.</text:p>
          </table:table-cell>
          <table:table-cell office:value-type="string" calcext:value-type="string">
            <text:p>2017-07-11 04:10:3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ttps://t.co/is6Hthjjoj</text:p>
          </table:table-cell>
          <table:table-cell office:value-type="string" calcext:value-type="string">
            <text:p>2017-07-09 07:45:4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Production Model 3 https://t.co/TCa2NSUNI3</text:p>
          </table:table-cell>
          <table:table-cell office:value-type="string" calcext:value-type="string">
            <text:p>2017-07-09 07:06:0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yoda It's who is first to pay full price for the car. Hard rule. I have first Roadster and X, but not first S.</text:p>
          </table:table-cell>
          <table:table-cell office:value-type="string" calcext:value-type="string">
            <text:p>2017-07-09 04:15:5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dsams Ira Ehrenpreis had rights to 1st car as he was 1st to place a full deposit, but gave those rights to me as? https://t.co/gIkb0p8Jms</text:p>
          </table:table-cell>
          <table:table-cell office:value-type="string" calcext:value-type="string">
            <text:p>2017-07-09 03:39:3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duction unit 1 of Model 3 is now built and going through final checkout. Pics soon.</text:p>
          </table:table-cell>
          <table:table-cell office:value-type="string" calcext:value-type="string">
            <text:p>2017-07-09 03:11:0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cannonbrookes: ??! This is a massive win for Australia. No more coal in Parliament. Worlds biggest ?! World leading energy effort. htt?</text:p>
          </table:table-cell>
          <table:table-cell office:value-type="string" calcext:value-type="string">
            <text:p>2017-07-08 13:40:0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oyTechnology Never heard of them</text:p>
          </table:table-cell>
          <table:table-cell office:value-type="string" calcext:value-type="string">
            <text:p>2017-07-08 13:28:15</text:p>
          </table:table-cell>
          <table:table-cell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top biting my finger dammit </text:p>
            <text:p>https://t.co/Xh4XHzCWcv</text:p>
            <text:p>https://t.co/IAlG7khUP4</text:p>
          </table:table-cell>
          <table:table-cell office:value-type="string" calcext:value-type="string">
            <text:p>2017-07-08 13:24:0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BCWorld: Tesla to build 'biggest battery' https://t.co/Y5L8WTwLdy</text:p>
          </table:table-cell>
          <table:table-cell office:value-type="string" calcext:value-type="string">
            <text:p>2017-07-07 10:06:1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uffPostAU: .@elonmusk's @TeslaMotors is helping South Australia build the world's largest lithium-ion battery https://t.co/UgJZy5pD78</text:p>
          </table:table-cell>
          <table:table-cell office:value-type="string" calcext:value-type="string">
            <text:p>2017-07-07 08:33:0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s will be the highest power battery system in the world by a factor of 3. Australia rocks!! https://t.co/c1DD7xtC90</text:p>
          </table:table-cell>
          <table:table-cell office:value-type="string" calcext:value-type="string">
            <text:p>2017-07-07 06:42:5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wscientist The world's population is accelerating towards collapse, but few seem to notice or care</text:p>
          </table:table-cell>
          <table:table-cell office:value-type="string" calcext:value-type="string">
            <text:p>2017-07-06 15:29:5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paceX @INTELSAT Thanks @INTELSAT! Really proud of the rocket and SpaceX team today. Min apogee requirement was 28? https://t.co/EvAel0OajT</text:p>
          </table:table-cell>
          <table:table-cell office:value-type="string" calcext:value-type="string">
            <text:p>2017-07-06 03:40:2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team reviewed all systems again late last night. Done our best to ensure all is good. https://t.co/R3YrF6PEt4</text:p>
          </table:table-cell>
          <table:table-cell office:value-type="string" calcext:value-type="string">
            <text:p>2017-07-06 01:25:0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paceX We're going to spend the 4th doing a full review of rocket &amp; pad systems. Launch no earlier than 5th/6th. O? https://t.co/TH4zadUFb1</text:p>
          </table:table-cell>
          <table:table-cell office:value-type="string" calcext:value-type="string">
            <text:p>2017-07-04 09:01:5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nted to say thanks to all that own or ordered a Tesla. It matters to us that you took a risk on a new car company. We won't forget.</text:p>
          </table:table-cell>
          <table:table-cell office:value-type="string" calcext:value-type="string">
            <text:p>2017-07-04 01:44:0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s like we can reach 20,000 Model 3 cars per month in Dec</text:p>
          </table:table-cell>
          <table:table-cell office:value-type="string" calcext:value-type="string">
            <text:p>2017-07-03 09:12:5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andover party for first 30 customer Model 3's on the 28th! Production grows exponentially, so Aug should be 100 cars and Sept above 1500.</text:p>
          </table:table-cell>
          <table:table-cell office:value-type="string" calcext:value-type="string">
            <text:p>2017-07-03 09:04:2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passed all regulatory requirements for production two weeks ahead of schedule. Expecting to complete SN1 on Friday</text:p>
          </table:table-cell>
          <table:table-cell office:value-type="string" calcext:value-type="string">
            <text:p>2017-07-03 08:48:0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ristian_miuta @TeslaMotors Norway is awesome</text:p>
          </table:table-cell>
          <table:table-cell office:value-type="string" calcext:value-type="string">
            <text:p>2017-07-02 22:40:0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30akshay Actually, China manufacturing quality is excellent. Among other things, that's where iPhones, many Androi? https://t.co/L1y9wpZMEF</text:p>
          </table:table-cell>
          <table:table-cell office:value-type="string" calcext:value-type="string">
            <text:p>2017-07-02 22:14:3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other SpaceX launch today if weather is good https://t.co/UdUYn8Kf0C</text:p>
          </table:table-cell>
          <table:table-cell office:value-type="string" calcext:value-type="string">
            <text:p>2017-07-02 21:02:1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imDehoucke Coming later today</text:p>
          </table:table-cell>
          <table:table-cell office:value-type="string" calcext:value-type="string">
            <text:p>2017-07-02 21:00:4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rry to hear about China launch failure today. I know how painful that is to the people who designed &amp; built it. https://t.co/iOkj6egF3O</text:p>
          </table:table-cell>
          <table:table-cell office:value-type="string" calcext:value-type="string">
            <text:p>2017-07-02 20:58: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neidyEve @arstechnica @TeslaMotors @SpaceX Suggestions welcome!</text:p>
          </table:table-cell>
          <table:table-cell office:value-type="string" calcext:value-type="string">
            <text:p>2017-07-02 20:51:5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hwrx @martinengwicht @ThePhoenixFlare I think Einstein said that</text:p>
          </table:table-cell>
          <table:table-cell office:value-type="string" calcext:value-type="string">
            <text:p>2017-06-30 19:00:0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hwrx @martinengwicht @ThePhoenixFlare Or does the Earth move up?</text:p>
          </table:table-cell>
          <table:table-cell office:value-type="string" calcext:value-type="string">
            <text:p>2017-06-30 18:59:0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PhoenixFlare This is a really great floor</text:p>
          </table:table-cell>
          <table:table-cell office:value-type="string" calcext:value-type="string">
            <text:p>2017-06-30 09:58:4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installed steel skeleton of the car/pod elevator. Should be operating next week. https://t.co/DIZW7zuWaA</text:p>
          </table:table-cell>
          <table:table-cell office:value-type="string" calcext:value-type="string">
            <text:p>2017-06-30 09:48:2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cross the road and below the ground https://t.co/E2DG8EzaXg</text:p>
          </table:table-cell>
          <table:table-cell office:value-type="string" calcext:value-type="string">
            <text:p>2017-06-30 09:31:1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erspective https://t.co/4DW9csSmtl</text:p>
          </table:table-cell>
          <table:table-cell office:value-type="string" calcext:value-type="string">
            <text:p>2017-06-30 09:26:1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talino15 Nothing to be done, but wait. It's all right here: https://t.co/BIcT4avkJ1</text:p>
          </table:table-cell>
          <table:table-cell office:value-type="string" calcext:value-type="string">
            <text:p>2017-06-30 08:57:5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ouglasABailey News on Sunday</text:p>
          </table:table-cell>
          <table:table-cell office:value-type="string" calcext:value-type="string">
            <text:p>2017-06-30 08:51:2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ecause it's off the wall</text:p>
          </table:table-cell>
          <table:table-cell office:value-type="string" calcext:value-type="string">
            <text:p>2017-06-29 21:14:3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rucker_Ty_ @SavvyTroll @GeorgeTakei Maybe it is time for the man cape to return</text:p>
          </table:table-cell>
          <table:table-cell office:value-type="string" calcext:value-type="string">
            <text:p>2017-06-29 21:09:1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xmeteorite @newscientist Didn't read it. Might now though.</text:p>
          </table:table-cell>
          <table:table-cell office:value-type="string" calcext:value-type="string">
            <text:p>2017-06-29 10:24:3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wscientist Exactly</text:p>
          </table:table-cell>
          <table:table-cell office:value-type="string" calcext:value-type="string">
            <text:p>2017-06-29 10:07:4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xPR Me too</text:p>
          </table:table-cell>
          <table:table-cell office:value-type="string" calcext:value-type="string">
            <text:p>2017-06-29 09:48:3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implyDonya Yes, but arguably that's worse</text:p>
          </table:table-cell>
          <table:table-cell office:value-type="string" calcext:value-type="string">
            <text:p>2017-06-29 08:45:5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d I don't care who knows it. Our love will never die.</text:p>
          </table:table-cell>
          <table:table-cell office:value-type="string" calcext:value-type="string">
            <text:p>2017-06-29 08:33:29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try one. It's way better than you think.</text:p>
          </table:table-cell>
          <table:table-cell office:value-type="string" calcext:value-type="string">
            <text:p>2017-06-29 05:42:5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tsBorked A floor that moves</text:p>
          </table:table-cell>
          <table:table-cell office:value-type="string" calcext:value-type="string">
            <text:p>2017-06-29 05:32:4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yrenBoaz A ceiling is simply a floor from below</text:p>
          </table:table-cell>
          <table:table-cell office:value-type="string" calcext:value-type="string">
            <text:p>2017-06-29 05:32:18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t as much as tunnels though</text:p>
          </table:table-cell>
          <table:table-cell office:value-type="string" calcext:value-type="string">
            <text:p>2017-06-29 04:45:2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y are so underappreciated</text:p>
          </table:table-cell>
          <table:table-cell office:value-type="string" calcext:value-type="string">
            <text:p>2017-06-29 04:45:0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y will never let you down</text:p>
          </table:table-cell>
          <table:table-cell office:value-type="string" calcext:value-type="string">
            <text:p>2017-06-29 04:43:3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 love floors</text:p>
          </table:table-cell>
          <table:table-cell office:value-type="string" calcext:value-type="string">
            <text:p>2017-06-29 04:42:3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ndyMazza Gary (the snail) is a speed demon. Long way to go before we beat him/her.</text:p>
          </table:table-cell>
          <table:table-cell office:value-type="string" calcext:value-type="string">
            <text:p>2017-06-29 02:35:4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DTalks Thanks, but I am</text:p>
          </table:table-cell>
          <table:table-cell office:value-type="string" calcext:value-type="string">
            <text:p>2017-06-29 02:10:1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 longer waiting for Godot. It has begun boring and just completed the first segment of tunnel in LA.</text:p>
          </table:table-cell>
          <table:table-cell office:value-type="string" calcext:value-type="string">
            <text:p>2017-06-29 02:09:1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summary of rocket landing history. There were two successful water landings much earlier, but they didn't surv? https://t.co/CNxoM9Oj9R</text:p>
          </table:table-cell>
          <table:table-cell office:value-type="string" calcext:value-type="string">
            <text:p>2017-06-26 21:54:5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ss Several tons of force on each fin at high angles of attack &amp; peak heating is the cube of speed, so a Mach 8 r? https://t.co/YcqjWZpH3f</text:p>
          </table:table-cell>
          <table:table-cell office:value-type="string" calcext:value-type="string">
            <text:p>2017-06-26 20:32:0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gueldelagza They should on high velocity missions to Geostationary Transfer Orbit</text:p>
          </table:table-cell>
          <table:table-cell office:value-type="string" calcext:value-type="string">
            <text:p>2017-06-26 01:31:09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ed up version of today's rocket landing on the Droneship Just Read the Instructions (guess it? https://t.co/0wFgXMgeqZ</text:p>
          </table:table-cell>
          <table:table-cell office:value-type="string" calcext:value-type="string">
            <text:p>2017-06-26 00:41:2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ullpointr More aero effectiveness to create steep spires on windward side at the grid fin intersections</text:p>
          </table:table-cell>
          <table:table-cell office:value-type="string" calcext:value-type="string">
            <text:p>2017-06-26 00:19:5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mirmasoudabdol Down the road, they will not even be repainted between launches. Aiming to be able to relaunch sam? https://t.co/Ze7aQlwf84</text:p>
          </table:table-cell>
          <table:table-cell office:value-type="string" calcext:value-type="string">
            <text:p>2017-06-26 00:18:1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njaminCoop3 Getting closer to fairing recovery and reuse. Had some problems with the steerable parachute. Should? https://t.co/6YmUejl5Q4</text:p>
          </table:table-cell>
          <table:table-cell office:value-type="string" calcext:value-type="string">
            <text:p>2017-06-26 00:14:0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w titanium grid fins worked even better than expected. Should be capable of an indefinite number of flights with no service.</text:p>
          </table:table-cell>
          <table:table-cell office:value-type="string" calcext:value-type="string">
            <text:p>2017-06-25 23:56:2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jmdavis Still humans</text:p>
          </table:table-cell>
          <table:table-cell office:value-type="string" calcext:value-type="string">
            <text:p>2017-06-25 23:03:4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CocoaNaut Significantly improves control force</text:p>
          </table:table-cell>
          <table:table-cell office:value-type="string" calcext:value-type="string">
            <text:p>2017-06-25 23:02:5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at 1:25 delivering 10 satellites for Iridium. Droneship repositioned due to extreme weather. Will be tight. https://t.co/6ZcSG29B74</text:p>
          </table:table-cell>
          <table:table-cell office:value-type="string" calcext:value-type="string">
            <text:p>2017-06-25 23:01:3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loseup of the titanium grid fins. Not painted, as they glow red hot during a fast reentry. https://t.co/Ltrq1Prg2m</text:p>
          </table:table-cell>
          <table:table-cell office:value-type="string" calcext:value-type="string">
            <text:p>2017-06-25 22:55:34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nathe4th @DJSnM We used to have a (lame) open loop hydraulic system, but that was upgraded to closed about 2 years ago</text:p>
          </table:table-cell>
          <table:table-cell office:value-type="string" calcext:value-type="string">
            <text:p>2017-06-25 07:58:3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rappyUsername Not only that, it has all the wifis and 3G is coming soon</text:p>
          </table:table-cell>
          <table:table-cell office:value-type="string" calcext:value-type="string">
            <text:p>2017-06-25 07:16:5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coHeliGuy Rocket was suddenly slammed sideways right before landing. Heavy gust or something malfunctioned onboard. Reviewing telemetry.</text:p>
          </table:table-cell>
          <table:table-cell office:value-type="string" calcext:value-type="string">
            <text:p>2017-06-25 07:15:0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erosixbravo @john_gilleran True, but that's a minor factor for rockets</text:p>
          </table:table-cell>
          <table:table-cell office:value-type="string" calcext:value-type="string">
            <text:p>2017-06-25 06:57:3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lovenLife No, but shielding got fragged every flight. More control authority is for Falcon Heavy, but also enable? https://t.co/mWpvc3JVXK</text:p>
          </table:table-cell>
          <table:table-cell office:value-type="string" calcext:value-type="string">
            <text:p>2017-06-25 06:56:5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JSnM They will, but the hydraulic system is closed loop, so no fluid lost. They do need more power &amp; energy, but? https://t.co/sA14IPO1MQ</text:p>
          </table:table-cell>
          <table:table-cell office:value-type="string" calcext:value-type="string">
            <text:p>2017-06-25 06:53:29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erosixbravo Slightly heavier than shielded aluminum, but more control authority and can be reused indefinitely with no touch ups</text:p>
          </table:table-cell>
          <table:table-cell office:value-type="string" calcext:value-type="string">
            <text:p>2017-06-25 06:48:4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lying with larger &amp; significantly upgraded hypersonic grid fins. Single piece cast &amp; cut titanium. Can take reentr? https://t.co/LBeh06LzHY</text:p>
          </table:table-cell>
          <table:table-cell office:value-type="string" calcext:value-type="string">
            <text:p>2017-06-25 06:44:0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jo Sticking to 100</text:p>
          </table:table-cell>
          <table:table-cell office:value-type="string" calcext:value-type="string">
            <text:p>2017-06-24 03:18: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merald0013 It's an aluminum honeycomb cartridge, so only a couple of hours to replace</text:p>
          </table:table-cell>
          <table:table-cell office:value-type="string" calcext:value-type="string">
            <text:p>2017-06-23 22:34:3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is extra toasty and hit the deck hard (used almost all of the emergency crush core), but otherwise good</text:p>
          </table:table-cell>
          <table:table-cell office:value-type="string" calcext:value-type="string">
            <text:p>2017-06-23 22:32:1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Webcast of Falcon 9 launch is now live ? https://t.co/gtC39uBC7z</text:p>
          </table:table-cell>
          <table:table-cell office:value-type="string" calcext:value-type="string">
            <text:p>2017-06-23 22:05:5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will experience its highest ever reentry force and heat in today's launch. Good chance rocket booster doesn't make it back.</text:p>
          </table:table-cell>
          <table:table-cell office:value-type="string" calcext:value-type="string">
            <text:p>2017-06-23 21:07:5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hanghai_artist Technically, Ironyman</text:p>
          </table:table-cell>
          <table:table-cell office:value-type="string" calcext:value-type="string">
            <text:p>2017-06-23 20:14:5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xploreSpaceKSC Thanks! Looks cool.</text:p>
          </table:table-cell>
          <table:table-cell office:value-type="string" calcext:value-type="string">
            <text:p>2017-06-23 19:58:1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and BulgariaSat-1 vertical on Pad 39A. Today?s two-hour launch window opens at 2:10 p.m. EDT, 18:10 UTC. https://t.co/?</text:p>
          </table:table-cell>
          <table:table-cell office:value-type="string" calcext:value-type="string">
            <text:p>2017-06-23 18:39:0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aywardPlane Damn, I forgot bacon</text:p>
          </table:table-cell>
          <table:table-cell office:value-type="string" calcext:value-type="string">
            <text:p>2017-06-23 03:17:05</text:p>
          </table:table-cell>
          <table:table-cell/>
        </table:table-row>
        <table:table-row table:style-name="ro5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ustAfanDavid: @elonmusk like the quote says:</text:p>
            <text:p/>
            <text:p>?We are our choices.? </text:p>
            <text:p>? Jean-Paul Sartre</text:p>
          </table:table-cell>
          <table:table-cell office:value-type="string" calcext:value-type="string">
            <text:p>2017-06-23 03:07:0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 life, there are no easy choices ?</text:p>
          </table:table-cell>
          <table:table-cell office:value-type="string" calcext:value-type="string">
            <text:p>2017-06-23 03:01:2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o want irony on social media?</text:p>
          </table:table-cell>
          <table:table-cell office:value-type="string" calcext:value-type="string">
            <text:p>2017-06-23 02:50:1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ust remember that irony and social media are not friends. Keep forgetting. Dammit.</text:p>
          </table:table-cell>
          <table:table-cell office:value-type="string" calcext:value-type="string">
            <text:p>2017-06-22 19:43:5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rtialobs @SpaceX Radiation</text:p>
          </table:table-cell>
          <table:table-cell office:value-type="string" calcext:value-type="string">
            <text:p>2017-06-22 19:36:4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Pazdan Groan</text:p>
          </table:table-cell>
          <table:table-cell office:value-type="string" calcext:value-type="string">
            <text:p>2017-06-22 07:09:4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ayskeys7 But RWD with electric is really good in snow (assuming all weather or winter tires), as traction control is far more precise</text:p>
          </table:table-cell>
          <table:table-cell office:value-type="string" calcext:value-type="string">
            <text:p>2017-06-22 07:08:4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ayskeys7 Will extend</text:p>
          </table:table-cell>
          <table:table-cell office:value-type="string" calcext:value-type="string">
            <text:p>2017-06-22 07:07:0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ver 1000 km should be possible in a 100D with the right tires https://t.co/8czN3dVZE4</text:p>
          </table:table-cell>
          <table:table-cell office:value-type="string" calcext:value-type="string">
            <text:p>2017-06-21 13:15:2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karpathy: Excited to join Tesla as the Director of AI! https://t.co/5AdhaF40kM</text:p>
          </table:table-cell>
          <table:table-cell office:value-type="string" calcext:value-type="string">
            <text:p>2017-06-21 11:53:2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inkiller606 Will be full regen cooled all the way out to the 3 meter (10 ft) nozzle diameter. Heat flux is nuts? https://t.co/F9jLd22g6K</text:p>
          </table:table-cell>
          <table:table-cell office:value-type="string" calcext:value-type="string">
            <text:p>2017-06-21 04:43:2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dxseven No plans to change 100 kWh pack tech. You'll never worry about running out of range. Model 3 pack is abo? https://t.co/Xa0mcW2JJi</text:p>
          </table:table-cell>
          <table:table-cell office:value-type="string" calcext:value-type="string">
            <text:p>2017-06-21 04:38:2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Static fire test of Falcon 9 at Vandenberg AFB complete?launch of 10 @IridiumComm NEXT satellites slated for Sunday, June 25.</text:p>
          </table:table-cell>
          <table:table-cell office:value-type="string" calcext:value-type="string">
            <text:p>2017-06-21 01:30:3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 need to rely on scientists for global warming -- just use a thermometer https://t.co/0PbtAL8uRK</text:p>
          </table:table-cell>
          <table:table-cell office:value-type="string" calcext:value-type="string">
            <text:p>2017-06-20 20:03:1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ulka @KarinCAtrades Cool</text:p>
          </table:table-cell>
          <table:table-cell office:value-type="string" calcext:value-type="string">
            <text:p>2017-06-20 08:42:5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ulka That's because the accurate articles are boringly obvious, so they get no press attention</text:p>
          </table:table-cell>
          <table:table-cell office:value-type="string" calcext:value-type="string">
            <text:p>2017-06-20 08:15:26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ulka First approximation of CO2 is production cost, factoring in energy source, so Model 3 obv less CO2 to produc? https://t.co/zWShDpd7L6</text:p>
          </table:table-cell>
          <table:table-cell office:value-type="string" calcext:value-type="string">
            <text:p>2017-06-20 08:13:2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ulka Calling this cueless would be generous. Much less energy required for lithium-ion batteries &amp; Gigafactory is? https://t.co/2UEsh93JIE</text:p>
          </table:table-cell>
          <table:table-cell office:value-type="string" calcext:value-type="string">
            <text:p>2017-06-20 08:06:1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hashwatbakhshi No plans to change cell form factor for X and S</text:p>
          </table:table-cell>
          <table:table-cell office:value-type="string" calcext:value-type="string">
            <text:p>2017-06-19 18:49:3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erge This is crazy, but Max Smart mentions Chaos towards the end. Coincidence?</text:p>
          </table:table-cell>
          <table:table-cell office:value-type="string" calcext:value-type="string">
            <text:p>2017-06-19 02:45:5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quiggles There's a plot!?</text:p>
          </table:table-cell>
          <table:table-cell office:value-type="string" calcext:value-type="string">
            <text:p>2017-06-19 01:59:15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bTheIc0n ujelly?</text:p>
          </table:table-cell>
          <table:table-cell office:value-type="string" calcext:value-type="string">
            <text:p>2017-06-19 01:46:5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J_Mr_Cool My real phone is an HTC Droid, which I ordered after seeing this ad https://t.co/WLR9cJGXP1</text:p>
          </table:table-cell>
          <table:table-cell office:value-type="string" calcext:value-type="string">
            <text:p>2017-06-19 01:40:09</text:p>
          </table:table-cell>
          <table:table-cell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erge Nothing beats the shoe phone that is also a real shoe </text:p>
            <text:p>https://t.co/cLecmtHrdN</text:p>
          </table:table-cell>
          <table:table-cell office:value-type="string" calcext:value-type="string">
            <text:p>2017-06-19 01:29:1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YS But then I get paid less</text:p>
          </table:table-cell>
          <table:table-cell office:value-type="string" calcext:value-type="string">
            <text:p>2017-06-19 01:20:2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on't be jelly, but I just received a monogrammed iPhone case with a gold-plated chain, cat ears &amp; three-leaved clo? https://t.co/2dMuBFi9Gl</text:p>
          </table:table-cell>
          <table:table-cell office:value-type="string" calcext:value-type="string">
            <text:p>2017-06-19 01:18:3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seoldcars Backup valve shows no sign of leaking, but yeah</text:p>
          </table:table-cell>
          <table:table-cell office:value-type="string" calcext:value-type="string">
            <text:p>2017-06-18 23:29:48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schedule holds there will be two Falcon 9 launches within 48 hours (Cape &amp; Vandenberg) this weekend https://t.co/GbleRPm6iZ</text:p>
          </table:table-cell>
          <table:table-cell office:value-type="string" calcext:value-type="string">
            <text:p>2017-06-18 23:27:4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ostponing launch to replace fairing pneumatic valve. It is dual redundant, but not worth taking a chance. https://t.co/vnfxmeer7h</text:p>
          </table:table-cell>
          <table:table-cell office:value-type="string" calcext:value-type="string">
            <text:p>2017-06-18 23:25:39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mising conversations with @MayorOfLA regarding tunnel network that would carry cars, bikes &amp; pedestrians. Permit? https://t.co/hlm62sTtZA</text:p>
          </table:table-cell>
          <table:table-cell office:value-type="string" calcext:value-type="string">
            <text:p>2017-06-18 22:09:18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ttps://t.co/tj4FrDw34z</text:p>
          </table:table-cell>
          <table:table-cell office:value-type="string" calcext:value-type="string">
            <text:p>2017-06-18 20:37:09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t's time they knew ? https://t.co/wt7XfXqTM6</text:p>
          </table:table-cell>
          <table:table-cell office:value-type="string" calcext:value-type="string">
            <text:p>2017-06-18 20:32:23</text:p>
          </table:table-cell>
          <table:table-cell/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service rescues a kitten stuck in the bumper </text:p>
            <text:p>https://t.co/qZW7QjuceQ</text:p>
            <text:p>https://t.co/3jyJseVodm</text:p>
          </table:table-cell>
          <table:table-cell office:value-type="string" calcext:value-type="string">
            <text:p>2017-06-17 22:31:59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lsadesign So soon you won't believe it</text:p>
          </table:table-cell>
          <table:table-cell office:value-type="string" calcext:value-type="string">
            <text:p>2017-06-17 06:11:3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lonizing Mars (thanks Prof Hubbard for creating this from my talk). Major changes to the plan coming soon. https://t.co/s59qMHUj5O</text:p>
          </table:table-cell>
          <table:table-cell office:value-type="string" calcext:value-type="string">
            <text:p>2017-06-17 06:10: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awthorne, California https://t.co/d5qRlN0XQ7</text:p>
          </table:table-cell>
          <table:table-cell office:value-type="string" calcext:value-type="string">
            <text:p>2017-06-17 01:57:17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lying through the Falcon Factory https://t.co/kIuqfD3MLQ</text:p>
          </table:table-cell>
          <table:table-cell office:value-type="string" calcext:value-type="string">
            <text:p>2017-06-17 01:15:0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rs V2 plan coming soon, which I think addresses the most fundamental flaw in V1: how to pay for development &amp; ope? https://t.co/BLeWrzsRLQ</text:p>
          </table:table-cell>
          <table:table-cell office:value-type="string" calcext:value-type="string">
            <text:p>2017-06-16 20:40:2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e @bonnienorman Radar-only braking on HW1 is getting better with every release. We're hoping to do the demo whe? https://t.co/H3zTx8P4eG</text:p>
          </table:table-cell>
          <table:table-cell office:value-type="string" calcext:value-type="string">
            <text:p>2017-06-16 03:27:0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$300M cost diff between SpaceX and Boeing/Lockheed exceeds avg value of satellite, so flying with SpaceX means sate? https://t.co/JmSlam4s6A</text:p>
          </table:table-cell>
          <table:table-cell office:value-type="string" calcext:value-type="string">
            <text:p>2017-06-16 03:23:2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sveer10 In discussions with the government of India requesting temporary relief on import penalties/restrictions? https://t.co/pla865ZLne</text:p>
          </table:table-cell>
          <table:table-cell office:value-type="string" calcext:value-type="string">
            <text:p>2017-06-14 22:22:22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nntech: The Tesla Model X is the safest SUV ever tested, according to The National Highway Traffic Safety Administration. https://t.co?</text:p>
          </table:table-cell>
          <table:table-cell office:value-type="string" calcext:value-type="string">
            <text:p>2017-06-14 21:05:1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ovanik21: @TheRealPortela @elonmusk @cnntech Best customer service I've ever received!!!</text:p>
          </table:table-cell>
          <table:table-cell office:value-type="string" calcext:value-type="string">
            <text:p>2017-06-14 21:05:05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S govt testing by @NHTSAgov finds Model X to be the safest SUV in history by significant margin https://t.co/zAdb5FQPEI</text:p>
          </table:table-cell>
          <table:table-cell office:value-type="string" calcext:value-type="string">
            <text:p>2017-06-13 18:28:3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Using human feedback rather than code to specify a task: https://t.co/3YzBUM9flo Safety collaboration with @DeepMindAI https://?</text:p>
          </table:table-cell>
          <table:table-cell office:value-type="string" calcext:value-type="string">
            <text:p>2017-06-13 18:25:54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lectrekCo: Watch the first Tesla Model X crash tests - 5 stars expected in every category https://t.co/Qp6XfBsBuC https://t.co/defNKGH?</text:p>
          </table:table-cell>
          <table:table-cell office:value-type="string" calcext:value-type="string">
            <text:p>2017-06-13 11:43:1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msheffer That would an interesting target. Would, of course, only count if capable of doing so right off the pro? https://t.co/ZbZBwPPLtd</text:p>
          </table:table-cell>
          <table:table-cell office:value-type="string" calcext:value-type="string">
            <text:p>2017-06-13 11:10:4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aronTheSilver @sama How'd you know?</text:p>
          </table:table-cell>
          <table:table-cell office:value-type="string" calcext:value-type="string">
            <text:p>2017-06-13 09:01:0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thank @ElectrekCo @TeslaRoadTrip Linux kernel update was way harder than anticipated. Giant improvement, but mean? https://t.co/onCbEsAWmt</text:p>
          </table:table-cell>
          <table:table-cell office:value-type="string" calcext:value-type="string">
            <text:p>2017-06-13 07:28:2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thank @ElectrekCo @TeslaRoadTrip New kernel goes out next weekend, new web browser next month. Radar-only braking? https://t.co/eSvRTzQ4L3</text:p>
          </table:table-cell>
          <table:table-cell office:value-type="string" calcext:value-type="string">
            <text:p>2017-06-12 01:22:55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ectrekCo @TeslaRoadTrip HW2 Autopilot release should go wide next weekend with additional smoothness improvements to longitudinal control</text:p>
          </table:table-cell>
          <table:table-cell office:value-type="string" calcext:value-type="string">
            <text:p>2017-06-11 22:23:3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ajveerJolly We are developing the interplanetary rocket and spaceship to allow anyone to travel to the moon, Mars? https://t.co/yQ8NzZJx1Y</text:p>
          </table:table-cell>
          <table:table-cell office:value-type="string" calcext:value-type="string">
            <text:p>2017-06-10 22:55:5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evinWright80 Thanks! Everything we make on the expensive cars goes into developing more affordable cars.</text:p>
          </table:table-cell>
          <table:table-cell office:value-type="string" calcext:value-type="string">
            <text:p>2017-06-10 22:50: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evePrediletto @samabuelsamid @TeslaMotors Thanks for supporting Tesla and the EV mission before anyone had heard of us</text:p>
          </table:table-cell>
          <table:table-cell office:value-type="string" calcext:value-type="string">
            <text:p>2017-06-10 01:59:5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dericLambert @samabuelsamid @TeslaMotors Heard about it. Our experience doing projects with big car companies w? https://t.co/GHZ3kmHzkh</text:p>
          </table:table-cell>
          <table:table-cell office:value-type="string" calcext:value-type="string">
            <text:p>2017-06-10 01:53:1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mabuelsamid @TeslaMotors I've written two forward-looking master plans, but haven't told the Tesla history of ho? https://t.co/qxQdi3VgWl</text:p>
          </table:table-cell>
          <table:table-cell office:value-type="string" calcext:value-type="string">
            <text:p>2017-06-10 01:47:2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mabuelsamid @TeslaMotors Mostly right. The feasibility study Martin commissioned about the Lotus Elise was dead? https://t.co/CET5exTWZ1</text:p>
          </table:table-cell>
          <table:table-cell office:value-type="string" calcext:value-type="string">
            <text:p>2017-06-10 01:37:16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ITSPEX @ID_AA_Carmack @mmeijeri Slow at first, then very fast. Def not hover.</text:p>
          </table:table-cell>
          <table:table-cell office:value-type="string" calcext:value-type="string">
            <text:p>2017-06-10 01:31:2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@mmeijeri The faster, the better. Gravity losses.</text:p>
          </table:table-cell>
          <table:table-cell office:value-type="string" calcext:value-type="string">
            <text:p>2017-06-10 01:27:3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cwm @chrispaine Damn Stonecutters!</text:p>
          </table:table-cell>
          <table:table-cell office:value-type="string" calcext:value-type="string">
            <text:p>2017-06-10 01:26:4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clecticLip Was no company, just a (wrong) biz plan to commercialize ACP's Tzero car. No tech or IP, no employee? https://t.co/PXOi42YS7d</text:p>
          </table:table-cell>
          <table:table-cell office:value-type="string" calcext:value-type="string">
            <text:p>2017-06-10 01:11:55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__svndee Disruption certainly. Deep AI is the real risk, though, not automation.</text:p>
          </table:table-cell>
          <table:table-cell office:value-type="string" calcext:value-type="string">
            <text:p>2017-06-10 01:04:1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usinessinsider: We tried @TeslaMotors's 'Summon' feature ? where the car comes and picks you up https://t.co/zSJz1IFQiX</text:p>
          </table:table-cell>
          <table:table-cell office:value-type="string" calcext:value-type="string">
            <text:p>2017-06-10 01:03:1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ami_syvari @clevergoat @mor10 Exactly</text:p>
          </table:table-cell>
          <table:table-cell office:value-type="string" calcext:value-type="string">
            <text:p>2017-06-09 22:52:3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grats Robb! https://t.co/4OaB8t0yoq</text:p>
          </table:table-cell>
          <table:table-cell office:value-type="string" calcext:value-type="string">
            <text:p>2017-06-09 21:42:26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keR2002 @chrispaine So crazy that people were arrested for trying to keep their cars from being destroyed</text:p>
          </table:table-cell>
          <table:table-cell office:value-type="string" calcext:value-type="string">
            <text:p>2017-06-09 19:13:0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sco__ You may have Heard of the person who put it together</text:p>
          </table:table-cell>
          <table:table-cell office:value-type="string" calcext:value-type="string">
            <text:p>2017-06-09 19:09:5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th watching Who Killed the Electric Car? By @chrispaine. Truth is indeed stranger than fiction ? https://t.co/b8rKpp8nvJ</text:p>
          </table:table-cell>
          <table:table-cell office:value-type="string" calcext:value-type="string">
            <text:p>2017-06-09 19:08:1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anco_FWG @Zedd If Zedd is kind enough to send me a list, it's on</text:p>
          </table:table-cell>
          <table:table-cell office:value-type="string" calcext:value-type="string">
            <text:p>2017-06-09 18:37:0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pexCornerSpeed @BraveRock_ All Superchargers are being converted to solar/battery power. Over time, almost all wi? https://t.co/3KswdLfsbI</text:p>
          </table:table-cell>
          <table:table-cell office:value-type="string" calcext:value-type="string">
            <text:p>2017-06-09 13:54:35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or10 I love Norway, which is the world leader in EV adoption! Great example for the rest of the world.</text:p>
          </table:table-cell>
          <table:table-cell office:value-type="string" calcext:value-type="string">
            <text:p>2017-06-09 13:51:49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ieranquinn27 Long way to go, but we've convinced most of the auto industry to start EV programs &amp; gave them all o? https://t.co/VPtXNVPFvF</text:p>
          </table:table-cell>
          <table:table-cell office:value-type="string" calcext:value-type="string">
            <text:p>2017-06-09 13:18:28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thing to do w govt incentives or making money. Thought 90% prob of losing it all (almost did many times), but it was the only chance.</text:p>
          </table:table-cell>
          <table:table-cell office:value-type="string" calcext:value-type="string">
            <text:p>2017-06-09 13:14:1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ince big car companies were killing their EV programs, the only chance was to create an EV company, even tho it was almost certain to fail</text:p>
          </table:table-cell>
          <table:table-cell office:value-type="string" calcext:value-type="string">
            <text:p>2017-06-09 13:08:4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y was done against the will of their owners, who held a candlelight vigil all night to protest the death of their cars</text:p>
          </table:table-cell>
          <table:table-cell office:value-type="string" calcext:value-type="string">
            <text:p>2017-06-09 13:00:55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ew people know that we started Tesla when GM forcibly recalled all electric cars from customers in 2003 &amp; then crushed them in a junkyard</text:p>
          </table:table-cell>
          <table:table-cell office:value-type="string" calcext:value-type="string">
            <text:p>2017-06-09 12:55:3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afaelM81 @EricaBoarman That is true. Ludicrous mode is like having pure joy on tap. Nothing else (legal) will get you that.</text:p>
          </table:table-cell>
          <table:table-cell office:value-type="string" calcext:value-type="string">
            <text:p>2017-06-09 03:50:5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ltfinger Click the left scroll wheel to pause or mute music</text:p>
          </table:table-cell>
          <table:table-cell office:value-type="string" calcext:value-type="string">
            <text:p>2017-06-09 03:32:1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bbey @JeffMcAdams Good point, will add cancel nav to voice commands</text:p>
          </table:table-cell>
          <table:table-cell office:value-type="string" calcext:value-type="string">
            <text:p>2017-06-09 00:57:2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ricIdle Too awesome</text:p>
          </table:table-cell>
          <table:table-cell office:value-type="string" calcext:value-type="string">
            <text:p>2017-06-09 00:56:06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lltower @GarthRedshaw @The1ManHerd Must ipso facto half not bee</text:p>
          </table:table-cell>
          <table:table-cell office:value-type="string" calcext:value-type="string">
            <text:p>2017-06-08 23:52:1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shabletech First of all, I cracked a long time ago. That's not news. Second, yes, I can see time. How did you know?</text:p>
          </table:table-cell>
          <table:table-cell office:value-type="string" calcext:value-type="string">
            <text:p>2017-06-08 23:28:02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wHaigh Yeah, car should auto play when it gets an exact match, like it does for directions. Will make that change.</text:p>
          </table:table-cell>
          <table:table-cell office:value-type="string" calcext:value-type="string">
            <text:p>2017-06-08 23:25:0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vanik21 @philwhln Just confirmed the Tesla DJ station works in Canada</text:p>
          </table:table-cell>
          <table:table-cell office:value-type="string" calcext:value-type="string">
            <text:p>2017-06-08 23:23:4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rishell1985 Cool</text:p>
          </table:table-cell>
          <table:table-cell office:value-type="string" calcext:value-type="string">
            <text:p>2017-06-08 23:06:56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kerjacks No, it's not!</text:p>
          </table:table-cell>
          <table:table-cell office:value-type="string" calcext:value-type="string">
            <text:p>2017-06-08 23:02:4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chaelGladis Yes</text:p>
          </table:table-cell>
          <table:table-cell office:value-type="string" calcext:value-type="string">
            <text:p>2017-06-08 23:02:25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ffMcAdams Tap cancel on the screen</text:p>
          </table:table-cell>
          <table:table-cell office:value-type="string" calcext:value-type="string">
            <text:p>2017-06-08 23:02:04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tap the voice button on the steering wheel and say Play Monty Python or Navigate home or anything. Voice commands work pretty well.</text:p>
          </table:table-cell>
          <table:table-cell office:value-type="string" calcext:value-type="string">
            <text:p>2017-06-08 22:59:2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ricaBoarman Just depends on whether you like a sedan or SUV. Sedan goes faster, SUV has more room.</text:p>
          </table:table-cell>
          <table:table-cell office:value-type="string" calcext:value-type="string">
            <text:p>2017-06-08 22:55:48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schindeler Yeah, coming back</text:p>
          </table:table-cell>
          <table:table-cell office:value-type="string" calcext:value-type="string">
            <text:p>2017-06-08 22:51:2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ymonchester Coming soon!</text:p>
          </table:table-cell>
          <table:table-cell office:value-type="string" calcext:value-type="string">
            <text:p>2017-06-08 22:16:56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stfxman Partly</text:p>
          </table:table-cell>
          <table:table-cell office:value-type="string" calcext:value-type="string">
            <text:p>2017-06-08 22:16:14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1ManHerd Possibly my favorite skit</text:p>
          </table:table-cell>
          <table:table-cell office:value-type="string" calcext:value-type="string">
            <text:p>2017-06-08 22:15:3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gBoire Might work in Canada too</text:p>
          </table:table-cell>
          <table:table-cell office:value-type="string" calcext:value-type="string">
            <text:p>2017-06-08 22:14:0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vanik21 @philwhln I mean also</text:p>
          </table:table-cell>
          <table:table-cell office:value-type="string" calcext:value-type="string">
            <text:p>2017-06-08 22:13:1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kedtek Not yet</text:p>
          </table:table-cell>
          <table:table-cell office:value-type="string" calcext:value-type="string">
            <text:p>2017-06-08 22:10:5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rosenbl Yeah</text:p>
          </table:table-cell>
          <table:table-cell office:value-type="string" calcext:value-type="string">
            <text:p>2017-06-08 22:10:4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 the US, you can ask your Tesla to play any Monty Python (or other comedy) skit. Doesn't work outside US yet.</text:p>
          </table:table-cell>
          <table:table-cell office:value-type="string" calcext:value-type="string">
            <text:p>2017-06-08 22:10:2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hilwhln It's on the car. Might add it to the Tesla app at some point, so you get it on your phone if you have a Powerwall or Tesla solar.</text:p>
          </table:table-cell>
          <table:table-cell office:value-type="string" calcext:value-type="string">
            <text:p>2017-06-08 22:08:3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anDcruz My favorite for sure</text:p>
          </table:table-cell>
          <table:table-cell office:value-type="string" calcext:value-type="string">
            <text:p>2017-06-08 22:06:3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ry the new Tesla DJ station on streaming radio</text:p>
          </table:table-cell>
          <table:table-cell office:value-type="string" calcext:value-type="string">
            <text:p>2017-06-08 22:05:56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dletterdave The scene where Brian is saved from the Romans by falling off a tower into a spaceship is the best D? https://t.co/V3XSdyTuWS</text:p>
          </table:table-cell>
          <table:table-cell office:value-type="string" calcext:value-type="string">
            <text:p>2017-06-08 21:54:28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hnnyZenith All Falcon Heavy cores should be at the Cape in two to three months, so launch should happen a month after that</text:p>
          </table:table-cell>
          <table:table-cell office:value-type="string" calcext:value-type="string">
            <text:p>2017-06-08 21:51:3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dletterdave Love Monty Python so much</text:p>
          </table:table-cell>
          <table:table-cell office:value-type="string" calcext:value-type="string">
            <text:p>2017-06-08 21:49:2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ttps://t.co/spUaZYaxgB</text:p>
          </table:table-cell>
          <table:table-cell office:value-type="string" calcext:value-type="string">
            <text:p>2017-06-08 21:48:2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wish they would stop sticking pins in voodoo dolls of me. That hurts, ok?</text:p>
          </table:table-cell>
          <table:table-cell office:value-type="string" calcext:value-type="string">
            <text:p>2017-06-08 20:36:19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hnbiscevic Yeah</text:p>
          </table:table-cell>
          <table:table-cell office:value-type="string" calcext:value-type="string">
            <text:p>2017-06-08 20:34:5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ahull Yeah</text:p>
          </table:table-cell>
          <table:table-cell office:value-type="string" calcext:value-type="string">
            <text:p>2017-06-08 20:34:0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se guys want us to die so bad they can taste it</text:p>
          </table:table-cell>
          <table:table-cell office:value-type="string" calcext:value-type="string">
            <text:p>2017-06-08 20:30:4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uld be worse https://t.co/CtnkJysquj</text:p>
          </table:table-cell>
          <table:table-cell office:value-type="string" calcext:value-type="string">
            <text:p>2017-06-08 20:05:2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ABJnews We can either give up hope &amp; sit in traffic hell forever or try something new. The odds of success may be? https://t.co/OyUlsFzqWp</text:p>
          </table:table-cell>
          <table:table-cell office:value-type="string" calcext:value-type="string">
            <text:p>2017-06-08 05:44:2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ABJnews The Boring Company is in Hawthorne and has already approved the permit</text:p>
          </table:table-cell>
          <table:table-cell office:value-type="string" calcext:value-type="string">
            <text:p>2017-06-08 02:51:1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imchee_chigae @SpaceX Thanks :) Such an outrageous lawsuit. People sometimes underestimate strength of US judicia? https://t.co/Hxlj5OZrMp</text:p>
          </table:table-cell>
          <table:table-cell office:value-type="string" calcext:value-type="string">
            <text:p>2017-06-07 22:27:4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iseshgrg Read https://t.co/TOyVa7PmNk</text:p>
          </table:table-cell>
          <table:table-cell office:value-type="string" calcext:value-type="string">
            <text:p>2017-06-07 10:09:4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herShodhan Almost. Falcon Heavy was way harder to develop than it seemed at first.</text:p>
          </table:table-cell>
          <table:table-cell office:value-type="string" calcext:value-type="string">
            <text:p>2017-06-07 10:06:36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4K video of Falcon 9 first stage landing after delivering Dragon to orbit for a @Space_Station resupply mission ? https://t.co/?</text:p>
          </table:table-cell>
          <table:table-cell office:value-type="string" calcext:value-type="string">
            <text:p>2017-06-07 09:27:57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ma Once you add the vintage record player, it's all good</text:p>
          </table:table-cell>
          <table:table-cell office:value-type="string" calcext:value-type="string">
            <text:p>2017-06-07 08:21:2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arhad667 You're welcome!</text:p>
          </table:table-cell>
          <table:table-cell office:value-type="string" calcext:value-type="string">
            <text:p>2017-06-07 08:16:32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 little red wine, vintage record, some Ambien ... and magic!</text:p>
          </table:table-cell>
          <table:table-cell office:value-type="string" calcext:value-type="string">
            <text:p>2017-06-07 04:12:4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vyas0 A 7 step facial treatment every morning. The mistake people make is stopping at 6.</text:p>
          </table:table-cell>
          <table:table-cell office:value-type="string" calcext:value-type="string">
            <text:p>2017-06-07 04:04: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d um ... not trying to brag or anything, but I think I look good for 500</text:p>
          </table:table-cell>
          <table:table-cell office:value-type="string" calcext:value-type="string">
            <text:p>2017-06-07 04:02:2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okesilver Seems that way</text:p>
          </table:table-cell>
          <table:table-cell office:value-type="string" calcext:value-type="string">
            <text:p>2017-06-06 22:15:1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gelKBaker Of course. What base-number system were you using?</text:p>
          </table:table-cell>
          <table:table-cell office:value-type="string" calcext:value-type="string">
            <text:p>2017-06-06 20:57:2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t's why the pic is in black and white. Didn't have color back then.</text:p>
          </table:table-cell>
          <table:table-cell office:value-type="string" calcext:value-type="string">
            <text:p>2017-06-06 20:55:54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oyntingCEO Yeah, I counted</text:p>
          </table:table-cell>
          <table:table-cell office:value-type="string" calcext:value-type="string">
            <text:p>2017-06-06 20:55:0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shareholder meeting today. Can't believe it's been 1000 years since we went public. https://t.co/jK7WmuxSLv</text:p>
          </table:table-cell>
          <table:table-cell office:value-type="string" calcext:value-type="string">
            <text:p>2017-06-06 20:42:25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ewscientist: SpaceX is the first private company to send the same vehicle into orbit twice https://t.co/O0fUAhlF0g https://t.co/yFbNVo?</text:p>
          </table:table-cell>
          <table:table-cell office:value-type="string" calcext:value-type="string">
            <text:p>2017-06-06 13:00:5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landscahill @TeslaMotors This is a metaphor for transparency. Also, f* underwear.</text:p>
          </table:table-cell>
          <table:table-cell office:value-type="string" calcext:value-type="string">
            <text:p>2017-06-06 09:29:58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cgd @MitchellGeere Obviously</text:p>
          </table:table-cell>
          <table:table-cell office:value-type="string" calcext:value-type="string">
            <text:p>2017-06-06 07:38:0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EC disclosures, etc</text:p>
          </table:table-cell>
          <table:table-cell office:value-type="string" calcext:value-type="string">
            <text:p>2017-06-06 07:31:2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'm not *saying* they're related, but ? https://t.co/p5d2zkC7e7</text:p>
          </table:table-cell>
          <table:table-cell office:value-type="string" calcext:value-type="string">
            <text:p>2017-06-06 07:28:09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r is it more about the way you use it? https://t.co/VvqgOX3XFJ</text:p>
          </table:table-cell>
          <table:table-cell office:value-type="string" calcext:value-type="string">
            <text:p>2017-06-06 05:23:1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mileSimplify I hope I'm wrong</text:p>
          </table:table-cell>
          <table:table-cell office:value-type="string" calcext:value-type="string">
            <text:p>2017-06-06 05:17:52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bably closer to 2030 to 2040 imo. 2060 would be a linear extrapolation, but progress is exponential. https://t.co/e6gyOVcMZG</text:p>
          </table:table-cell>
          <table:table-cell office:value-type="string" calcext:value-type="string">
            <text:p>2017-06-06 03:27:1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binWigg Great comedy! They should write for @TheOnion.</text:p>
          </table:table-cell>
          <table:table-cell office:value-type="string" calcext:value-type="string">
            <text:p>2017-06-06 01:04:3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CPG Most likely</text:p>
          </table:table-cell>
          <table:table-cell office:value-type="string" calcext:value-type="string">
            <text:p>2017-06-05 23:13:3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ellenomwando @MarkBungerLux Also, we will have a very high headcount around each Gigafactory keeping it running.? https://t.co/rDNUo36rB4</text:p>
          </table:table-cell>
          <table:table-cell office:value-type="string" calcext:value-type="string">
            <text:p>2017-06-05 22:07:03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ellenomwando @MarkBungerLux Probably closer to four or five factories. Logistics costs mean you want to be close to the end customer.</text:p>
          </table:table-cell>
          <table:table-cell office:value-type="string" calcext:value-type="string">
            <text:p>2017-06-05 22:05:4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StaceyRoy @TeslaMotors California Cabernet</text:p>
          </table:table-cell>
          <table:table-cell office:value-type="string" calcext:value-type="string">
            <text:p>2017-06-05 20:44:1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landscahill @TeslaMotors Wearing anything at all is just a conspiracy by the capitalist running dogs of Big Underwear</text:p>
          </table:table-cell>
          <table:table-cell office:value-type="string" calcext:value-type="string">
            <text:p>2017-06-05 20:39:44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Send us questions today for Elon to answer at our Shareholders Meeting tomorrow</text:p>
          </table:table-cell>
          <table:table-cell office:value-type="string" calcext:value-type="string">
            <text:p>2017-06-05 20:37:2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e was great though</text:p>
          </table:table-cell>
          <table:table-cell office:value-type="string" calcext:value-type="string">
            <text:p>2017-06-05 20:04:3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ttps://t.co/Uu6DQa3Kx4</text:p>
          </table:table-cell>
          <table:table-cell office:value-type="string" calcext:value-type="string">
            <text:p>2017-06-05 20:03: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s just at the DMV &amp; dude had the actual sloth from Zootopia on his desk https://t.co/uxPMFX64ba</text:p>
          </table:table-cell>
          <table:table-cell office:value-type="string" calcext:value-type="string">
            <text:p>2017-06-05 20:03:1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ommoboy @SpaceX Most people don't realize you can see Dragon approach the Space Station from the ground, even in LA</text:p>
          </table:table-cell>
          <table:table-cell office:value-type="string" calcext:value-type="string">
            <text:p>2017-06-05 08:44:36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ud of my Mom ?? https://t.co/MY9dGfDo0d</text:p>
          </table:table-cell>
          <table:table-cell office:value-type="string" calcext:value-type="string">
            <text:p>2017-06-04 19:44:3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ndora659 Yeah, pretty much dead center. We painted the target area with radio reflective paint, which helps the radar be more precise.</text:p>
          </table:table-cell>
          <table:table-cell office:value-type="string" calcext:value-type="string">
            <text:p>2017-06-04 07:53:34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lorena70 Exactly</text:p>
          </table:table-cell>
          <table:table-cell office:value-type="string" calcext:value-type="string">
            <text:p>2017-06-04 07:51:4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t's starting to feel kinda normal to reuse rockets. Good. That's how it is for cars &amp; airplanes and how it should be for rockets.</text:p>
          </table:table-cell>
          <table:table-cell office:value-type="string" calcext:value-type="string">
            <text:p>2017-06-04 07:49:5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#ICYMI, more than 6,000 pounds of science &amp; supplies left planet Earth at 5:07pm ET to head to @Space_Station: https://t.co/BPi0N?</text:p>
          </table:table-cell>
          <table:table-cell office:value-type="string" calcext:value-type="string">
            <text:p>2017-06-04 03:26:22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reflight of a Dragon spacecraft set for later today https://t.co/EW4HsWvlwc</text:p>
          </table:table-cell>
          <table:table-cell office:value-type="string" calcext:value-type="string">
            <text:p>2017-06-03 21:51:19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andmahindra Good point :)</text:p>
          </table:table-cell>
          <table:table-cell office:value-type="string" calcext:value-type="string">
            <text:p>2017-06-02 12:20:0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RobertIger: As a matter of principle, I've resigned from the President's Council over the <text:s/>#ParisAgreement withdrawal.</text:p>
          </table:table-cell>
          <table:table-cell office:value-type="string" calcext:value-type="string">
            <text:p>2017-06-02 04:55:55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dia commits to sell only electric cars by 2030. It is already the largest market for solar power. https://t.co/EGBNTPzmE5</text:p>
          </table:table-cell>
          <table:table-cell office:value-type="string" calcext:value-type="string">
            <text:p>2017-06-02 01:48:0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nder Paris deal, China committed to produce as much clean electricity by 2030 as the US does from all sources today https://t.co/F8Ppr2o7Rl</text:p>
          </table:table-cell>
          <table:table-cell office:value-type="string" calcext:value-type="string">
            <text:p>2017-06-01 23:42:26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 departing presidential councils. Climate change is real. Leaving Paris is not good for America or the world.</text:p>
          </table:table-cell>
          <table:table-cell office:value-type="string" calcext:value-type="string">
            <text:p>2017-06-01 23:02:1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and Dragon on Pad 39A at @NASAKennedy. Weather is 70% favorable for today?s 5:55 p.m. EDT, 21:55 UTC launch. https://t?</text:p>
          </table:table-cell>
          <table:table-cell office:value-type="string" calcext:value-type="string">
            <text:p>2017-06-01 19:28:45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rickyDickyChap Coming soon</text:p>
          </table:table-cell>
          <table:table-cell office:value-type="string" calcext:value-type="string">
            <text:p>2017-06-01 19:28:2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MarsSociety: Tomorrow, SpaceX Will Forever Transform Spaceflight https://t.co/4mB1jDWpCE via @Futurism</text:p>
          </table:table-cell>
          <table:table-cell office:value-type="string" calcext:value-type="string">
            <text:p>2017-06-01 18:57:4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ekevincook Yeah :)</text:p>
          </table:table-cell>
          <table:table-cell office:value-type="string" calcext:value-type="string">
            <text:p>2017-06-01 10:41:42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insideclimate: BREAKING: Exxon Shareholders Approve Climate Resolution: 62% Call for Disclosure in Landmark Vote https://t.co/5W09f1Ixo?</text:p>
          </table:table-cell>
          <table:table-cell office:value-type="string" calcext:value-type="string">
            <text:p>2017-05-31 21:19:4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hneby Will have no choice but to depart councils in that case</text:p>
          </table:table-cell>
          <table:table-cell office:value-type="string" calcext:value-type="string">
            <text:p>2017-05-31 20:38:45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on't know which way Paris will go, but I've done all I can to advise directly to POTUS, through others in WH &amp; via councils, that we remain</text:p>
          </table:table-cell>
          <table:table-cell office:value-type="string" calcext:value-type="string">
            <text:p>2017-05-31 20:34:02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ilEdit @Nalepa And then some</text:p>
          </table:table-cell>
          <table:table-cell office:value-type="string" calcext:value-type="string">
            <text:p>2017-05-31 09:10:0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araustralis @VividSydney Yeah, it was great!</text:p>
          </table:table-cell>
          <table:table-cell office:value-type="string" calcext:value-type="string">
            <text:p>2017-05-31 08:08:5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iggyback rides around the Opera House https://t.co/Z27JSVBt21</text:p>
          </table:table-cell>
          <table:table-cell office:value-type="string" calcext:value-type="string">
            <text:p>2017-05-31 08:05:17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ydney is such a beautiful city https://t.co/AuCRqFHQwr</text:p>
          </table:table-cell>
          <table:table-cell office:value-type="string" calcext:value-type="string">
            <text:p>2017-05-31 08:05:0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lomajor A lot</text:p>
          </table:table-cell>
          <table:table-cell office:value-type="string" calcext:value-type="string">
            <text:p>2017-05-29 09:22:5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uzanakajtazaj I do via my foundation, which is now 16 years old, but my grants are (almost always) anonymous</text:p>
          </table:table-cell>
          <table:table-cell office:value-type="string" calcext:value-type="string">
            <text:p>2017-05-29 06:48:48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yPabari Yes</text:p>
          </table:table-cell>
          <table:table-cell office:value-type="string" calcext:value-type="string">
            <text:p>2017-05-28 02:20:14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urtisHemming @swiftcurlibrary @lloydbrokeit @TeslaMotors Should finish trans-Canada this year. A stop in Swift Current for sure!</text:p>
          </table:table-cell>
          <table:table-cell office:value-type="string" calcext:value-type="string">
            <text:p>2017-05-28 02:16:07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ewjohnarnold Yes</text:p>
          </table:table-cell>
          <table:table-cell office:value-type="string" calcext:value-type="string">
            <text:p>2017-05-26 13:45:5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We're releasing OpenAI Baselines, reliable implementations of RL algorithms. Today: DQN &amp; 3 variants: https://t.co/Mw0gCIwv1Z</text:p>
          </table:table-cell>
          <table:table-cell office:value-type="string" calcext:value-type="string">
            <text:p>2017-05-26 13:05:3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mparing Model S vs Model 3 https://t.co/JPM9VVGbhA</text:p>
          </table:table-cell>
          <table:table-cell office:value-type="string" calcext:value-type="string">
            <text:p>2017-05-26 11:37:0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ld-school fidget spinner back when the only things to play with were squirrels and rocks https://t.co/jx1Xc8nu7t</text:p>
          </table:table-cell>
          <table:table-cell office:value-type="string" calcext:value-type="string">
            <text:p>2017-05-26 09:20:0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Beuster There will be a combined booster static fire. Maybe a few.</text:p>
          </table:table-cell>
          <table:table-cell office:value-type="string" calcext:value-type="string">
            <text:p>2017-05-25 12:01:5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that cloud is almost entirely steam, including dark parts (like a storm). This is what the launch looks like: https://t.co/chrhsz5iwn</text:p>
          </table:table-cell>
          <table:table-cell office:value-type="string" calcext:value-type="string">
            <text:p>2017-05-25 09:51:5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Heavy is this times three. One way or another, launch is guaranteed to be exciting ... https://t.co/FPUNALj0Hd</text:p>
          </table:table-cell>
          <table:table-cell office:value-type="string" calcext:value-type="string">
            <text:p>2017-05-25 09:43:2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ation2stat @TeslaMotors Will shut that down. The point is to provide something special that only existing owners? https://t.co/2sRVQNZdjl</text:p>
          </table:table-cell>
          <table:table-cell office:value-type="string" calcext:value-type="string">
            <text:p>2017-05-24 07:50:56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onwang0091 Only if you want pure joy mainlined straight into your brain</text:p>
          </table:table-cell>
          <table:table-cell office:value-type="string" calcext:value-type="string">
            <text:p>2017-05-24 07:41:5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whockings You are right. Going at max speed. Not much time left.</text:p>
          </table:table-cell>
          <table:table-cell office:value-type="string" calcext:value-type="string">
            <text:p>2017-05-24 04:18:09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ixelastronaut Busted</text:p>
          </table:table-cell>
          <table:table-cell office:value-type="string" calcext:value-type="string">
            <text:p>2017-05-24 04:15:5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chaelknaepen Will keep the original Bond Lotus sub as-is. That design can't actually convert from car to sub. Ha? https://t.co/EAO3DJ3XmT</text:p>
          </table:table-cell>
          <table:table-cell office:value-type="string" calcext:value-type="string">
            <text:p>2017-05-24 04:13:42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vidshepardson True :)</text:p>
          </table:table-cell>
          <table:table-cell office:value-type="string" calcext:value-type="string">
            <text:p>2017-05-24 01:34:3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eel exactly the same way as A.O. Scott. Particularly loved The Spy Who Loved Me https://t.co/Lar9pNj2Zi</text:p>
          </table:table-cell>
          <table:table-cell office:value-type="string" calcext:value-type="string">
            <text:p>2017-05-24 01:33:2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dkilzer @Irishjugg0 @MacBenTosh All Model S and X cars will have an auto raise and lower function for the steering wheel in a few months.</text:p>
          </table:table-cell>
          <table:table-cell office:value-type="string" calcext:value-type="string">
            <text:p>2017-05-23 05:59:2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igDAK54 I spoke directly with The President three weeks ago about Paris. Many others have too. Cautiously optimis? https://t.co/oMSaVawe86</text:p>
          </table:table-cell>
          <table:table-cell office:value-type="string" calcext:value-type="string">
            <text:p>2017-05-23 02:29:17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aldekKubicki @shazm01 Interesting idea. Would give a dynamic 360 deg surround view as you're driving. Have this i? https://t.co/98Q6dNNGuj</text:p>
          </table:table-cell>
          <table:table-cell office:value-type="string" calcext:value-type="string">
            <text:p>2017-05-23 02:26:03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thjacob14 Early next year. To start with, we're making the simplest Model 3 first, like we did with S. Didn't do? https://t.co/2iMlEhLP6b</text:p>
          </table:table-cell>
          <table:table-cell office:value-type="string" calcext:value-type="string">
            <text:p>2017-05-23 02:23:5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hazm01 We could add that function pretty easily from a technical standpoint. Just need to add in the billing software.</text:p>
          </table:table-cell>
          <table:table-cell office:value-type="string" calcext:value-type="string">
            <text:p>2017-05-23 02:15:45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ouglasprest Can be set higher than that for highways, but limited to +5mph or +8km/h off highway (true avg drive? https://t.co/ReboS7LnXj</text:p>
          </table:table-cell>
          <table:table-cell office:value-type="string" calcext:value-type="string">
            <text:p>2017-05-23 02:14:3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eorgeTakei: Elon Musk's new venture looks anything but boring. @Mic https://t.co/wEDwJqSIM6</text:p>
          </table:table-cell>
          <table:table-cell office:value-type="string" calcext:value-type="string">
            <text:p>2017-05-23 02:10:44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oradio @MCornell0 @marks22 Exactly</text:p>
          </table:table-cell>
          <table:table-cell office:value-type="string" calcext:value-type="string">
            <text:p>2017-05-22 07:15:07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ny_lo Still on for end of year. Just software limited. Any Tesla car with HW2 (all cars built since Oct last yea? https://t.co/l79pZ9yZLI</text:p>
          </table:table-cell>
          <table:table-cell office:value-type="string" calcext:value-type="string">
            <text:p>2017-05-22 05:34:38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erobby @jetkohli There's just no way. Hundreds of parts and most of wiring harness would have to be replaced. W? https://t.co/DAIGILYnTS</text:p>
          </table:table-cell>
          <table:table-cell office:value-type="string" calcext:value-type="string">
            <text:p>2017-05-22 05:31:05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ks22 HW2. HW1 doesn't have enough sensors and computing power.</text:p>
          </table:table-cell>
          <table:table-cell office:value-type="string" calcext:value-type="string">
            <text:p>2017-05-22 05:29:42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arropj Hopefully June for those too</text:p>
          </table:table-cell>
          <table:table-cell office:value-type="string" calcext:value-type="string">
            <text:p>2017-05-22 05:28:2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BenTosh S for sure. It is a bigger car.</text:p>
          </table:table-cell>
          <table:table-cell office:value-type="string" calcext:value-type="string">
            <text:p>2017-05-22 05:26:3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tkohli I'd highly recommend upgrading to latest Model S (which is approx version 4). Only if you really want a s? https://t.co/EeM18SPZWl</text:p>
          </table:table-cell>
          <table:table-cell office:value-type="string" calcext:value-type="string">
            <text:p>2017-05-22 05:00:1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AvinashSingh Maybe I'm misinformed, but I was told that 30% of parts must be locally sourced and the supply doe? https://t.co/HCcVRfDopa</text:p>
          </table:table-cell>
          <table:table-cell office:value-type="string" calcext:value-type="string">
            <text:p>2017-05-22 04:57:27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rosenbl Yeah, control algorithm is safe, but unpleasant. New one is even safer, but super smooth.</text:p>
          </table:table-cell>
          <table:table-cell office:value-type="string" calcext:value-type="string">
            <text:p>2017-05-22 04:55:18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thank Almost there, plus much improved web browser</text:p>
          </table:table-cell>
          <table:table-cell office:value-type="string" calcext:value-type="string">
            <text:p>2017-05-22 04:53:3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edyson1 That will be tied to deliveries of the first production cars in July</text:p>
          </table:table-cell>
          <table:table-cell office:value-type="string" calcext:value-type="string">
            <text:p>2017-05-22 04:52:59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ITSPEX Almost there. Probably in a few months.</text:p>
          </table:table-cell>
          <table:table-cell office:value-type="string" calcext:value-type="string">
            <text:p>2017-05-22 04:50:47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adMSimon @JonHaber You can easily turn it off in the car via settings, but that would beg the question of why you turned it off :)</text:p>
          </table:table-cell>
          <table:table-cell office:value-type="string" calcext:value-type="string">
            <text:p>2017-05-22 04:49:0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xiheft @HugoMeister42 Something cool for sure</text:p>
          </table:table-cell>
          <table:table-cell office:value-type="string" calcext:value-type="string">
            <text:p>2017-05-22 04:47:37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cited about the Tesla Autopilot software release rolling out next month. New control algorithm feels as smooth as silk.</text:p>
          </table:table-cell>
          <table:table-cell office:value-type="string" calcext:value-type="string">
            <text:p>2017-05-22 04:46:5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ugoMeister42 Model 3, Model X &amp; Model S will all have same level of Autopilot capability. It's just a matter of r? https://t.co/5qaBMGTegb</text:p>
          </table:table-cell>
          <table:table-cell office:value-type="string" calcext:value-type="string">
            <text:p>2017-05-22 04:42:45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ongcarver Wear underpants</text:p>
          </table:table-cell>
          <table:table-cell office:value-type="string" calcext:value-type="string">
            <text:p>2017-05-22 04:39:5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nHaber Will do</text:p>
          </table:table-cell>
          <table:table-cell office:value-type="string" calcext:value-type="string">
            <text:p>2017-05-22 04:39:0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eGrayTeslaFan Black and textured slate versions will be</text:p>
          </table:table-cell>
          <table:table-cell office:value-type="string" calcext:value-type="string">
            <text:p>2017-05-22 04:38:2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aitbutwhy: Good resource for people looking to dedicate themselves to the development of safe AI: https://t.co/hN0U0z3MKn</text:p>
          </table:table-cell>
          <table:table-cell office:value-type="string" calcext:value-type="string">
            <text:p>2017-05-22 04:37:17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leepsl8 Yes</text:p>
          </table:table-cell>
          <table:table-cell office:value-type="string" calcext:value-type="string">
            <text:p>2017-05-21 08:58:2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orldAndScience For reason I can't explain, I find #2 especially odd. Also, not a fan of #17. Has led too many peo? https://t.co/IcKQzQZj8q</text:p>
          </table:table-cell>
          <table:table-cell office:value-type="string" calcext:value-type="string">
            <text:p>2017-05-20 02:13:5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aitbutwhy Still agree with Tim's points. What you are is an evolving, mind-body pattern, but there's still a co? https://t.co/YOg2wD4lbJ</text:p>
          </table:table-cell>
          <table:table-cell office:value-type="string" calcext:value-type="string">
            <text:p>2017-05-20 02:09:2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aitbutwhy Heisenberg's uncertainty principle &amp; practical limits of simultaneity in transfer make this exact thoug? https://t.co/Jf4AWzAGFY</text:p>
          </table:table-cell>
          <table:table-cell office:value-type="string" calcext:value-type="string">
            <text:p>2017-05-20 02:01:0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reepypuppet: Lady MERA swept in from the sea. First day with the exquisite Amber Heard. (Shot by the talented @jasinboland ) https://t?</text:p>
          </table:table-cell>
          <table:table-cell office:value-type="string" calcext:value-type="string">
            <text:p>2017-05-19 00:06:1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lectrekCo: Volvo credits Tesla for creating EV demand, says they will stop developing diesel engines to focus on EVs https://t.co/Jdjm?</text:p>
          </table:table-cell>
          <table:table-cell office:value-type="string" calcext:value-type="string">
            <text:p>2017-05-18 02:32:5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airaday We got stuck</text:p>
          </table:table-cell>
          <table:table-cell office:value-type="string" calcext:value-type="string">
            <text:p>2017-05-17 09:02:0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ll the answers to questions you never asked about holes in the ground https://t.co/vXTeB9R7Uw</text:p>
          </table:table-cell>
          <table:table-cell office:value-type="string" calcext:value-type="string">
            <text:p>2017-05-17 08:50:46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liver_Brian What pun?</text:p>
          </table:table-cell>
          <table:table-cell office:value-type="string" calcext:value-type="string">
            <text:p>2017-05-17 07:58:17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at I love about The Boring Company are the low expectations. Nowhere to go but down.</text:p>
          </table:table-cell>
          <table:table-cell office:value-type="string" calcext:value-type="string">
            <text:p>2017-05-17 07:52:32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-boned in a Model X at 65 mph <text:s/>https://t.co/vt6g89Z9rk</text:p>
          </table:table-cell>
          <table:table-cell office:value-type="string" calcext:value-type="string">
            <text:p>2017-05-17 05:56:23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onlight Sonata https://t.co/HiuURSLsiU</text:p>
          </table:table-cell>
          <table:table-cell office:value-type="string" calcext:value-type="string">
            <text:p>2017-05-17 01:43:33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bots that learn by example from @OpenAI https://t.co/skXGB2mT6n</text:p>
          </table:table-cell>
          <table:table-cell office:value-type="string" calcext:value-type="string">
            <text:p>2017-05-16 21:00:2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Quick video recap of Falcon 9 launch of Inmarsat-5 Flight 4 https://t.co/W8eVUEsH6r</text:p>
          </table:table-cell>
          <table:table-cell office:value-type="string" calcext:value-type="string">
            <text:p>2017-05-16 06:34:34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Roboschool, open-source software for simulating robots, integrated with OpenAI Gym: https://t.co/FNPLqbb7vA.</text:p>
          </table:table-cell>
          <table:table-cell office:value-type="string" calcext:value-type="string">
            <text:p>2017-05-16 06:34:0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Webcast of Falcon 9 launch is now live ? https://t.co/gtC39uBC7z</text:p>
          </table:table-cell>
          <table:table-cell office:value-type="string" calcext:value-type="string">
            <text:p>2017-05-16 02:14:1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cax: .@GreenMtnPower, Tesla team up on one-of-a-kind energy storage project in #Vt- @alexandrawcax has details https://t.co/0RC0ZH8apM?</text:p>
          </table:table-cell>
          <table:table-cell office:value-type="string" calcext:value-type="string">
            <text:p>2017-05-16 00:53:2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mem_ It's sort of like a pickaxe if you use the claw side, but has the added advantage of also hammering</text:p>
          </table:table-cell>
          <table:table-cell office:value-type="string" calcext:value-type="string">
            <text:p>2017-05-14 03:38:2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rakaMahili Gary the snail is like Speedy Gonzales on meth ... or ambien. One of the two. Either way, Godot, our? https://t.co/Exwv1NYs9a</text:p>
          </table:table-cell>
          <table:table-cell office:value-type="string" calcext:value-type="string">
            <text:p>2017-05-14 03:35:5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d ... it's done https://t.co/MBBSa04Eoc</text:p>
          </table:table-cell>
          <table:table-cell office:value-type="string" calcext:value-type="string">
            <text:p>2017-05-14 03:30:1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ked in Minecraft. Just sayin ...</text:p>
          </table:table-cell>
          <table:table-cell office:value-type="string" calcext:value-type="string">
            <text:p>2017-05-14 03:27:4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UJustGotCarled Of course. Why is that even a question?</text:p>
          </table:table-cell>
          <table:table-cell office:value-type="string" calcext:value-type="string">
            <text:p>2017-05-14 03:26:4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mma gonna dig that tunnel with this here hammer</text:p>
          </table:table-cell>
          <table:table-cell office:value-type="string" calcext:value-type="string">
            <text:p>2017-05-14 03:25:25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wHws My grandmother was from Moose Jaw</text:p>
          </table:table-cell>
          <table:table-cell office:value-type="string" calcext:value-type="string">
            <text:p>2017-05-13 05:51:4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leesin Going to a barn raising!</text:p>
          </table:table-cell>
          <table:table-cell office:value-type="string" calcext:value-type="string">
            <text:p>2017-05-13 05:50:3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n my cousin's farm in Canada at 17, wearing a hat on a hat https://t.co/U96ClGz5gZ</text:p>
          </table:table-cell>
          <table:table-cell office:value-type="string" calcext:value-type="string">
            <text:p>2017-05-13 05:41:0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whittingham Yeah, worked on the farm when I was 17</text:p>
          </table:table-cell>
          <table:table-cell office:value-type="string" calcext:value-type="string">
            <text:p>2017-05-13 05:25:52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mily history article. Was born in South Africa, but named after my American great-grandfather. https://t.co/Q1d7hP763T</text:p>
          </table:table-cell>
          <table:table-cell office:value-type="string" calcext:value-type="string">
            <text:p>2017-05-13 05:24:5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causeImAsh Yes</text:p>
          </table:table-cell>
          <table:table-cell office:value-type="string" calcext:value-type="string">
            <text:p>2017-05-12 16:04:47</text:p>
          </table:table-cell>
          <table:table-cell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[Warning, this may cause motion sickness or seizures]</text:p>
            <text:p>This is a test run of our electric sled? https://t.co/vI3hLirzg9</text:p>
          </table:table-cell>
          <table:table-cell office:value-type="string" calcext:value-type="string">
            <text:p>2017-05-12 15:53:18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race between Gary, our pet snail who lives in a pineapple, and Godot, our tunnel boring? https://t.co/IES65Y99gJ</text:p>
          </table:table-cell>
          <table:table-cell office:value-type="string" calcext:value-type="string">
            <text:p>2017-05-12 15:53:09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oring machine segments have been lowered into the starter tunnel. Going through final assembly.? https://t.co/2jg03I7j4n</text:p>
          </table:table-cell>
          <table:table-cell office:value-type="string" calcext:value-type="string">
            <text:p>2017-05-12 15:53:0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utterhead in operation at standard industry speed. Planning to jack this up by a factor of ten? https://t.co/K8LcnhLCCA</text:p>
          </table:table-cell>
          <table:table-cell office:value-type="string" calcext:value-type="string">
            <text:p>2017-05-12 15:52:49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tunnel for The Boring Company begins ... Full length of first tunnel will run from LAX to? https://t.co/Dbf2nkHfb2</text:p>
          </table:table-cell>
          <table:table-cell office:value-type="string" calcext:value-type="string">
            <text:p>2017-05-12 15:52:39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ntry hole, staging area and starting tunnel for Boring Machine 1 (aka Godot) now complete https://t.co/8taxTMDcDV</text:p>
          </table:table-cell>
          <table:table-cell office:value-type="string" calcext:value-type="string">
            <text:p>2017-05-12 15:26:03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mgalaviz_ Tesla needs to iterate fast on solar roof prefab/install technology, so all installs will be done by Tesla techs at first</text:p>
          </table:table-cell>
          <table:table-cell office:value-type="string" calcext:value-type="string">
            <text:p>2017-05-12 04:59:3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ragik187 Third one will be from Frost. Maybe the second.</text:p>
          </table:table-cell>
          <table:table-cell office:value-type="string" calcext:value-type="string">
            <text:p>2017-05-11 10:42:59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rmstrong_Anth Yes. Good.</text:p>
          </table:table-cell>
          <table:table-cell office:value-type="string" calcext:value-type="string">
            <text:p>2017-05-11 10:41:03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machine is Godot. Still waiting ... Don't know why, when or where.</text:p>
          </table:table-cell>
          <table:table-cell office:value-type="string" calcext:value-type="string">
            <text:p>2017-05-11 10:38:45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aming theme for tunnel boring machines will be poems &amp; plays. Decided against plays &amp; poems. Too obvious.</text:p>
          </table:table-cell>
          <table:table-cell office:value-type="string" calcext:value-type="string">
            <text:p>2017-05-11 10:35: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hilmalik That's how the tiles sit on the roof. There is no difference in strength for the Tesla tile based on or? https://t.co/SFdjBuUwpp</text:p>
          </table:table-cell>
          <table:table-cell office:value-type="string" calcext:value-type="string">
            <text:p>2017-05-11 00:40:0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e_Ars This is true. The economics are not yet compelling where housing and utility costs are low and property taxes are high.</text:p>
          </table:table-cell>
          <table:table-cell office:value-type="string" calcext:value-type="string">
            <text:p>2017-05-10 23:20:24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lo-mo hail cannonball impacting Tesla solar roof tile https://t.co/MMBAcUD9iC</text:p>
          </table:table-cell>
          <table:table-cell office:value-type="string" calcext:value-type="string">
            <text:p>2017-05-10 22:44:09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ubamark Will do our best. Hopefully, yes.</text:p>
          </table:table-cell>
          <table:table-cell office:value-type="string" calcext:value-type="string">
            <text:p>2017-05-10 21:58:42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Solar Roof https://t.co/IIk7XVw10O</text:p>
          </table:table-cell>
          <table:table-cell office:value-type="string" calcext:value-type="string">
            <text:p>2017-05-10 21:56:25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usiness: Tesla just released solar roof prices, and they're cheaper than expected https://t.co/V5gUUoeKm9 https://t.co/C5UpXb2fS5</text:p>
          </table:table-cell>
          <table:table-cell office:value-type="string" calcext:value-type="string">
            <text:p>2017-05-10 21:54:5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lectrekCo: Tesla releases details of its solar roof tiles: cheaper than regular roof with 'infinity warranty' https://t.co/iBGQcIFtuP?</text:p>
          </table:table-cell>
          <table:table-cell office:value-type="string" calcext:value-type="string">
            <text:p>2017-05-10 21:53:16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oogooroo Yes</text:p>
          </table:table-cell>
          <table:table-cell office:value-type="string" calcext:value-type="string">
            <text:p>2017-05-10 11:21:29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lar roof can be ordered for almost any country. Deployment this year in the US and overseas next year.</text:p>
          </table:table-cell>
          <table:table-cell office:value-type="string" calcext:value-type="string">
            <text:p>2017-05-10 11:02:5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iscardinal Black glass smooth and textured will be first. Tuscan and French Slate in about six months.</text:p>
          </table:table-cell>
          <table:table-cell office:value-type="string" calcext:value-type="string">
            <text:p>2017-05-10 11:00:58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rbenanderson U.K. delivery and installation next year</text:p>
          </table:table-cell>
          <table:table-cell office:value-type="string" calcext:value-type="string">
            <text:p>2017-05-10 10:59:44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athanrodger Yes</text:p>
          </table:table-cell>
          <table:table-cell office:value-type="string" calcext:value-type="string">
            <text:p>2017-05-10 10:57:35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solar glass roof orders open this afternoon. I think it will be great. More in about 10 hours ...</text:p>
          </table:table-cell>
          <table:table-cell office:value-type="string" calcext:value-type="string">
            <text:p>2017-05-10 10:56:1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heat death of the universe is the destination, it really is all about the journey https://t.co/icmkmMKhvj https://t.co/0JmKUYAFRq</text:p>
          </table:table-cell>
          <table:table-cell office:value-type="string" calcext:value-type="string">
            <text:p>2017-05-10 01:38:52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eorgeChiesa It's a good one</text:p>
          </table:table-cell>
          <table:table-cell office:value-type="string" calcext:value-type="string">
            <text:p>2017-05-10 01:35:07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vanik21 Thanks for doing it!</text:p>
          </table:table-cell>
          <table:table-cell office:value-type="string" calcext:value-type="string">
            <text:p>2017-05-08 01:22:03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eaded to see Guardians 2 w my bro and kids. Loved the first one.</text:p>
          </table:table-cell>
          <table:table-cell office:value-type="string" calcext:value-type="string">
            <text:p>2017-05-07 20:30:1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eithdcohen I do love Banks, but perhaps we should reserve his names for the droneships</text:p>
          </table:table-cell>
          <table:table-cell office:value-type="string" calcext:value-type="string">
            <text:p>2017-05-05 10:47:4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anesloanbc Simple. I like it.</text:p>
          </table:table-cell>
          <table:table-cell office:value-type="string" calcext:value-type="string">
            <text:p>2017-05-05 10:35:26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Kinda like Snoop Dug</text:p>
          </table:table-cell>
          <table:table-cell office:value-type="string" calcext:value-type="string">
            <text:p>2017-05-05 10:31:57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wHws I don't want to be presumptuous</text:p>
          </table:table-cell>
          <table:table-cell office:value-type="string" calcext:value-type="string">
            <text:p>2017-05-05 09:22:1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 know what you're thinking ? then why not the Third? Well, I've learned my lesson about 3's.</text:p>
          </table:table-cell>
          <table:table-cell office:value-type="string" calcext:value-type="string">
            <text:p>2017-05-05 09:18:0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viewero By calling it the Second, it has more credibility</text:p>
          </table:table-cell>
          <table:table-cell office:value-type="string" calcext:value-type="string">
            <text:p>2017-05-05 09:15:24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ybe Ultimate Boring Machine, the Second</text:p>
          </table:table-cell>
          <table:table-cell office:value-type="string" calcext:value-type="string">
            <text:p>2017-05-05 09:07:06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vanmartinsanz Boring Not Boring</text:p>
          </table:table-cell>
          <table:table-cell office:value-type="string" calcext:value-type="string">
            <text:p>2017-05-05 09:04:59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vanmartinsanz Good one</text:p>
          </table:table-cell>
          <table:table-cell office:value-type="string" calcext:value-type="string">
            <text:p>2017-05-05 09:03:2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unterbarnes144 Been done</text:p>
          </table:table-cell>
          <table:table-cell office:value-type="string" calcext:value-type="string">
            <text:p>2017-05-05 09:02:0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nking about a name for our first tunneling machine ?</text:p>
          </table:table-cell>
          <table:table-cell office:value-type="string" calcext:value-type="string">
            <text:p>2017-05-05 09:00:3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s just rereading one of my favorites. So beautiful ? https://t.co/gp0aNnWxcM</text:p>
          </table:table-cell>
          <table:table-cell office:value-type="string" calcext:value-type="string">
            <text:p>2017-05-04 11:34:45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rJc2012: What can I say. P100D is the best car I have ever driven. It's hard to put into words. Ludicrous mode is just nuts. Thank you?</text:p>
          </table:table-cell>
          <table:table-cell office:value-type="string" calcext:value-type="string">
            <text:p>2017-05-02 23:25:34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lose-up of rocket stage separation, fast flip, boostback burn in a ring of fire and then? https://t.co/RM8kDgazVX</text:p>
          </table:table-cell>
          <table:table-cell office:value-type="string" calcext:value-type="string">
            <text:p>2017-05-01 16:53:41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nding https://t.co/m8DH1DkvFO</text:p>
          </table:table-cell>
          <table:table-cell office:value-type="string" calcext:value-type="string">
            <text:p>2017-05-01 16:44:47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Split screen shot of Falcon 9 first stage as it returns to Earth and lands at Landing Zone 1. https://t.co/5hlwTOTGKa</text:p>
          </table:table-cell>
          <table:table-cell office:value-type="string" calcext:value-type="string">
            <text:p>2017-05-01 15:06:41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and landing of the NRO spy satellite was good. Tough call, as high altitude wind shear was at 98.6% of the t? https://t.co/4JatnznfML</text:p>
          </table:table-cell>
          <table:table-cell office:value-type="string" calcext:value-type="string">
            <text:p>2017-05-01 14:36:15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first stage has landed at LZ-1 https://t.co/gtC39uBC7z https://t.co/766RxdZ99X</text:p>
          </table:table-cell>
          <table:table-cell office:value-type="string" calcext:value-type="string">
            <text:p>2017-05-01 14:26:42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nds aloft are unusually high (still within structural safety bounds). Worrying, but not a showstopper. https://t.co/epHQQvajOZ</text:p>
          </table:table-cell>
          <table:table-cell office:value-type="string" calcext:value-type="string">
            <text:p>2017-05-01 14:12:07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oltzCoreAudio Yeah, will probably publish an update in six weeks or so</text:p>
          </table:table-cell>
          <table:table-cell office:value-type="string" calcext:value-type="string">
            <text:p>2017-05-01 07:58:35</text:p>
          </table:table-cell>
          <table:table-cell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boring TED talk</text:p>
            <text:p>https://t.co/QNgolyJXMr</text:p>
          </table:table-cell>
          <table:table-cell office:value-type="string" calcext:value-type="string">
            <text:p>2017-05-01 07:46:57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ashable: Elon Musk says we're only 2 years from being able to nap in self-driving cars https://t.co/koRwgpoYiM https://t.co/Yob6HyaXnK</text:p>
          </table:table-cell>
          <table:table-cell office:value-type="string" calcext:value-type="string">
            <text:p>2017-05-01 07:43:24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and NROL-76 vertical on Pad 39-A. Launch window opens tomorrow at 7:00 a.m. EDT, 11:00 UTC. https://t.co/9o3ZMbaev7</text:p>
          </table:table-cell>
          <table:table-cell office:value-type="string" calcext:value-type="string">
            <text:p>2017-04-30 04:13:59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350: The #ClimateMarch in Washington DC is moving through the streets, and it is HUGE. https://t.co/tFSme9r7jh</text:p>
          </table:table-cell>
          <table:table-cell office:value-type="string" calcext:value-type="string">
            <text:p>2017-04-29 21:53:13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illiamlegate Couldn't agree more</text:p>
          </table:table-cell>
          <table:table-cell office:value-type="string" calcext:value-type="string">
            <text:p>2017-04-29 00:00:0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tfflck Extremely</text:p>
          </table:table-cell>
          <table:table-cell office:value-type="string" calcext:value-type="string">
            <text:p>2017-04-28 23:59:18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ven more boring https://t.co/EfrzLAXwxs</text:p>
          </table:table-cell>
          <table:table-cell office:value-type="string" calcext:value-type="string">
            <text:p>2017-04-28 23:57:57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oring https://t.co/TBnhgPYWud</text:p>
          </table:table-cell>
          <table:table-cell office:value-type="string" calcext:value-type="string">
            <text:p>2017-04-28 23:18:25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XHNews: Chinese Vice Premier Wang Yang meets with Tesla CEO Elon Musk in Beijing https://t.co/HSM5kxBvYF</text:p>
          </table:table-cell>
          <table:table-cell office:value-type="string" calcext:value-type="string">
            <text:p>2017-04-27 05:54:25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mckelly @cstross @jephjacques We def want to avoid either, particularly Surface Detail ...</text:p>
          </table:table-cell>
          <table:table-cell office:value-type="string" calcext:value-type="string">
            <text:p>2017-04-27 04:52:1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Charging is our priority. This year we?re doubling our Supercharger network &amp; adding more chargers to existing sites https?</text:p>
          </table:table-cell>
          <table:table-cell office:value-type="string" calcext:value-type="string">
            <text:p>2017-04-24 20:37:5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JWU8 @creepypuppet @cowanfilms On it now</text:p>
          </table:table-cell>
          <table:table-cell office:value-type="string" calcext:value-type="string">
            <text:p>2017-04-24 19:55:0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oomoodining @creepypuppet @cowanfilms Great food, great ambience and with great friends. We all really enjoyed the visit.</text:p>
          </table:table-cell>
          <table:table-cell office:value-type="string" calcext:value-type="string">
            <text:p>2017-04-24 19:51:13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udeBurger @realamberheard @teslaownersau Will definitely do that on my next trip</text:p>
          </table:table-cell>
          <table:table-cell office:value-type="string" calcext:value-type="string">
            <text:p>2017-04-24 06:48:58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realamberheard: https://t.co/ayTosQoe0a</text:p>
          </table:table-cell>
          <table:table-cell office:value-type="string" calcext:value-type="string">
            <text:p>2017-04-24 03:25:16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aving moo moo at Moo Moo Gold Coast with amberheard, @CreepyPuppet and @CowanFilms https://t.co/SUM2RYYN7O</text:p>
          </table:table-cell>
          <table:table-cell office:value-type="string" calcext:value-type="string">
            <text:p>2017-04-24 02:42:53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uancarlosrs @elpilot That is the aspiration: to avoid AI becoming other.</text:p>
          </table:table-cell>
          <table:table-cell office:value-type="string" calcext:value-type="string">
            <text:p>2017-04-23 20:23:0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aitbutwhy: It's finally here: the full story on Neuralink. I knew the future would be nuts but this is a whole other level. https://t.?</text:p>
          </table:table-cell>
          <table:table-cell office:value-type="string" calcext:value-type="string">
            <text:p>2017-04-20 23:50:06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esla driver walks away unscathed after ~500-ft fall from a cliff in his Model S. https://t.co/DqnsUgCHKh via @ElectrekCo</text:p>
          </table:table-cell>
          <table:table-cell office:value-type="string" calcext:value-type="string">
            <text:p>2017-04-19 22:17:19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AAAauto: .@TeslaMotors Model X 75D-Overall Winner of the 2017 AAA Green Car Guide. More info on the winners &amp; car reviews: https://t.co?</text:p>
          </table:table-cell>
          <table:table-cell office:value-type="string" calcext:value-type="string">
            <text:p>2017-04-18 22:19:05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dericLambert @TaylorSMarks @FlipperB @pkingdesign Yeah, sorry I missed that. This would only work for 75 kWh pa? https://t.co/TaO8BRitJM</text:p>
          </table:table-cell>
          <table:table-cell office:value-type="string" calcext:value-type="string">
            <text:p>2017-04-18 04:48:13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lipperB @pkingdesign Yes</text:p>
          </table:table-cell>
          <table:table-cell office:value-type="string" calcext:value-type="string">
            <text:p>2017-04-18 00:31:03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kingdesign Tesla will soon be offering a compelling means of upgrading a 60 to a 75</text:p>
          </table:table-cell>
          <table:table-cell office:value-type="string" calcext:value-type="string">
            <text:p>2017-04-17 21:26:01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ucci_mau July</text:p>
          </table:table-cell>
          <table:table-cell office:value-type="string" calcext:value-type="string">
            <text:p>2017-04-13 21:00:07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oahMagel Pickup truck unveil in 18 to 24 months</text:p>
          </table:table-cell>
          <table:table-cell office:value-type="string" calcext:value-type="string">
            <text:p>2017-04-13 20:56:42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mGonzales Next gen Roadster will be convertible</text:p>
          </table:table-cell>
          <table:table-cell office:value-type="string" calcext:value-type="string">
            <text:p>2017-04-13 20:55:36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Semi truck unveil set for September. Team has done an amazing job. Seriously next level.</text:p>
          </table:table-cell>
          <table:table-cell office:value-type="string" calcext:value-type="string">
            <text:p>2017-04-13 20:51:33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ahull @Reuters Yeah</text:p>
          </table:table-cell>
          <table:table-cell office:value-type="string" calcext:value-type="string">
            <text:p>2017-04-12 22:54:3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uters Besides, I already said we'd add more independent members during SCTY merger. Will announce soon, but this? https://t.co/gbjw6J54jg</text:p>
          </table:table-cell>
          <table:table-cell office:value-type="string" calcext:value-type="string">
            <text:p>2017-04-12 22:35:1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uters This investor group should buy Ford stock. Their governance is amazing ...</text:p>
          </table:table-cell>
          <table:table-cell office:value-type="string" calcext:value-type="string">
            <text:p>2017-04-12 22:28:07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utolist survey finds Tesla used car values are highest and sell fastest https://t.co/KcXFhqwXVa</text:p>
          </table:table-cell>
          <table:table-cell office:value-type="string" calcext:value-type="string">
            <text:p>2017-04-12 22:20:21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airheadMD @cheron Fairing is ~$5M, but that should be reusable this year. Am fairly confident we can reuse upper? https://t.co/VPj9dbWm21</text:p>
          </table:table-cell>
          <table:table-cell office:value-type="string" calcext:value-type="string">
            <text:p>2017-04-07 23:59:37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anRowley2 Latency should only be 5 min max. Checking ...</text:p>
          </table:table-cell>
          <table:table-cell office:value-type="string" calcext:value-type="string">
            <text:p>2017-04-07 23:55:4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eature coming soon that allows one touch access to all discovered Tesla Easter eggs https://t.co/oWU6oq9Jqb</text:p>
          </table:table-cell>
          <table:table-cell office:value-type="string" calcext:value-type="string">
            <text:p>2017-04-07 19:36:3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A neural network teaches itself to analyze sentiment after only being trained to predict the next character: https://t.co/hrITH?</text:p>
          </table:table-cell>
          <table:table-cell office:value-type="string" calcext:value-type="string">
            <text:p>2017-04-06 21:11:03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d so the robots spared humanity ... https://t.co/v7JUJQWfCv</text:p>
          </table:table-cell>
          <table:table-cell office:value-type="string" calcext:value-type="string">
            <text:p>2017-04-05 17:56:29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orIn2020 @waltmossberg @mims @defcon_5 Exactly. Tesla is absurdly overvalued if based on the past, but that's irr? https://t.co/qQcTqkzgMl</text:p>
          </table:table-cell>
          <table:table-cell office:value-type="string" calcext:value-type="string">
            <text:p>2017-04-03 23:01:01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altmossberg @mims @defcon_5 Et tu, Walt?</text:p>
          </table:table-cell>
          <table:table-cell office:value-type="string" calcext:value-type="string">
            <text:p>2017-04-03 19:59:35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tormy weather in Shortville ...</text:p>
          </table:table-cell>
          <table:table-cell office:value-type="string" calcext:value-type="string">
            <text:p>2017-04-03 19:30:19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veLeeBBC @verge Coal is dying due to nat gas fracking. It's basically dead.</text:p>
          </table:table-cell>
          <table:table-cell office:value-type="string" calcext:value-type="string">
            <text:p>2017-04-02 09:05:2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xxxzis It's just a helicopter in helicopter's clothing</text:p>
          </table:table-cell>
          <table:table-cell office:value-type="string" calcext:value-type="string">
            <text:p>2017-04-02 09:04:07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erge It won't matter</text:p>
          </table:table-cell>
          <table:table-cell office:value-type="string" calcext:value-type="string">
            <text:p>2017-04-02 09:02:38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uperCoolCube Pretty good</text:p>
          </table:table-cell>
          <table:table-cell office:value-type="string" calcext:value-type="string">
            <text:p>2017-04-02 07:57:31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y did we waste so much time developing silly rockets? Damn you, aliens! So obtuse! You have all this crazy tech, but can't speak English!?</text:p>
          </table:table-cell>
          <table:table-cell office:value-type="string" calcext:value-type="string">
            <text:p>2017-04-01 21:44:01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chnology breakthrough: turns out chemtrails are actually a message from time-traveling aliens describing the secret of teleportation</text:p>
          </table:table-cell>
          <table:table-cell office:value-type="string" calcext:value-type="string">
            <text:p>2017-04-01 21:39:09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We've created the world's first Spam-detecting AI trained entirely in simulation and deployed on a physical robot: https://t.co?</text:p>
          </table:table-cell>
          <table:table-cell office:value-type="string" calcext:value-type="string">
            <text:p>2017-04-01 21:25:33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ProfBrianCox: This is extremely important from @elonmusk and @SpaceX - reusable rockets bring us MUCH closer to becoming a spacefaring?</text:p>
          </table:table-cell>
          <table:table-cell office:value-type="string" calcext:value-type="string">
            <text:p>2017-04-01 21:24:3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damsbj Def P100D with Ludicrous+, although the rocket starts going a lot faster after that</text:p>
          </table:table-cell>
          <table:table-cell office:value-type="string" calcext:value-type="string">
            <text:p>2017-04-01 07:55:23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dAstronomer We can def bring it back like Dragon. Just a question of how much weight we need to add.</text:p>
          </table:table-cell>
          <table:table-cell office:value-type="string" calcext:value-type="string">
            <text:p>2017-04-01 02:47:32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sla_addict @TeslaMotors Working on it</text:p>
          </table:table-cell>
          <table:table-cell office:value-type="string" calcext:value-type="string">
            <text:p>2017-03-31 22:18:42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sonlamb Looks like it could do 20% more with some structural upgrades to handle higher loads. But that's in fully expendable mode.</text:p>
          </table:table-cell>
          <table:table-cell office:value-type="string" calcext:value-type="string">
            <text:p>2017-03-31 21:54:18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eron A lot</text:p>
          </table:table-cell>
          <table:table-cell office:value-type="string" calcext:value-type="string">
            <text:p>2017-03-31 21:52:51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rdoso Silliest thing we can imagine! Secret payload of 1st Dragon flight was a giant wheel of cheese. Inspired b? https://t.co/68nMJkiPsC</text:p>
          </table:table-cell>
          <table:table-cell office:value-type="string" calcext:value-type="string">
            <text:p>2017-03-31 21:52:36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dletterdave Good point, odds go from 0% to &gt;0% :)</text:p>
          </table:table-cell>
          <table:table-cell office:value-type="string" calcext:value-type="string">
            <text:p>2017-03-31 21:48:58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Heavy test flight currently scheduled for late summer</text:p>
          </table:table-cell>
          <table:table-cell office:value-type="string" calcext:value-type="string">
            <text:p>2017-03-31 21:46:5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sidering trying to bring upper stage back on Falcon Heavy demo flight for full reusability. Odds of success low, but maybe worth a shot.</text:p>
          </table:table-cell>
          <table:table-cell office:value-type="string" calcext:value-type="string">
            <text:p>2017-03-31 21:44:25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xfordteddy Browser is already a little better. Kernel and browser update in prob 6 weeks or so (lots of underlyin? https://t.co/XtgQGwJ21D</text:p>
          </table:table-cell>
          <table:table-cell office:value-type="string" calcext:value-type="string">
            <text:p>2017-03-31 21:41:25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More photos from today?s Falcon 9 launch and first stage landing ? https://t.co/095WHX44BX https://t.co/c3UYhMrDec</text:p>
          </table:table-cell>
          <table:table-cell office:value-type="string" calcext:value-type="string">
            <text:p>2017-03-31 03:45:56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dAstronomer @SpaceX Thanks Phil!</text:p>
          </table:table-cell>
          <table:table-cell office:value-type="string" calcext:value-type="string">
            <text:p>2017-03-31 03:36:12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credibly proud of the SpaceX team for achieving this milestone in space! Next goal is reflight within 24 hours.</text:p>
          </table:table-cell>
          <table:table-cell office:value-type="string" calcext:value-type="string">
            <text:p>2017-03-31 02:39:41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first stage has landed on Of Course I Still Love You ? world?s first reflight of an orbital class rocket.</text:p>
          </table:table-cell>
          <table:table-cell office:value-type="string" calcext:value-type="string">
            <text:p>2017-03-31 01:43:3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~60 minutes until launch window for SES-10 opens. All systems and weather are go. Watch here ? https://t.co/gtC39uBC7z https://?</text:p>
          </table:table-cell>
          <table:table-cell office:value-type="string" calcext:value-type="string">
            <text:p>2017-03-31 00:30:5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and SES-10 vertical on Kennedy Space Center?s historic Pad 39A. Launch window opens at 6:27pm EDT, 10:27pm UTC. https:?</text:p>
          </table:table-cell>
          <table:table-cell office:value-type="string" calcext:value-type="string">
            <text:p>2017-03-30 21:06:48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de today on Tesla sketch pad https://t.co/Z8dFP2NN41</text:p>
          </table:table-cell>
          <table:table-cell office:value-type="string" calcext:value-type="string">
            <text:p>2017-03-30 04:29:51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you just downloaded V8.1, tap the the T on center screen three times</text:p>
          </table:table-cell>
          <table:table-cell office:value-type="string" calcext:value-type="string">
            <text:p>2017-03-30 02:51:19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manejwala @arctechinc On center screen. Also, center screen *will* show speed as an overlay that changes opacity according to relevance.</text:p>
          </table:table-cell>
          <table:table-cell office:value-type="string" calcext:value-type="string">
            <text:p>2017-03-29 23:07:43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ahull Very few. We have yet to do a China (or Europe) launch of Model 3.</text:p>
          </table:table-cell>
          <table:table-cell office:value-type="string" calcext:value-type="string">
            <text:p>2017-03-28 20:14:01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usiness Glad to have Tencent as an investor and advisor to Tesla</text:p>
          </table:table-cell>
          <table:table-cell office:value-type="string" calcext:value-type="string">
            <text:p>2017-03-28 20:04:59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ckg_uk @chouky02 No</text:p>
          </table:table-cell>
          <table:table-cell office:value-type="string" calcext:value-type="string">
            <text:p>2017-03-28 19:58:3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ckg_uk @chouky02 You won't care</text:p>
          </table:table-cell>
          <table:table-cell office:value-type="string" calcext:value-type="string">
            <text:p>2017-03-28 19:57:18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akatomiTim What gave me away?</text:p>
          </table:table-cell>
          <table:table-cell office:value-type="string" calcext:value-type="string">
            <text:p>2017-03-28 13:21:3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ckg_uk No</text:p>
          </table:table-cell>
          <table:table-cell office:value-type="string" calcext:value-type="string">
            <text:p>2017-03-28 13:20:38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ere is the latest SpaceX travel ad for the flight around the moon &amp; into deep space. Maybe needs a few edits ... https://t.co/mA8ZgutrbE</text:p>
          </table:table-cell>
          <table:table-cell office:value-type="string" calcext:value-type="string">
            <text:p>2017-03-28 13:18:37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ng Neuralink piece coming out on @waitbutwhy in about a week. Difficult to dedicate the time, but existential risk is too high not to.</text:p>
          </table:table-cell>
          <table:table-cell office:value-type="string" calcext:value-type="string">
            <text:p>2017-03-28 07:31:21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New research release: overcoming many of Reinforcement Learning's limitations with Evolution Strategies: https://t.co/fVIStOFdoU</text:p>
          </table:table-cell>
          <table:table-cell office:value-type="string" calcext:value-type="string">
            <text:p>2017-03-25 03:28:01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rikhaaland We cannot make all country versions simultaneously or the production start would be a disaster. You would get first in Norway.</text:p>
          </table:table-cell>
          <table:table-cell office:value-type="string" calcext:value-type="string">
            <text:p>2017-03-25 00:34:4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sabelle_Kent Yes</text:p>
          </table:table-cell>
          <table:table-cell office:value-type="string" calcext:value-type="string">
            <text:p>2017-03-25 00:28:5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1sneyNut Yes</text:p>
          </table:table-cell>
          <table:table-cell office:value-type="string" calcext:value-type="string">
            <text:p>2017-03-24 22:24:3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ckbaum I believe so</text:p>
          </table:table-cell>
          <table:table-cell office:value-type="string" calcext:value-type="string">
            <text:p>2017-03-24 21:24:5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ddugan Yup</text:p>
          </table:table-cell>
          <table:table-cell office:value-type="string" calcext:value-type="string">
            <text:p>2017-03-24 20:13:34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r_Ewe_Guy Oh so little faith</text:p>
          </table:table-cell>
          <table:table-cell office:value-type="string" calcext:value-type="string">
            <text:p>2017-03-24 19:50:03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ryniog The shorter wheelbase only allows for a 75 kWh pack in Model 3 at current cell/module energy densities</text:p>
          </table:table-cell>
          <table:table-cell office:value-type="string" calcext:value-type="string">
            <text:p>2017-03-24 19:25:32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PokerVixen: @elonmusk I'm so unbelievably happy with my Model S. When people ask if l like it I respond No, I love it! ? it's amazing!?</text:p>
          </table:table-cell>
          <table:table-cell office:value-type="string" calcext:value-type="string">
            <text:p>2017-03-24 17:22:51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RH_Way: @elonmusk Our 85 hit the guardrails at well over 160km/h. Tessi absorbed impact, wife and baby are ok. Best car ever &amp; Member o?</text:p>
          </table:table-cell>
          <table:table-cell office:value-type="string" calcext:value-type="string">
            <text:p>2017-03-24 17:21:07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ddGerkens Yeah</text:p>
          </table:table-cell>
          <table:table-cell office:value-type="string" calcext:value-type="string">
            <text:p>2017-03-24 17:20:07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olsMichael Start taking orders in April</text:p>
          </table:table-cell>
          <table:table-cell office:value-type="string" calcext:value-type="string">
            <text:p>2017-03-24 17:18:47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_angus Yeah, probably a year from now. S will still win on acceleration though, due to having more space for a larger battery.</text:p>
          </table:table-cell>
          <table:table-cell office:value-type="string" calcext:value-type="string">
            <text:p>2017-03-24 17:16:08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orrisonbrett: @elonmusk First batch Model S P85D for me, Grey. Signature Model X P90D for wife, Triple White. Best vehicles in the wor?</text:p>
          </table:table-cell>
          <table:table-cell office:value-type="string" calcext:value-type="string">
            <text:p>2017-03-24 17:15:03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kaWrecks @ckalapala Only Model S will have the seven seater option, more cargo space, plus higher range, accelera? https://t.co/3wucaZRkZa</text:p>
          </table:table-cell>
          <table:table-cell office:value-type="string" calcext:value-type="string">
            <text:p>2017-03-24 17:12:36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arctechinc: @elonmusk we believe so much in Tesla and its goals we have a 100D Model S and 90D Model X and love both. Thank you! https:?</text:p>
          </table:table-cell>
          <table:table-cell office:value-type="string" calcext:value-type="string">
            <text:p>2017-03-24 17:10:18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mKode The Model S produced today is arguably version 4. Let me put it this way: it is the car I will keep drivin? https://t.co/xAxvz9TxpA</text:p>
          </table:table-cell>
          <table:table-cell office:value-type="string" calcext:value-type="string">
            <text:p>2017-03-24 17:09:4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erifin_teki: @elonmusk My lil monster Tesla Model X is the best car I've ever used. Thank you Elon. ??</text:p>
          </table:table-cell>
          <table:table-cell office:value-type="string" calcext:value-type="string">
            <text:p>2017-03-24 17:07:49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lueBowles If fate is on our side, it will be amazing. Will talk about that in detail next week.</text:p>
          </table:table-cell>
          <table:table-cell office:value-type="string" calcext:value-type="string">
            <text:p>2017-03-24 17:06:2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uanmlemao No problem :)</text:p>
          </table:table-cell>
          <table:table-cell office:value-type="string" calcext:value-type="string">
            <text:p>2017-03-24 17:05:32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JBurges Should be summer next year. Sorry, really wish we could get RHD done sooner. We truly are working as fast as we can.</text:p>
          </table:table-cell>
          <table:table-cell office:value-type="string" calcext:value-type="string">
            <text:p>2017-03-24 17:05:14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aultywarrior @matt_trulli @FredericLambert @TimShelton @JimPengelly Let me just go fetch my magic wand ...</text:p>
          </table:table-cell>
          <table:table-cell office:value-type="string" calcext:value-type="string">
            <text:p>2017-03-24 17:03:29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RicardoTwumasi: @elonmusk My Tesla Model S is the best car I've ever had https://t.co/OBkDjOPrUo</text:p>
          </table:table-cell>
          <table:table-cell office:value-type="string" calcext:value-type="string">
            <text:p>2017-03-24 17:01:56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hkottt: @elonmusk my Tesla Roadster is the best car i've ever had</text:p>
          </table:table-cell>
          <table:table-cell office:value-type="string" calcext:value-type="string">
            <text:p>2017-03-24 16:56:02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imShelton @FredericLambert @JimPengelly First in line for dual motor as soon as we can make it, which is probably in 6 to 9 months.</text:p>
          </table:table-cell>
          <table:table-cell office:value-type="string" calcext:value-type="string">
            <text:p>2017-03-24 16:55:34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eangene2030 Damn straight we do! Coming with 8.1 next week.</text:p>
          </table:table-cell>
          <table:table-cell office:value-type="string" calcext:value-type="string">
            <text:p>2017-03-24 16:54:24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drive of a release candidate version of Model 3 https://t.co/zcs6j1YRa4</text:p>
          </table:table-cell>
          <table:table-cell office:value-type="string" calcext:value-type="string">
            <text:p>2017-03-24 16:52:3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dericLambert It still has one display</text:p>
          </table:table-cell>
          <table:table-cell office:value-type="string" calcext:value-type="string">
            <text:p>2017-03-24 16:50:35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danieltadros: @bobbykansara @elonmusk @MrThorman My model S is the best car I've ever had !!</text:p>
          </table:table-cell>
          <table:table-cell office:value-type="string" calcext:value-type="string">
            <text:p>2017-03-24 16:49:34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oltzCoreAudio Nothing majorly new that a consumer would notice. Lots of new tech in the design and production process though.</text:p>
          </table:table-cell>
          <table:table-cell office:value-type="string" calcext:value-type="string">
            <text:p>2017-03-24 16:48:3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rctechinc The more autonomous a car is, the less dash info you need. How often do you look at the instrument pane? https://t.co/Ie6abxs7LD</text:p>
          </table:table-cell>
          <table:table-cell office:value-type="string" calcext:value-type="string">
            <text:p>2017-03-24 16:47:05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simo3089 How about the video we just took of the first Model 3 release candidate drive?</text:p>
          </table:table-cell>
          <table:table-cell office:value-type="string" calcext:value-type="string">
            <text:p>2017-03-24 16:45:1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obbykansara: @MrThorman @elonmusk My Model X is the greatest thing I have ever purchased. Period.</text:p>
          </table:table-cell>
          <table:table-cell office:value-type="string" calcext:value-type="string">
            <text:p>2017-03-24 16:44:17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rabru Yup, machine arrives next month and we start digging the tunnel!</text:p>
          </table:table-cell>
          <table:table-cell office:value-type="string" calcext:value-type="string">
            <text:p>2017-03-24 16:43:45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akhaller I think so</text:p>
          </table:table-cell>
          <table:table-cell office:value-type="string" calcext:value-type="string">
            <text:p>2017-03-24 16:41:56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dericLambert @JimPengelly No, we are minimizing configuration complexity to keep the production ramp on schedul? https://t.co/REhQOY149t</text:p>
          </table:table-cell>
          <table:table-cell office:value-type="string" calcext:value-type="string">
            <text:p>2017-03-24 16:41:17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rojan81 Tues/Wed</text:p>
          </table:table-cell>
          <table:table-cell office:value-type="string" calcext:value-type="string">
            <text:p>2017-03-24 16:39:16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Daz Because I was a dumb idiot and didn't realize at the time that it would cause confusion</text:p>
          </table:table-cell>
          <table:table-cell office:value-type="string" calcext:value-type="string">
            <text:p>2017-03-24 16:37:53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imothymjr Tues/Wed next week</text:p>
          </table:table-cell>
          <table:table-cell office:value-type="string" calcext:value-type="string">
            <text:p>2017-03-24 16:36:46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kate_a_book Yes. Model S will always be the fastest Tesla until next gen Roadster, which is a few years away.</text:p>
          </table:table-cell>
          <table:table-cell office:value-type="string" calcext:value-type="string">
            <text:p>2017-03-24 16:35:3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imPengelly Yes, but not until next year</text:p>
          </table:table-cell>
          <table:table-cell office:value-type="string" calcext:value-type="string">
            <text:p>2017-03-24 16:34:4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Saibie Yes. Hardware already on all production S and X cars.</text:p>
          </table:table-cell>
          <table:table-cell office:value-type="string" calcext:value-type="string">
            <text:p>2017-03-24 16:34:0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Ken_Miller Sorta. Model 3 is like a BMW 3 series or Audi A4. Model S is like BMW 5 and 6 series, but much faste? https://t.co/m7gxmtjGrZ</text:p>
          </table:table-cell>
          <table:table-cell office:value-type="string" calcext:value-type="string">
            <text:p>2017-03-24 16:32:59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reg525 How about now?</text:p>
          </table:table-cell>
          <table:table-cell office:value-type="string" calcext:value-type="string">
            <text:p>2017-03-24 16:30:2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arunfatehpuria Oh Model Y is coming too in a few years. Kinda have to.</text:p>
          </table:table-cell>
          <table:table-cell office:value-type="string" calcext:value-type="string">
            <text:p>2017-03-24 16:30:0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uciojr All Tesla cars built since Oct last year will be capable of self-driving as software improves</text:p>
          </table:table-cell>
          <table:table-cell office:value-type="string" calcext:value-type="string">
            <text:p>2017-03-24 16:28:4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windeez Definitely</text:p>
          </table:table-cell>
          <table:table-cell office:value-type="string" calcext:value-type="string">
            <text:p>2017-03-24 16:27:1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was going to be called Model E, for obvious dumb humor reasons, but Ford sued to block it, so now it is S3X. Totally different :)</text:p>
          </table:table-cell>
          <table:table-cell office:value-type="string" calcext:value-type="string">
            <text:p>2017-03-24 16:26:51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imBeiko Yes</text:p>
          </table:table-cell>
          <table:table-cell office:value-type="string" calcext:value-type="string">
            <text:p>2017-03-24 16:23:2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is just a smaller, more affordable version of Model S w less range &amp; power &amp; fewer features. Model S has more advanced technology.</text:p>
          </table:table-cell>
          <table:table-cell office:value-type="string" calcext:value-type="string">
            <text:p>2017-03-24 16:21:33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 noticing that many people think Model 3 is the next version of a Tesla, like iPhone 2 vs 3. This is not true.</text:p>
          </table:table-cell>
          <table:table-cell office:value-type="string" calcext:value-type="string">
            <text:p>2017-03-24 16:17:4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walterslives Looking forward to playing the game with my kids!</text:p>
          </table:table-cell>
          <table:table-cell office:value-type="string" calcext:value-type="string">
            <text:p>2017-03-24 16:15:1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aronpaul_8 I used to be one. You're welcome. Trying my best, at least. Hope it's a bit useful.</text:p>
          </table:table-cell>
          <table:table-cell office:value-type="string" calcext:value-type="string">
            <text:p>2017-03-24 12:07:34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xtspaceflight @inversedotcom Just because I'm building a spaceship to get back to my home planet doesn't mean I'm an alien</text:p>
          </table:table-cell>
          <table:table-cell office:value-type="string" calcext:value-type="string">
            <text:p>2017-03-24 09:50:21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nnart375 @inversedotcom The number of extinct single planet civilizations probably exceeds live civs by at least? https://t.co/7rZDEpNOks</text:p>
          </table:table-cell>
          <table:table-cell office:value-type="string" calcext:value-type="string">
            <text:p>2017-03-24 09:44:56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hirate Probably. Either that, simulation, great filter or they are very, very subtle.</text:p>
          </table:table-cell>
          <table:table-cell office:value-type="string" calcext:value-type="string">
            <text:p>2017-03-24 09:36:3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tes I hope that didn't work</text:p>
          </table:table-cell>
          <table:table-cell office:value-type="string" calcext:value-type="string">
            <text:p>2017-03-24 09:30:16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tes ~spawn npc.alien</text:p>
          </table:table-cell>
          <table:table-cell office:value-type="string" calcext:value-type="string">
            <text:p>2017-03-24 09:29:3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ere are the #%*&gt; aliens? https://t.co/FDuJIdwgrN</text:p>
          </table:table-cell>
          <table:table-cell office:value-type="string" calcext:value-type="string">
            <text:p>2017-03-24 09:18:23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outerhuijs Looks like Tues/Wed for 8.1 release</text:p>
          </table:table-cell>
          <table:table-cell office:value-type="string" calcext:value-type="string">
            <text:p>2017-03-23 19:52:2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x17online Except that isn't actually my house ...</text:p>
          </table:table-cell>
          <table:table-cell office:value-type="string" calcext:value-type="string">
            <text:p>2017-03-22 23:54:14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araswisher Perhaps there will be some future bill that makes a difference for Mars, but this is not it.</text:p>
          </table:table-cell>
          <table:table-cell office:value-type="string" calcext:value-type="string">
            <text:p>2017-03-22 03:31:4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araswisher I am not. This bill changes almost nothing about what NASA is doing. Existing programs stay in place a? https://t.co/RXn1LlD6qa</text:p>
          </table:table-cell>
          <table:table-cell office:value-type="string" calcext:value-type="string">
            <text:p>2017-03-22 03:30:44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ryanrossuk: @elonmusk Hope you like my Model X customer story. You're something of a hero of mine. Never give up and thank you! https:/?</text:p>
          </table:table-cell>
          <table:table-cell office:value-type="string" calcext:value-type="string">
            <text:p>2017-03-22 03:21:37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Recovery teams en route to Dragon. https://t.co/5aiGcX0vS2</text:p>
          </table:table-cell>
          <table:table-cell office:value-type="string" calcext:value-type="string">
            <text:p>2017-03-19 18:50:1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More photos from today's Falcon 9 launch ? https://t.co/095WHWMtKp https://t.co/O2RkVlZnak</text:p>
          </table:table-cell>
          <table:table-cell office:value-type="string" calcext:value-type="string">
            <text:p>2017-03-16 20:48:52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Successful deployment of @EchoStar XXIII to a Geosynchronous Transfer Orbit confirmed. https://t.co/LpPWLo8YMN</text:p>
          </table:table-cell>
          <table:table-cell office:value-type="string" calcext:value-type="string">
            <text:p>2017-03-16 17:42:32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Back live for final burn and satellite deployment ? https://t.co/gtC39uBC7z https://t.co/8FtMsb9ITp</text:p>
          </table:table-cell>
          <table:table-cell office:value-type="string" calcext:value-type="string">
            <text:p>2017-03-16 17:42:26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Liftoff! https://t.co/gtC39uBC7z https://t.co/serafPcpy2</text:p>
          </table:table-cell>
          <table:table-cell office:value-type="string" calcext:value-type="string">
            <text:p>2017-03-16 17:11:29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pnJesus @Lurpatron @MKBHD @jakerawr 3 is a great car, but definitely Model S</text:p>
          </table:table-cell>
          <table:table-cell office:value-type="string" calcext:value-type="string">
            <text:p>2017-03-16 06:39:03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yleugh Good point</text:p>
          </table:table-cell>
          <table:table-cell office:value-type="string" calcext:value-type="string">
            <text:p>2017-03-14 10:21:59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riyancaFord I wish. It's so annoying.</text:p>
          </table:table-cell>
          <table:table-cell office:value-type="string" calcext:value-type="string">
            <text:p>2017-03-14 10:19:3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nally, an explanation for daylight savings that makes sense ... https://t.co/kGpJHNgRJO</text:p>
          </table:table-cell>
          <table:table-cell office:value-type="string" calcext:value-type="string">
            <text:p>2017-03-14 10:17:3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Elijah Ok</text:p>
          </table:table-cell>
          <table:table-cell office:value-type="string" calcext:value-type="string">
            <text:p>2017-03-13 03:26: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izbuilderUSA @mcannonbrookes It's been a bear to get done, but prob 10 days or so, depending on full speed autosteer test results</text:p>
          </table:table-cell>
          <table:table-cell office:value-type="string" calcext:value-type="string">
            <text:p>2017-03-12 23:43:0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git_bacon @mcannonbrookes Looking forward to it. I know it's cliche, but LotR is my favorite book ever :) Want t? https://t.co/uchiQ8P3yb</text:p>
          </table:table-cell>
          <table:table-cell office:value-type="string" calcext:value-type="string">
            <text:p>2017-03-12 23:41:41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5AllanLeVito @mcannonbrookes @VGroysman Sure. Just check out my prior tweet on pricing ($250 kWh at pack level). W? https://t.co/eJ1uXKHrpR</text:p>
          </table:table-cell>
          <table:table-cell office:value-type="string" calcext:value-type="string">
            <text:p>2017-03-12 23:39:51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.@mcannonbrookes Can only happen with your support, and working closely with key govt and utility leaders who are s? https://t.co/AlfAGI0kLB</text:p>
          </table:table-cell>
          <table:table-cell office:value-type="string" calcext:value-type="string">
            <text:p>2017-03-12 23:37:51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wanted to write a note of appreciation to the many Australians who came out in support of the battery plan, especially @mcannonbrookes</text:p>
          </table:table-cell>
          <table:table-cell office:value-type="string" calcext:value-type="string">
            <text:p>2017-03-12 23:32:3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h_pton16 I love Wikipedia. Just gets better over time.</text:p>
          </table:table-cell>
          <table:table-cell office:value-type="string" calcext:value-type="string">
            <text:p>2017-03-12 21:40:37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MMZHerrera Answer is complex for electric motors. We use an AC induction motor fed by a DC pack thru an IGBT inve? https://t.co/uKsjIDZPAq</text:p>
          </table:table-cell>
          <table:table-cell office:value-type="string" calcext:value-type="string">
            <text:p>2017-03-12 06:25:25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illiamwinters High voltage DC is for sure the best way to transmit electricity over long distances. Good explanat? https://t.co/Ucz8O3Tfm1</text:p>
          </table:table-cell>
          <table:table-cell office:value-type="string" calcext:value-type="string">
            <text:p>2017-03-12 05:59:22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ronically, direct current is the right approach today, even though alternating was right in the past. Solar power &amp; electronics both DC.</text:p>
          </table:table-cell>
          <table:table-cell office:value-type="string" calcext:value-type="string">
            <text:p>2017-03-12 05:51:56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ou're most welcome. Very exciting to discuss the future of electricity. Renewables + storage arguably biggest disr? https://t.co/czUfwZkgJE</text:p>
          </table:table-cell>
          <table:table-cell office:value-type="string" calcext:value-type="string">
            <text:p>2017-03-12 05:43:47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cannonbrookes Just spoke with @JayWeatherill, Premier of South Australia. Very impressed. Govt is clearly committ? https://t.co/JNOCwKVMxY</text:p>
          </table:table-cell>
          <table:table-cell office:value-type="string" calcext:value-type="string">
            <text:p>2017-03-11 05:53:37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hails Yes, but shipping, taxes/tariffs and installation labor vary by country, as those costs are beyond our control</text:p>
          </table:table-cell>
          <table:table-cell office:value-type="string" calcext:value-type="string">
            <text:p>2017-03-10 09:27:06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cannonbrookes $250/kWh at the pack level for 100MWh+ systems. Tesla is moving to fixed and open pricing and terms for all products.</text:p>
          </table:table-cell>
          <table:table-cell office:value-type="string" calcext:value-type="string">
            <text:p>2017-03-10 09:05:11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cannonbrookes Tesla will get the system installed and working 100 days from contract signature or it is free. That serious enough for you?</text:p>
          </table:table-cell>
          <table:table-cell office:value-type="string" calcext:value-type="string">
            <text:p>2017-03-10 04:50:57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edd Will send you one</text:p>
          </table:table-cell>
          <table:table-cell office:value-type="string" calcext:value-type="string">
            <text:p>2017-03-06 03:57:4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imonaKitzu Self-hatred</text:p>
          </table:table-cell>
          <table:table-cell office:value-type="string" calcext:value-type="string">
            <text:p>2017-03-06 03:41:09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nks JJ!</text:p>
          </table:table-cell>
          <table:table-cell office:value-type="string" calcext:value-type="string">
            <text:p>2017-03-06 03:34:53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ttps://t.co/3YSXZq1EVj</text:p>
          </table:table-cell>
          <table:table-cell office:value-type="string" calcext:value-type="string">
            <text:p>2017-03-06 03:14: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Project Loveday https://t.co/K1snXJN15u</text:p>
          </table:table-cell>
          <table:table-cell office:value-type="string" calcext:value-type="string">
            <text:p>2017-03-06 03:01:49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nk you for the lovely letter. That sounds like a great idea. We'll do it! https://t.co/ss2WmkOGyk</text:p>
          </table:table-cell>
          <table:table-cell office:value-type="string" calcext:value-type="string">
            <text:p>2017-03-02 03:31:5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could not do this without NASA. Can't express enough appreciation. https://t.co/uQpI60zAV7</text:p>
          </table:table-cell>
          <table:table-cell office:value-type="string" calcext:value-type="string">
            <text:p>2017-02-28 07:10: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mesatbuzz This is not true. TM works for a lot of people and that's great, but I've maybe done it 7 or 8 times ever.</text:p>
          </table:table-cell>
          <table:table-cell office:value-type="string" calcext:value-type="string">
            <text:p>2017-02-28 07:08:14</text:p>
          </table:table-cell>
          <table:table-cell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ly me to the moon ... Ok</text:p>
            <text:p>https://t.co/6QT8m5SHwn</text:p>
          </table:table-cell>
          <table:table-cell office:value-type="string" calcext:value-type="string">
            <text:p>2017-02-27 23:34:39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announcement tomorrow at 1pm PST</text:p>
          </table:table-cell>
          <table:table-cell office:value-type="string" calcext:value-type="string">
            <text:p>2017-02-27 03:10:1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TechGenius of course</text:p>
          </table:table-cell>
          <table:table-cell office:value-type="string" calcext:value-type="string">
            <text:p>2017-02-25 07:32:56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ueDiamond maybe one of those too</text:p>
          </table:table-cell>
          <table:table-cell office:value-type="string" calcext:value-type="string">
            <text:p>2017-02-25 06:49:52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ller coasters are awesome</text:p>
          </table:table-cell>
          <table:table-cell office:value-type="string" calcext:value-type="string">
            <text:p>2017-02-25 06:46:3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hnpaulbrewer Something on a tristate border might work. Gigafactory plus nearby supporting supply chain needs a very large workforce.</text:p>
          </table:table-cell>
          <table:table-cell office:value-type="string" calcext:value-type="string">
            <text:p>2017-02-24 20:59:5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onbarbieri @GreenCarReports Good chance it will</text:p>
          </table:table-cell>
          <table:table-cell office:value-type="string" calcext:value-type="string">
            <text:p>2017-02-24 20:01:17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vidshepardson @BW @ATT @ToysRUs Exactly :)</text:p>
          </table:table-cell>
          <table:table-cell office:value-type="string" calcext:value-type="string">
            <text:p>2017-02-24 20:00:36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eganmurp @ChrisFaile @BW I didn't pose for it (hopefully that's obvious) or want me on cover. Tunnel boring machine pic wd be way better</text:p>
          </table:table-cell>
          <table:table-cell office:value-type="string" calcext:value-type="string">
            <text:p>2017-02-24 19:51:4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drianvolts Minor improvements update this weekend. High speed autosteer in about two weeks.</text:p>
          </table:table-cell>
          <table:table-cell office:value-type="string" calcext:value-type="string">
            <text:p>2017-02-24 19:22:1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cellent Tesla Model X review https://t.co/wvog4Pbo1o</text:p>
          </table:table-cell>
          <table:table-cell office:value-type="string" calcext:value-type="string">
            <text:p>2017-02-23 14:22:31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posted a video https://t.co/RCV7MVi8rs</text:p>
          </table:table-cell>
          <table:table-cell office:value-type="string" calcext:value-type="string">
            <text:p>2017-02-19 22:20:45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ttps://t.co/6Ve3YJoStm</text:p>
          </table:table-cell>
          <table:table-cell office:value-type="string" calcext:value-type="string">
            <text:p>2017-02-19 17:08:1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aby came back https://t.co/5FRhw3AT2b</text:p>
          </table:table-cell>
          <table:table-cell office:value-type="string" calcext:value-type="string">
            <text:p>2017-02-19 17:06:59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first stage has landed at LZ-1</text:p>
          </table:table-cell>
          <table:table-cell office:value-type="string" calcext:value-type="string">
            <text:p>2017-02-19 17:02:16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ttnewby no</text:p>
          </table:table-cell>
          <table:table-cell office:value-type="string" calcext:value-type="string">
            <text:p>2017-02-19 16:58:2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Right on schedule, solar arrays have been deployed on @SpaceX #Dragon cargo spacecraft. Watch: https://t.co/mzKW5uDsTi https://t.?</text:p>
          </table:table-cell>
          <table:table-cell office:value-type="string" calcext:value-type="string">
            <text:p>2017-02-19 16:57:5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Xuan_Thai System was green for launch. I called it off.</text:p>
          </table:table-cell>
          <table:table-cell office:value-type="string" calcext:value-type="string">
            <text:p>2017-02-18 18:47:58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pacecom They are often right, but, in this case, we have already retired so much R&amp;D risk on Dragon 2, that I feel very confident of 2018.</text:p>
          </table:table-cell>
          <table:table-cell office:value-type="string" calcext:value-type="string">
            <text:p>2017-02-18 18:37:5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perrin99 Uses high pressure bleed off the fuel side (RP-1 kerosene) turbopump, so no dedicated pump or fluid needed</text:p>
          </table:table-cell>
          <table:table-cell office:value-type="string" calcext:value-type="string">
            <text:p>2017-02-18 18:14:15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99% likely to be fine (closed loop TVC wd overcome error), but that 1% chance isn't worth rolling the dice. Better to wait a day.</text:p>
          </table:table-cell>
          <table:table-cell office:value-type="string" calcext:value-type="string">
            <text:p>2017-02-18 18:05:2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ybbby Not obviously related to the (very tiny) helium leak, but also not out of the question</text:p>
          </table:table-cell>
          <table:table-cell office:value-type="string" calcext:value-type="string">
            <text:p>2017-02-18 17:47:5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this is the only issue, flight would be fine, but need to make sure that it isn't symptomatic of a more significant upstream root cause</text:p>
          </table:table-cell>
          <table:table-cell office:value-type="string" calcext:value-type="string">
            <text:p>2017-02-18 17:21:0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ll systems go, except the movement trace of an upper stage engine steering hydraulic piston was slightly odd. Standing down to investigate.</text:p>
          </table:table-cell>
          <table:table-cell office:value-type="string" calcext:value-type="string">
            <text:p>2017-02-18 17:11:41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1 hour from launch of Falcon 9 &amp; Dragon to @Space_Station. Rocket &amp; weather are go. Launch at 10:01am ET, 15:01 UTC https://t.c?</text:p>
          </table:table-cell>
          <table:table-cell office:value-type="string" calcext:value-type="string">
            <text:p>2017-02-18 16:04:5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unting down to the first SpaceX launch from the Apollo 11 launch pad tomorrow morning (webcast? https://t.co/upjTcmftte</text:p>
          </table:table-cell>
          <table:table-cell office:value-type="string" calcext:value-type="string">
            <text:p>2017-02-18 10:35:11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Hear from experts at 5pm ET about the status of tomorrow's 10:01am ET @SpaceX cargo launch to @Space_Station: https://t.co/oJKHgK?</text:p>
          </table:table-cell>
          <table:table-cell office:value-type="string" calcext:value-type="string">
            <text:p>2017-02-18 10:27:05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's photo https://t.co/ImEDAut3nI</text:p>
          </table:table-cell>
          <table:table-cell office:value-type="string" calcext:value-type="string">
            <text:p>2017-02-18 10:26:19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vided Dragon 2 demo missions go well, SpaceX is highly confident of being able to fly US astronauts in 2018 https://t.co/usUto6QSi7</text:p>
          </table:table-cell>
          <table:table-cell office:value-type="string" calcext:value-type="string">
            <text:p>2017-02-18 10:07:03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s like we are go for launch. Added an abort trigger at T-60 secs for pressure decay of upper stage helium spin start system.</text:p>
          </table:table-cell>
          <table:table-cell office:value-type="string" calcext:value-type="string">
            <text:p>2017-02-18 05:07:51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vestigating a (very small) leak in the upper stage. If ok, will launch tomorrow. https://t.co/bQf97lywn4</text:p>
          </table:table-cell>
          <table:table-cell office:value-type="string" calcext:value-type="string">
            <text:p>2017-02-17 19:45:1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menietti @chafkin Yes, but only deep in solid rock, where the walls are self-supporting and concrete reinforcements arguably aren't needed</text:p>
          </table:table-cell>
          <table:table-cell office:value-type="string" calcext:value-type="string">
            <text:p>2017-02-17 17:55:44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00bs It's much easier to do the CGI that way</text:p>
          </table:table-cell>
          <table:table-cell office:value-type="string" calcext:value-type="string">
            <text:p>2017-02-17 08:42:32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aylight rocket launch &amp; landing at the Cape this weekend. Will be the 1st SpaceX flight from the Apollo launch pad. https://t.co/Vr5LQjYaPZ</text:p>
          </table:table-cell>
          <table:table-cell office:value-type="string" calcext:value-type="string">
            <text:p>2017-02-17 01:46:04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hoebeColeman I used that one :)</text:p>
          </table:table-cell>
          <table:table-cell office:value-type="string" calcext:value-type="string">
            <text:p>2017-02-16 06:47:56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k, what are some good ones? Will have to meter these out. Hopefully, kids can't die from groaning too much.</text:p>
          </table:table-cell>
          <table:table-cell office:value-type="string" calcext:value-type="string">
            <text:p>2017-02-16 06:39:1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RGTech @Floydilicious They are doing India proud</text:p>
          </table:table-cell>
          <table:table-cell office:value-type="string" calcext:value-type="string">
            <text:p>2017-02-16 06:36:32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siris26 You may come to regret that request :)</text:p>
          </table:table-cell>
          <table:table-cell office:value-type="string" calcext:value-type="string">
            <text:p>2017-02-16 06:35:1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ittleDovah Yeah, exactly. So that makes it cool, right!?</text:p>
          </table:table-cell>
          <table:table-cell office:value-type="string" calcext:value-type="string">
            <text:p>2017-02-16 06:33:5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loydilicious Yeah, awesome achievement by ISRO. Very impressive!</text:p>
          </table:table-cell>
          <table:table-cell office:value-type="string" calcext:value-type="string">
            <text:p>2017-02-16 06:31:18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pparently, there is this thing called Dad jokes and I make them</text:p>
          </table:table-cell>
          <table:table-cell office:value-type="string" calcext:value-type="string">
            <text:p>2017-02-16 06:29:15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udwigMorelos You're right, I can't hide any more! I am Irony Man...</text:p>
          </table:table-cell>
          <table:table-cell office:value-type="string" calcext:value-type="string">
            <text:p>2017-02-16 06:21:12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mcornwell they were earlier drafts that I accidentally published. I said the same thing a week already.</text:p>
          </table:table-cell>
          <table:table-cell office:value-type="string" calcext:value-type="string">
            <text:p>2017-02-15 23:06:09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 appreciation, Tesla is providing all repair costs free of charge and expedited. https://t.co/D68HNJcCoQ</text:p>
          </table:table-cell>
          <table:table-cell office:value-type="string" calcext:value-type="string">
            <text:p>2017-02-15 23:05:0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grats to the Tesla owner who sacrificed damage to his own car to bring a car with an unconscious driver safely to a stop!</text:p>
          </table:table-cell>
          <table:table-cell office:value-type="string" calcext:value-type="string">
            <text:p>2017-02-15 22:52:49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llieshopMOM Best place to watch is on the Cape causeway</text:p>
          </table:table-cell>
          <table:table-cell office:value-type="string" calcext:value-type="string">
            <text:p>2017-02-15 04:33:1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ACityLight @Nas2four Sounds like the Tesla Powerwall (consumer) and Powerpack (utility/commercial) might be useful</text:p>
          </table:table-cell>
          <table:table-cell office:value-type="string" calcext:value-type="string">
            <text:p>2017-02-11 04:18:0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rocket now vertical at Cape Canaveral on launch complex 39-A. This is the same launch? https://t.co/wY6dWRcer3</text:p>
          </table:table-cell>
          <table:table-cell office:value-type="string" calcext:value-type="string">
            <text:p>2017-02-10 22:17:43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ccohen @MeganGeuss @arstechnica Exactly. What this person said is untrue.</text:p>
          </table:table-cell>
          <table:table-cell office:value-type="string" calcext:value-type="string">
            <text:p>2017-02-10 04:51:02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usulAlrubail @MarkRuffalo @guardian Please check your facts. Tesla and SpaceX joined as soon as we received the filing, which was Monday.</text:p>
          </table:table-cell>
          <table:table-cell office:value-type="string" calcext:value-type="string">
            <text:p>2017-02-10 03:17:19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Supercharger availability is now displayed on your Tesla touchscreen so you can see how many stalls are open before you ar?</text:p>
          </table:table-cell>
          <table:table-cell office:value-type="string" calcext:value-type="string">
            <text:p>2017-02-10 01:27:26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knisely of course it will</text:p>
          </table:table-cell>
          <table:table-cell office:value-type="string" calcext:value-type="string">
            <text:p>2017-02-09 03:58:37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undalJ Should all be uploaded by next month</text:p>
          </table:table-cell>
          <table:table-cell office:value-type="string" calcext:value-type="string">
            <text:p>2017-02-08 23:49:54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ureal808 Motor Trend could only achieve 2.4 sec when they tested the Porsche 918</text:p>
          </table:table-cell>
          <table:table-cell office:value-type="string" calcext:value-type="string">
            <text:p>2017-02-08 23:31:39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oltzCoreAudio I don't know what make you think that's a rocket. It's completely covered in a tarpaulin...</text:p>
          </table:table-cell>
          <table:table-cell office:value-type="string" calcext:value-type="string">
            <text:p>2017-02-08 23:29:14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Targeting Feb. 18 for Dragon's next resupply mission to the @Space_Station ? our 1st launch from LC-39A at @NASA's Kennedy Spac?</text:p>
          </table:table-cell>
          <table:table-cell office:value-type="string" calcext:value-type="string">
            <text:p>2017-02-08 22:48:1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eorge Schultz and Jim Baker article in @WSJ regarding a carbon tax https://t.co/tf2Urgms85</text:p>
          </table:table-cell>
          <table:table-cell office:value-type="string" calcext:value-type="string">
            <text:p>2017-02-08 20:27:3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tlaG yes</text:p>
          </table:table-cell>
          <table:table-cell office:value-type="string" calcext:value-type="string">
            <text:p>2017-02-07 21:18:2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oel_ishan Hoping for summer this year</text:p>
          </table:table-cell>
          <table:table-cell office:value-type="string" calcext:value-type="string">
            <text:p>2017-02-07 20:03:36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dcdave yes, altitude improves performance for electric. Opposite of combustion cars.</text:p>
          </table:table-cell>
          <table:table-cell office:value-type="string" calcext:value-type="string">
            <text:p>2017-02-07 19:13:33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vanik21 @Veidit No, will be lower. Wheelbase can't fit 100.</text:p>
          </table:table-cell>
          <table:table-cell office:value-type="string" calcext:value-type="string">
            <text:p>2017-02-07 18:23:27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vanik21 Also, Tesla service can remove front trunk liner if you don't use it and improve performance further</text:p>
          </table:table-cell>
          <table:table-cell office:value-type="string" calcext:value-type="string">
            <text:p>2017-02-07 18:11:34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eidit No plans to take X, S (or 3) above 100 kWh. Semi necessarily and pickup truck maybe will go above.</text:p>
          </table:table-cell>
          <table:table-cell office:value-type="string" calcext:value-type="string">
            <text:p>2017-02-07 18:08:1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vanik21 Take out the floor mats and its 2.27. MT said everything had to be standard production.</text:p>
          </table:table-cell>
          <table:table-cell office:value-type="string" calcext:value-type="string">
            <text:p>2017-02-07 17:12:1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quick_pi yes</text:p>
          </table:table-cell>
          <table:table-cell office:value-type="string" calcext:value-type="string">
            <text:p>2017-02-07 17:06:50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duction Tesla Model S P100DL sets Motor Trend all-time world record to 60 mph in 2.27 sec https://t.co/sxALQrM5Ls</text:p>
          </table:table-cell>
          <table:table-cell office:value-type="string" calcext:value-type="string">
            <text:p>2017-02-07 17:00:54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verge: Millions of Tesla battery cells are powering thousands of LA homes https://t.co/NjfzEzAfbv https://t.co/oDGIAkCjiV</text:p>
          </table:table-cell>
          <table:table-cell office:value-type="string" calcext:value-type="string">
            <text:p>2017-02-07 07:40:26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igning off now. That was more than enough Twitter trouble for one morning!</text:p>
          </table:table-cell>
          <table:table-cell office:value-type="string" calcext:value-type="string">
            <text:p>2017-02-05 21:13:2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teveCase: I agree: https://t.co/mimefUL5ho https://t.co/PKfAyB1QTx</text:p>
          </table:table-cell>
          <table:table-cell office:value-type="string" calcext:value-type="string">
            <text:p>2017-02-05 20:59:24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qriosity_ @MacTechGenius No rare earth metals in battery</text:p>
          </table:table-cell>
          <table:table-cell office:value-type="string" calcext:value-type="string">
            <text:p>2017-02-05 20:52:09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mdtor @trylks Almost ready</text:p>
          </table:table-cell>
          <table:table-cell office:value-type="string" calcext:value-type="string">
            <text:p>2017-02-05 20:50:1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TechGenius App update is about two weeks out. Linux kernel and browser update probably a month or so. HW2 Autopilot has priority.</text:p>
          </table:table-cell>
          <table:table-cell office:value-type="string" calcext:value-type="string">
            <text:p>2017-02-05 20:48:18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dericLambert Yes, but Model 3 is the overwhelming priority</text:p>
          </table:table-cell>
          <table:table-cell office:value-type="string" calcext:value-type="string">
            <text:p>2017-02-05 20:41:4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lay_ellis I will post an article he wrote half a century ago about flying through Africa and Asia in his plane. One of my favorite things.</text:p>
          </table:table-cell>
          <table:table-cell office:value-type="string" calcext:value-type="string">
            <text:p>2017-02-05 20:41:06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istesla @FredericLambert Almost there. We are just being very careful with the rollout.</text:p>
          </table:table-cell>
          <table:table-cell office:value-type="string" calcext:value-type="string">
            <text:p>2017-02-05 20:30:4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rylks A lot of terrible things could happen in four years of extremism. Do you really want another war? That's where extremism leads.</text:p>
          </table:table-cell>
          <table:table-cell office:value-type="string" calcext:value-type="string">
            <text:p>2017-02-05 20:21:41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dericLambert Yeah, it is hard to convey complex ideas in 140 chars and tone is lost in text</text:p>
          </table:table-cell>
          <table:table-cell office:value-type="string" calcext:value-type="string">
            <text:p>2017-02-05 20:12:1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ycleTrades @rtoro20 People should push to have as many moderates advising the President as possible. Blind hate is never the right answer.</text:p>
          </table:table-cell>
          <table:table-cell office:value-type="string" calcext:value-type="string">
            <text:p>2017-02-05 20:07:59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ise1919 @FredericLambert Rolling out a new update today.</text:p>
          </table:table-cell>
          <table:table-cell office:value-type="string" calcext:value-type="string">
            <text:p>2017-02-05 20:05:16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cipher We should try our best</text:p>
          </table:table-cell>
          <table:table-cell office:value-type="string" calcext:value-type="string">
            <text:p>2017-02-05 20:03:49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amDeveloper Really? Ok, I will work harder on thinking first and tweeting second. Sorry for anything thoughtless.</text:p>
          </table:table-cell>
          <table:table-cell office:value-type="string" calcext:value-type="string">
            <text:p>2017-02-05 20:00:30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tinengwicht @FredericLambert I just had three coffees :)</text:p>
          </table:table-cell>
          <table:table-cell office:value-type="string" calcext:value-type="string">
            <text:p>2017-02-05 19:58:4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logicbox @IanrossWins Mars is critical for the long-term survival of humanity and life on Earth as we know it</text:p>
          </table:table-cell>
          <table:table-cell office:value-type="string" calcext:value-type="string">
            <text:p>2017-02-05 19:58:04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anbroswag @FredericLambert Numeric</text:p>
          </table:table-cell>
          <table:table-cell office:value-type="string" calcext:value-type="string">
            <text:p>2017-02-05 19:55:31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0Turner Gravimetric energy density of batteries and achieving a high cell mass fraction</text:p>
          </table:table-cell>
          <table:table-cell office:value-type="string" calcext:value-type="string">
            <text:p>2017-02-05 19:53:39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ravelingmom23 I love Canada! I'm half Canadian. My Mom was born in Regina. My grandfather (her Dad) was American, born in Minnesota.</text:p>
          </table:table-cell>
          <table:table-cell office:value-type="string" calcext:value-type="string">
            <text:p>2017-02-05 19:52:2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dericLambert Me too. I hope to get back to regularly scheduled programming soon ...</text:p>
          </table:table-cell>
          <table:table-cell office:value-type="string" calcext:value-type="string">
            <text:p>2017-02-05 19:47:42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endangage I agree, great country! Looking forward to taking my kids for a visit. I've heard it is incredibly beautiful.</text:p>
          </table:table-cell>
          <table:table-cell office:value-type="string" calcext:value-type="string">
            <text:p>2017-02-05 19:46:33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toro20 Really? I already have both feet in my mouth and am levitating on my own idiocy...</text:p>
          </table:table-cell>
          <table:table-cell office:value-type="string" calcext:value-type="string">
            <text:p>2017-02-05 19:43:15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ringKid True. Me being one of them :)</text:p>
          </table:table-cell>
          <table:table-cell office:value-type="string" calcext:value-type="string">
            <text:p>2017-02-05 19:40:4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celsalathe Not perfect &amp; cd be better, but 10th out of 200+ countries with only a 0.08 diff to 1st place means it's essentially on par</text:p>
          </table:table-cell>
          <table:table-cell office:value-type="string" calcext:value-type="string">
            <text:p>2017-02-05 19:40:2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santoniop Fair point, sorry</text:p>
          </table:table-cell>
          <table:table-cell office:value-type="string" calcext:value-type="string">
            <text:p>2017-02-05 19:27:35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ctivists should be pushing for more moderates to advise President, not fewer. How could having only extremists advise him possibly be good?</text:p>
          </table:table-cell>
          <table:table-cell office:value-type="string" calcext:value-type="string">
            <text:p>2017-02-05 19:26:3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alPhillipPoon Needs a major overhaul</text:p>
          </table:table-cell>
          <table:table-cell office:value-type="string" calcext:value-type="string">
            <text:p>2017-02-05 19:23:2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nCam137 @FifthRocket Exactly</text:p>
          </table:table-cell>
          <table:table-cell office:value-type="string" calcext:value-type="string">
            <text:p>2017-02-05 19:20:4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anstadGard Norway is great on all levels. Love Norway!</text:p>
          </table:table-cell>
          <table:table-cell office:value-type="string" calcext:value-type="string">
            <text:p>2017-02-05 19:19:08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ullFlags Yeah. And Twitter is a hater Hellscape.</text:p>
          </table:table-cell>
          <table:table-cell office:value-type="string" calcext:value-type="string">
            <text:p>2017-02-05 19:18:1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4AS Good grief, I'm not working for Trump. I'm trying to provide advice that helps take things in a more positive direction.</text:p>
          </table:table-cell>
          <table:table-cell office:value-type="string" calcext:value-type="string">
            <text:p>2017-02-05 19:16:23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itterMercy @CallumK24 Actually, I think it's kinda cool :)</text:p>
          </table:table-cell>
          <table:table-cell office:value-type="string" calcext:value-type="string">
            <text:p>2017-02-05 19:12:32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ricHaegler @iLexomat Isn't that basically like having a jury of peers? That is a default option in the US.</text:p>
          </table:table-cell>
          <table:table-cell office:value-type="string" calcext:value-type="string">
            <text:p>2017-02-05 19:11:27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ladsavov Those countries have strong justice systems, but I'd put them roughly on par with US. That rating system conflates many factors.</text:p>
          </table:table-cell>
          <table:table-cell office:value-type="string" calcext:value-type="string">
            <text:p>2017-02-05 19:09:37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ifthRocket Did you read my tweets? I attacked it hard. Did not defend.</text:p>
          </table:table-cell>
          <table:table-cell office:value-type="string" calcext:value-type="string">
            <text:p>2017-02-05 19:02:09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ENEMONICS You're right. Politics is a no-win situation. Somebody is going to hate what you say no matter what that is.</text:p>
          </table:table-cell>
          <table:table-cell office:value-type="string" calcext:value-type="string">
            <text:p>2017-02-05 19:01:0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tinengwicht Also good. There are several that are on par with US. Just don't think any are better. People confuse laws with courts.</text:p>
          </table:table-cell>
          <table:table-cell office:value-type="string" calcext:value-type="string">
            <text:p>2017-02-05 18:55:2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ulvankeep Mostly anti-drug laws</text:p>
          </table:table-cell>
          <table:table-cell office:value-type="string" calcext:value-type="string">
            <text:p>2017-02-05 18:53:25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giarrizzo Exactly</text:p>
          </table:table-cell>
          <table:table-cell office:value-type="string" calcext:value-type="string">
            <text:p>2017-02-05 18:51:0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LAAdams The laws need to change. Judges are responsible for evaluating whether an action breaks the law, not making law.</text:p>
          </table:table-cell>
          <table:table-cell office:value-type="string" calcext:value-type="string">
            <text:p>2017-02-05 18:50:19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umplik The remedy for that is changing the law</text:p>
          </table:table-cell>
          <table:table-cell office:value-type="string" calcext:value-type="string">
            <text:p>2017-02-05 18:48:0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llumK24 Ok, but what's up the wigs?</text:p>
          </table:table-cell>
          <table:table-cell office:value-type="string" calcext:value-type="string">
            <text:p>2017-02-05 18:42:55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Lexomat There are many good legal systems on par with US. Just don't know any that are better.</text:p>
          </table:table-cell>
          <table:table-cell office:value-type="string" calcext:value-type="string">
            <text:p>2017-02-05 18:42:26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iesseman True!</text:p>
          </table:table-cell>
          <table:table-cell office:value-type="string" calcext:value-type="string">
            <text:p>2017-02-05 18:39:4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ny in America don't realize how proud they should be of the legal system. Not perfect, but nowhere is the cause of justice better served.</text:p>
          </table:table-cell>
          <table:table-cell office:value-type="string" calcext:value-type="string">
            <text:p>2017-02-05 18:35:21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Honored to receive Best Car Award for the third year in a row in Germany. Thank you to all 124,000 of you who voted! https?</text:p>
          </table:table-cell>
          <table:table-cell office:value-type="string" calcext:value-type="string">
            <text:p>2017-02-05 18:28:2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lking down the street and saw this https://t.co/Mpv5j6088K</text:p>
          </table:table-cell>
          <table:table-cell office:value-type="string" calcext:value-type="string">
            <text:p>2017-02-05 01:12:36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isJCav Maybe my favorite mug ever</text:p>
          </table:table-cell>
          <table:table-cell office:value-type="string" calcext:value-type="string">
            <text:p>2017-02-05 00:19:04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ntendomaniac @alext4627 I wish!</text:p>
          </table:table-cell>
          <table:table-cell office:value-type="string" calcext:value-type="string">
            <text:p>2017-02-05 00:16:0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ldManRiver1800 Then so be it. I'd rather do what I believe is right, than do what appears right simply to avoid criticism.</text:p>
          </table:table-cell>
          <table:table-cell office:value-type="string" calcext:value-type="string">
            <text:p>2017-02-05 00:08:52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nnienorman @advandermeer Wow, cool!</text:p>
          </table:table-cell>
          <table:table-cell office:value-type="string" calcext:value-type="string">
            <text:p>2017-02-05 00:02:1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ext4627 That's exactly what I thought. Love Half-Life.</text:p>
          </table:table-cell>
          <table:table-cell office:value-type="string" calcext:value-type="string">
            <text:p>2017-02-05 00:01:38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a_lontana Nuances are important :)</text:p>
          </table:table-cell>
          <table:table-cell office:value-type="string" calcext:value-type="string">
            <text:p>2017-02-04 23:56:09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ainbows, unicorns and electric cars https://t.co/oGHkVUmpdi</text:p>
          </table:table-cell>
          <table:table-cell office:value-type="string" calcext:value-type="string">
            <text:p>2017-02-04 22:52:5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26 ft diameter tunnel running 2 miles under D.C. https://t.co/XFQkioEsg8</text:p>
          </table:table-cell>
          <table:table-cell office:value-type="string" calcext:value-type="string">
            <text:p>2017-02-04 21:00:25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veegdmann Really don't want to get in politics. I just want to help invent and develop technologies that improve lives. Feels so bizarre.</text:p>
          </table:table-cell>
          <table:table-cell office:value-type="string" calcext:value-type="string">
            <text:p>2017-02-04 19:14:39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ielleBloeme Yes, for now, but this should be addressed on all fronts: judicial, legislative and executive.</text:p>
          </table:table-cell>
          <table:table-cell office:value-type="string" calcext:value-type="string">
            <text:p>2017-02-04 19:07:16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 addition, I again raised climate. I believe this is doing good, so will remain on council &amp; keep at it. Doing otherwise would be wrong.</text:p>
          </table:table-cell>
          <table:table-cell office:value-type="string" calcext:value-type="string">
            <text:p>2017-02-04 19:03:52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t my request, the agenda for yesterday's White House meeting went from not mentioning the travel ban to having it be first and foremost</text:p>
          </table:table-cell>
          <table:table-cell office:value-type="string" calcext:value-type="string">
            <text:p>2017-02-04 18:57:5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eterGleick @business First I've heard of this meeting. Will find out why.</text:p>
          </table:table-cell>
          <table:table-cell office:value-type="string" calcext:value-type="string">
            <text:p>2017-02-04 18:39:32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fficeOfOMAR maybe</text:p>
          </table:table-cell>
          <table:table-cell office:value-type="string" calcext:value-type="string">
            <text:p>2017-02-04 14:02:18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ideo of MIT's entrant into the SpaceX Hyperloop competition. Air has been removed from the <text:s/>Hyperloop tube to almo? https://t.co/fTGsHKcarf</text:p>
          </table:table-cell>
          <table:table-cell office:value-type="string" calcext:value-type="string">
            <text:p>2017-02-04 13:57:38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inecraft https://t.co/lU1YzJjLOZ</text:p>
          </table:table-cell>
          <table:table-cell office:value-type="string" calcext:value-type="string">
            <text:p>2017-02-04 05:29:24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cun1 Yes. Green cards &amp; dual citizens already ok. Work &amp; spousal visas not yet, but hopefully soon. This is separate from judicial action.</text:p>
          </table:table-cell>
          <table:table-cell office:value-type="string" calcext:value-type="string">
            <text:p>2017-02-04 03:38:54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re has already been and there will be progress on this matter</text:p>
          </table:table-cell>
          <table:table-cell office:value-type="string" calcext:value-type="string">
            <text:p>2017-02-04 02:52:4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garding the meeting at the White House: https://t.co/8b1XH4oW6h</text:p>
          </table:table-cell>
          <table:table-cell office:value-type="string" calcext:value-type="string">
            <text:p>2017-02-03 03:39:18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tte__world yes</text:p>
          </table:table-cell>
          <table:table-cell office:value-type="string" calcext:value-type="string">
            <text:p>2017-02-02 21:24:4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IRED: The AI that beat the world's best poker players mimicked human intuition in a way no other machine ever had https://t.co/30Mkagf?</text:p>
          </table:table-cell>
          <table:table-cell office:value-type="string" calcext:value-type="string">
            <text:p>2017-02-02 07:23:15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rahFKessler @qz Headline &amp; article is misleading. I said it won't be retracted (ie withdrawn by Pres). It may be? https://t.co/FpiAWarhz1</text:p>
          </table:table-cell>
          <table:table-cell office:value-type="string" calcext:value-type="string">
            <text:p>2017-01-31 04:53:39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esAndersen @FLIxrisk Yes, I believe that is critical to ensure a good future for humanity</text:p>
          </table:table-cell>
          <table:table-cell office:value-type="string" calcext:value-type="string">
            <text:p>2017-01-30 21:31:23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p AI researchers agree on principles for developing benefical AI https://t.co/CATbd4oidF</text:p>
          </table:table-cell>
          <table:table-cell office:value-type="string" calcext:value-type="string">
            <text:p>2017-01-30 21:26:5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eet the utility grid of the future. Tesla's Powerpack installation at @SCE's substation will reduce the LA Basin's relian?</text:p>
          </table:table-cell>
          <table:table-cell office:value-type="string" calcext:value-type="string">
            <text:p>2017-01-30 21:24:09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nhaleray I agree with creating great jobs, restoring US strength as a great manufacturer of products and anything? https://t.co/2LwDBDLeO0</text:p>
          </table:table-cell>
          <table:table-cell office:value-type="string" calcext:value-type="string">
            <text:p>2017-01-30 19:50:2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cwm @jackclarkSF Yeah, sorry about that :)</text:p>
          </table:table-cell>
          <table:table-cell office:value-type="string" calcext:value-type="string">
            <text:p>2017-01-30 19:34:00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cobofAmber Yes, the order is still bad, but it is always important to read the source material</text:p>
          </table:table-cell>
          <table:table-cell office:value-type="string" calcext:value-type="string">
            <text:p>2017-01-30 12:52:15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ding the source material is better than reading other people's opinions about the source material https://t.co/HKIYKbdb3g</text:p>
          </table:table-cell>
          <table:table-cell office:value-type="string" calcext:value-type="string">
            <text:p>2017-01-30 07:18:59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yperloop: Congrats to WARR Hyperloop team for fastest pod--flew down entire length of track at the world's first Hyperloop competition?</text:p>
          </table:table-cell>
          <table:table-cell office:value-type="string" calcext:value-type="string">
            <text:p>2017-01-30 07:09:02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yperloop: Watch live replay now of both MIT and WARR Hyperloop test flights at https://t.co/CoIedEujWn <text:s/>#breakapod https://t.co/7rLYLM?</text:p>
          </table:table-cell>
          <table:table-cell office:value-type="string" calcext:value-type="string">
            <text:p>2017-01-30 07:08:30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yperloop: Watchlive now at https://t.co/CoIedEujWn as WARR Hyperloop team attempts their first flight in the @SpaceX Hyperloop test tr?</text:p>
          </table:table-cell>
          <table:table-cell office:value-type="string" calcext:value-type="string">
            <text:p>2017-01-30 02:05:17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ahull Strategic &amp; Policy Forum</text:p>
          </table:table-cell>
          <table:table-cell office:value-type="string" calcext:value-type="string">
            <text:p>2017-01-30 01:11:02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moran3 @redletterdave Exactly. There is no possibility of retraction, but there is possibility of modification.? https://t.co/gWeER63awo</text:p>
          </table:table-cell>
          <table:table-cell office:value-type="string" calcext:value-type="string">
            <text:p>2017-01-29 23:34:53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lease read immigration order. Lmk specific amendments. Will seek advisory council consensus &amp; present to President. https://t.co/qLpbsP4lEk</text:p>
          </table:table-cell>
          <table:table-cell office:value-type="string" calcext:value-type="string">
            <text:p>2017-01-29 22:53:5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rParV It is not</text:p>
          </table:table-cell>
          <table:table-cell office:value-type="string" calcext:value-type="string">
            <text:p>2017-01-29 02:42:4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ny people negatively affected by this policy are strong supporters of the US. They've done right,not wrong &amp; don't deserve to be rejected.</text:p>
          </table:table-cell>
          <table:table-cell office:value-type="string" calcext:value-type="string">
            <text:p>2017-01-29 02:35:3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blanket entry ban on citizens from certain primarily Muslim countries is not the best way to address the country?s challenges</text:p>
          </table:table-cell>
          <table:table-cell office:value-type="string" calcext:value-type="string">
            <text:p>2017-01-29 02:34:44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guelGamino @PopSci This is silly. If adding lanes actually did make it worse, that would imply removing lanes ma? https://t.co/0fR5cUbdrn</text:p>
          </table:table-cell>
          <table:table-cell office:value-type="string" calcext:value-type="string">
            <text:p>2017-01-28 07:23:59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d we start digging the tunnel tonight https://t.co/UYSIU0qg34</text:p>
          </table:table-cell>
          <table:table-cell office:value-type="string" calcext:value-type="string">
            <text:p>2017-01-28 06:53:54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chinsider: Here are all the futuristic pods competing in Elon Musk's Hyperloop competition this weekend https://t.co/Iv8ngUrQkh https?</text:p>
          </table:table-cell>
          <table:table-cell office:value-type="string" calcext:value-type="string">
            <text:p>2017-01-28 02:18:44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yperloop pod race happening this weekend at SpaceX HQ (near LAX). We built a ~mile long vacuum tube on our campus big enough to fit people.</text:p>
          </table:table-cell>
          <table:table-cell office:value-type="string" calcext:value-type="string">
            <text:p>2017-01-27 20:32:52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uzie_official Yeah, am hearing this from a lot of people &amp; it's getting me down. I'm just trying to make a positi? https://t.co/IN6Sqs586S</text:p>
          </table:table-cell>
          <table:table-cell office:value-type="string" calcext:value-type="string">
            <text:p>2017-01-27 19:43:35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yperloop: Teams arrive today for Testing Week before first-ever Hyperloop Competition at @SpaceX HQ on Jan. 27-29 ? https://t.co/MHrFC?</text:p>
          </table:table-cell>
          <table:table-cell office:value-type="string" calcext:value-type="string">
            <text:p>2017-01-27 13:29:3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izmodo: A brief chat with Elon Musk about climate change, Rex Tillerson, and Donald Trump https://t.co/IJo34UeDSq https://t.co/xrYj3Dq?</text:p>
          </table:table-cell>
          <table:table-cell office:value-type="string" calcext:value-type="string">
            <text:p>2017-01-26 03:06:06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SkinsFactory Earthquakes tend to have the biggest effect on the surface, like waves on water. That's why LA can? https://t.co/taeYtloJpD</text:p>
          </table:table-cell>
          <table:table-cell office:value-type="string" calcext:value-type="string">
            <text:p>2017-01-25 18:57:33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_wsimson Starting across from my desk at SpaceX. Crenshaw and the 105 Freeway, which is 5 mins from LAX</text:p>
          </table:table-cell>
          <table:table-cell office:value-type="string" calcext:value-type="string">
            <text:p>2017-01-25 11:11:56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lay_ellis Yup</text:p>
          </table:table-cell>
          <table:table-cell office:value-type="string" calcext:value-type="string">
            <text:p>2017-01-25 11:09:43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lovedRevol Maybe next month</text:p>
          </table:table-cell>
          <table:table-cell office:value-type="string" calcext:value-type="string">
            <text:p>2017-01-25 11:08:52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citing progress on the tunnel front. Plan to start digging in a month or so.</text:p>
          </table:table-cell>
          <table:table-cell office:value-type="string" calcext:value-type="string">
            <text:p>2017-01-25 11:08:0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x Tillerson supports a carbon tax. This is what is really needed to move the needle. https://t.co/6ne01TOzs1</text:p>
          </table:table-cell>
          <table:table-cell office:value-type="string" calcext:value-type="string">
            <text:p>2017-01-25 08:59:26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izmodo: Why it matters that human poker pros are getting trounced by an AI https://t.co/LEzbofY8IV https://t.co/4dhLqrf9hB</text:p>
          </table:table-cell>
          <table:table-cell office:value-type="string" calcext:value-type="string">
            <text:p>2017-01-25 08:53:09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chaelEMann I'm just saying that we should see what happens first. The actions may be surprising.</text:p>
          </table:table-cell>
          <table:table-cell office:value-type="string" calcext:value-type="string">
            <text:p>2017-01-25 08:50:18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chaelEMann No they don't</text:p>
          </table:table-cell>
          <table:table-cell office:value-type="string" calcext:value-type="string">
            <text:p>2017-01-25 08:27:15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vo0o0 Was wondering what those were</text:p>
          </table:table-cell>
          <table:table-cell office:value-type="string" calcext:value-type="string">
            <text:p>2017-01-25 07:25:12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2017-01-25 06:37:02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chael_McLean That may be a difficult award to decline</text:p>
          </table:table-cell>
          <table:table-cell office:value-type="string" calcext:value-type="string">
            <text:p>2017-01-25 02:47:33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illerson also said that ?the risk of climate change does exist? and he believed ?action should be taken</text:p>
          </table:table-cell>
          <table:table-cell office:value-type="string" calcext:value-type="string">
            <text:p>2017-01-25 02:43:16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Economist ... on how to address threats of climate change. They do require a global response.</text:p>
          </table:table-cell>
          <table:table-cell office:value-type="string" calcext:value-type="string">
            <text:p>2017-01-25 02:41:11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Economist Tillerson at his confirmation hearing: I think it?s important that the United States maintain its se? https://t.co/xrKpitbaEE</text:p>
          </table:table-cell>
          <table:table-cell office:value-type="string" calcext:value-type="string">
            <text:p>2017-01-25 02:40:30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dletterdave Ok, fine. Soldier 76. My dark secret is out ...</text:p>
          </table:table-cell>
          <table:table-cell office:value-type="string" calcext:value-type="string">
            <text:p>2017-01-24 23:59:1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ahull I share The Economist's opinion that he should be given the benefit of the doubt unless his actions prove otherwise</text:p>
          </table:table-cell>
          <table:table-cell office:value-type="string" calcext:value-type="string">
            <text:p>2017-01-24 23:57:27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ahull Rex is an exceptionally competent executive, understands geopolitics and knows how to win for his team. His team is now the USA.</text:p>
          </table:table-cell>
          <table:table-cell office:value-type="string" calcext:value-type="string">
            <text:p>2017-01-24 23:51:19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Economist This may sound surprising coming from me, but I agree with The Economist. Rex Tillerson has the poten? https://t.co/2BddSK9IBI</text:p>
          </table:table-cell>
          <table:table-cell office:value-type="string" calcext:value-type="string">
            <text:p>2017-01-24 23:46:24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an_arexding There will be a software update this weekend that improves self-calibration ability</text:p>
          </table:table-cell>
          <table:table-cell office:value-type="string" calcext:value-type="string">
            <text:p>2017-01-24 17:29:2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eiltyson: In 1927 Lindbergh flew from NY to Paris. 45 yrs later, in 1972 we last walked on the Moon. 45 yrs later, in 2017 we? we? we?</text:p>
          </table:table-cell>
          <table:table-cell office:value-type="string" calcext:value-type="string">
            <text:p>2017-01-24 05:06:28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srandall 3 months maybe, 6 months definitely</text:p>
          </table:table-cell>
          <table:table-cell office:value-type="string" calcext:value-type="string">
            <text:p>2017-01-24 05:00:03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ephenstohn Yes, safety should improve significantly due to autonomy features, even if regs disallow no driver present</text:p>
          </table:table-cell>
          <table:table-cell office:value-type="string" calcext:value-type="string">
            <text:p>2017-01-23 22:44:48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uto steer limited to 45 mph on highways for now, i.e. heavy traffic, where it is needed most. Limit will raise as we get more data.</text:p>
          </table:table-cell>
          <table:table-cell office:value-type="string" calcext:value-type="string">
            <text:p>2017-01-22 20:22:55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nansink40 Autonomy capability should improve via OTA every 2 to 6 weeks</text:p>
          </table:table-cell>
          <table:table-cell office:value-type="string" calcext:value-type="string">
            <text:p>2017-01-22 19:02:09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SammyyyD For now</text:p>
          </table:table-cell>
          <table:table-cell office:value-type="string" calcext:value-type="string">
            <text:p>2017-01-22 18:57:45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endrikStruik The 100D price takes into account exchange rate shifts, whereas other vehicle prices haven't yet been adjusted</text:p>
          </table:table-cell>
          <table:table-cell office:value-type="string" calcext:value-type="string">
            <text:p>2017-01-22 18:55:07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doehne @reddit Yes. Block 5 is the final upgrade of the Falcon architecture. Significantly improves performance &amp;? https://t.co/P5Qlozqjw2</text:p>
          </table:table-cell>
          <table:table-cell office:value-type="string" calcext:value-type="string">
            <text:p>2017-01-22 03:55:06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tweiseth If we applied resources to doing super complex retrofits, our pace of innovation would drop dramatically</text:p>
          </table:table-cell>
          <table:table-cell office:value-type="string" calcext:value-type="string">
            <text:p>2017-01-22 03:51:52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tweiseth Tesla will never stop innovating. People are buying the wrong car if they expect this. There will be maj? https://t.co/6O8yA90zhi</text:p>
          </table:table-cell>
          <table:table-cell office:value-type="string" calcext:value-type="string">
            <text:p>2017-01-22 03:49:54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itaChung16 Yes</text:p>
          </table:table-cell>
          <table:table-cell office:value-type="string" calcext:value-type="string">
            <text:p>2017-01-22 03:38:35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nnyLingham Unfortunately, that would require stripping down the entire car and replacing 300+ parts. Wish there was an easy way.</text:p>
          </table:table-cell>
          <table:table-cell office:value-type="string" calcext:value-type="string">
            <text:p>2017-01-22 00:17:04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iant X made of Model X's by Tesla owners in China! https://t.co/54wXBKiKvp</text:p>
          </table:table-cell>
          <table:table-cell office:value-type="string" calcext:value-type="string">
            <text:p>2017-01-22 00:13:40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doehne Expendable. Future flights will go on Falcon Heavy or the upgraded Falcon 9.</text:p>
          </table:table-cell>
          <table:table-cell office:value-type="string" calcext:value-type="string">
            <text:p>2017-01-21 23:57:46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kebathman Car won't complete camera calibration. Working on software solution to adjust image crop dynamically,? https://t.co/7PMDY49r1C</text:p>
          </table:table-cell>
          <table:table-cell office:value-type="string" calcext:value-type="string">
            <text:p>2017-01-21 23:52:58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utopilot for HW2 rolling out to all HW2 cars today. Please be cautious. Some cars will require adjustment of camera pitch angle by service.</text:p>
          </table:table-cell>
          <table:table-cell office:value-type="string" calcext:value-type="string">
            <text:p>2017-01-21 23:43:09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alidating a GPU driver fix and camera pitch angle health check for HW2</text:p>
          </table:table-cell>
          <table:table-cell office:value-type="string" calcext:value-type="string">
            <text:p>2017-01-21 22:46:26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UKPJD Similar to SpaceX, the T is like a cross section of an electric motor, just as the X is like a rocket trajectory</text:p>
          </table:table-cell>
          <table:table-cell office:value-type="string" calcext:value-type="string">
            <text:p>2017-01-19 22:35:20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srandall: Tesla?s Autopilot vindicated in NHTSA probe that shows a 40% drop in crashes https://t.co/u6ouLjaYnf https://t.co/BETOhKq8lv</text:p>
          </table:table-cell>
          <table:table-cell office:value-type="string" calcext:value-type="string">
            <text:p>2017-01-19 22:14:06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CHOTE Our target is a 90% reduction with HW2 as the software matures</text:p>
          </table:table-cell>
          <table:table-cell office:value-type="string" calcext:value-type="string">
            <text:p>2017-01-19 19:18:54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meronrad Not specifically, but there have been several incidences of pedestrian and bicyclist lives saved by Autopilot</text:p>
          </table:table-cell>
          <table:table-cell office:value-type="string" calcext:value-type="string">
            <text:p>2017-01-19 19:17:44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odularLifeSys @NHTSAgov It might. Am not sure.</text:p>
          </table:table-cell>
          <table:table-cell office:value-type="string" calcext:value-type="string">
            <text:p>2017-01-19 19:15:46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avinnwaters Looking good so far. Should roll out this weekend.</text:p>
          </table:table-cell>
          <table:table-cell office:value-type="string" calcext:value-type="string">
            <text:p>2017-01-19 19:11:35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port highlight: ?The data show that the Tesla vehicles crash rate dropped by almost 40 percent after Autosteer installation.?</text:p>
          </table:table-cell>
          <table:table-cell office:value-type="string" calcext:value-type="string">
            <text:p>2017-01-19 19:10:24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nal report on Autopilot issued by @NHTSAgov is very positive https://t.co/KsOZSrr3l9</text:p>
          </table:table-cell>
          <table:table-cell office:value-type="string" calcext:value-type="string">
            <text:p>2017-01-19 19:09:00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sakanv One million</text:p>
          </table:table-cell>
          <table:table-cell office:value-type="string" calcext:value-type="string">
            <text:p>2017-01-19 18:05:33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BC_TopGear: Meet the Tesla race car that?ll do 0-62mph in 2.1 seconds https://t.co/cU3gWn2vLh https://t.co/RUMpYb96f0</text:p>
          </table:table-cell>
          <table:table-cell office:value-type="string" calcext:value-type="string">
            <text:p>2017-01-19 17:31:32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Updated launch and landing photos ? https://t.co/vn4S8bV3x3 https://t.co/GRpm77LxKw</text:p>
          </table:table-cell>
          <table:table-cell office:value-type="string" calcext:value-type="string">
            <text:p>2017-01-18 21:56:0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before launch https://t.co/QqxvtBijoF</text:p>
          </table:table-cell>
          <table:table-cell office:value-type="string" calcext:value-type="string">
            <text:p>2017-01-18 09:51:53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ellipeC Not the ideal ending</text:p>
          </table:table-cell>
          <table:table-cell office:value-type="string" calcext:value-type="string">
            <text:p>2017-01-16 12:08:24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livierW4 There will be many improvements to HW1 over the course of the year</text:p>
          </table:table-cell>
          <table:table-cell office:value-type="string" calcext:value-type="string">
            <text:p>2017-01-16 12:07:07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raighamnett Yes</text:p>
          </table:table-cell>
          <table:table-cell office:value-type="string" calcext:value-type="string">
            <text:p>2017-01-16 12:05:56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ian_Ashcraft Yeah, it has a lot of potential</text:p>
          </table:table-cell>
          <table:table-cell office:value-type="string" calcext:value-type="string">
            <text:p>2017-01-16 12:04:47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watched Ghost in the Shell and the end of Colossus: The Forbin Project https://t.co/ZVUR5RzE5C</text:p>
          </table:table-cell>
          <table:table-cell office:value-type="string" calcext:value-type="string">
            <text:p>2017-01-16 12:03:15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W2 Autopilot now downloading to all HW2 cars, but in non-actuating mode to assess reliability. If looks good, actuation by end of week.</text:p>
          </table:table-cell>
          <table:table-cell office:value-type="string" calcext:value-type="string">
            <text:p>2017-01-16 11:55:01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imDeKort @SpaceX Rotates 180 degrees and does a retro burn</text:p>
          </table:table-cell>
          <table:table-cell office:value-type="string" calcext:value-type="string">
            <text:p>2017-01-16 00:26:42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imDeKort @SpaceX It does</text:p>
          </table:table-cell>
          <table:table-cell office:value-type="string" calcext:value-type="string">
            <text:p>2017-01-15 09:33:12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iftoff https://t.co/pcVJOvFHY2</text:p>
          </table:table-cell>
          <table:table-cell office:value-type="string" calcext:value-type="string">
            <text:p>2017-01-15 06:56:51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irst stage has landed on Just Read the Instructions https://t.co/W0EoLaO4YR</text:p>
          </table:table-cell>
          <table:table-cell office:value-type="string" calcext:value-type="string">
            <text:p>2017-01-15 01:24:53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ll satellites deployed</text:p>
          </table:table-cell>
          <table:table-cell office:value-type="string" calcext:value-type="string">
            <text:p>2017-01-14 21:12:49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ission looks good. Started deploying the 10 Iridium satellites. Rocket is stable on the droneship.</text:p>
          </table:table-cell>
          <table:table-cell office:value-type="string" calcext:value-type="string">
            <text:p>2017-01-14 21:05:04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Less than 1 hour until Falcon 9 launch of 10 @IridiumComm NEXT satellites. Instant launch window opens at 9:54am PST https://t.?</text:p>
          </table:table-cell>
          <table:table-cell office:value-type="string" calcext:value-type="string">
            <text:p>2017-01-14 19:33:19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Tracking ground wind for tomorrow's launch attempt of 10 @IridiumComm NEXT satellites. Weather overall 60% favorable https://t.?</text:p>
          </table:table-cell>
          <table:table-cell office:value-type="string" calcext:value-type="string">
            <text:p>2017-01-14 00:37:03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Building the Supercharger Network for the Future https://t.co/siR67vPd2T</text:p>
          </table:table-cell>
          <table:table-cell office:value-type="string" calcext:value-type="string">
            <text:p>2017-01-13 05:32:21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andonr182 @sama Have you tried steam engines? They are amazing.</text:p>
          </table:table-cell>
          <table:table-cell office:value-type="string" calcext:value-type="string">
            <text:p>2017-01-12 23:57:52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otorTrend Sarah should be in contact with you soon about doing a benchmark test</text:p>
          </table:table-cell>
          <table:table-cell office:value-type="string" calcext:value-type="string">
            <text:p>2017-01-12 23:56:29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urnam @brianstucki @reddit It is</text:p>
          </table:table-cell>
          <table:table-cell office:value-type="string" calcext:value-type="string">
            <text:p>2017-01-12 23:55:00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RMYGRNBRGR Hopefully, early next week. Results from limited release look good so far. Trying our best to be super careful.</text:p>
          </table:table-cell>
          <table:table-cell office:value-type="string" calcext:value-type="string">
            <text:p>2017-01-12 23:54:15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revoclark Good point. 2.34 would be a production Tesla. Stripped down, maybe as low as 2.1.</text:p>
          </table:table-cell>
          <table:table-cell office:value-type="string" calcext:value-type="string">
            <text:p>2017-01-12 23:43:16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bsmallshire @ClareMacraeUK It will</text:p>
          </table:table-cell>
          <table:table-cell office:value-type="string" calcext:value-type="string">
            <text:p>2017-01-12 23:41:32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mising early results from the Ludricrous Easter egg. Looks like 0 to 60 mph in 2.34 sec (Motor Trend spec) might be achievable...</text:p>
          </table:table-cell>
          <table:table-cell office:value-type="string" calcext:value-type="string">
            <text:p>2017-01-12 20:16:54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jreddyMD If the results look good from the latest point release, then we are days away from a release to all HW1? https://t.co/tfJJSklIjj</text:p>
          </table:table-cell>
          <table:table-cell office:value-type="string" calcext:value-type="string">
            <text:p>2017-01-12 20:08:12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dletterdave The least cool characters...it's embarrassing</text:p>
          </table:table-cell>
          <table:table-cell office:value-type="string" calcext:value-type="string">
            <text:p>2017-01-11 05:03:11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bhnyc It will in an upcoming release later this year</text:p>
          </table:table-cell>
          <table:table-cell office:value-type="string" calcext:value-type="string">
            <text:p>2017-01-11 04:52:36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slaMotors Tesla's approach to building an autonomy platform is focused on high compute efficiency machine learni? https://t.co/Yc8DCrKiNq</text:p>
          </table:table-cell>
          <table:table-cell office:value-type="string" calcext:value-type="string">
            <text:p>2017-01-11 02:40:41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Welcome Chris Lattner https://t.co/AaiG6rHhdF</text:p>
          </table:table-cell>
          <table:table-cell office:value-type="string" calcext:value-type="string">
            <text:p>2017-01-11 01:58:08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tt_mantyla @TeslaMotors Increasing capacity at existing Supercharger locations now has top priority. Some are ov? https://t.co/M1d1UgmSD8</text:p>
          </table:table-cell>
          <table:table-cell office:value-type="string" calcext:value-type="string">
            <text:p>2017-01-11 01:57:02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livierW4 Longitudinal control will, but lateral (steering) control will cap at 35 mph for a bit longer. Will rais? https://t.co/12IA0dgEZQ</text:p>
          </table:table-cell>
          <table:table-cell office:value-type="string" calcext:value-type="string">
            <text:p>2017-01-08 15:46:14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all looks good, HW2 Autopilot functionality will switch from shadow to active mode by end of week for cars beyond initial 1000</text:p>
          </table:table-cell>
          <table:table-cell office:value-type="string" calcext:value-type="string">
            <text:p>2017-01-08 15:43:14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w rev for Autopilot HW2 rolling out Mon to first 1000 &amp; to rest of fleet in shadow mode. Also improves HW1 and enables Ludicrous+.</text:p>
          </table:table-cell>
          <table:table-cell office:value-type="string" calcext:value-type="string">
            <text:p>2017-01-08 15:41:05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atihorhan @SpaceX That was a great game</text:p>
          </table:table-cell>
          <table:table-cell office:value-type="string" calcext:value-type="string">
            <text:p>2017-01-07 05:55:41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ensasoda https://t.co/6Ies7xBuBs via @WIRED</text:p>
          </table:table-cell>
          <table:table-cell office:value-type="string" calcext:value-type="string">
            <text:p>2017-01-07 01:12:16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old-down firing of @SpaceX Falcon 9 at Vandenberg Air Force completed. All systems are go for launch next week.</text:p>
          </table:table-cell>
          <table:table-cell office:value-type="string" calcext:value-type="string">
            <text:p>2017-01-05 23:40:17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W2 Autopilot software uploading to 1000 cars this eve. Will then hold to verify no field issues and upload to rest of fleet next week.</text:p>
          </table:table-cell>
          <table:table-cell office:value-type="string" calcext:value-type="string">
            <text:p>2016-12-31 23:30:05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@DragTimes Late Jan, along with Linux kernel upgrade</text:p>
          </table:table-cell>
          <table:table-cell office:value-type="string" calcext:value-type="string">
            <text:p>2016-12-31 04:47:28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agTimes Yes, but held up by Autopilot . It def works tho in shaving 0.1 sec off 0-60mph &amp; 1/4 mile. If AP goes t? https://t.co/kbV8qGc1A5</text:p>
          </table:table-cell>
          <table:table-cell office:value-type="string" calcext:value-type="string">
            <text:p>2016-12-31 04:40:28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solving an Autopilot HW2 bug that shows up when booting from a subzero cold-soak. If that fix works, software will start uploading tmrw.</text:p>
          </table:table-cell>
          <table:table-cell office:value-type="string" calcext:value-type="string">
            <text:p>2016-12-31 04:34:09</text:p>
          </table:table-cell>
          <table:table-cell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hurchill (non) quotes </text:p>
            <text:p>https://t.co/avA4YD6K6g</text:p>
          </table:table-cell>
          <table:table-cell office:value-type="string" calcext:value-type="string">
            <text:p>2016-12-30 21:44:02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IridiumComm: Milestone Alert: The first ten #IridiumNEXT satellites are stacked and encapsulated in the Falcon 9 fairing. #NEXTevolutio?</text:p>
          </table:table-cell>
          <table:table-cell office:value-type="string" calcext:value-type="string">
            <text:p>2016-12-30 16:14:3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wket Almost there. Undergoing final validation. Might go out in next few days.</text:p>
          </table:table-cell>
          <table:table-cell office:value-type="string" calcext:value-type="string">
            <text:p>2016-12-30 02:21:48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lectrekCo: Tesla Autopilot?s new radar technology predicts an accident caught on dashcam a second later https://t.co/f0nDVsG0hx https:?</text:p>
          </table:table-cell>
          <table:table-cell office:value-type="string" calcext:value-type="string">
            <text:p>2016-12-27 23:01:43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us ex machina on the center screen when it ends</text:p>
          </table:table-cell>
          <table:table-cell office:value-type="string" calcext:value-type="string">
            <text:p>2016-12-25 01:21:57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quipme Occasional existential dread is inevitable if you think at all about the future</text:p>
          </table:table-cell>
          <table:table-cell office:value-type="string" calcext:value-type="string">
            <text:p>2016-12-24 22:07:00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jsearle @FredericLambert Yes, grid won't be needed for moderate use Superchargers in non-snowy regions</text:p>
          </table:table-cell>
          <table:table-cell office:value-type="string" calcext:value-type="string">
            <text:p>2016-12-24 19:21:58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dericLambert A mere 350 kW ... what are you referring to, a children's toy?</text:p>
          </table:table-cell>
          <table:table-cell office:value-type="string" calcext:value-type="string">
            <text:p>2016-12-24 19:18:06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yamenalhaddad Brain is full right now and that's a hard one</text:p>
          </table:table-cell>
          <table:table-cell office:value-type="string" calcext:value-type="string">
            <text:p>2016-12-24 19:15:39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redericLambert There are some installed already, but full rollout really needs Supercharger V3 and Powerpack V2,? https://t.co/IVcABdYd9S</text:p>
          </table:table-cell>
          <table:table-cell office:value-type="string" calcext:value-type="string">
            <text:p>2016-12-24 19:13:25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daogaru If you don't like the P100DL, you can give it back</text:p>
          </table:table-cell>
          <table:table-cell office:value-type="string" calcext:value-type="string">
            <text:p>2016-12-24 18:54:46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pconner Good idea</text:p>
          </table:table-cell>
          <table:table-cell office:value-type="string" calcext:value-type="string">
            <text:p>2016-12-24 18:41:28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wangltg Yes</text:p>
          </table:table-cell>
          <table:table-cell office:value-type="string" calcext:value-type="string">
            <text:p>2016-12-24 18:15:52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weensChris Should complete in 2017. One is def planned for Swift Current, near my cousin's wheat farm where I had my 18th bday.</text:p>
          </table:table-cell>
          <table:table-cell office:value-type="string" calcext:value-type="string">
            <text:p>2016-12-24 18:10:41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rkdude203 It is keyed off the volume of music in the car. If you turn that down w left scroll wheel, it will be quieter.</text:p>
          </table:table-cell>
          <table:table-cell office:value-type="string" calcext:value-type="string">
            <text:p>2016-12-24 18:03:28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Maggiore50 Typing Mars after holding down the T symbol on the center console works on S and X. Also try renaming your car 42.</text:p>
          </table:table-cell>
          <table:table-cell office:value-type="string" calcext:value-type="string">
            <text:p>2016-12-24 18:02:02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ke sure your car is connected to wifi for the update. Will update over its cell connection too, but takes much longer.</text:p>
          </table:table-cell>
          <table:table-cell office:value-type="string" calcext:value-type="string">
            <text:p>2016-12-24 17:57:19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 activate the Model X holiday performance, just type holidays or ModelXmas after pressing the logo. Also, Mars. https://t.co/8Cy7YPlECX</text:p>
          </table:table-cell>
          <table:table-cell office:value-type="string" calcext:value-type="string">
            <text:p>2016-12-24 03:02:18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JDSB Looking promising for next week</text:p>
          </table:table-cell>
          <table:table-cell office:value-type="string" calcext:value-type="string">
            <text:p>2016-12-24 02:58:16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cwizardllc No major precipitating event, but people in general were going a bit too fast on winding roads</text:p>
          </table:table-cell>
          <table:table-cell office:value-type="string" calcext:value-type="string">
            <text:p>2016-12-24 01:34:28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lleprins Some years away, but yes</text:p>
          </table:table-cell>
          <table:table-cell office:value-type="string" calcext:value-type="string">
            <text:p>2016-12-24 01:30:02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cwizardllc Will be restored soon where there is a lead vehicle, ie you are being overtaken a lot due to true traf? https://t.co/edOm9W4Jyj</text:p>
          </table:table-cell>
          <table:table-cell office:value-type="string" calcext:value-type="string">
            <text:p>2016-12-24 01:29:15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beazles Night is easy. Twilight is hardest.</text:p>
          </table:table-cell>
          <table:table-cell office:value-type="string" calcext:value-type="string">
            <text:p>2016-12-23 03:24:40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That is actually rolling out to all Model X's right now</text:p>
          </table:table-cell>
          <table:table-cell office:value-type="string" calcext:value-type="string">
            <text:p>2016-12-23 03:24:10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Yes</text:p>
          </table:table-cell>
          <table:table-cell office:value-type="string" calcext:value-type="string">
            <text:p>2016-12-23 03:23:40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mLawrence 8.1, which hopefully goes out next week.</text:p>
          </table:table-cell>
          <table:table-cell office:value-type="string" calcext:value-type="string">
            <text:p>2016-12-23 03:20:25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agTimes Hoping for next week. Also going through validation.</text:p>
          </table:table-cell>
          <table:table-cell office:value-type="string" calcext:value-type="string">
            <text:p>2016-12-23 03:18:56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s like we might be ready to rollout most of Autopilot functionality for HW2 towards the end of next week</text:p>
          </table:table-cell>
          <table:table-cell office:value-type="string" calcext:value-type="string">
            <text:p>2016-12-23 03:01:52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receives highest owner satisfaction score of any carmaker in Consumer Reports survey https://t.co/NpJYkz8MgA</text:p>
          </table:table-cell>
          <table:table-cell office:value-type="string" calcext:value-type="string">
            <text:p>2016-12-22 23:15:40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Autopilot vision neural net now working well. Just need to get a lot of road time to validate in a wide range of environments.</text:p>
          </table:table-cell>
          <table:table-cell office:value-type="string" calcext:value-type="string">
            <text:p>2016-12-22 02:59:57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lackmds In work</text:p>
          </table:table-cell>
          <table:table-cell office:value-type="string" calcext:value-type="string">
            <text:p>2016-12-21 18:27:39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drianvolts @TeslaMotors @TeslaMotorsClub @Teslarati Tesla software team is working seven days a week to complete? https://t.co/wD6Q93iiPU</text:p>
          </table:table-cell>
          <table:table-cell office:value-type="string" calcext:value-type="string">
            <text:p>2016-12-18 06:13:06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omeJS10 Should start changing soon</text:p>
          </table:table-cell>
          <table:table-cell office:value-type="string" calcext:value-type="string">
            <text:p>2016-12-18 05:57:16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 am actually going to do this</text:p>
          </table:table-cell>
          <table:table-cell office:value-type="string" calcext:value-type="string">
            <text:p>2016-12-17 18:17:07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slaMotors We are going to modify this so that people only pay a fee if most bays are occupied. If the site is ba? https://t.co/IrXtSbsR5N</text:p>
          </table:table-cell>
          <table:table-cell office:value-type="string" calcext:value-type="string">
            <text:p>2016-12-17 16:52:16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oring, it's what we do</text:p>
          </table:table-cell>
          <table:table-cell office:value-type="string" calcext:value-type="string">
            <text:p>2016-12-17 16:16:22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t shall be called The Boring Company</text:p>
          </table:table-cell>
          <table:table-cell office:value-type="string" calcext:value-type="string">
            <text:p>2016-12-17 16:15:54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raffic is driving me nuts. Am going to build a tunnel boring machine and just start digging...</text:p>
          </table:table-cell>
          <table:table-cell office:value-type="string" calcext:value-type="string">
            <text:p>2016-12-17 15:05:54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ic You too :)</text:p>
          </table:table-cell>
          <table:table-cell office:value-type="string" calcext:value-type="string">
            <text:p>2016-12-11 05:21:00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ic You're right, this is becoming an issue. Supercharger spots are meant for charging, not parking. Will take action.</text:p>
          </table:table-cell>
          <table:table-cell office:value-type="string" calcext:value-type="string">
            <text:p>2016-12-11 05:20:26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orming a rocket nozzle https://t.co/QrpcVyHAXr</text:p>
          </table:table-cell>
          <table:table-cell office:value-type="string" calcext:value-type="string">
            <text:p>2016-12-10 00:42:30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 life well lived https://t.co/NZcRZUDroH</text:p>
          </table:table-cell>
          <table:table-cell office:value-type="string" calcext:value-type="string">
            <text:p>2016-12-08 23:31:04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ow do we know this story isn't fake? Unfortunately, it is probably true. https://t.co/YzyP4kG63R</text:p>
          </table:table-cell>
          <table:table-cell office:value-type="string" calcext:value-type="string">
            <text:p>2016-12-07 10:26:29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A video tutorial and overview of Universe from @sirajology: https://t.co/9JyfF5aFrl</text:p>
          </table:table-cell>
          <table:table-cell office:value-type="string" calcext:value-type="string">
            <text:p>2016-12-05 21:53:52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We're releasing Universe, a platform for measuring and training AI agents: https://t.co/bx7OjMDaJK</text:p>
          </table:table-cell>
          <table:table-cell office:value-type="string" calcext:value-type="string">
            <text:p>2016-12-05 10:54:37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smashes into semi truck trailer and lifts it off the ground. Driver walks away. https://t.co/NSuMvcYaA6</text:p>
          </table:table-cell>
          <table:table-cell office:value-type="string" calcext:value-type="string">
            <text:p>2016-12-01 08:07:05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Faster than a supercar, roomier than an SUV, more eco-friendly than... anything! Rating: ????? @MailOnline https://t.co/?</text:p>
          </table:table-cell>
          <table:table-cell office:value-type="string" calcext:value-type="string">
            <text:p>2016-11-28 18:08:16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dwardsanchez about three weeks and it will get rolled out incrementally in monthly releases</text:p>
          </table:table-cell>
          <table:table-cell office:value-type="string" calcext:value-type="string">
            <text:p>2016-11-27 05:00:41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emisdrey yes</text:p>
          </table:table-cell>
          <table:table-cell office:value-type="string" calcext:value-type="string">
            <text:p>2016-11-24 01:45:51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drive: These Are the Lobbyists Behind the Site Attacking Elon Musk and Tesla: https://t.co/l6u1MTrm0P</text:p>
          </table:table-cell>
          <table:table-cell office:value-type="string" calcext:value-type="string">
            <text:p>2016-11-24 01:35:04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ederinho10 @BW @business at least some of them</text:p>
          </table:table-cell>
          <table:table-cell office:value-type="string" calcext:value-type="string">
            <text:p>2016-11-24 01:33:09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ryker_88 That doesn't make sense. Will look into it.</text:p>
          </table:table-cell>
          <table:table-cell office:value-type="string" calcext:value-type="string">
            <text:p>2016-11-22 20:04:33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JDSB @TeslaMotors About 3 weeks</text:p>
          </table:table-cell>
          <table:table-cell office:value-type="string" calcext:value-type="string">
            <text:p>2016-11-22 19:28:00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ryker_88 Backlog of 5 seat foldflat config. 6 seat can be made earlier. Actually my fav version.</text:p>
          </table:table-cell>
          <table:table-cell office:value-type="string" calcext:value-type="string">
            <text:p>2016-11-22 19:20:12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YahooFinance Love the pic tho</text:p>
          </table:table-cell>
          <table:table-cell office:value-type="string" calcext:value-type="string">
            <text:p>2016-11-22 18:12:22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n anyone uncover who is really writing these fake pieces? Can't be skankhunt42. His work is better than this. https://t.co/Qs69AFMGE5</text:p>
          </table:table-cell>
          <table:table-cell office:value-type="string" calcext:value-type="string">
            <text:p>2016-11-22 18:10:18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lectrekCo: Right-wing group led by Trump propagandist launches campaign against Elon Musk, Tesla and SpaceX https://t.co/re8hDmjonX ht?</text:p>
          </table:table-cell>
          <table:table-cell office:value-type="string" calcext:value-type="string">
            <text:p>2016-11-22 17:39:01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his island in American Samoa now runs on nearly 100% solar energy thanks to 5,300+ solar panels &amp; 60 Tesla Powerpacks htt?</text:p>
          </table:table-cell>
          <table:table-cell office:value-type="string" calcext:value-type="string">
            <text:p>2016-11-22 17:36:00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ewscientist: Google?s DeepMind AI can lip-read TV shows better than a pro https://t.co/LeeZ32V6ds https://t.co/g35rC0C8R7</text:p>
          </table:table-cell>
          <table:table-cell office:value-type="string" calcext:value-type="string">
            <text:p>2016-11-21 16:17:49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tsjasonwhite @TeslaMotors perfect</text:p>
          </table:table-cell>
          <table:table-cell office:value-type="string" calcext:value-type="string">
            <text:p>2016-11-19 11:42:49</text:p>
          </table:table-cell>
          <table:table-cell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nger version of self-driving demo with Paint It Black soundtrack </text:p>
            <text:p>https://t.co/YuUmyEaCgR</text:p>
          </table:table-cell>
          <table:table-cell office:value-type="string" calcext:value-type="string">
            <text:p>2016-11-19 11:40:31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eritasDK @TeslaMotors That and Paint It Black will both be uploaded for free as Easter (holiday?) eggs</text:p>
          </table:table-cell>
          <table:table-cell office:value-type="string" calcext:value-type="string">
            <text:p>2016-11-19 11:38:05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heelsupgal @TeslaMotors yes</text:p>
          </table:table-cell>
          <table:table-cell office:value-type="string" calcext:value-type="string">
            <text:p>2016-11-19 11:34:49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rParV -2</text:p>
          </table:table-cell>
          <table:table-cell office:value-type="string" calcext:value-type="string">
            <text:p>2016-11-19 11:33:56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self-driving AI with the Benny Hill option package https://t.co/gJAwzys7vV</text:p>
          </table:table-cell>
          <table:table-cell office:value-type="string" calcext:value-type="string">
            <text:p>2016-11-19 11:31:43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wscientist Consequences of population implosion greatly underestimated. Upside down demographic pyramid can't support social services.</text:p>
          </table:table-cell>
          <table:table-cell office:value-type="string" calcext:value-type="string">
            <text:p>2016-11-19 11:27:19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chCrunch: Watch Tesla Model S P85D's instant speed avoid a potential rear-end collision https://t.co/04uQqU0FzA by @etherington https?</text:p>
          </table:table-cell>
          <table:table-cell office:value-type="string" calcext:value-type="string">
            <text:p>2016-11-19 01:21:54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arrett_bauman: .@TeslaMotors owners making $923 by renting their car 7 days out of the month on @turo, says CEO https://t.co/QPsAnhYLv?</text:p>
          </table:table-cell>
          <table:table-cell office:value-type="string" calcext:value-type="string">
            <text:p>2016-11-18 19:51:35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@TeslaMotors @FortuneMagazine big mobile app update coming with 8.1 next month</text:p>
          </table:table-cell>
          <table:table-cell office:value-type="string" calcext:value-type="string">
            <text:p>2016-11-18 19:48:50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Battery solar farm to power the island of Kauai @FortuneMagazine https://t.co/rz2h6bp2Du</text:p>
          </table:table-cell>
          <table:table-cell office:value-type="string" calcext:value-type="string">
            <text:p>2016-11-18 19:47:25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Successfully tested the prototype Mars tank last week. Hit both of our pressure targets ? next up will be full cryo testing. ht?</text:p>
          </table:table-cell>
          <table:table-cell office:value-type="string" calcext:value-type="string">
            <text:p>2016-11-18 09:41:54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ote tally shows ~85% of unaffiliated shareholders in favor of the Tesla/SolarCity merger! Thanks for believing.</text:p>
          </table:table-cell>
          <table:table-cell office:value-type="string" calcext:value-type="string">
            <text:p>2016-11-17 23:51:05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Economist: New data show that 2016 is on course to be the hottest year ever recorded https://t.co/a6xA3qr7MF https://t.co/WS2WMVXv0J</text:p>
          </table:table-cell>
          <table:table-cell office:value-type="string" calcext:value-type="string">
            <text:p>2016-11-17 21:10:40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ontra_9077 sounds right</text:p>
          </table:table-cell>
          <table:table-cell office:value-type="string" calcext:value-type="string">
            <text:p>2016-11-17 07:22:37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srandall: Tesla's new Easter egg makes the world's fastest car even faster https://t.co/fmQguxYCHM https://t.co/m24jqdTJzF</text:p>
          </table:table-cell>
          <table:table-cell office:value-type="string" calcext:value-type="string">
            <text:p>2016-11-17 02:40:11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rminKeyani All P100D vehicles produced to date, as well as new. This is purely a software optimization.</text:p>
          </table:table-cell>
          <table:table-cell office:value-type="string" calcext:value-type="string">
            <text:p>2016-11-16 22:22:50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X numbers should also improve by 0.1 sec on 0 to 60 and 1/4 mile</text:p>
          </table:table-cell>
          <table:table-cell office:value-type="string" calcext:value-type="string">
            <text:p>2016-11-16 22:20:33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s like the Model S P100D Easter egg will allow it to do 0 to 60 mph in 2.4 sec and a 10.6 sec 1/4 mile via software update next month</text:p>
          </table:table-cell>
          <table:table-cell office:value-type="string" calcext:value-type="string">
            <text:p>2016-11-16 22:07:44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ustenAllred Wow, thanks. We won't let you down.</text:p>
          </table:table-cell>
          <table:table-cell office:value-type="string" calcext:value-type="string">
            <text:p>2016-11-16 20:07:49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we could enable that, although the cameras use grey, grey, grey, red detection, so it would look a little greyish red :)</text:p>
          </table:table-cell>
          <table:table-cell office:value-type="string" calcext:value-type="string">
            <text:p>2016-11-16 15:53:19</text:p>
          </table:table-cell>
          <table:table-cell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tGeo: Watch: When humans live on Mars, what exactly will they call home? </text:p>
            <text:p>https://t.co/QlJBuB6FX2 #CountdownToMars</text:p>
          </table:table-cell>
          <table:table-cell office:value-type="string" calcext:value-type="string">
            <text:p>2016-11-16 08:03:52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RealRonHoward: MARS airs tonight on the @NatGeo <text:s text:c="2"/>Hope you get to watch it. <text:s/>https://t.co/7ObsMhuSnU</text:p>
          </table:table-cell>
          <table:table-cell office:value-type="string" calcext:value-type="string">
            <text:p>2016-11-16 08:02:13</text:p>
          </table:table-cell>
          <table:table-cell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ve you too!</text:p>
            <text:p>https://t.co/BlDDQ0oJmg</text:p>
          </table:table-cell>
          <table:table-cell office:value-type="string" calcext:value-type="string">
            <text:p>2016-11-15 05:42:08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#Mars is hard, but it?s worth the risks to extend humanity?s frontier beyond Earth. Learn about our neighbor planet: https://t.co?</text:p>
          </table:table-cell>
          <table:table-cell office:value-type="string" calcext:value-type="string">
            <text:p>2016-11-15 05:19:24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Survey shows Tesla owners in Germany understand the meaning and function of Autopilot https://t.co/gvEX0h7mxq</text:p>
          </table:table-cell>
          <table:table-cell office:value-type="string" calcext:value-type="string">
            <text:p>2016-11-10 20:56:14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greenwald: Trump Picks Top Climate Skeptic to Lead EPA Transition https://t.co/fTiN4KuKJq</text:p>
          </table:table-cell>
          <table:table-cell office:value-type="string" calcext:value-type="string">
            <text:p>2016-11-10 02:22:18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odel X wins the Golden Steering Wheel ? https://t.co/af9Ze6Nhh5</text:p>
          </table:table-cell>
          <table:table-cell office:value-type="string" calcext:value-type="string">
            <text:p>2016-11-09 00:01:10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esla Advanced Automation Germany to make our factories, the machine that makes the machine, world's most advanced https:/?</text:p>
          </table:table-cell>
          <table:table-cell office:value-type="string" calcext:value-type="string">
            <text:p>2016-11-08 16:57:23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nLucidReverie a bit like that, but hopefully a more meaningful role for humans</text:p>
          </table:table-cell>
          <table:table-cell office:value-type="string" calcext:value-type="string">
            <text:p>2016-11-07 11:58:00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laying Amish Paradise in my Tesla</text:p>
          </table:table-cell>
          <table:table-cell office:value-type="string" calcext:value-type="string">
            <text:p>2016-11-06 23:37:58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uodebe Both UV and IR (for heat) reflective. I burn easily &amp; then my nose looks like Rudolph the reindeer, so I totally understand.</text:p>
          </table:table-cell>
          <table:table-cell office:value-type="string" calcext:value-type="string">
            <text:p>2016-11-05 20:12:55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rSpanier No, but maybe a light tartan. Plaid is reserved for the next gen Roadster.</text:p>
          </table:table-cell>
          <table:table-cell office:value-type="string" calcext:value-type="string">
            <text:p>2016-11-05 18:34:21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hireeshAgrawal I like humanity</text:p>
          </table:table-cell>
          <table:table-cell office:value-type="string" calcext:value-type="string">
            <text:p>2016-11-05 07:12:21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MC_Ryan there will be something special</text:p>
          </table:table-cell>
          <table:table-cell office:value-type="string" calcext:value-type="string">
            <text:p>2016-11-05 07:11:12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vidtayar5 Tesla will def absorb SolarCity debt. Altho extremely unlikely, I would pay it personally if need be. Debts must be honored.</text:p>
          </table:table-cell>
          <table:table-cell office:value-type="string" calcext:value-type="string">
            <text:p>2016-11-05 05:55:11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ltzerPlease @PlayOverwatch My kids and I are having a great time!</text:p>
          </table:table-cell>
          <table:table-cell office:value-type="string" calcext:value-type="string">
            <text:p>2016-11-05 04:23:26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mnickbeach @bakkedahl next software update fixes that</text:p>
          </table:table-cell>
          <table:table-cell office:value-type="string" calcext:value-type="string">
            <text:p>2016-11-05 02:30:22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agTimes might have an early access release ready by then</text:p>
          </table:table-cell>
          <table:table-cell office:value-type="string" calcext:value-type="string">
            <text:p>2016-11-05 01:15:45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shuadistler now wouldn't that be interesting :)</text:p>
          </table:table-cell>
          <table:table-cell office:value-type="string" calcext:value-type="string">
            <text:p>2016-11-05 00:41:58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ere is how to vote your Tesla and SolarCity shares: https://t.co/7LaBe6kAp6</text:p>
          </table:table-cell>
          <table:table-cell office:value-type="string" calcext:value-type="string">
            <text:p>2016-11-05 00:39:40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keMfknSplain hmmm</text:p>
          </table:table-cell>
          <table:table-cell office:value-type="string" calcext:value-type="string">
            <text:p>2016-11-04 19:04:14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paveli_p one day ...</text:p>
          </table:table-cell>
          <table:table-cell office:value-type="string" calcext:value-type="string">
            <text:p>2016-11-04 18:45:0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cobooff it is not actually left-handed</text:p>
          </table:table-cell>
          <table:table-cell office:value-type="string" calcext:value-type="string">
            <text:p>2016-11-04 18:44:06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_andyoneal @John_Gardi unless we do a deployable solar shield like a retractable hard top</text:p>
          </table:table-cell>
          <table:table-cell office:value-type="string" calcext:value-type="string">
            <text:p>2016-11-04 18:42:29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kkedahl currently cycles radio favs. Next software release cycles between favs.</text:p>
          </table:table-cell>
          <table:table-cell office:value-type="string" calcext:value-type="string">
            <text:p>2016-11-04 18:41:26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orgot to mention there will be a P100D Ludicrous Easter egg soon that uncorks the full performance</text:p>
          </table:table-cell>
          <table:table-cell office:value-type="string" calcext:value-type="string">
            <text:p>2016-11-04 18:40:16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TechGenius @John_Gardi no</text:p>
          </table:table-cell>
          <table:table-cell office:value-type="string" calcext:value-type="string">
            <text:p>2016-11-04 18:36:32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kkedahl use buttons on left side of steering wheel</text:p>
          </table:table-cell>
          <table:table-cell office:value-type="string" calcext:value-type="string">
            <text:p>2016-11-04 18:34:44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rRoryReid @BBC_TopGear Thanks!</text:p>
          </table:table-cell>
          <table:table-cell office:value-type="string" calcext:value-type="string">
            <text:p>2016-11-04 18:34:10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TechGenius I'm the only author, so, love or hate it, that's me. I've learned some lessons though, such as tweeting on Ambien isn't wise.</text:p>
          </table:table-cell>
          <table:table-cell office:value-type="string" calcext:value-type="string">
            <text:p>2016-11-04 18:33:41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TechGenius I personally like the 6 seat best, but the new 5 allows the entire back to fold flat. A small family could camp there!</text:p>
          </table:table-cell>
          <table:table-cell office:value-type="string" calcext:value-type="string">
            <text:p>2016-11-04 18:30:13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hn_Gardi We will probably offer that as an option</text:p>
          </table:table-cell>
          <table:table-cell office:value-type="string" calcext:value-type="string">
            <text:p>2016-11-04 18:20:17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hn_Gardi exactly</text:p>
          </table:table-cell>
          <table:table-cell office:value-type="string" calcext:value-type="string">
            <text:p>2016-11-04 18:19:15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rRoryReid @MykalSoCal @BBC_TopGear @TeslaMotors Loving this thread :)</text:p>
          </table:table-cell>
          <table:table-cell office:value-type="string" calcext:value-type="string">
            <text:p>2016-11-04 18:15:43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laji_kann Primarily aluminium with hot-stamped boron steel reinforcements. B pillar has a glass overlay.</text:p>
          </table:table-cell>
          <table:table-cell office:value-type="string" calcext:value-type="string">
            <text:p>2016-11-04 18:14:26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itterMercy Excellent safety in rollover (5 star+). That was what took so long to develop.</text:p>
          </table:table-cell>
          <table:table-cell office:value-type="string" calcext:value-type="string">
            <text:p>2016-11-04 18:12:40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 addition, we reinforced the surrounding body structure for improved safety (was already 5 star in all categories).</text:p>
          </table:table-cell>
          <table:table-cell office:value-type="string" calcext:value-type="string">
            <text:p>2016-11-04 17:10:29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 highly recommend the new all glass roof on the Model S. This was very hard to develop, but it makes the interior? https://t.co/RTIJC9BpYk</text:p>
          </table:table-cell>
          <table:table-cell office:value-type="string" calcext:value-type="string">
            <text:p>2016-11-04 17:05:22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riginaltman first solar roof deployments will start next summer</text:p>
          </table:table-cell>
          <table:table-cell office:value-type="string" calcext:value-type="string">
            <text:p>2016-11-04 16:55:50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be on @CNBC with Ron Baron in about half an hour https://t.co/OOL5yv5ue6</text:p>
          </table:table-cell>
          <table:table-cell office:value-type="string" calcext:value-type="string">
            <text:p>2016-11-04 16:53:58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eat Model X article by @BBC_TopGear! https://t.co/yXdwyQVkVg</text:p>
          </table:table-cell>
          <table:table-cell office:value-type="string" calcext:value-type="string">
            <text:p>2016-11-04 16:37:58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stitutional Shareholder Services, world's top independent evaluator, recommends in favor of Tesla-SolarCity merger https://t.co/o17l0Jbswa</text:p>
          </table:table-cell>
          <table:table-cell office:value-type="string" calcext:value-type="string">
            <text:p>2016-11-04 16:35:19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wscientist @XHNews Congratulations to China on the successful launch of the LM 5 heavy lift rocket!</text:p>
          </table:table-cell>
          <table:table-cell office:value-type="string" calcext:value-type="string">
            <text:p>2016-11-03 18:55:01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ainwipe There would def be millions of agents simultaneously doing a Monte Carlo sim &amp; combining the results to build a map of weaknesses</text:p>
          </table:table-cell>
          <table:table-cell office:value-type="string" calcext:value-type="string">
            <text:p>2016-11-03 18:47:35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lintonKeith good chance</text:p>
          </table:table-cell>
          <table:table-cell office:value-type="string" calcext:value-type="string">
            <text:p>2016-11-03 17:36:56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nly a matter of time before advanced AI is used to do this. Internet is particularly susceptible to a gradient des? https://t.co/JCgtjr1Nab</text:p>
          </table:table-cell>
          <table:table-cell office:value-type="string" calcext:value-type="string">
            <text:p>2016-11-03 17:31:38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piko yes</text:p>
          </table:table-cell>
          <table:table-cell office:value-type="string" calcext:value-type="string">
            <text:p>2016-11-02 09:05:32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Additional information on a combined Tesla &amp; SolarCity https://t.co/dSxGtDI6Lp</text:p>
          </table:table-cell>
          <table:table-cell office:value-type="string" calcext:value-type="string">
            <text:p>2016-11-02 09:00:30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yes</text:p>
          </table:table-cell>
          <table:table-cell office:value-type="string" calcext:value-type="string">
            <text:p>2016-10-29 07:25:47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baFaux strongly net positive</text:p>
          </table:table-cell>
          <table:table-cell office:value-type="string" calcext:value-type="string">
            <text:p>2016-10-29 07:24:24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lar glass tiles can also incorporate heating elements, like rear defroster on a car, to clear roof of snow and keep generating energy</text:p>
          </table:table-cell>
          <table:table-cell office:value-type="string" calcext:value-type="string">
            <text:p>2016-10-29 07:15:23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ipStreeet yes</text:p>
          </table:table-cell>
          <table:table-cell office:value-type="string" calcext:value-type="string">
            <text:p>2016-10-29 07:13:14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Solar roof glass tile vs. conventional roof tile https://t.co/AnGWJ07jub</text:p>
          </table:table-cell>
          <table:table-cell office:value-type="string" calcext:value-type="string">
            <text:p>2016-10-29 07:11:48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hould mention that the Tesla solar roof is robust against any weather, incl heavy hail. Also, higher insulating value than a standard roof.</text:p>
          </table:table-cell>
          <table:table-cell office:value-type="string" calcext:value-type="string">
            <text:p>2016-10-29 06:56:06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odyfisher: Exactly what I was thinking.. nice job @elonmusk https://t.co/jOwclRImXP</text:p>
          </table:table-cell>
          <table:table-cell office:value-type="string" calcext:value-type="string">
            <text:p>2016-10-29 06:21:43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NBC: With Tesla's solar roof, you'll never have to know these houses are solar-powered https://t.co/n88I5XbR4z</text:p>
          </table:table-cell>
          <table:table-cell office:value-type="string" calcext:value-type="string">
            <text:p>2016-10-29 06:13:18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uscan glass tile roof https://t.co/iDFhp8Y3qi</text:p>
          </table:table-cell>
          <table:table-cell office:value-type="string" calcext:value-type="string">
            <text:p>2016-10-29 05:46:51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Close up of the solar roof https://t.co/kDsSqtTWK7</text:p>
          </table:table-cell>
          <table:table-cell office:value-type="string" calcext:value-type="string">
            <text:p>2016-10-29 05:46:43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Powerwall 2 stores solar energy to power your home with 14 kWh of storage https://t.co/oVv32hiGF6</text:p>
          </table:table-cell>
          <table:table-cell office:value-type="string" calcext:value-type="string">
            <text:p>2016-10-29 04:34:41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esla + SolarCity future: solar roofs + batteries + electric cars https://t.co/os26v4W62m</text:p>
          </table:table-cell>
          <table:table-cell office:value-type="string" calcext:value-type="string">
            <text:p>2016-10-29 04:33:07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ushing start to ~5:45 to allow more people to arrive</text:p>
          </table:table-cell>
          <table:table-cell office:value-type="string" calcext:value-type="string">
            <text:p>2016-10-29 03:36:55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nveil happening at sunset, because that's when ...</text:p>
          </table:table-cell>
          <table:table-cell office:value-type="string" calcext:value-type="string">
            <text:p>2016-10-28 02:37:44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lar roof plus Powerwall 2.0 launch event will be webcast live on https://t.co/46TXqRrsdr at 5:30pm PDT tomorrow</text:p>
          </table:table-cell>
          <table:table-cell office:value-type="string" calcext:value-type="string">
            <text:p>2016-10-28 02:32:26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hnGarryVO Several UI improvements across the board in 8.01 (next few weeks) and 8.1 in Dec</text:p>
          </table:table-cell>
          <table:table-cell office:value-type="string" calcext:value-type="string">
            <text:p>2016-10-28 02:14:36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lar roof unveil now at 5:30pm sharp (need daylight, for obvious reasons) California time tomorrow.</text:p>
          </table:table-cell>
          <table:table-cell office:value-type="string" calcext:value-type="string">
            <text:p>2016-10-28 00:40:27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olarcity: Thanks to all our customers! It?s been a great couple of months ? we installed more solar than we expected including our 300?</text:p>
          </table:table-cell>
          <table:table-cell office:value-type="string" calcext:value-type="string">
            <text:p>2016-10-27 20:58:57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chCrunch: Musk on Tesla Network: It's not Tesla vs? Uber, it's the people vs? U... https://t.co/UZoyRP6mY5 by @etherington https://t?</text:p>
          </table:table-cell>
          <table:table-cell office:value-type="string" calcext:value-type="string">
            <text:p>2016-10-27 01:49:13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ar cult members, I love you https://t.co/1OzRaSQzhT</text:p>
          </table:table-cell>
          <table:table-cell office:value-type="string" calcext:value-type="string">
            <text:p>2016-10-27 00:24:11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lectrekCo: Bob Lutz compares Tesla to socialism after GM took $11B from taxpayers under his reign https://t.co/2YYbXxabrZ https://t.co?</text:p>
          </table:table-cell>
          <table:table-cell office:value-type="string" calcext:value-type="string">
            <text:p>2016-10-27 00:18:07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step fixing, but in a slightly different way</text:p>
          </table:table-cell>
          <table:table-cell office:value-type="string" calcext:value-type="string">
            <text:p>2016-10-26 19:51:23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oswow yeah, great questions</text:p>
          </table:table-cell>
          <table:table-cell office:value-type="string" calcext:value-type="string">
            <text:p>2016-10-24 05:03:32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s will be under /r/spacex, not the general AMA. Meant to be supplemental to the IAC talk.</text:p>
          </table:table-cell>
          <table:table-cell office:value-type="string" calcext:value-type="string">
            <text:p>2016-10-23 22:05:33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A at &lt;ahem&gt; 3pm California time</text:p>
          </table:table-cell>
          <table:table-cell office:value-type="string" calcext:value-type="string">
            <text:p>2016-10-23 20:37:37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ust be a coincidence https://t.co/qX6xYrQZpp</text:p>
          </table:table-cell>
          <table:table-cell office:value-type="string" calcext:value-type="string">
            <text:p>2016-10-22 21:51:38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esla?s announcement marks a turning point in the race towards fully autonomous vehicles. @FortuneMagazine https://t.co/?</text:p>
          </table:table-cell>
          <table:table-cell office:value-type="string" calcext:value-type="string">
            <text:p>2016-10-21 18:29:59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verge: Can you spot the self-driving cameras on this Tesla Model S? https://t.co/VTqmgFUhHU https://t.co/ONUCUvGSqY</text:p>
          </table:table-cell>
          <table:table-cell office:value-type="string" calcext:value-type="string">
            <text:p>2016-10-21 09:46:01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Here's the new hardware at work https://t.co/XAZFJcNvuh</text:p>
          </table:table-cell>
          <table:table-cell office:value-type="string" calcext:value-type="string">
            <text:p>2016-10-20 12:50:40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raneshSuvarna @YouTube no, that's real</text:p>
          </table:table-cell>
          <table:table-cell office:value-type="string" calcext:value-type="string">
            <text:p>2016-10-20 11:46:10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sing the automated solid metal snake charger :) https://t.co/lBG6GamNqJ</text:p>
          </table:table-cell>
          <table:table-cell office:value-type="string" calcext:value-type="string">
            <text:p>2016-10-20 11:44:03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AR_BIT yes</text:p>
          </table:table-cell>
          <table:table-cell office:value-type="string" calcext:value-type="string">
            <text:p>2016-10-20 11:35:07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en you want your car to return, tap Summon on your phone. It will eventually find you even if you are on the other side of the country</text:p>
          </table:table-cell>
          <table:table-cell office:value-type="string" calcext:value-type="string">
            <text:p>2016-10-20 11:34:42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en searching for parking, the car reads the signs to see if it is allowed to park there, which is why it skipped the disabled spot</text:p>
          </table:table-cell>
          <table:table-cell office:value-type="string" calcext:value-type="string">
            <text:p>2016-10-20 11:30:02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et_with1t yes</text:p>
          </table:table-cell>
          <table:table-cell office:value-type="string" calcext:value-type="string">
            <text:p>2016-10-20 11:27:24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slaMotors 8 cameras, 12 ultrasonars and radar all flush mounted and body color. Beauty remains.</text:p>
          </table:table-cell>
          <table:table-cell office:value-type="string" calcext:value-type="string">
            <text:p>2016-10-20 11:27:05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drives itself (no human input at all) thru urban streets to highway to streets, then finds a parking spot https://t.co/V2T7KGMPBo</text:p>
          </table:table-cell>
          <table:table-cell office:value-type="string" calcext:value-type="string">
            <text:p>2016-10-20 11:23:18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latest autonomous hardware allows for easy computer upgrade</text:p>
          </table:table-cell>
          <table:table-cell office:value-type="string" calcext:value-type="string">
            <text:p>2016-10-20 10:41:13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hould mention that retrofitting to full self-driving hardware is very difficult. Cost delta is more than buying a new car. Wish it weren't.</text:p>
          </table:table-cell>
          <table:table-cell office:value-type="string" calcext:value-type="string">
            <text:p>2016-10-20 10:38:59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onmusk Still working on the video. Fully autonomous drive demo only completed several hours ago.</text:p>
          </table:table-cell>
          <table:table-cell office:value-type="string" calcext:value-type="string">
            <text:p>2016-10-20 10:24:11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ternateJones of course</text:p>
          </table:table-cell>
          <table:table-cell office:value-type="string" calcext:value-type="string">
            <text:p>2016-10-20 08:22:28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expects to demonstrate self-driven cross-country trip next year https://t.co/YTxMUT3hWq via @WSJ</text:p>
          </table:table-cell>
          <table:table-cell office:value-type="string" calcext:value-type="string">
            <text:p>2016-10-20 07:08:31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utureBoy @mashable true and underappreciated</text:p>
          </table:table-cell>
          <table:table-cell office:value-type="string" calcext:value-type="string">
            <text:p>2016-10-20 03:49:34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post video of a Tesla navigating a complex urban environment shortly. That was what took the extra couple of days.</text:p>
          </table:table-cell>
          <table:table-cell office:value-type="string" calcext:value-type="string">
            <text:p>2016-10-20 03:41:25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All Teslas in production now have Full Self-Driving hardware, this will include Model 3 https://t.co/5yUAsEKfT7</text:p>
          </table:table-cell>
          <table:table-cell office:value-type="string" calcext:value-type="string">
            <text:p>2016-10-20 03:39:13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onmusk This is also what I was alluding to by Model 3 part 2</text:p>
          </table:table-cell>
          <table:table-cell office:value-type="string" calcext:value-type="string">
            <text:p>2016-10-19 22:24:09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ccording to experts, Hyperloop is both obvious and impossible. Maybe pick one or the other? https://t.co/JkRWd0lFS8</text:p>
          </table:table-cell>
          <table:table-cell office:value-type="string" calcext:value-type="string">
            <text:p>2016-10-19 21:29:13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announcement goes live at 5pm California time. 30 minutes of media Q&amp;A to follow.</text:p>
          </table:table-cell>
          <table:table-cell office:value-type="string" calcext:value-type="string">
            <text:p>2016-10-19 20:29:48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lculated attempt to deceive Florida voters about solar vote uncovered by Miami Herald https://t.co/dvwaU87PmG</text:p>
          </table:table-cell>
          <table:table-cell office:value-type="string" calcext:value-type="string">
            <text:p>2016-10-19 19:44:48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zebedee666: @TeslaMotors Autopilot saves another life. Dare folk to RT that as much as previous context-free clickbait https://t.co/d1a?</text:p>
          </table:table-cell>
          <table:table-cell office:value-type="string" calcext:value-type="string">
            <text:p>2016-10-19 11:47:24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does 0-60 mph in 2.7 seconds in the rain https://t.co/Z3YA4igGE1 via @electrekco</text:p>
          </table:table-cell>
          <table:table-cell office:value-type="string" calcext:value-type="string">
            <text:p>2016-10-19 09:20:09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ortuneMagazine This is because the first 12 months of production are sold out</text:p>
          </table:table-cell>
          <table:table-cell office:value-type="string" calcext:value-type="string">
            <text:p>2016-10-19 00:34:27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esla and Panasonic to collaborate on photovoltaic cell and module production in Buffalo, New York https://t.co/bcDS3voHwu</text:p>
          </table:table-cell>
          <table:table-cell office:value-type="string" calcext:value-type="string">
            <text:p>2016-10-17 07:45:42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ving the Tesla announcement to Wednesday. Needs a few more days of refinement.</text:p>
          </table:table-cell>
          <table:table-cell office:value-type="string" calcext:value-type="string">
            <text:p>2016-10-17 02:27:04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kpinc @TeslaMotors thanks!</text:p>
          </table:table-cell>
          <table:table-cell office:value-type="string" calcext:value-type="string">
            <text:p>2016-10-17 01:00:41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uters Umm...Autobahn?</text:p>
          </table:table-cell>
          <table:table-cell office:value-type="string" calcext:value-type="string">
            <text:p>2016-10-16 21:28:47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effmason1: You almost want to get in and take off, don't you? @POTUS says. https://t.co/DfAJOGyBWR</text:p>
          </table:table-cell>
          <table:table-cell office:value-type="string" calcext:value-type="string">
            <text:p>2016-10-13 23:20:42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obviously wrong</text:p>
          </table:table-cell>
          <table:table-cell office:value-type="string" calcext:value-type="string">
            <text:p>2016-10-13 19:17:29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odel X has proved both extraordinary and oddly unremarkable. Rating: ????? @CARmagazine https://t.co/wUg7b3WaHB https:/?</text:p>
          </table:table-cell>
          <table:table-cell office:value-type="string" calcext:value-type="string">
            <text:p>2016-10-13 19:12:09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Economist: Early automobiles caused as much controversy as driverless cars do today. From @1843mag https://t.co/PXCRU5ruI6 https://t?</text:p>
          </table:table-cell>
          <table:table-cell office:value-type="string" calcext:value-type="string">
            <text:p>2016-10-10 21:36:49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ocoanetics @heiseonline Not actually based on science. Objective data shows Autopilot is safer than manually driven cars.</text:p>
          </table:table-cell>
          <table:table-cell office:value-type="string" calcext:value-type="string">
            <text:p>2016-10-10 19:28:14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ufkopf87 @FortuneMagazine Utter nonsense. Empirical evidence is what matters, not random speculation.</text:p>
          </table:table-cell>
          <table:table-cell office:value-type="string" calcext:value-type="string">
            <text:p>2016-10-10 18:42:23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vanik21 @arstechnica @drgitlin Sounds like a great move!</text:p>
          </table:table-cell>
          <table:table-cell office:value-type="string" calcext:value-type="string">
            <text:p>2016-10-10 18:00:46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for Germany! https://t.co/SMdOL9GcTl</text:p>
          </table:table-cell>
          <table:table-cell office:value-type="string" calcext:value-type="string">
            <text:p>2016-10-10 17:58:10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ohocho That's why we need to accelerate solar power</text:p>
          </table:table-cell>
          <table:table-cell office:value-type="string" calcext:value-type="string">
            <text:p>2016-10-10 17:32:37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l fraud going on is denial of climate science. As for subsidies, Tesla gets pennies on dollar vs coal. How about we both go to zero?</text:p>
          </table:table-cell>
          <table:table-cell office:value-type="string" calcext:value-type="string">
            <text:p>2016-10-10 17:23:43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al-mining CEO: 'Tesla is a fraud' https://t.co/IpQJAlAo3f via @YahooFinance</text:p>
          </table:table-cell>
          <table:table-cell office:value-type="string" calcext:value-type="string">
            <text:p>2016-10-10 17:12:16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ranslating what actually happened in the debates... https://t.co/WW0om1rsC8</text:p>
          </table:table-cell>
          <table:table-cell office:value-type="string" calcext:value-type="string">
            <text:p>2016-10-10 15:22:40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throw88 @Walpoleboy6_RBX impact velocity and center of mass of colliding object make a big difference</text:p>
          </table:table-cell>
          <table:table-cell office:value-type="string" calcext:value-type="string">
            <text:p>2016-10-10 01:14:56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alpoleboy6_RBX: @elonmusk Tesla Model S saved my life. Hit a 1000lb bull moose. 2 tiny dents.</text:p>
          </table:table-cell>
          <table:table-cell office:value-type="string" calcext:value-type="string">
            <text:p>2016-10-10 00:09:42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ger_kappler Probably not then either</text:p>
          </table:table-cell>
          <table:table-cell office:value-type="string" calcext:value-type="string">
            <text:p>2016-10-09 18:30:06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uld also like to correct expectations that Tesla/SolarCity will need to raise equity or corp debt in Q4. Won't be necessary for either.</text:p>
          </table:table-cell>
          <table:table-cell office:value-type="string" calcext:value-type="string">
            <text:p>2016-10-09 18:25:12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product unveiling on the 17th (unexpected by most), followed by Tesla/SolarCity on the 28th</text:p>
          </table:table-cell>
          <table:table-cell office:value-type="string" calcext:value-type="string">
            <text:p>2016-10-09 18:21:37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uncRandm I agree. Speed of light is a point in favor of the sim.</text:p>
          </table:table-cell>
          <table:table-cell office:value-type="string" calcext:value-type="string">
            <text:p>2016-10-09 18:11:00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S automotive deaths rose 10% to 17,775 in first half of 2016, approx 1 every 88 million miles https://t.co/8vrAHA80yB</text:p>
          </table:table-cell>
          <table:table-cell office:value-type="string" calcext:value-type="string">
            <text:p>2016-10-08 00:36:22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umulative Tesla Autopilot miles now at 222 million</text:p>
          </table:table-cell>
          <table:table-cell office:value-type="string" calcext:value-type="string">
            <text:p>2016-10-07 23:15:33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Merriweather lot of circumstantial evidence for that hypothesis</text:p>
          </table:table-cell>
          <table:table-cell office:value-type="string" calcext:value-type="string">
            <text:p>2016-10-07 20:11:37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With 3,200+ Destination Charging locations worldwide, you can enjoy the French vineyards or Vermont's mountains, while cha?</text:p>
          </table:table-cell>
          <table:table-cell office:value-type="string" calcext:value-type="string">
            <text:p>2016-10-07 19:28:51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InsideWestworld: It will be great to see @TalulahRiley as Angela and @jimmisimpson as William in #Westworld airing Sunday 9:00 PM ET. h?</text:p>
          </table:table-cell>
          <table:table-cell office:value-type="string" calcext:value-type="string">
            <text:p>2016-10-07 05:29:23</text:p>
          </table:table-cell>
          <table:table-cell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xploreplanets: Mars like you've never seen before: a rare set of images just published by @elakdawalla  https://t.co/5oTYj2dxCM </text:p>
            <text:p>@isro?</text:p>
          </table:table-cell>
          <table:table-cell office:value-type="string" calcext:value-type="string">
            <text:p>2016-10-07 05:27:57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rektmead Thus I deserve to be top of the target list? Maybe there's a dude who really digs the color gold who is slightly more deserving?</text:p>
          </table:table-cell>
          <table:table-cell office:value-type="string" calcext:value-type="string">
            <text:p>2016-10-06 04:51:49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YostRobert @StephenAtHome Yeah, and several others at various times. My twitter list is trimmed down to almost all news/comedy these days.</text:p>
          </table:table-cell>
          <table:table-cell office:value-type="string" calcext:value-type="string">
            <text:p>2016-10-06 04:31:58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rDeanMiller When we upgrade the core Linux OS to 4.4, which is probably December</text:p>
          </table:table-cell>
          <table:table-cell office:value-type="string" calcext:value-type="string">
            <text:p>2016-10-05 23:01:24</text:p>
          </table:table-cell>
          <table:table-cell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abotage of the rocket is unlikely, but this article has some great theories :)</text:p>
            <text:p>https://t.co/1fCRbZvRHo</text:p>
          </table:table-cell>
          <table:table-cell office:value-type="string" calcext:value-type="string">
            <text:p>2016-10-05 10:19:03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dougfeig: @elonmusk's ITS carbon composite LOX tank in context. <text:s/>https://t.co/fQVMZzxtkZ https://t.co/P6Y7FsQz8d</text:p>
          </table:table-cell>
          <table:table-cell office:value-type="string" calcext:value-type="string">
            <text:p>2016-10-05 10:07:05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esla's first Powerpacks in Africa will be paired with solar for an off-grid installation at @Singita_ safari lodge in @SA?</text:p>
          </table:table-cell>
          <table:table-cell office:value-type="string" calcext:value-type="string">
            <text:p>2016-10-05 06:50:58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rdoso True, it is a no-win situation</text:p>
          </table:table-cell>
          <table:table-cell office:value-type="string" calcext:value-type="string">
            <text:p>2016-10-04 20:30:06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otherboard I use twitter for news orgs. My Insta has same women as men. What's up with the phoney PC police axe-grinding?</text:p>
          </table:table-cell>
          <table:table-cell office:value-type="string" calcext:value-type="string">
            <text:p>2016-10-04 19:45:08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_Station: Cameras outside the space station captured dramatic views of major Hurricane Matthew as the orbital complex flew 250 mil?</text:p>
          </table:table-cell>
          <table:table-cell office:value-type="string" calcext:value-type="string">
            <text:p>2016-10-04 00:19:12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Keeping it simple?RT @Jon4Lakers I just ordered a car online. We live in the future @TeslaMotors https://t.co/sOxDQrt6yf</text:p>
          </table:table-cell>
          <table:table-cell office:value-type="string" calcext:value-type="string">
            <text:p>2016-10-03 18:09:32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akurady @xenophrenia Exactly. Those are the best ones.</text:p>
          </table:table-cell>
          <table:table-cell office:value-type="string" calcext:value-type="string">
            <text:p>2016-10-03 01:04:14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TechGenius Going out this week for X and outside North America</text:p>
          </table:table-cell>
          <table:table-cell office:value-type="string" calcext:value-type="string">
            <text:p>2016-10-02 22:39:16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VentureBeat: Tesla delivers 24,500 vehicles in Q3, a 111% annual increase https://t.co/MwvnwqV1qG by @thekenyeung</text:p>
          </table:table-cell>
          <table:table-cell office:value-type="string" calcext:value-type="string">
            <text:p>2016-10-02 21:21:01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w, this tweet is like a Rorschach test</text:p>
          </table:table-cell>
          <table:table-cell office:value-type="string" calcext:value-type="string">
            <text:p>2016-10-02 21:09:17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 irony or uhh shade meant here. T's character is excellent and well-played. Worth seeing.</text:p>
          </table:table-cell>
          <table:table-cell office:value-type="string" calcext:value-type="string">
            <text:p>2016-10-02 21:06:26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me of the future episodes of Westworld feature my ex. Talulah does a great job of playing a deadly sexbot :)</text:p>
          </table:table-cell>
          <table:table-cell office:value-type="string" calcext:value-type="string">
            <text:p>2016-10-02 20:55:02</text:p>
          </table:table-cell>
          <table:table-cell/>
        </table:table-row>
        <table:table-row table:style-name="ro3">
          <table:table-cell office:value-type="float" office:value="1312" calcext:value-type="float">
            <text:p>1312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estworldHBO: Live without limits. </text:p>
            <text:p>#Westworld premieres tonight at 9PM on @HBO.</text:p>
            <text:p>https://t.co/JiVuKbXwes https://t.co/ZvkY2kG5qD</text:p>
          </table:table-cell>
          <table:table-cell office:value-type="string" calcext:value-type="string">
            <text:p>2016-10-02 20:52:07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re Kerbal! https://t.co/IDeV1wAfVR</text:p>
          </table:table-cell>
          <table:table-cell office:value-type="string" calcext:value-type="string">
            <text:p>2016-10-02 05:41:06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futuregames: modelled the Interplanetary Transport System in @KerbalSpaceP &amp; can confirm that @elonmusk's centre gimbal stack works...?</text:p>
          </table:table-cell>
          <table:table-cell office:value-type="string" calcext:value-type="string">
            <text:p>2016-10-02 00:23:37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adAstronomer: Elon Musk wants to put a million people on Mars. Here?s the thing: He just might. https://t.co/isGYs3wD4c https://t.co/W?</text:p>
          </table:table-cell>
          <table:table-cell office:value-type="string" calcext:value-type="string">
            <text:p>2016-10-01 23:55:11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clishman @bearsper @rSpaceX yes</text:p>
          </table:table-cell>
          <table:table-cell office:value-type="string" calcext:value-type="string">
            <text:p>2016-10-01 05:25:25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arsper Will do a Reddit AMA on Mars in the next week or two</text:p>
          </table:table-cell>
          <table:table-cell office:value-type="string" calcext:value-type="string">
            <text:p>2016-10-01 05:22:54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aitbutwhy: The full story with the mindblowing rocket @elonmusk &amp; @SpaceX just announced and why you might end up on it one day https:?</text:p>
          </table:table-cell>
          <table:table-cell office:value-type="string" calcext:value-type="string">
            <text:p>2016-09-29 05:42:55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eveBatzer @GoodDayM Corrective action taken. Seems to be limited to a small number of cases, but thanks for lett? https://t.co/vrtlttgFwb</text:p>
          </table:table-cell>
          <table:table-cell office:value-type="string" calcext:value-type="string">
            <text:p>2016-09-29 01:47:08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oodDayM Am tracking this down ... Super important to be fair. There are zero discounts even for family and friends.</text:p>
          </table:table-cell>
          <table:table-cell office:value-type="string" calcext:value-type="string">
            <text:p>2016-09-28 22:06:04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oodDayM Something messed up here. Tesla policy is equal pricing for all. No discounts ever unless a car is a floor model or was damaged.</text:p>
          </table:table-cell>
          <table:table-cell office:value-type="string" calcext:value-type="string">
            <text:p>2016-09-28 22:04:50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rtusio Three cable elevator on a crane. Wind force on Mars is low, so don't need to worry about being blown around.</text:p>
          </table:table-cell>
          <table:table-cell office:value-type="string" calcext:value-type="string">
            <text:p>2016-09-28 21:59:22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inversedotcom: .@elonmusk pays tribute to 'Hitchhiker's Guide to the Galaxy' with SpaceX ship name: https://t.co/APSRCOXplK https://t.c?</text:p>
          </table:table-cell>
          <table:table-cell office:value-type="string" calcext:value-type="string">
            <text:p>2016-09-28 20:39:29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eekwire: SpaceX?s Elon Musk makes high-stakes pitch for 40-year plan to colonize Mars https://t.co/kulcjLMPLW https://t.co/dPBV21Wovf</text:p>
          </table:table-cell>
          <table:table-cell office:value-type="string" calcext:value-type="string">
            <text:p>2016-09-28 07:36:01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verge: Elon Musk wants to build a transit system that lets humans tour the entire Solar System https://t.co/bHKNHvhcaW https://t.co/rPD?</text:p>
          </table:table-cell>
          <table:table-cell office:value-type="string" calcext:value-type="string">
            <text:p>2016-09-28 02:16:33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 Million Humans Could Live on Mars By the 2060s https://t.co/d0nlk1xfOl via @NatGeo</text:p>
          </table:table-cell>
          <table:table-cell office:value-type="string" calcext:value-type="string">
            <text:p>2016-09-28 01:44:36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Goal is 100 people on each trip, eventually more https://t.co/kCtBLPbSg8 https://t.co/wbXJ6AeWyl</text:p>
          </table:table-cell>
          <table:table-cell office:value-type="string" calcext:value-type="string">
            <text:p>2016-09-28 00:54:59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article on the interplanetary transport system on Gizmodo https://t.co/nysjRDQWFz</text:p>
          </table:table-cell>
          <table:table-cell office:value-type="string" calcext:value-type="string">
            <text:p>2016-09-28 00:52:39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iting for everyone to reach their seats and get settled. Starting in 5 to 10.</text:p>
          </table:table-cell>
          <table:table-cell office:value-type="string" calcext:value-type="string">
            <text:p>2016-09-27 21:37:41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12m rocket booster diameter, 17m spaceship diameter, 122 m stack height</text:p>
          </table:table-cell>
          <table:table-cell office:value-type="string" calcext:value-type="string">
            <text:p>2016-09-27 21:09:01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ull Interplanetary Tranport System presentation in ~30 mins. Simulation preview: https://t.co/lKAxabzfKX</text:p>
          </table:table-cell>
          <table:table-cell office:value-type="string" calcext:value-type="string">
            <text:p>2016-09-27 20:55:27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Presenting the SpaceX Interplanetary Transport System. Learn more at 1:30pm CT https://t.co/SwNQJ9Ht4D https://t.co/xkGpQIBCMG</text:p>
          </table:table-cell>
          <table:table-cell office:value-type="string" calcext:value-type="string">
            <text:p>2016-09-27 20:45:52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cketrepreneur Meant to say 200 AR for production vac engine. Dev will be up to 150. Beyond that, too much flow separation in Earth atmos.</text:p>
          </table:table-cell>
          <table:table-cell office:value-type="string" calcext:value-type="string">
            <text:p>2016-09-27 06:21:13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yup</text:p>
          </table:table-cell>
          <table:table-cell office:value-type="string" calcext:value-type="string">
            <text:p>2016-09-26 22:38:11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Tomorrow: Elon Musk will speak at @IAC2016 on making life multiplanetary. Tune in at 1:30 CT on https://t.co/SwNQJ9Ht4D https:/?</text:p>
          </table:table-cell>
          <table:table-cell office:value-type="string" calcext:value-type="string">
            <text:p>2016-09-26 19:50:30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untster1701 yes</text:p>
          </table:table-cell>
          <table:table-cell office:value-type="string" calcext:value-type="string">
            <text:p>2016-09-26 18:07:10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vidKYoon yes</text:p>
          </table:table-cell>
          <table:table-cell office:value-type="string" calcext:value-type="string">
            <text:p>2016-09-26 09:41:16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illiamwinters @rocketrepreneur pretty close</text:p>
          </table:table-cell>
          <table:table-cell office:value-type="string" calcext:value-type="string">
            <text:p>2016-09-26 09:40:42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cketrepreneur 382s is with a 150 area ratio vacuum (or Mars ambient pressure) nozzle. Will go over specs for both versions on Tues.</text:p>
          </table:table-cell>
          <table:table-cell office:value-type="string" calcext:value-type="string">
            <text:p>2016-09-26 09:21:14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hamber pressure is almost 3X Merlin, so engine is about the same size for a given area ratio</text:p>
          </table:table-cell>
          <table:table-cell office:value-type="string" calcext:value-type="string">
            <text:p>2016-09-26 09:13:00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duction Raptor goal is specific impulse of 382 seconds and thrust of 3 MN (~310 metric tons) at 300 bar</text:p>
          </table:table-cell>
          <table:table-cell office:value-type="string" calcext:value-type="string">
            <text:p>2016-09-26 08:38:48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ch diamonds https://t.co/TCX7ZGFnN0</text:p>
          </table:table-cell>
          <table:table-cell office:value-type="string" calcext:value-type="string">
            <text:p>2016-09-26 08:32:26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propulsion just achieved first firing of the Raptor interplanetary transport engine https://t.co/vRleyJvBkx</text:p>
          </table:table-cell>
          <table:table-cell office:value-type="string" calcext:value-type="string">
            <text:p>2016-09-26 08:18:07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Forbes article on Tesla/SolarCity merger https://t.co/guNh5q2zrl</text:p>
          </table:table-cell>
          <table:table-cell office:value-type="string" calcext:value-type="string">
            <text:p>2016-09-24 02:25:16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yperloop: One more week to apply to our second student Hyperloop competition https://t.co/ZQHjHtkuAj https://t.co/iKI7GXut8K</text:p>
          </table:table-cell>
          <table:table-cell office:value-type="string" calcext:value-type="string">
            <text:p>2016-09-24 02:16:45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iming for Oct 28 unveil in SF Bay Area of new Tesla/SolarCity solar roof with integrated Powerwall 2.0 battery and Tesla charger.</text:p>
          </table:table-cell>
          <table:table-cell office:value-type="string" calcext:value-type="string">
            <text:p>2016-09-22 20:04:33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estcoastbill: #cantwait https://t.co/GJpsV6lK84</text:p>
          </table:table-cell>
          <table:table-cell office:value-type="string" calcext:value-type="string">
            <text:p>2016-09-22 19:56:23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cyuan2013 @TeslaMotors @tsrandall yes. Also, only worked if you logged on to a malicious hotspot &amp; used browser. No customers were hacked.</text:p>
          </table:table-cell>
          <table:table-cell office:value-type="string" calcext:value-type="string">
            <text:p>2016-09-22 19:31:43</text:p>
          </table:table-cell>
          <table:table-cell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here are hundreds of smaller tweaks that add up to a significantly improved experience behind the wheel @tsrandall</text:p>
            <text:p>https:?</text:p>
          </table:table-cell>
          <table:table-cell office:value-type="string" calcext:value-type="string">
            <text:p>2016-09-22 19:24:58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ylerthecreator thanks for ordering a car!</text:p>
          </table:table-cell>
          <table:table-cell office:value-type="string" calcext:value-type="string">
            <text:p>2016-09-22 11:10:05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is sometimes criticized for government support, but all US car companies (plus some non) got loans and only T? https://t.co/dNtUCv3Fp5</text:p>
          </table:table-cell>
          <table:table-cell office:value-type="string" calcext:value-type="string">
            <text:p>2016-09-22 04:57:08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frownyface @massossltd I read a story about a father whose son died incredibly quickly. Can be as little as half an hour in hot sun.</text:p>
          </table:table-cell>
          <table:table-cell office:value-type="string" calcext:value-type="string">
            <text:p>2016-09-21 19:09:38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yArne83 currently stops at 20% state of charge. This number will be configurable.</text:p>
          </table:table-cell>
          <table:table-cell office:value-type="string" calcext:value-type="string">
            <text:p>2016-09-21 19:00:01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njas smart preconditioning should be less dumb in 8.0</text:p>
          </table:table-cell>
          <table:table-cell office:value-type="string" calcext:value-type="string">
            <text:p>2016-09-21 18:59:02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otch also, the Tesla is poison free!</text:p>
          </table:table-cell>
          <table:table-cell office:value-type="string" calcext:value-type="string">
            <text:p>2016-09-21 18:58:19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ssossltd all cars</text:p>
          </table:table-cell>
          <table:table-cell office:value-type="string" calcext:value-type="string">
            <text:p>2016-09-21 18:55:24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ott_Helme can't always detect babies and pets</text:p>
          </table:table-cell>
          <table:table-cell office:value-type="string" calcext:value-type="string">
            <text:p>2016-09-21 17:38:54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n be turned on or off. V8.1 will allow always-on min and max temps to be set.</text:p>
          </table:table-cell>
          <table:table-cell office:value-type="string" calcext:value-type="string">
            <text:p>2016-09-21 17:36:13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keeps temp below 40C/105F by automatically venting cabin &amp; turning on AC when needed. Can do this for up to a year on a full charge.</text:p>
          </table:table-cell>
          <table:table-cell office:value-type="string" calcext:value-type="string">
            <text:p>2016-09-21 17:32:02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favorite new feature is the always-on max temp control for keeping kids and pets safe from overheating.</text:p>
          </table:table-cell>
          <table:table-cell office:value-type="string" calcext:value-type="string">
            <text:p>2016-09-21 17:29:27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s is a major overhaul on almost every level compared to V7.</text:p>
          </table:table-cell>
          <table:table-cell office:value-type="string" calcext:value-type="string">
            <text:p>2016-09-21 17:21:50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8.0 starts downloading tonight. Release will be gradual to make sure there aren't small regressions. Many car configs, many environments.</text:p>
          </table:table-cell>
          <table:table-cell office:value-type="string" calcext:value-type="string">
            <text:p>2016-09-21 17:20:37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ssionPlanet1 Yeah, definitely one of my favorite names</text:p>
          </table:table-cell>
          <table:table-cell office:value-type="string" calcext:value-type="string">
            <text:p>2016-09-20 00:38:31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scalex @SpaceX @IAC2016 @YouTube its it is</text:p>
          </table:table-cell>
          <table:table-cell office:value-type="string" calcext:value-type="string">
            <text:p>2016-09-18 05:14:51</text:p>
          </table:table-cell>
          <table:table-cell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eview of the @SpaceX interplanetary transport system at @IAC2016</text:p>
            <text:p>https://t.co/Rz4XmeAoRw</text:p>
          </table:table-cell>
          <table:table-cell office:value-type="string" calcext:value-type="string">
            <text:p>2016-09-18 04:57:07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nasPolsky @schellgames that's a great one</text:p>
          </table:table-cell>
          <table:table-cell office:value-type="string" calcext:value-type="string">
            <text:p>2016-09-17 09:13:16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yzalk sounds like the right name for the rocket booster</text:p>
          </table:table-cell>
          <table:table-cell office:value-type="string" calcext:value-type="string">
            <text:p>2016-09-17 05:32:00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arryMasters778 That is my favorite fictional spaceship. Powered by improbability!</text:p>
          </table:table-cell>
          <table:table-cell office:value-type="string" calcext:value-type="string">
            <text:p>2016-09-17 04:45:20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MikeBartley yeah!</text:p>
          </table:table-cell>
          <table:table-cell office:value-type="string" calcext:value-type="string">
            <text:p>2016-09-17 04:44:17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ybe Ultimate Spaceship, Version 2? Mostly because it is not the ultimate and there isn't a version 1.</text:p>
          </table:table-cell>
          <table:table-cell office:value-type="string" calcext:value-type="string">
            <text:p>2016-09-17 04:43:30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 love the suggestions!</text:p>
          </table:table-cell>
          <table:table-cell office:value-type="string" calcext:value-type="string">
            <text:p>2016-09-17 04:36:24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zmakino sounds about right</text:p>
          </table:table-cell>
          <table:table-cell office:value-type="string" calcext:value-type="string">
            <text:p>2016-09-17 04:29:28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urns out MCT can go well beyond Mars, so will need a new name?</text:p>
          </table:table-cell>
          <table:table-cell office:value-type="string" calcext:value-type="string">
            <text:p>2016-09-17 03:22:19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sunshinegreene yes</text:p>
          </table:table-cell>
          <table:table-cell office:value-type="string" calcext:value-type="string">
            <text:p>2016-09-17 00:30:18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ielringdahl @P100D won't affect performance</text:p>
          </table:table-cell>
          <table:table-cell office:value-type="string" calcext:value-type="string">
            <text:p>2016-09-16 19:57:57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@EdibleApple Hoping to start WW rollout of 8.0 on Wednesday if no last minute issues discovered.</text:p>
          </table:table-cell>
          <table:table-cell office:value-type="string" calcext:value-type="string">
            <text:p>2016-09-16 10:16:28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P100D put to the test by Drag Times https://t.co/5qP3o2VDdW</text:p>
          </table:table-cell>
          <table:table-cell office:value-type="string" calcext:value-type="string">
            <text:p>2016-09-16 10:05:40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ielringdahl @P100D Glad you like it! I think we will probably stop at 100 kWh on battery size.</text:p>
          </table:table-cell>
          <table:table-cell office:value-type="string" calcext:value-type="string">
            <text:p>2016-09-16 10:03:02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ycombinator: .@sama interviewed @elonmusk about the future https://t.co/5XtHKjNboh</text:p>
          </table:table-cell>
          <table:table-cell office:value-type="string" calcext:value-type="string">
            <text:p>2016-09-16 07:42:56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ama: New @OpenAI building! https://t.co/tF3TI6GhxP</text:p>
          </table:table-cell>
          <table:table-cell office:value-type="string" calcext:value-type="string">
            <text:p>2016-09-16 07:42:23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esla Powerpacks to help solve Los Angeles peak energy demand with world's biggest battery storage project https://t.co/U2?</text:p>
          </table:table-cell>
          <table:table-cell office:value-type="string" calcext:value-type="string">
            <text:p>2016-09-16 06:28:01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verge: Tesla is building an 80MWh battery pack to supply LA with power https://t.co/uIa4CWo778 https://t.co/DPCdxcLiVc</text:p>
          </table:table-cell>
          <table:table-cell office:value-type="string" calcext:value-type="string">
            <text:p>2016-09-16 06:26:40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urns out ExxonMobil not 100% forthcoming about climate change https://t.co/nWhe0O18WK via @BW</text:p>
          </table:table-cell>
          <table:table-cell office:value-type="string" calcext:value-type="string">
            <text:p>2016-09-16 06:21:28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Model S loses 28% after 50k miles, a Mercedes S-Class will lose 38%, a BMW 7-series will lose 40%, and an Audi A8 will lose 41%.</text:p>
          </table:table-cell>
          <table:table-cell office:value-type="string" calcext:value-type="string">
            <text:p>2016-09-14 01:18:30</text:p>
          </table:table-cell>
          <table:table-cell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mprehensive study by Autolist shows that a Tesla retains its value far better than gasoline sedans</text:p>
            <text:p>https://t.co/QrBuVj3qKi</text:p>
          </table:table-cell>
          <table:table-cell office:value-type="string" calcext:value-type="string">
            <text:p>2016-09-14 01:14:09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cientists: Earth Endangered by New Strain of Fact-Resistant Humans https://t.co/ihmrY43rHa via @BorowitzReport</text:p>
          </table:table-cell>
          <table:table-cell office:value-type="string" calcext:value-type="string">
            <text:p>2016-09-13 19:26:31</text:p>
          </table:table-cell>
          <table:table-cell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limate change explained in comic book form by xkcd </text:p>
            <text:p>https://t.co/3tEfEnXW0L</text:p>
          </table:table-cell>
          <table:table-cell office:value-type="string" calcext:value-type="string">
            <text:p>2016-09-13 12:50:27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chCrunch: Tesla Autopilot 8.0 uses radar to prevent accidents like the fatal Model S crash https://t.co/FPJhkHdzma https://t.co/Efp0j?</text:p>
          </table:table-cell>
          <table:table-cell office:value-type="string" calcext:value-type="string">
            <text:p>2016-09-11 22:30:12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Upgrading Autopilot: seeing the world in radar https://t.co/WqJfyqpDXL</text:p>
          </table:table-cell>
          <table:table-cell office:value-type="string" calcext:value-type="string">
            <text:p>2016-09-11 22:18:28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do some press Q&amp;A on Autopilot post at 11am PDT tmrw and then publish at noon. Sorry about delay. Unusually difficult couple of weeks.</text:p>
          </table:table-cell>
          <table:table-cell office:value-type="string" calcext:value-type="string">
            <text:p>2016-09-10 20:44:46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oughtful Op-ed in Space News much appreciated https://t.co/CJq5g3NIEK</text:p>
          </table:table-cell>
          <table:table-cell office:value-type="string" calcext:value-type="string">
            <text:p>2016-09-09 23:02:37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If you have audio, photos or videos of our anomaly last week, please send to report@spacex.com. Material may be useful for inve?</text:p>
          </table:table-cell>
          <table:table-cell office:value-type="string" calcext:value-type="string">
            <text:p>2016-09-09 19:22:53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badcliche Most likely true, but we can't yet find it on any vehicle sensors</text:p>
          </table:table-cell>
          <table:table-cell office:value-type="string" calcext:value-type="string">
            <text:p>2016-09-09 17:45:08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get back to Autopilot update blog tomorrow.</text:p>
          </table:table-cell>
          <table:table-cell office:value-type="string" calcext:value-type="string">
            <text:p>2016-09-09 11:01:06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shwin7002 @NASA @faa @AFPAA We have not ruled that out.</text:p>
          </table:table-cell>
          <table:table-cell office:value-type="string" calcext:value-type="string">
            <text:p>2016-09-09 11:00:09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wisChandlerDN nope, it wasn't me</text:p>
          </table:table-cell>
          <table:table-cell office:value-type="string" calcext:value-type="string">
            <text:p>2016-09-09 10:58:19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articularly trying to understand the quieter bang sound a few seconds before the fireball goes off. May come from rocket or something else.</text:p>
          </table:table-cell>
          <table:table-cell office:value-type="string" calcext:value-type="string">
            <text:p>2016-09-09 10:53:54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upport &amp; advice from @NASA, @FAA, @AFPAA &amp; others much appreciated. Please email any recordings of the event to report@spacex.com.</text:p>
          </table:table-cell>
          <table:table-cell office:value-type="string" calcext:value-type="string">
            <text:p>2016-09-09 10:46:43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mportant to note that this happened during a routine filling operation. Engines were not on and there was no apparent heat source.</text:p>
          </table:table-cell>
          <table:table-cell office:value-type="string" calcext:value-type="string">
            <text:p>2016-09-09 10:39:46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till working on the Falcon fireball investigation. Turning out to be the most difficult and complex failure we have ever had in 14 years.</text:p>
          </table:table-cell>
          <table:table-cell office:value-type="string" calcext:value-type="string">
            <text:p>2016-09-09 10:38:53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aitbutwhy It's been a little crazy lately</text:p>
          </table:table-cell>
          <table:table-cell office:value-type="string" calcext:value-type="string">
            <text:p>2016-09-09 07:26:56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rappydog yes. This seems instant from a human perspective, but it really a fast fire, not an explosion. Dragon would have been fine.</text:p>
          </table:table-cell>
          <table:table-cell office:value-type="string" calcext:value-type="string">
            <text:p>2016-09-02 01:48:38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nishing Autopilot blog postponed to <text:s/>end of weekend</text:p>
          </table:table-cell>
          <table:table-cell office:value-type="string" calcext:value-type="string">
            <text:p>2016-09-01 23:34:05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ss of Falcon vehicle today during propellant fill operation. Originated around upper stage oxygen tank. Cause still unknown. More soon.</text:p>
          </table:table-cell>
          <table:table-cell office:value-type="string" calcext:value-type="string">
            <text:p>2016-09-01 20:07:54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ckyep Not allowed, according to HK regulations. Happy to do it if regs change.</text:p>
          </table:table-cell>
          <table:table-cell office:value-type="string" calcext:value-type="string">
            <text:p>2016-08-31 18:43:00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need to do one more minor rev on 8.0 and then will go to wide release in a few weeks</text:p>
          </table:table-cell>
          <table:table-cell office:value-type="string" calcext:value-type="string">
            <text:p>2016-08-31 18:27:35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riting post now with details. Will publish on Tesla website later today.</text:p>
          </table:table-cell>
          <table:table-cell office:value-type="string" calcext:value-type="string">
            <text:p>2016-08-31 18:25:12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jor improvements to Autopilot coming with V8.0 and 8.1 software (std OTA update) primarily through advanced processing of radar signals</text:p>
          </table:table-cell>
          <table:table-cell office:value-type="string" calcext:value-type="string">
            <text:p>2016-08-31 18:23:36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wscientist uh oh</text:p>
          </table:table-cell>
          <table:table-cell office:value-type="string" calcext:value-type="string">
            <text:p>2016-08-31 18:20:27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How we've built our deep learning infrastructure, plus an open-source release: https://t.co/uLo6FitC66</text:p>
          </table:table-cell>
          <table:table-cell office:value-type="string" calcext:value-type="string">
            <text:p>2016-08-30 20:37:57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nks for the longstanding faith in SpaceX. We very much look forward to doing this milestone flight with you. https://t.co/U2UFez0OhY</text:p>
          </table:table-cell>
          <table:table-cell office:value-type="string" calcext:value-type="string">
            <text:p>2016-08-30 17:29:42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What a Tesla looks like after 100,000 Miles, a 48 State Road trip, 500 Uber Rides, 20 Rentals &amp; more @SteveSasman https://?</text:p>
          </table:table-cell>
          <table:table-cell office:value-type="string" calcext:value-type="string">
            <text:p>2016-08-29 20:47:18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lectrekCo: Tesla Model S becomes highest rated sedan on new ?Amazon Vehicles? https://t.co/Tt2zk3qCcQ https://t.co/q5UICXL3lw</text:p>
          </table:table-cell>
          <table:table-cell office:value-type="string" calcext:value-type="string">
            <text:p>2016-08-29 17:43:06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otaku one of my favorite games as a kid</text:p>
          </table:table-cell>
          <table:table-cell office:value-type="string" calcext:value-type="string">
            <text:p>2016-08-28 04:24:53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lovedRevol Making progress. Maybe something to announce in a few months. Have played all prior Deus Ex. Not this one yet.</text:p>
          </table:table-cell>
          <table:table-cell office:value-type="string" calcext:value-type="string">
            <text:p>2016-08-28 03:46:04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usiness: Even Tesla's SUV is now faster than a Lamborghini https://t.co/GdT3WokAis https://t.co/3lzkWgkDcH</text:p>
          </table:table-cell>
          <table:table-cell office:value-type="string" calcext:value-type="string">
            <text:p>2016-08-28 03:19:29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odel S now world's quickest production car; 0-60 mph in 2.5 sec &amp; first to go 300+ miles https://t.co/nX2k1ynCVi https://?</text:p>
          </table:table-cell>
          <table:table-cell office:value-type="string" calcext:value-type="string">
            <text:p>2016-08-24 18:41:48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Introducing P100D with Ludicrous Mode, more performance &amp; range for Model S &amp; Model X https://t.co/tG6P3ntC4Z</text:p>
          </table:table-cell>
          <table:table-cell office:value-type="string" calcext:value-type="string">
            <text:p>2016-08-24 04:59:07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ournalist Q&amp;A for 30 mins and embargo ends at 12:30</text:p>
          </table:table-cell>
          <table:table-cell office:value-type="string" calcext:value-type="string">
            <text:p>2016-08-23 22:02:10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product announcement at noon California time today</text:p>
          </table:table-cell>
          <table:table-cell office:value-type="string" calcext:value-type="string">
            <text:p>2016-08-23 18:23:03</text:p>
          </table:table-cell>
          <table:table-cell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wner account of a Model X severely  impacted by a Yukon</text:p>
            <text:p>https://t.co/qbVdhbXBU1</text:p>
          </table:table-cell>
          <table:table-cell office:value-type="string" calcext:value-type="string">
            <text:p>2016-08-22 16:01:45</text:p>
          </table:table-cell>
          <table:table-cell/>
        </table:table-row>
        <table:table-row table:style-name="ro3">
          <table:table-cell office:value-type="float" office:value="1422" calcext:value-type="float">
            <text:p>1422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adAstronomer: No human on the planet has lived through a hotter July. Ever. </text:p>
            <text:p/>
            <text:p>https://t.co/8kbT7Yo3Dh https://t.co/xt8MCUDVjV</text:p>
          </table:table-cell>
          <table:table-cell office:value-type="string" calcext:value-type="string">
            <text:p>2016-08-16 22:43:13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apinker: You may think the world is falling apart. Steven Pinker is here to tell you it isn't. <text:s/>https://t.co/52fpKv6Src via @voxdotcom</text:p>
          </table:table-cell>
          <table:table-cell office:value-type="string" calcext:value-type="string">
            <text:p>2016-08-16 22:40:42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Thrilled to welcome our newest team members: https://t.co/5HfaCFxJ6b!</text:p>
          </table:table-cell>
          <table:table-cell office:value-type="string" calcext:value-type="string">
            <text:p>2016-08-16 22:34:43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ystery shoppers rate Tesla #1 on the EV shopping experience https://t.co/8ypq9Em5Si https://t.co/cHu2pi0Iof</text:p>
          </table:table-cell>
          <table:table-cell office:value-type="string" calcext:value-type="string">
            <text:p>2016-08-16 21:03:17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rrelation is not causality or ... is it? https://t.co/ExA1yRC8Ik</text:p>
          </table:table-cell>
          <table:table-cell office:value-type="string" calcext:value-type="string">
            <text:p>2016-08-15 12:01:13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ayemusk: .@elonmusk &amp; <text:s/>sons baked cookies. @ToscaMusk's twins, enjoying them. #HappySunday https://t.co/nM8EkBG7kP</text:p>
          </table:table-cell>
          <table:table-cell office:value-type="string" calcext:value-type="string">
            <text:p>2016-08-14 23:06:36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unday morning: to bake or not to bake cookies -- that is not even a question. Definitely bake.</text:p>
          </table:table-cell>
          <table:table-cell office:value-type="string" calcext:value-type="string">
            <text:p>2016-08-14 20:53:31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irst stage landing confirmed on the droneship. Second stage &amp; JCSAT-16 continuing to orbit https://t.co/tdni5406Hi https://t.c?</text:p>
          </table:table-cell>
          <table:table-cell office:value-type="string" calcext:value-type="string">
            <text:p>2016-08-14 08:38:07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Weather 90% go for Falcon 9 launch of the JCSAT-16 communications satellite. Launch window opens Sunday, 1:26am EDT https://t.c?</text:p>
          </table:table-cell>
          <table:table-cell office:value-type="string" calcext:value-type="string">
            <text:p>2016-08-13 20:25:11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grats to @TalulahRiley on her novel, Acts of Love! All characters ? even those based on real people ? are entirely fictional ?</text:p>
          </table:table-cell>
          <table:table-cell office:value-type="string" calcext:value-type="string">
            <text:p>2016-08-11 14:33:00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odderBooks: With the delectable #ActsOfLove publishing tomorrow, here's @TalulahRiley herself to tell you about her debut novel: https?</text:p>
          </table:table-cell>
          <table:table-cell office:value-type="string" calcext:value-type="string">
            <text:p>2016-08-11 13:25:56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High-speed footage of past launches and reentries https://t.co/Z6cOP8QqGq https://t.co/WPkxVaeRFP</text:p>
          </table:table-cell>
          <table:table-cell office:value-type="string" calcext:value-type="string">
            <text:p>2016-08-10 20:27:50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ver the entrance of @OpenAI https://t.co/ca3ZFdgmFe</text:p>
          </table:table-cell>
          <table:table-cell office:value-type="string" calcext:value-type="string">
            <text:p>2016-08-10 11:00:29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vidia @OpenAI https://t.co/ZSV5CQEpQv</text:p>
          </table:table-cell>
          <table:table-cell office:value-type="string" calcext:value-type="string">
            <text:p>2016-08-10 09:49:10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arkickMG @NoMansSky true</text:p>
          </table:table-cell>
          <table:table-cell office:value-type="string" calcext:value-type="string">
            <text:p>2016-08-10 00:16:28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try out @NoMansSky this weekend. Maybe reality is just a series of nested simulations all the way down ... https://t.co/DCMr1TVOdL</text:p>
          </table:table-cell>
          <table:table-cell office:value-type="string" calcext:value-type="string">
            <text:p>2016-08-09 23:24:20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uld like to thank @nvidia and Jensen for donating the first DGX-1 AI supercomputer to @OpenAI in support of democratizing AI technology</text:p>
          </table:table-cell>
          <table:table-cell office:value-type="string" calcext:value-type="string">
            <text:p>2016-08-09 22:36:52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erge Yeah. Movie still enjoyable due to some great characters, but plot &amp; editing could've been better. Really needed more Joker+Harley.</text:p>
          </table:table-cell>
          <table:table-cell office:value-type="string" calcext:value-type="string">
            <text:p>2016-08-09 19:07:05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ure feels weird to find myself defending the robots</text:p>
          </table:table-cell>
          <table:table-cell office:value-type="string" calcext:value-type="string">
            <text:p>2016-08-07 04:27:53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kytv: https://t.co/3fD7zlmTr9 #Tesla @elonmusk Branson man thanks self-driving car for driving to hospital during medical emergency. #T?</text:p>
          </table:table-cell>
          <table:table-cell office:value-type="string" calcext:value-type="string">
            <text:p>2016-08-07 03:21:10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istopherMori Never. There is no product rationale for doing so.</text:p>
          </table:table-cell>
          <table:table-cell office:value-type="string" calcext:value-type="string">
            <text:p>2016-08-01 19:00:22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mesRossi100 probably makes sense to build off the pickup truck chassis</text:p>
          </table:table-cell>
          <table:table-cell office:value-type="string" calcext:value-type="string">
            <text:p>2016-07-31 20:09:20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adandTrack @TeslaMotors Model Y (compact SUV) off Model 3 chassis. Tesla Bus/Minibus/Spacebus off Model X.</text:p>
          </table:table-cell>
          <table:table-cell office:value-type="string" calcext:value-type="string">
            <text:p>2016-07-31 20:05:17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mschouteden @DMC_Ryan @voguemaster @Jalopnik good point</text:p>
          </table:table-cell>
          <table:table-cell office:value-type="string" calcext:value-type="string">
            <text:p>2016-07-30 19:59:18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MC_Ryan @voguemaster @Jalopnik I think we should be inconsistent in our naming conventions after Model Y</text:p>
          </table:table-cell>
          <table:table-cell office:value-type="string" calcext:value-type="string">
            <text:p>2016-07-30 19:28:05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iew of Dragon from @Space_Station cupola https://t.co/1HjljLWdFi</text:p>
          </table:table-cell>
          <table:table-cell office:value-type="string" calcext:value-type="string">
            <text:p>2016-07-30 19:23:5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are definitely patenting this idea https://t.co/N46cvN9uX9</text:p>
          </table:table-cell>
          <table:table-cell office:value-type="string" calcext:value-type="string">
            <text:p>2016-07-30 18:52:05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thpascale @TeslaMotors glad people had a great time!</text:p>
          </table:table-cell>
          <table:table-cell office:value-type="string" calcext:value-type="string">
            <text:p>2016-07-30 18:40:05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oguemaster @Jalopnik not bad, I like those suggestions</text:p>
          </table:table-cell>
          <table:table-cell office:value-type="string" calcext:value-type="string">
            <text:p>2016-07-30 18:39:15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igafactory in units of hamster https://t.co/9BAchcBX73</text:p>
          </table:table-cell>
          <table:table-cell office:value-type="string" calcext:value-type="string">
            <text:p>2016-07-30 07:41:04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me good guessing by @Jalopnik. The Tesla Minibus will be built on a Model X chassis. People density potential is surprisingly high.</text:p>
          </table:table-cell>
          <table:table-cell office:value-type="string" calcext:value-type="string">
            <text:p>2016-07-30 01:26:21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We ordered second @SpaceX mission to send U.S. astronauts to @Space_Station: https://t.co/r758StAcOd #LaunchAmerica https://t.co/?</text:p>
          </table:table-cell>
          <table:table-cell office:value-type="string" calcext:value-type="string">
            <text:p>2016-07-30 01:07:25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be live streaming the Gigafactory launch party tonight. Check https://t.co/7FlnbruWpL this eve.</text:p>
          </table:table-cell>
          <table:table-cell office:value-type="string" calcext:value-type="string">
            <text:p>2016-07-29 21:59:12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ngadget: Watch SpaceX test fire one of the Falcon 9 rockets it relanded https://t.co/8nmjdhF1r0 https://t.co/SPrM2gfjE3</text:p>
          </table:table-cell>
          <table:table-cell office:value-type="string" calcext:value-type="string">
            <text:p>2016-07-29 11:34:04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Reuters: Tesla gets vote of confidence from a top investor at Fidelity https://t.co/mwW5S1tACd https://t.co/dykrwQTmeN</text:p>
          </table:table-cell>
          <table:table-cell office:value-type="string" calcext:value-type="string">
            <text:p>2016-07-29 07:15:08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libertarian argument for a carbon tax https://t.co/WmbGp2YuUO</text:p>
          </table:table-cell>
          <table:table-cell office:value-type="string" calcext:value-type="string">
            <text:p>2016-07-29 05:26:18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summary of yesterday's Gigafactory Q&amp;A with JB, Yamada-San and me https://t.co/FYFG7qnIMi</text:p>
          </table:table-cell>
          <table:table-cell office:value-type="string" calcext:value-type="string">
            <text:p>2016-07-28 10:19:57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drive: The war for autonomous driving: 2017 @MercedesBenz E-Class VS. 2017 @TeslaMotors Model S https://t.co/T8dfEfTtUP https://t.co?</text:p>
          </table:table-cell>
          <table:table-cell office:value-type="string" calcext:value-type="string">
            <text:p>2016-07-27 22:10:45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hould mention that Gigafactory will be fully powered by clean energy when complete &amp; include battery recycling</text:p>
          </table:table-cell>
          <table:table-cell office:value-type="string" calcext:value-type="string">
            <text:p>2016-07-27 20:19:57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estcoastbill happy birthday!</text:p>
          </table:table-cell>
          <table:table-cell office:value-type="string" calcext:value-type="string">
            <text:p>2016-07-27 19:52:42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IRED: Inside the enormous Gigafactory, where @TeslaMotors <text:s/>will build its future: https://t.co/icKJzjicZd https://t.co/XtMWTD9q2Z</text:p>
          </table:table-cell>
          <table:table-cell office:value-type="string" calcext:value-type="string">
            <text:p>2016-07-27 18:55:34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NBC: A rare look inside Tesla's 'gigafactory' https://t.co/QsPaJN4zpO</text:p>
          </table:table-cell>
          <table:table-cell office:value-type="string" calcext:value-type="string">
            <text:p>2016-07-27 05:01:43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olarimpulse: BREAKING: we flew 40'000km without fuel. It's a first for energy, take it further! #futureisclean https://t.co/JCvKTDBVZx</text:p>
          </table:table-cell>
          <table:table-cell office:value-type="string" calcext:value-type="string">
            <text:p>2016-07-27 05:00:29</text:p>
          </table:table-cell>
          <table:table-cell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surance premiums expected to decline by 80% due to driverless cars </text:p>
            <text:p>https://t.co/nuPKOI9v1D</text:p>
          </table:table-cell>
          <table:table-cell office:value-type="string" calcext:value-type="string">
            <text:p>2016-07-27 01:16:04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etter from basically every scientific org in the United States to Congress about climate change https://t.co/vo1I1HY5fx</text:p>
          </table:table-cell>
          <table:table-cell office:value-type="string" calcext:value-type="string">
            <text:p>2016-07-26 21:22:14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ia @NPR: Sun-Powered Airplane Completes Historic Trip Around The World https://t.co/AKe5VRaY5o</text:p>
          </table:table-cell>
          <table:table-cell office:value-type="string" calcext:value-type="string">
            <text:p>2016-07-26 21:16:36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Maybe as a future optimization. Would only matter if it was extremely big.</text:p>
          </table:table-cell>
          <table:table-cell office:value-type="string" calcext:value-type="string">
            <text:p>2016-07-25 18:37:39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as long as I'm alive</text:p>
          </table:table-cell>
          <table:table-cell office:value-type="string" calcext:value-type="string">
            <text:p>2016-07-23 04:35:46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ttps://t.co/Kgkz1Z3FwJ</text:p>
          </table:table-cell>
          <table:table-cell office:value-type="string" calcext:value-type="string">
            <text:p>2016-07-23 04:34:30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ing forward to the Gigafactory opening party on Friday next week. The scale blows me away every time I see it.</text:p>
          </table:table-cell>
          <table:table-cell office:value-type="string" calcext:value-type="string">
            <text:p>2016-07-22 08:50:03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utopilot prevents serious injury or death of a pedestrian in NY (owner anecdote confirmed by vehicle logs) https://t.co/NceuqckqCK</text:p>
          </table:table-cell>
          <table:table-cell office:value-type="string" calcext:value-type="string">
            <text:p>2016-07-21 08:53:01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ahull Jerome is driving Tesla Semi &amp; doing a great job with his team. At Daimler, he led their most successful semi truck program ever.</text:p>
          </table:table-cell>
          <table:table-cell office:value-type="string" calcext:value-type="string">
            <text:p>2016-07-21 07:58:40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ahull It's inspired by some of the California Custom VW combi design art</text:p>
          </table:table-cell>
          <table:table-cell office:value-type="string" calcext:value-type="string">
            <text:p>2016-07-21 07:54:09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RamseyWSJ Great game. Whole Fallout series is amazing.</text:p>
          </table:table-cell>
          <table:table-cell office:value-type="string" calcext:value-type="string">
            <text:p>2016-07-21 04:39:21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atiefehren Both should have been done under the same corporate umbrella from the beginning</text:p>
          </table:table-cell>
          <table:table-cell office:value-type="string" calcext:value-type="string">
            <text:p>2016-07-21 04:06:47</text:p>
          </table:table-cell>
          <table:table-cell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Master Plan, Part Deux</text:p>
            <text:p>https://t.co/XQeTlsoEdE</text:p>
          </table:table-cell>
          <table:table-cell office:value-type="string" calcext:value-type="string">
            <text:p>2016-07-21 03:57:51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onmusk now 2Pac</text:p>
          </table:table-cell>
          <table:table-cell office:value-type="string" calcext:value-type="string">
            <text:p>2016-07-20 23:20:36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lifornia time</text:p>
          </table:table-cell>
          <table:table-cell office:value-type="string" calcext:value-type="string">
            <text:p>2016-07-20 22:07:53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ost should go live on Tesla website around 5pm</text:p>
          </table:table-cell>
          <table:table-cell office:value-type="string" calcext:value-type="string">
            <text:p>2016-07-20 22:07:36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tiral yup</text:p>
          </table:table-cell>
          <table:table-cell office:value-type="string" calcext:value-type="string">
            <text:p>2016-07-20 21:25:26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naDotBlue busted</text:p>
          </table:table-cell>
          <table:table-cell office:value-type="string" calcext:value-type="string">
            <text:p>2016-07-20 21:01:55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cept for the tweet about large amounts of crack (actually just small amounts)</text:p>
          </table:table-cell>
          <table:table-cell office:value-type="string" calcext:value-type="string">
            <text:p>2016-07-20 19:56:28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t easy to convey irony in a tweet</text:p>
          </table:table-cell>
          <table:table-cell office:value-type="string" calcext:value-type="string">
            <text:p>2016-07-20 18:21:56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rinceghosh97 Lana</text:p>
          </table:table-cell>
          <table:table-cell office:value-type="string" calcext:value-type="string">
            <text:p>2016-07-20 17:58:31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nishing off the plan while listening to the soundtrack from Gatsby. Seems appropriate...</text:p>
          </table:table-cell>
          <table:table-cell office:value-type="string" calcext:value-type="string">
            <text:p>2016-07-20 17:37:26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be working at Tesla on Autopilot &amp; Model 3 today, then aiming to pull an all-nighter and complete the master product plan</text:p>
          </table:table-cell>
          <table:table-cell office:value-type="string" calcext:value-type="string">
            <text:p>2016-07-19 19:28:06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ehmer I am!</text:p>
          </table:table-cell>
          <table:table-cell office:value-type="string" calcext:value-type="string">
            <text:p>2016-07-19 19:25:16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turning from Cape Canaveral to California...</text:p>
          </table:table-cell>
          <table:table-cell office:value-type="string" calcext:value-type="string">
            <text:p>2016-07-19 18:12:29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lly tempting to redesign upper stage for return too (Falcon Heavy has enough power), but prob best to stay focused on the Mars rocket</text:p>
          </table:table-cell>
          <table:table-cell office:value-type="string" calcext:value-type="string">
            <text:p>2016-07-19 01:28:53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n't wait to see all three cores of Falcon Heavy come back for landings! First two will be almost simultaneous. https://t.co/ryMiewZM4L</text:p>
          </table:table-cell>
          <table:table-cell office:value-type="string" calcext:value-type="string">
            <text:p>2016-07-19 01:23:23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nding https://t.co/dRWGyyTtCH</text:p>
          </table:table-cell>
          <table:table-cell office:value-type="string" calcext:value-type="string">
            <text:p>2016-07-18 23:42:23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ulPrijs @alexfrance free Babel fish provided</text:p>
          </table:table-cell>
          <table:table-cell office:value-type="string" calcext:value-type="string">
            <text:p>2016-07-18 23:29:33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it of a distraction yesterday. Working on plan today.</text:p>
          </table:table-cell>
          <table:table-cell office:value-type="string" calcext:value-type="string">
            <text:p>2016-07-18 12:18:05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ut on LZ-1. We just completed the post-landing inspection and all systems look good. Ready to fly again. https://t.co/1OfA8h7Vrf</text:p>
          </table:table-cell>
          <table:table-cell office:value-type="string" calcext:value-type="string">
            <text:p>2016-07-18 09:49:32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on LZ-1 at Cape Canaveral https://t.co/dBkjBCDIRs</text:p>
          </table:table-cell>
          <table:table-cell office:value-type="string" calcext:value-type="string">
            <text:p>2016-07-18 08:20:14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Dragon on its way to @Space_Station, Falcon on its way home https://t.co/EpfUKBmoWi</text:p>
          </table:table-cell>
          <table:table-cell office:value-type="string" calcext:value-type="string">
            <text:p>2016-07-18 08:14:04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ilalNaseer Thanks. Exactly. Some in the press think they're so much smarter than Tesla owners that they know better. Makes no sense.</text:p>
          </table:table-cell>
          <table:table-cell office:value-type="string" calcext:value-type="string">
            <text:p>2016-07-18 05:01:35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TechGenius V8 will be our biggest release since v1, so taking longer to refine. Awesome on every level. Meeting w design team every day.</text:p>
          </table:table-cell>
          <table:table-cell office:value-type="string" calcext:value-type="string">
            <text:p>2016-07-18 01:25:27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customers are v smart &amp; don't want media speaking on their behalf abt Autopilot. Recent poll: 0.0% want it disabled -- not 0.1%, 0.0%.</text:p>
          </table:table-cell>
          <table:table-cell office:value-type="string" calcext:value-type="string">
            <text:p>2016-07-18 01:13:06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eroineworshipe @BoschGlobal It can at moderate range, but our ultrasonics are very good at human (or anything &gt;= water density) detection</text:p>
          </table:table-cell>
          <table:table-cell office:value-type="string" calcext:value-type="string">
            <text:p>2016-07-18 01:03:02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TechGenius Improved fan speed algorithm coming soon. Doesn't need to be so loud.</text:p>
          </table:table-cell>
          <table:table-cell office:value-type="string" calcext:value-type="string">
            <text:p>2016-07-18 00:43:47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eat rebuttal by a Tesla owner to those calling for Autopilot to be disabled. Was written with zero input from us. https://t.co/Kfg1ewKoCZ</text:p>
          </table:table-cell>
          <table:table-cell office:value-type="string" calcext:value-type="string">
            <text:p>2016-07-18 00:16:33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yler_K_Berg That is a very good point!</text:p>
          </table:table-cell>
          <table:table-cell office:value-type="string" calcext:value-type="string">
            <text:p>2016-07-17 23:36:13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ave to focus on tonight's @SpaceX launch. Will post Tesla (master) product plan afterwards.</text:p>
          </table:table-cell>
          <table:table-cell office:value-type="string" calcext:value-type="string">
            <text:p>2016-07-17 23:20:00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want to thank both Bosch and MobilEye for their help and support in making Autopilot better. Please direct all criticism at Tesla.</text:p>
          </table:table-cell>
          <table:table-cell office:value-type="string" calcext:value-type="string">
            <text:p>2016-07-17 23:17:28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mising call today with @BoschGlobal, maker of our radar sensor. Looks like significant improvements possible via OTA software update.</text:p>
          </table:table-cell>
          <table:table-cell office:value-type="string" calcext:value-type="string">
            <text:p>2016-07-17 23:09:05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key67Tang much appreciated</text:p>
          </table:table-cell>
          <table:table-cell office:value-type="string" calcext:value-type="string">
            <text:p>2016-07-17 17:41:42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ddersla Usually true. We need more sane and reasonable people making their voice heard.</text:p>
          </table:table-cell>
          <table:table-cell office:value-type="string" calcext:value-type="string">
            <text:p>2016-07-17 17:41:08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ensible article on Autopilot by @the guardian https://t.co/BbvXaNI4Xk</text:p>
          </table:table-cell>
          <table:table-cell office:value-type="string" calcext:value-type="string">
            <text:p>2016-07-17 15:23:22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All systems go &amp; weather 90% favorable for launch of Dragon to @Space_Station. Liftoff slated for Monday, 12:45am ET https://t.?</text:p>
          </table:table-cell>
          <table:table-cell office:value-type="string" calcext:value-type="string">
            <text:p>2016-07-17 04:14:24</text:p>
          </table:table-cell>
          <table:table-cell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RealBuzz: 47 years ago today Neil, Mike &amp; I took a ride on a big rocket to the moon. </text:p>
            <text:p>Liftoff on #Apollo11 https://t.co/FrvdmddkYo</text:p>
          </table:table-cell>
          <table:table-cell office:value-type="string" calcext:value-type="string">
            <text:p>2016-07-17 01:51:49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LIVE NOW: Find out what experiments are headed to @Space_Station on the next @SpaceX launch: https://t.co/4E487vfn5N https://t.co?</text:p>
          </table:table-cell>
          <table:table-cell office:value-type="string" calcext:value-type="string">
            <text:p>2016-07-16 21:42:53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orIn2020 @KellyBlueJazz On the other hand I do answer a toy phone like it's real</text:p>
          </table:table-cell>
          <table:table-cell office:value-type="string" calcext:value-type="string">
            <text:p>2016-07-16 15:01:47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orIn2020 @KellyBlueJazz large amounts of crack</text:p>
          </table:table-cell>
          <table:table-cell office:value-type="string" calcext:value-type="string">
            <text:p>2016-07-16 14:32:14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ellyBlueJazz 6 hours normally, but a lot less these days</text:p>
          </table:table-cell>
          <table:table-cell office:value-type="string" calcext:value-type="string">
            <text:p>2016-07-16 14:25:42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unday is the end of the week :)</text:p>
          </table:table-cell>
          <table:table-cell office:value-type="string" calcext:value-type="string">
            <text:p>2016-07-16 14:13:51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uid00 yes</text:p>
          </table:table-cell>
          <table:table-cell office:value-type="string" calcext:value-type="string">
            <text:p>2016-07-16 14:12:22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hortword good up to ~160km/h</text:p>
          </table:table-cell>
          <table:table-cell office:value-type="string" calcext:value-type="string">
            <text:p>2016-07-16 14:11:37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ur radar is using a wavelength of 3.9mm. A good size for both decent resolution and rain penetration. Am hopeful...</text:p>
          </table:table-cell>
          <table:table-cell office:value-type="string" calcext:value-type="string">
            <text:p>2016-07-16 13:35:51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uthEdick especially well</text:p>
          </table:table-cell>
          <table:table-cell office:value-type="string" calcext:value-type="string">
            <text:p>2016-07-15 09:55:15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fierens Logs were downloaded for NHTSA and NTSB. Identical copies to all.</text:p>
          </table:table-cell>
          <table:table-cell office:value-type="string" calcext:value-type="string">
            <text:p>2016-07-15 09:50:31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thing about radar is that, unlike lidar (which is visible wavelength), it can see through rain, snow, fog and dust</text:p>
          </table:table-cell>
          <table:table-cell office:value-type="string" calcext:value-type="string">
            <text:p>2016-07-15 09:49:07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ollinalexbell yes</text:p>
          </table:table-cell>
          <table:table-cell office:value-type="string" calcext:value-type="string">
            <text:p>2016-07-15 06:36:19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rik_smith1 @ihavetweets certainly moderate and maybe big advances w no incremental hardware</text:p>
          </table:table-cell>
          <table:table-cell office:value-type="string" calcext:value-type="string">
            <text:p>2016-07-15 06:21:44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havetweets effective stereo by comparing data at various points in time while moving</text:p>
          </table:table-cell>
          <table:table-cell office:value-type="string" calcext:value-type="string">
            <text:p>2016-07-15 06:14:07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implyDonya elevation too</text:p>
          </table:table-cell>
          <table:table-cell office:value-type="string" calcext:value-type="string">
            <text:p>2016-07-15 06:11:03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istopMe only just gained access to physical vehicle</text:p>
          </table:table-cell>
          <table:table-cell office:value-type="string" calcext:value-type="string">
            <text:p>2016-07-15 06:02:49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tt1cus86 @DMC_Ryan AP process crash would show up in logs</text:p>
          </table:table-cell>
          <table:table-cell office:value-type="string" calcext:value-type="string">
            <text:p>2016-07-15 06:01:08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king on using existing Tesla radar by itself (decoupled from camera) w temporal smoothing to create a coarse point cloud, like lidar</text:p>
          </table:table-cell>
          <table:table-cell office:value-type="string" calcext:value-type="string">
            <text:p>2016-07-15 05:59:06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MC_Ryan Maybe didn't realize he turned it off, but the car does issue a loud chime and a visual warning on the instrument cluster.</text:p>
          </table:table-cell>
          <table:table-cell office:value-type="string" calcext:value-type="string">
            <text:p>2016-07-15 05:42:42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ojjac exactly</text:p>
          </table:table-cell>
          <table:table-cell office:value-type="string" calcext:value-type="string">
            <text:p>2016-07-15 00:58:49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nboard vehicle logs show Autopilot was turned off in Pennsylvania crash. Moreover, crash would not have occurred if it was on.</text:p>
          </table:table-cell>
          <table:table-cell office:value-type="string" calcext:value-type="string">
            <text:p>2016-07-15 00:17:04</text:p>
          </table:table-cell>
          <table:table-cell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U regulators find no safety concerns with Autopilot</text:p>
            <text:p>https://t.co/zOykm4XeHP</text:p>
          </table:table-cell>
          <table:table-cell office:value-type="string" calcext:value-type="string">
            <text:p>2016-07-14 23:03:57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HackersNews @defcon It's all fun &amp; games until ... https://t.co/cRAn0S8ooX</text:p>
          </table:table-cell>
          <table:table-cell office:value-type="string" calcext:value-type="string">
            <text:p>2016-07-14 12:42:31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don't mind taking the heat for customer safety. It is the right thing to do. From @RoadandTrack https://t.co/D181ui1jB0</text:p>
          </table:table-cell>
          <table:table-cell office:value-type="string" calcext:value-type="string">
            <text:p>2016-07-13 10:15:25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umailn @RealDaveBarton @JuddApatow @SiliconHBO @FredericLambert @MikeJudge can't wait to see the costume</text:p>
          </table:table-cell>
          <table:table-cell office:value-type="string" calcext:value-type="string">
            <text:p>2016-07-12 07:27:33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alDaveBarton @kumailn @JuddApatow @SiliconHBO @FredericLambert Only if I can play a monkey</text:p>
          </table:table-cell>
          <table:table-cell office:value-type="string" calcext:value-type="string">
            <text:p>2016-07-12 07:23:16</text:p>
          </table:table-cell>
          <table:table-cell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finishes last in being salesy! Good. Also, I can't believe there is a real Pied Piper.</text:p>
            <text:p>https://t.co/9Zzijxxyy4</text:p>
          </table:table-cell>
          <table:table-cell office:value-type="string" calcext:value-type="string">
            <text:p>2016-07-12 04:47:27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ddy_Jahn: @spacex @elonmusk Not sure if you've seen this, but great video of your progress #SpaceX 4 years in 4 minutes. https://t.co/?</text:p>
          </table:table-cell>
          <table:table-cell office:value-type="string" calcext:value-type="string">
            <text:p>2016-07-11 10:33:29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mething like that https://t.co/aufFuB5VXo</text:p>
          </table:table-cell>
          <table:table-cell office:value-type="string" calcext:value-type="string">
            <text:p>2016-07-11 01:43:53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ckg_uk already taken care of</text:p>
          </table:table-cell>
          <table:table-cell office:value-type="string" calcext:value-type="string">
            <text:p>2016-07-11 01:38:39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Kinda. Creating a seamlessly integrated Tesla battery &amp; solar power product that looks beautiful is the reason https://t.co/4z6MzBB9p2</text:p>
          </table:table-cell>
          <table:table-cell office:value-type="string" calcext:value-type="string">
            <text:p>2016-07-10 22:09:44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wiftOnSecurity I like your tweets!</text:p>
          </table:table-cell>
          <table:table-cell office:value-type="string" calcext:value-type="string">
            <text:p>2016-07-10 21:15:58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wiftOnSecurity Tricky in 140 chars, but: 1B needed for min statistical sample size. More software mods and data may be needed beyond that.</text:p>
          </table:table-cell>
          <table:table-cell office:value-type="string" calcext:value-type="string">
            <text:p>2016-07-10 21:15:28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log on Autopilot by @PeterDiamandis https://t.co/LR5zuw3J9X</text:p>
          </table:table-cell>
          <table:table-cell office:value-type="string" calcext:value-type="string">
            <text:p>2016-07-10 21:11:18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layer @SwiftOnSecurity US is ~11 deaths per billion miles. WW is 17 deaths per billion. Autopilot already much better than either so far.</text:p>
          </table:table-cell>
          <table:table-cell office:value-type="string" calcext:value-type="string">
            <text:p>2016-07-10 21:02:57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4757p @SwiftOnSecurity Unless we get there and find it isn't enough. Just won't be before 1B.</text:p>
          </table:table-cell>
          <table:table-cell office:value-type="string" calcext:value-type="string">
            <text:p>2016-07-10 20:55:53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antaAIex It is extensively tested in the lab and in the Tesla test fleet. However, there is no substitute for real world experience.</text:p>
          </table:table-cell>
          <table:table-cell office:value-type="string" calcext:value-type="string">
            <text:p>2016-07-10 20:51:47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wiftOnSecurity With less than 1B miles, there simply isn't enough data. 1B is a necessary but not necessarily sufficient condition.</text:p>
          </table:table-cell>
          <table:table-cell office:value-type="string" calcext:value-type="string">
            <text:p>2016-07-10 20:49:06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catronTg @SwiftOnSecurity Thanks. Point of calling it beta was to emphasize to those who chose to use it that it wasn't perfect.</text:p>
          </table:table-cell>
          <table:table-cell office:value-type="string" calcext:value-type="string">
            <text:p>2016-07-10 20:44:46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_CraigR @FortuneMagazine exactly</text:p>
          </table:table-cell>
          <table:table-cell office:value-type="string" calcext:value-type="string">
            <text:p>2016-07-10 20:40:49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federman @stegen @FortuneMagazine that wasn't criticism, just clarification</text:p>
          </table:table-cell>
          <table:table-cell office:value-type="string" calcext:value-type="string">
            <text:p>2016-07-10 20:40:21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wiftOnSecurity why?</text:p>
          </table:table-cell>
          <table:table-cell office:value-type="string" calcext:value-type="string">
            <text:p>2016-07-10 20:39:15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federman @stegen @FortuneMagazine thought I was posting Reuters. Copied the wrong link.</text:p>
          </table:table-cell>
          <table:table-cell office:value-type="string" calcext:value-type="string">
            <text:p>2016-07-10 20:38:27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Probably six months. Will include hundreds of refinements to handle rare corner cases in Autopilot.</text:p>
          </table:table-cell>
          <table:table-cell office:value-type="string" calcext:value-type="string">
            <text:p>2016-07-10 20:32:14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egen @FortuneMagazine you're right, no point</text:p>
          </table:table-cell>
          <table:table-cell office:value-type="string" calcext:value-type="string">
            <text:p>2016-07-10 20:29:59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irag Use of word beta is explicitly so that drivers don't get comfortable. It is not beta software in the standard sense.</text:p>
          </table:table-cell>
          <table:table-cell office:value-type="string" calcext:value-type="string">
            <text:p>2016-07-10 20:27:54</text:p>
          </table:table-cell>
          <table:table-cell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isunderstanding of what beta means to Tesla for Autopilot: any system w less than 1B miles of real world driving </text:p>
            <text:p>https://t.co/WG5vnFvegI</text:p>
          </table:table-cell>
          <table:table-cell office:value-type="string" calcext:value-type="string">
            <text:p>2016-07-10 20:20:43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day is Nikola Tesla's birthday. I hope he likes what we've done in his name.</text:p>
          </table:table-cell>
          <table:table-cell office:value-type="string" calcext:value-type="string">
            <text:p>2016-07-10 19:53:56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king on Top Secret Tesla Masterplan, Part 2. Hoping to publish later this week.</text:p>
          </table:table-cell>
          <table:table-cell office:value-type="string" calcext:value-type="string">
            <text:p>2016-07-10 19:49:35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ooklynBrett @LeoOD3 @Conleich Story was fed to LAT &amp; many other media to counter IMF $5T/year fossil subsidy study. Hey, both have a 5!</text:p>
          </table:table-cell>
          <table:table-cell office:value-type="string" calcext:value-type="string">
            <text:p>2016-07-09 08:25:38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lyTaft seriously</text:p>
          </table:table-cell>
          <table:table-cell office:value-type="string" calcext:value-type="string">
            <text:p>2016-07-09 08:21:01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ve reddit. Gandel gets shredded &amp; won't even answer top 3 upvoted questions. Some really funny comments about Koch https://t.co/PJrqys3Rmc</text:p>
          </table:table-cell>
          <table:table-cell office:value-type="string" calcext:value-type="string">
            <text:p>2016-07-09 07:33:43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had the lowest probability of injury of any car ever tested by NHTSA, which is why ... https://t.co/9tZZJEc5wg</text:p>
          </table:table-cell>
          <table:table-cell office:value-type="string" calcext:value-type="string">
            <text:p>2016-07-08 23:39:47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DougEatwell: Elon Musk's Unbelievably Simple 12-minute Killer Break Down on Climate Change: https://t.co/vlZuS5ZVW4 via @YouTube @Tripl?</text:p>
          </table:table-cell>
          <table:table-cell office:value-type="string" calcext:value-type="string">
            <text:p>2016-07-08 23:30:38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olina_marinova @alansmurray @CNBC thanks</text:p>
          </table:table-cell>
          <table:table-cell office:value-type="string" calcext:value-type="string">
            <text:p>2016-07-08 23:29:48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rmeireles true, good point</text:p>
          </table:table-cell>
          <table:table-cell office:value-type="string" calcext:value-type="string">
            <text:p>2016-07-08 10:34:22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ansmurray No, you were misleading mostly on your own, but w many copycats. Jalopnik just lost it's sense of irony &amp; didn't get my tweet.</text:p>
          </table:table-cell>
          <table:table-cell office:value-type="string" calcext:value-type="string">
            <text:p>2016-07-08 09:37:41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VanityFair: How the media screwed up the fatal Tesla accident https://t.co/ZwHbpKbSaZ https://t.co/5ii04Yq1ZD</text:p>
          </table:table-cell>
          <table:table-cell office:value-type="string" calcext:value-type="string">
            <text:p>2016-07-07 15:46:39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isinformatico @Eddy_Jahn cool, thanks :)</text:p>
          </table:table-cell>
          <table:table-cell office:value-type="string" calcext:value-type="string">
            <text:p>2016-07-07 02:47:07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doehne @disinformatico @Eddy_Jahn The Google term of self-driving would probably be more appropriate then.</text:p>
          </table:table-cell>
          <table:table-cell office:value-type="string" calcext:value-type="string">
            <text:p>2016-07-07 02:44:28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isinformatico @Eddy_Jahn In other words, the intended implication is that a driver must remain alert, just as a pilot must remain alert.</text:p>
          </table:table-cell>
          <table:table-cell office:value-type="string" calcext:value-type="string">
            <text:p>2016-07-07 02:41:53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isinformatico @Eddy_Jahn Tesla Tesla Autopilot is named after aircraft autopilot, as it is always expected that a pilot must stay alert.</text:p>
          </table:table-cell>
          <table:table-cell office:value-type="string" calcext:value-type="string">
            <text:p>2016-07-07 02:39:42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cobrossi All publicly known Tesla product developments are called out, incl vehicles and batteries. Would be odd *not* to include.</text:p>
          </table:table-cell>
          <table:table-cell office:value-type="string" calcext:value-type="string">
            <text:p>2016-07-07 02:36:06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response to the misleading Fortune articles about Autopilot https://t.co/zWRM3aMnVC</text:p>
          </table:table-cell>
          <table:table-cell office:value-type="string" calcext:value-type="string">
            <text:p>2016-07-07 02:10:41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onsored articles ? https://t.co/i8QsJYU4Ee</text:p>
          </table:table-cell>
          <table:table-cell office:value-type="string" calcext:value-type="string">
            <text:p>2016-07-07 01:37:27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izmodo: Hyperloop connecting Helsinki to Stockholm would turn a 300-mile trip into a 28-minute ride https://t.co/zeruuwufKk https://t.?</text:p>
          </table:table-cell>
          <table:table-cell office:value-type="string" calcext:value-type="string">
            <text:p>2016-07-06 10:34:51</text:p>
          </table:table-cell>
          <table:table-cell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ecause of course I hate flamingos...(maybe try eating fewer flamingo eggs in your salad)</text:p>
            <text:p>https://t.co/tUKsWqCobo</text:p>
          </table:table-cell>
          <table:table-cell office:value-type="string" calcext:value-type="string">
            <text:p>2016-07-06 00:47:47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pple_defense @samabuelsamid Exactly! I love Twitter.</text:p>
          </table:table-cell>
          <table:table-cell office:value-type="string" calcext:value-type="string">
            <text:p>2016-07-05 18:44:42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mabuelsamid Wrong to exclude non-occupant deaths. Autopilot would have prevented this cyclist from being killed https://t.co/ic9liqnyDN</text:p>
          </table:table-cell>
          <table:table-cell office:value-type="string" calcext:value-type="string">
            <text:p>2016-07-05 18:38:32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ansmurray If you care about auto deaths as material to stock prices, why no articles about 1M+/year deaths from other auto companies?</text:p>
          </table:table-cell>
          <table:table-cell office:value-type="string" calcext:value-type="string">
            <text:p>2016-07-05 18:30:29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ansmurray Yes, it was material to you -- BS article increased your advertising revenue. Just wasn't material to TSLA, as shown by market.</text:p>
          </table:table-cell>
          <table:table-cell office:value-type="string" calcext:value-type="string">
            <text:p>2016-07-05 18:26:41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ickbilton: 1.3 million people die a year in car accidents. Yet, 1 person dies in a Tesla on autopilot and people decry driverless cars?</text:p>
          </table:table-cell>
          <table:table-cell office:value-type="string" calcext:value-type="string">
            <text:p>2016-07-05 17:06:59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rtem_zin @theaweary Radar tunes out what looks like an overhead road sign to avoid false braking events</text:p>
          </table:table-cell>
          <table:table-cell office:value-type="string" calcext:value-type="string">
            <text:p>2016-07-01 00:15:16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ur condolences for the tragic loss https://t.co/zI2100zEGL</text:p>
          </table:table-cell>
          <table:table-cell office:value-type="string" calcext:value-type="string">
            <text:p>2016-06-30 23:53:56</text:p>
          </table:table-cell>
          <table:table-cell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kolaNikolov16 Shakespeare. Then love-devouring death do what he dare; </text:p>
            <text:p>It is enough I may but call her mine.</text:p>
          </table:table-cell>
          <table:table-cell office:value-type="string" calcext:value-type="string">
            <text:p>2016-06-29 16:20:20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ollinalexbell aspirationally</text:p>
          </table:table-cell>
          <table:table-cell office:value-type="string" calcext:value-type="string">
            <text:p>2016-06-29 16:10:25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son recently asked what my favorite animal was. Well, of course ? https://t.co/hpTniMe1mF</text:p>
          </table:table-cell>
          <table:table-cell office:value-type="string" calcext:value-type="string">
            <text:p>2016-06-29 16:07:49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oughtful analysis of the Tesla/SolarCity merger by @tsrandall https://t.co/4Ba3px7hb8</text:p>
          </table:table-cell>
          <table:table-cell office:value-type="string" calcext:value-type="string">
            <text:p>2016-06-29 15:49:28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nks for the kind bday wishes!</text:p>
          </table:table-cell>
          <table:table-cell office:value-type="string" calcext:value-type="string">
            <text:p>2016-06-28 23:19:09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cute!</text:p>
          </table:table-cell>
          <table:table-cell office:value-type="string" calcext:value-type="string">
            <text:p>2016-06-27 08:27:06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jeviston @business exactly</text:p>
          </table:table-cell>
          <table:table-cell office:value-type="string" calcext:value-type="string">
            <text:p>2016-06-27 08:21:59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wsycombinator @mashable We haven't signed anything for a factory in China</text:p>
          </table:table-cell>
          <table:table-cell office:value-type="string" calcext:value-type="string">
            <text:p>2016-06-27 08:21:16</text:p>
          </table:table-cell>
          <table:table-cell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luded, deranged, etc. Journalistic thesaurus sure got a lot of use last week ...</text:p>
            <text:p>https://t.co/KFHD1FXvIe</text:p>
          </table:table-cell>
          <table:table-cell office:value-type="string" calcext:value-type="string">
            <text:p>2016-06-27 08:18:32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IRED: Tesla is done being an automaker?it is now an energy company: https://t.co/GjIfnOBpk6 https://t.co/mUge7Gj2th</text:p>
          </table:table-cell>
          <table:table-cell office:value-type="string" calcext:value-type="string">
            <text:p>2016-06-24 10:24:12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code Article is misleading to readers. No one is taking home anything. In a stock for stock transaction, nothing comes off the table.</text:p>
          </table:table-cell>
          <table:table-cell office:value-type="string" calcext:value-type="string">
            <text:p>2016-06-22 04:11:54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illiamShatner Of course. Our love will never die.</text:p>
          </table:table-cell>
          <table:table-cell office:value-type="string" calcext:value-type="string">
            <text:p>2016-06-21 00:49:36</text:p>
          </table:table-cell>
          <table:table-cell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s is going to be great</text:p>
            <text:p>https://t.co/jnej9HaBef</text:p>
          </table:table-cell>
          <table:table-cell office:value-type="string" calcext:value-type="string">
            <text:p>2016-06-20 18:47:23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atelynBrock Drive units and battery are sealed</text:p>
          </table:table-cell>
          <table:table-cell office:value-type="string" calcext:value-type="string">
            <text:p>2016-06-19 18:30:20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curious abt TSWLM car, am still planning to do a sports sub car that can drive on roads. Just a side project. Limited market potential :)</text:p>
          </table:table-cell>
          <table:table-cell office:value-type="string" calcext:value-type="string">
            <text:p>2016-06-19 18:29:12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*def* don't recommended this, but Model S floats well enough to turn it into a boat for short periods of time. Thrust via wheel rotation.</text:p>
          </table:table-cell>
          <table:table-cell office:value-type="string" calcext:value-type="string">
            <text:p>2016-06-19 18:25:26</text:p>
          </table:table-cell>
          <table:table-cell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owner drives through a flooded tunnel &amp; out the other side </text:p>
            <text:p>https://t.co/RmPxdZShhq</text:p>
          </table:table-cell>
          <table:table-cell office:value-type="string" calcext:value-type="string">
            <text:p>2016-06-19 18:18:10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s mentioned at the beginning of the year, I'm expecting ~70% success rate on landings for the year. 2016 is the year of experimentation.</text:p>
          </table:table-cell>
          <table:table-cell office:value-type="string" calcext:value-type="string">
            <text:p>2016-06-17 03:37:36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s like early liquid oxygen depletion caused engine shutdown just above the deck https://t.co/Sa6uCkpknY</text:p>
          </table:table-cell>
          <table:table-cell office:value-type="string" calcext:value-type="string">
            <text:p>2016-06-17 03:35:20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urns out the landing was not as fast we thought, but still hard enough to destroy the primary airframe and accordion the engines</text:p>
          </table:table-cell>
          <table:table-cell office:value-type="string" calcext:value-type="string">
            <text:p>2016-06-17 03:32:41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ucktyler Thanks Tyler</text:p>
          </table:table-cell>
          <table:table-cell office:value-type="string" calcext:value-type="string">
            <text:p>2016-06-17 03:26:50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nding video will be posted when we gain access to cameras on the droneship later today. Maybe hardest impact to date. Droneship still ok.</text:p>
          </table:table-cell>
          <table:table-cell office:value-type="string" calcext:value-type="string">
            <text:p>2016-06-15 18:26:57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pgrades underway to enable rocket to compensate for a thrust shortfall on one of the three landing engines. Probably get there end of year.</text:p>
          </table:table-cell>
          <table:table-cell office:value-type="string" calcext:value-type="string">
            <text:p>2016-06-15 18:14:14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stroOrionMK @BadAstronomer Quite rapid... Yes</text:p>
          </table:table-cell>
          <table:table-cell office:value-type="string" calcext:value-type="string">
            <text:p>2016-06-15 18:10:29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UD = Rapid Unscheduled Disassembly :)</text:p>
          </table:table-cell>
          <table:table-cell office:value-type="string" calcext:value-type="string">
            <text:p>2016-06-15 18:07:44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s like thrust was low on 1 of 3 landing engines. High g landings v sensitive to all engines operating at max.</text:p>
          </table:table-cell>
          <table:table-cell office:value-type="string" calcext:value-type="string">
            <text:p>2016-06-15 18:06:26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scent phase &amp; satellites look good, but booster rocket had a RUD on droneship</text:p>
          </table:table-cell>
          <table:table-cell office:value-type="string" calcext:value-type="string">
            <text:p>2016-06-15 18:04:10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Targeting launch tomorrow of @Eutelsat_SA &amp; ABS communication satellites. 45-min window opens 10:29am ET, 2:29pm UTC https://t.?</text:p>
          </table:table-cell>
          <table:table-cell office:value-type="string" calcext:value-type="string">
            <text:p>2016-06-15 10:37:53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ighly recommend anything by Sean Carroll https://t.co/yVbceZm0Io</text:p>
          </table:table-cell>
          <table:table-cell office:value-type="string" calcext:value-type="string">
            <text:p>2016-06-13 01:24:54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anmcarroll Am concerned that advanced life may be inherently unstable. Arguably, any civ capable of extinguishing itself eventually will.</text:p>
          </table:table-cell>
          <table:table-cell office:value-type="string" calcext:value-type="string">
            <text:p>2016-06-13 01:14:33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anmcarroll Life you can talk to is another matter, of course. Many, many orders of magnitude less likely.</text:p>
          </table:table-cell>
          <table:table-cell office:value-type="string" calcext:value-type="string">
            <text:p>2016-06-13 01:11:55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anmcarroll No way. Look at chemotrophs and extremophiles. Primitive life is bloody everywhere. Highly under the ice on Europa imo.</text:p>
          </table:table-cell>
          <table:table-cell office:value-type="string" calcext:value-type="string">
            <text:p>2016-06-13 01:09:24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poite @rsmoz Hence the urgency of making life as we know it multiplanetary as soon as possible</text:p>
          </table:table-cell>
          <table:table-cell office:value-type="string" calcext:value-type="string">
            <text:p>2016-06-13 01:05:51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smoz That, speed of light constraint and quantum mechanics</text:p>
          </table:table-cell>
          <table:table-cell office:value-type="string" calcext:value-type="string">
            <text:p>2016-06-13 00:38:42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d, no, I'm not an alien...but I used to be one</text:p>
          </table:table-cell>
          <table:table-cell office:value-type="string" calcext:value-type="string">
            <text:p>2016-06-13 00:36:20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test science predicts &gt; trillion alien civilizations. Either they don't last long or there are a *lot* of aliens https://t.co/oC9B2FlUuF</text:p>
          </table:table-cell>
          <table:table-cell office:value-type="string" calcext:value-type="string">
            <text:p>2016-06-13 00:33:25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njaminRPhoto @StephenPace Yeah, that matches what we've found so far. More likely unhinged than nefarious.</text:p>
          </table:table-cell>
          <table:table-cell office:value-type="string" calcext:value-type="string">
            <text:p>2016-06-11 04:31:11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uld seem to indicate that one or more people sought to create the false impression of a safety issue where none existed. Q is why?</text:p>
          </table:table-cell>
          <table:table-cell office:value-type="string" calcext:value-type="string">
            <text:p>2016-06-11 02:30:06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f greater concern: 37 of 40 suspension complaints to NHTSA were fraudulent, i.e. false location or vehicle identification numbers were used</text:p>
          </table:table-cell>
          <table:table-cell office:value-type="string" calcext:value-type="string">
            <text:p>2016-06-11 02:27:38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HTSA confirmed today that they found no safety concern with the Model S suspension and have no further need for data from us on this matter</text:p>
          </table:table-cell>
          <table:table-cell office:value-type="string" calcext:value-type="string">
            <text:p>2016-06-11 02:23:14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fTechPat That is correct. It was about innovation.</text:p>
          </table:table-cell>
          <table:table-cell office:value-type="string" calcext:value-type="string">
            <text:p>2016-06-10 21:50:58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ice comment about the Model S by CvK on @TopGear_BBCA https://t.co/UlEn51onnG</text:p>
          </table:table-cell>
          <table:table-cell office:value-type="string" calcext:value-type="string">
            <text:p>2016-06-10 20:04:28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A grain of salt https://t.co/GPMyjL939x</text:p>
          </table:table-cell>
          <table:table-cell office:value-type="string" calcext:value-type="string">
            <text:p>2016-06-10 10:11:05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After incentives, this makes the price $58.5K Federally and $56K in California https://t.co/lXceXgh3aj</text:p>
          </table:table-cell>
          <table:table-cell office:value-type="string" calcext:value-type="string">
            <text:p>2016-06-10 10:10:45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damHuet no</text:p>
          </table:table-cell>
          <table:table-cell office:value-type="string" calcext:value-type="string">
            <text:p>2016-06-09 05:14:23</text:p>
          </table:table-cell>
          <table:table-cell/>
        </table:table-row>
        <table:table-row table:style-name="ro3">
          <table:table-cell office:value-type="float" office:value="1632" calcext:value-type="float">
            <text:p>1632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mething about a flying metal suit...</text:p>
            <text:p/>
            <text:p>https://t.co/6Z1D9iZ1fV</text:p>
          </table:table-cell>
          <table:table-cell office:value-type="string" calcext:value-type="string">
            <text:p>2016-06-09 04:52:26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ahull yes</text:p>
          </table:table-cell>
          <table:table-cell office:value-type="string" calcext:value-type="string">
            <text:p>2016-06-08 16:46:21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 and X cells are also Panasonic</text:p>
          </table:table-cell>
          <table:table-cell office:value-type="string" calcext:value-type="string">
            <text:p>2016-06-08 06:37:04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uld like to clarify that Tesla is working exclusively with Panasonic for Model 3 cells. News articles claiming otherwise are incorrect.</text:p>
          </table:table-cell>
          <table:table-cell office:value-type="string" calcext:value-type="string">
            <text:p>2016-06-08 06:24:00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ourth rocket arrives in the hangar. Aiming for first reflight in Sept/Oct. https://t.co/TqW8d6Cc3U</text:p>
          </table:table-cell>
          <table:table-cell office:value-type="string" calcext:value-type="string">
            <text:p>2016-06-08 00:36:51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Kotaku_UK: Elite's AI created super weapons and started hunting players. Skynet is here https://t.co/FPsKzaGNBq https://t.co/rOeoI53EYr</text:p>
          </table:table-cell>
          <table:table-cell office:value-type="string" calcext:value-type="string">
            <text:p>2016-06-07 22:08:54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dismeiamted @PlayOverwatch @Blizzard_Ent PC, of course</text:p>
          </table:table-cell>
          <table:table-cell office:value-type="string" calcext:value-type="string">
            <text:p>2016-06-06 04:34:53</text:p>
          </table:table-cell>
          <table:table-cell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ighly recommend @PlayOverwatch by the good people of @Blizzard_Ent if you like ultrafast team FPS action</text:p>
            <text:p>https://t.co/GAIamvAPnn</text:p>
          </table:table-cell>
          <table:table-cell office:value-type="string" calcext:value-type="string">
            <text:p>2016-06-06 02:05:26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Next launch targeting June 14 from Cape Canaveral ? 45 minute launch window opens at 10:32am ET, 2:32pm UTC https://t.co/o8m9bI?</text:p>
          </table:table-cell>
          <table:table-cell office:value-type="string" calcext:value-type="string">
            <text:p>2016-06-06 00:44:54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rippy https://t.co/DtMD5AIRiq</text:p>
          </table:table-cell>
          <table:table-cell office:value-type="string" calcext:value-type="string">
            <text:p>2016-06-05 23:38:26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hess247 @Recode I love Douglas Adams! My favorite spaceship ever is in HHGTTG.</text:p>
          </table:table-cell>
          <table:table-cell office:value-type="string" calcext:value-type="string">
            <text:p>2016-06-05 20:28:19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actly https://t.co/cy1AbIIo42</text:p>
          </table:table-cell>
          <table:table-cell office:value-type="string" calcext:value-type="string">
            <text:p>2016-06-04 23:34:13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article from @themotleyfool explaining how little incentives have actually contributed to Tesla funding https://t.co/zfC8di7EDX</text:p>
          </table:table-cell>
          <table:table-cell office:value-type="string" calcext:value-type="string">
            <text:p>2016-06-04 23:01:22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wiftOnSecurity how did you know?</text:p>
          </table:table-cell>
          <table:table-cell office:value-type="string" calcext:value-type="string">
            <text:p>2016-06-04 22:27:01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reating a neural lace is the thing that really matters for humanity to achieve symbiosis with machines</text:p>
          </table:table-cell>
          <table:table-cell office:value-type="string" calcext:value-type="string">
            <text:p>2016-06-04 11:08:58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dBrown5 @renzdimaandal @Goetzman @Tom_Stears exactly</text:p>
          </table:table-cell>
          <table:table-cell office:value-type="string" calcext:value-type="string">
            <text:p>2016-06-04 11:02:58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nzdimaandal @Tom_Stears It is simulations all the way down</text:p>
          </table:table-cell>
          <table:table-cell office:value-type="string" calcext:value-type="string">
            <text:p>2016-06-04 10:50:58</text:p>
          </table:table-cell>
          <table:table-cell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t this point, I'm really running out of crazy things to say. Any suggestions?</text:p>
            <text:p>https://t.co/dGVJBcSZn2</text:p>
          </table:table-cell>
          <table:table-cell office:value-type="string" calcext:value-type="string">
            <text:p>2016-06-04 10:41:00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ssteza control of super powerful AI by a small number of humans is the most proximate concern</text:p>
          </table:table-cell>
          <table:table-cell office:value-type="string" calcext:value-type="string">
            <text:p>2016-06-04 01:14:33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heard that Norway will ban new sales of fuel cars in 2025. What an amazingly awesome country. You guys rock!! https://t.co/uAXuBkDYuR</text:p>
          </table:table-cell>
          <table:table-cell office:value-type="string" calcext:value-type="string">
            <text:p>2016-06-03 21:52:57</text:p>
          </table:table-cell>
          <table:table-cell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ay, baby made it home!</text:p>
            <text:p>https://t.co/KYyUX9zNYD</text:p>
          </table:table-cell>
          <table:table-cell office:value-type="string" calcext:value-type="string">
            <text:p>2016-06-03 19:53:15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It's a bird, it's a plane... https://t.co/hdpkXTvLm3</text:p>
          </table:table-cell>
          <table:table-cell office:value-type="string" calcext:value-type="string">
            <text:p>2016-06-03 04:35:59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ttyteare @karaswisher @waltmossberg @YouTube autosteering chutes will be added soon</text:p>
          </table:table-cell>
          <table:table-cell office:value-type="string" calcext:value-type="string">
            <text:p>2016-06-02 23:45:59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code interview with @karaswisher and @waltmossberg https://t.co/BDqQ7RreV2 via @YouTube</text:p>
          </table:table-cell>
          <table:table-cell office:value-type="string" calcext:value-type="string">
            <text:p>2016-06-02 23:42:23</text:p>
          </table:table-cell>
          <table:table-cell/>
        </table:table-row>
        <table:table-row table:style-name="ro4">
          <table:table-cell office:value-type="float" office:value="1656" calcext:value-type="float">
            <text:p>1656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upercharger policy explained well by @LATimes:</text:p>
            <text:p/>
            <text:p>https://t.co/F0CInMW1yU</text:p>
            <text:p/>
            <text:p>Will post detailed description soon. I think it's a good balance.</text:p>
          </table:table-cell>
          <table:table-cell office:value-type="string" calcext:value-type="string">
            <text:p>2016-06-02 05:13:52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summary of Tesla annual meeting by @katiefehren https://t.co/G3enS77hJ7</text:p>
          </table:table-cell>
          <table:table-cell office:value-type="string" calcext:value-type="string">
            <text:p>2016-06-01 07:14:59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wanttobeanurse Sorry to hear that. Will take care of this &amp; investigate to see if issues you encountered are systemic.</text:p>
          </table:table-cell>
          <table:table-cell office:value-type="string" calcext:value-type="string">
            <text:p>2016-05-30 05:05:24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 it was good for you too ... https://t.co/9cxo39N1lQ</text:p>
          </table:table-cell>
          <table:table-cell office:value-type="string" calcext:value-type="string">
            <text:p>2016-05-29 08:11:38</text:p>
          </table:table-cell>
          <table:table-cell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st replay of today's rocket landing on SpaceX droneship OCISLY</text:p>
            <text:p>https://t.co/I0QQ2D3BtE</text:p>
          </table:table-cell>
          <table:table-cell office:value-type="string" calcext:value-type="string">
            <text:p>2016-05-28 05:18:00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fjsteve Very similar. The crush core in the Falcon legs is reusable after soft landings, but needs to be replaced after hard.</text:p>
          </table:table-cell>
          <table:table-cell office:value-type="string" calcext:value-type="string">
            <text:p>2016-05-28 04:49:43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rush core is aluminum honeycomb for energy absorption in the telescoping actuator. Easy to replace (if Falcon makes it back to port).</text:p>
          </table:table-cell>
          <table:table-cell office:value-type="string" calcext:value-type="string">
            <text:p>2016-05-28 01:51:08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landing speed was close to design max &amp; used up contingency crush core, hence back &amp; forth motion. Prob ok, but some risk of tipping.</text:p>
          </table:table-cell>
          <table:table-cell office:value-type="string" calcext:value-type="string">
            <text:p>2016-05-28 01:16:59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atellite deployed to 91,000 km apogee. All looks good.</text:p>
          </table:table-cell>
          <table:table-cell office:value-type="string" calcext:value-type="string">
            <text:p>2016-05-28 01:12:54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3 mins to launch https://t.co/i5jNDs9MCO</text:p>
          </table:table-cell>
          <table:table-cell office:value-type="string" calcext:value-type="string">
            <text:p>2016-05-28 00:36:03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paceX There was a tiny glitch in the motion of an upper stage engine actuator. Probably not a flight risk, but still worth investigating.</text:p>
          </table:table-cell>
          <table:table-cell office:value-type="string" calcext:value-type="string">
            <text:p>2016-05-27 01:45:53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Weather 90% go for 5:40pm ET launch today. Droneship landing challenging -- very hot and fast first-stage reentry https://t.co/?</text:p>
          </table:table-cell>
          <table:table-cell office:value-type="string" calcext:value-type="string">
            <text:p>2016-05-26 20:54:30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AI: We have some fantastic new team members: https://t.co/vvpHyzz9nE. Welcome!</text:p>
          </table:table-cell>
          <table:table-cell office:value-type="string" calcext:value-type="string">
            <text:p>2016-05-26 02:13:20</text:p>
          </table:table-cell>
          <table:table-cell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lly fun Model X review by @MotorTrend. Best part is X racing while towing a fuel sports car</text:p>
            <text:p>https://t.co/0KzOpoIarx</text:p>
          </table:table-cell>
          <table:table-cell office:value-type="string" calcext:value-type="string">
            <text:p>2016-05-25 17:38:57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icoleva: @elonmusk daughter of exxon scientist speaks? https://t.co/G4f0iFFfa7</text:p>
          </table:table-cell>
          <table:table-cell office:value-type="string" calcext:value-type="string">
            <text:p>2016-05-25 17:36:19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haFFFFFF Flight 24 is def capable of flying again, but it makes sense to apply ground delta qual to rocket w toughest entry conditions.</text:p>
          </table:table-cell>
          <table:table-cell office:value-type="string" calcext:value-type="string">
            <text:p>2016-05-22 09:47:04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eat image of ancient Mars https://t.co/iy3AngxKlq</text:p>
          </table:table-cell>
          <table:table-cell office:value-type="string" calcext:value-type="string">
            <text:p>2016-05-19 21:22:44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uanmtrejo: Guys! Why aren't you sharing this? It's awesome sauce! https://t.co/0NdQPbY3RE @TeslaMotors @elonmusk</text:p>
          </table:table-cell>
          <table:table-cell office:value-type="string" calcext:value-type="string">
            <text:p>2016-05-19 07:59:37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Photographer unexpectedly captures Falcon 9 second stage burn and first stage entry https://t.co/IKvmVon7gF @zgreth https://t.c?</text:p>
          </table:table-cell>
          <table:table-cell office:value-type="string" calcext:value-type="string">
            <text:p>2016-05-19 03:51:38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lgolson No prob. We care about doing what's fair &amp; just. Don't always get it right, but intent is always there &amp; we make amends when wrong</text:p>
          </table:table-cell>
          <table:table-cell office:value-type="string" calcext:value-type="string">
            <text:p>2016-05-18 22:47:37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lgolson Per the letter, Tesla paid $55/hr for *additional* services, so no.</text:p>
          </table:table-cell>
          <table:table-cell office:value-type="string" calcext:value-type="string">
            <text:p>2016-05-18 22:30:33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lgolson Yes, but it is false of Merc News to say that Tesla took advantage of low cost labor. We paid $55/hr. That is unequivocal.</text:p>
          </table:table-cell>
          <table:table-cell office:value-type="string" calcext:value-type="string">
            <text:p>2016-05-18 22:00:02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still need to make sure that the injured person is taken care of, but less &amp; less of the Merc story appears to be true</text:p>
          </table:table-cell>
          <table:table-cell office:value-type="string" calcext:value-type="string">
            <text:p>2016-05-18 21:53:25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erc News story about Tesla using $5/hr labor seems to be missing a digit. Tesla actually paid $55/hr. https://t.co/2dTH0ncdKX</text:p>
          </table:table-cell>
          <table:table-cell office:value-type="string" calcext:value-type="string">
            <text:p>2016-05-18 21:51:56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kevinleung @Tesla_Canada Totally agree. Am told this will be fixed by Thurs, maybe Fri.</text:p>
          </table:table-cell>
          <table:table-cell office:value-type="string" calcext:value-type="string">
            <text:p>2016-05-17 22:37:50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shuapinter @juliusvolz Full height of Falcon 9 boost stage on legs is ~165 ft</text:p>
          </table:table-cell>
          <table:table-cell office:value-type="string" calcext:value-type="string">
            <text:p>2016-05-17 01:00:55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Heavy side boosters can use most of the same airframe as Falcon 9, but center core needs to be buffed up a lot for transfer loads.</text:p>
          </table:table-cell>
          <table:table-cell office:value-type="string" calcext:value-type="string">
            <text:p>2016-05-17 00:58:40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USATODAY: Global warming is getting worse with record temps and widespread coral bleaching: https://t.co/z4viRzwneA (Getty) https://t.c?</text:p>
          </table:table-cell>
          <table:table-cell office:value-type="string" calcext:value-type="string">
            <text:p>2016-05-17 00:56:37</text:p>
          </table:table-cell>
          <table:table-cell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sponse to a Mercury News article about an injury on our premises</text:p>
            <text:p>https://t.co/3BFgV6Hfia</text:p>
          </table:table-cell>
          <table:table-cell office:value-type="string" calcext:value-type="string">
            <text:p>2016-05-16 19:33:14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gotroosevelt Only heard about this today. Sounds like the wrong thing happened on many levels. Will investigate and make it right.</text:p>
          </table:table-cell>
          <table:table-cell office:value-type="string" calcext:value-type="string">
            <text:p>2016-05-16 07:33:35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ittdk Better. Not there yet, but a solution is likely.</text:p>
          </table:table-cell>
          <table:table-cell office:value-type="string" calcext:value-type="string">
            <text:p>2016-05-16 05:58:57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4kpixelsyt yes</text:p>
          </table:table-cell>
          <table:table-cell office:value-type="string" calcext:value-type="string">
            <text:p>2016-05-16 05:54:21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mustapic yup</text:p>
          </table:table-cell>
          <table:table-cell office:value-type="string" calcext:value-type="string">
            <text:p>2016-05-16 05:50:28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oshuapinter: @juliusvolz @elonmusk Totally. I did this up from a previous one to give it scale: https://t.co/Y6oZSc2Std</text:p>
          </table:table-cell>
          <table:table-cell office:value-type="string" calcext:value-type="string">
            <text:p>2016-05-16 04:27:48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st recent rocket took max damage, due to v high entry velocity. Will be our life leader for ground tests to confirm others are good.</text:p>
          </table:table-cell>
          <table:table-cell office:value-type="string" calcext:value-type="string">
            <text:p>2016-05-16 02:08:56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ree's company https://t.co/nRfFmTpzZw</text:p>
          </table:table-cell>
          <table:table-cell office:value-type="string" calcext:value-type="string">
            <text:p>2016-05-16 01:54:36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_SpaceX @reddit will do another AMA just before reflight of the rocket in a few months</text:p>
          </table:table-cell>
          <table:table-cell office:value-type="string" calcext:value-type="string">
            <text:p>2016-05-15 01:03:05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og snuggle thread on reddit. Comments get really good. https://t.co/7Cc6rnsvSn</text:p>
          </table:table-cell>
          <table:table-cell office:value-type="string" calcext:value-type="string">
            <text:p>2016-05-15 00:59:29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cited to announce Tesla's entry into automotive racing! https://t.co/PZH1LDXPWl</text:p>
          </table:table-cell>
          <table:table-cell office:value-type="string" calcext:value-type="string">
            <text:p>2016-05-15 00:24:21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dickerson: Seating at breakfast has made me a Tesla enthusiast reporter. Base on table of owners next to me, the joy from the car is i?</text:p>
          </table:table-cell>
          <table:table-cell office:value-type="string" calcext:value-type="string">
            <text:p>2016-05-14 23:00:46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Only needs 30 cm to spread its wings, wherever you go #ModelX https://t.co/5DxDjW9tGs</text:p>
          </table:table-cell>
          <table:table-cell office:value-type="string" calcext:value-type="string">
            <text:p>2016-05-13 18:51:40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?Model S saved my husband, the father of our kids? - Michelle https://t.co/pFNkej2PKd</text:p>
          </table:table-cell>
          <table:table-cell office:value-type="string" calcext:value-type="string">
            <text:p>2016-05-13 18:51:32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Cool view #ModelX https://t.co/r5CEPoHUVh</text:p>
          </table:table-cell>
          <table:table-cell office:value-type="string" calcext:value-type="string">
            <text:p>2016-05-13 18:51:16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tationCDRKelly: Thanks @SpaceX for getting our science safely back to Earth! Very important research. <text:s/>https://t.co/lwkGkS5TRg</text:p>
          </table:table-cell>
          <table:table-cell office:value-type="string" calcext:value-type="string">
            <text:p>2016-05-13 00:45:21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lubTeslaES @TeslaMotors también te amo</text:p>
          </table:table-cell>
          <table:table-cell office:value-type="string" calcext:value-type="string">
            <text:p>2016-05-13 00:08:13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henas88: @TeslaMotors @elonmusk <text:s/>Fantastic counter to misleading LA times article https://t.co/T4OtNNr8Q0 via @FredericLambert</text:p>
          </table:table-cell>
          <table:table-cell office:value-type="string" calcext:value-type="string">
            <text:p>2016-05-12 17:59:09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writethewrong It's probably the Ambien</text:p>
          </table:table-cell>
          <table:table-cell office:value-type="string" calcext:value-type="string">
            <text:p>2016-05-12 08:16:01</text:p>
          </table:table-cell>
          <table:table-cell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finitely</text:p>
            <text:p>https://t.co/7gEkc0mt9O</text:p>
          </table:table-cell>
          <table:table-cell office:value-type="string" calcext:value-type="string">
            <text:p>2016-05-12 08:03:51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k https://t.co/jJJR28UGrK</text:p>
          </table:table-cell>
          <table:table-cell office:value-type="string" calcext:value-type="string">
            <text:p>2016-05-12 06:09:18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ull credit to the team that's doing this. All happening without any help from me. <text:s/>https://t.co/FAZE01lleA</text:p>
          </table:table-cell>
          <table:table-cell office:value-type="string" calcext:value-type="string">
            <text:p>2016-05-12 05:57:27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Every day is Earth Day for Tesla owners https://t.co/F33yw2SL1f #EarthDay https://t.co/USTrEjRHVV</text:p>
          </table:table-cell>
          <table:table-cell office:value-type="string" calcext:value-type="string">
            <text:p>2016-05-11 00:36:35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izmodo: Climate change is real and this visualization proves it https://t.co/vrDeTLNLtS https://t.co/sUqeMx0HOR</text:p>
          </table:table-cell>
          <table:table-cell office:value-type="string" calcext:value-type="string">
            <text:p>2016-05-10 23:55:31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@TeslaMotors @Tim_Stevens @CNET coming soon</text:p>
          </table:table-cell>
          <table:table-cell office:value-type="string" calcext:value-type="string">
            <text:p>2016-05-10 04:48:01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odel X is the most amazing SUV on the road @Tim_Stevens @CNET https://t.co/siEnzHlFgw https://t.co/4Aj5S7nSpv</text:p>
          </table:table-cell>
          <table:table-cell office:value-type="string" calcext:value-type="string">
            <text:p>2016-05-10 01:42:51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zepr Certainly agree that it is first and foremost a triumph for humanity. The cheering is in good spirit.</text:p>
          </table:table-cell>
          <table:table-cell office:value-type="string" calcext:value-type="string">
            <text:p>2016-05-07 07:48:51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ifeOfRockstar I think so</text:p>
          </table:table-cell>
          <table:table-cell office:value-type="string" calcext:value-type="string">
            <text:p>2016-05-07 04:11:29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ukealization Max is just 3X Merlin thrust and min is ~40% of 1 Merlin. Two outer engines shut off before the center does.</text:p>
          </table:table-cell>
          <table:table-cell office:value-type="string" calcext:value-type="string">
            <text:p>2016-05-07 04:08:05</text:p>
          </table:table-cell>
          <table:table-cell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 love you too!</text:p>
            <text:p>https://t.co/Cnmd7cONU3</text:p>
          </table:table-cell>
          <table:table-cell office:value-type="string" calcext:value-type="string">
            <text:p>2016-05-07 03:47:35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ryybuzz: Tesla crash flew 82 feet in the air. All 5 passengers exited without help https://t.co/7GqPEnrle5 @elonmusk https://t.co/8bzT4?</text:p>
          </table:table-cell>
          <table:table-cell office:value-type="string" calcext:value-type="string">
            <text:p>2016-05-06 21:33:16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trajectory of Japanese commercial satellite JCSat-14, enroute to 36,000 km above Earth https://t.co/QHiiMdMMJ3</text:p>
          </table:table-cell>
          <table:table-cell office:value-type="string" calcext:value-type="string">
            <text:p>2016-05-06 16:52:42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ansmikael @TeslaMotors Thank goodness all are ok</text:p>
          </table:table-cell>
          <table:table-cell office:value-type="string" calcext:value-type="string">
            <text:p>2016-05-06 12:20:07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eah, this was a three engine landing burn, so triple deceleration of last flight. That's important to minimize gravity losses.</text:p>
          </table:table-cell>
          <table:table-cell office:value-type="string" calcext:value-type="string">
            <text:p>2016-05-06 08:51:53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y need to increase size of rocket storage hangar</text:p>
          </table:table-cell>
          <table:table-cell office:value-type="string" calcext:value-type="string">
            <text:p>2016-05-06 08:42:07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ohoo!! https://t.co/0P8n8VmFbr</text:p>
          </table:table-cell>
          <table:table-cell office:value-type="string" calcext:value-type="string">
            <text:p>2016-05-06 08:32:04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reentry is a lot faster and hotter than last time, so odds of making it are maybe even, but we should learn a lot either way</text:p>
          </table:table-cell>
          <table:table-cell office:value-type="string" calcext:value-type="string">
            <text:p>2016-05-06 07:40:32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and JCSAT-14 vertical on pad in advance of tonight?s 1:21am ET launch attempt https://t.co/tdni53IviI https://t.co/D0t?</text:p>
          </table:table-cell>
          <table:table-cell office:value-type="string" calcext:value-type="string">
            <text:p>2016-05-06 06:55:20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is increasing the production ramp as fast as possible, but I'd recommend ordering a Model 3 soon if you want 2018 delivery</text:p>
          </table:table-cell>
          <table:table-cell office:value-type="string" calcext:value-type="string">
            <text:p>2016-05-05 23:56:46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msamlee777 yes</text:p>
          </table:table-cell>
          <table:table-cell office:value-type="string" calcext:value-type="string">
            <text:p>2016-05-05 10:36:27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hamath: I just published ?Hey Jerkwater: Do your math on TSLA?? https://t.co/o8elK5m9xa <text:s/>cc @elonmusk</text:p>
          </table:table-cell>
          <table:table-cell office:value-type="string" calcext:value-type="string">
            <text:p>2016-05-03 06:39:42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32 cool things about Model X @edmunds https://t.co/DE7hdQp3Rd</text:p>
          </table:table-cell>
          <table:table-cell office:value-type="string" calcext:value-type="string">
            <text:p>2016-05-03 01:29:56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ltering particulates from air makes a significant &amp; measurable diff to health. Wd like to credit Larry Page with turning me on to this.</text:p>
          </table:table-cell>
          <table:table-cell office:value-type="string" calcext:value-type="string">
            <text:p>2016-05-02 20:34:04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ioweapon Defense Mode is real https://t.co/xGNLrOyhaQ This is what happens when you turn it on: https://t.co/LnkHzXTxqN</text:p>
          </table:table-cell>
          <table:table-cell office:value-type="string" calcext:value-type="string">
            <text:p>2016-05-02 19:41:22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TechGenius @SacEV Have been reviewing end of line production quality personally. Slowed things down temporarily, but it's for the best.</text:p>
          </table:table-cell>
          <table:table-cell office:value-type="string" calcext:value-type="string">
            <text:p>2016-05-02 02:43:09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hanMancus Historical precedent. Mars vehicle will be metric.</text:p>
          </table:table-cell>
          <table:table-cell office:value-type="string" calcext:value-type="string">
            <text:p>2016-05-01 23:58:51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cEV next month (with a lot of other good stuff)</text:p>
          </table:table-cell>
          <table:table-cell office:value-type="string" calcext:value-type="string">
            <text:p>2016-05-01 23:58:25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ottymeuk @DericLew @SpaceflightIns @phillipcjackson exactly</text:p>
          </table:table-cell>
          <table:table-cell office:value-type="string" calcext:value-type="string">
            <text:p>2016-05-01 20:45:47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_andyoneal sides def, center maybe</text:p>
          </table:table-cell>
          <table:table-cell office:value-type="string" calcext:value-type="string">
            <text:p>2016-05-01 20:07:03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yberdineX naturally</text:p>
          </table:table-cell>
          <table:table-cell office:value-type="string" calcext:value-type="string">
            <text:p>2016-05-01 19:36:43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Heavy thrust will be 5.1M lbf at liftoff -- <text:s/>twice any rocket currently flying. It's a beast...</text:p>
          </table:table-cell>
          <table:table-cell office:value-type="string" calcext:value-type="string">
            <text:p>2016-05-01 08:56:57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9 thrust at liftoff will be raised to 1.71M lbf later this year. It is capable of 1.9M lbf in flight.</text:p>
          </table:table-cell>
          <table:table-cell office:value-type="string" calcext:value-type="string">
            <text:p>2016-05-01 08:52:56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onmusk F9 LEO payload on capabilities page (correct figure on main page) should be 22,800 kg</text:p>
          </table:table-cell>
          <table:table-cell office:value-type="string" calcext:value-type="string">
            <text:p>2016-05-01 04:10:35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ukealization No cross feed. It would help performance, but is not needed for these numbers.</text:p>
          </table:table-cell>
          <table:table-cell office:value-type="string" calcext:value-type="string">
            <text:p>2016-05-01 02:58:41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ukealization No physical changes to the engine. This thrust increase is based on delta qual tests. It is just tougher than we thought.</text:p>
          </table:table-cell>
          <table:table-cell office:value-type="string" calcext:value-type="string">
            <text:p>2016-05-01 02:56:19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onmusk Max performance numbers are for expendable launches. Subtract 30% to 40% for reusable booster payload.</text:p>
          </table:table-cell>
          <table:table-cell office:value-type="string" calcext:value-type="string">
            <text:p>2016-05-01 02:52:55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ttyteare Basically current, but higher throttle setting. Good performance of recent launches allows us to reduce 3 sigma reserve margin.</text:p>
          </table:table-cell>
          <table:table-cell office:value-type="string" calcext:value-type="string">
            <text:p>2016-05-01 02:50:06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posted latest max payload capabilities of Falcon 9 and Heavy https://t.co/Z45Y5V7G91</text:p>
          </table:table-cell>
          <table:table-cell office:value-type="string" calcext:value-type="string">
            <text:p>2016-05-01 02:44:37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nysparker yes</text:p>
          </table:table-cell>
          <table:table-cell office:value-type="string" calcext:value-type="string">
            <text:p>2016-04-30 09:46:09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estcoastbill: hm... https://t.co/z8cWjoDusm</text:p>
          </table:table-cell>
          <table:table-cell office:value-type="string" calcext:value-type="string">
            <text:p>2016-04-30 07:54:28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hillipcjackson turns out it doesn't need securing</text:p>
          </table:table-cell>
          <table:table-cell office:value-type="string" calcext:value-type="string">
            <text:p>2016-04-30 04:14:50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ni_Elon yes</text:p>
          </table:table-cell>
          <table:table-cell office:value-type="string" calcext:value-type="string">
            <text:p>2016-04-30 04:13:29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@gdoehne yes, several times</text:p>
          </table:table-cell>
          <table:table-cell office:value-type="string" calcext:value-type="string">
            <text:p>2016-04-30 04:13:00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bdeck for sure :)</text:p>
          </table:table-cell>
          <table:table-cell office:value-type="string" calcext:value-type="string">
            <text:p>2016-04-30 04:12:00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weetermeyer things like this should be purged shortly</text:p>
          </table:table-cell>
          <table:table-cell office:value-type="string" calcext:value-type="string">
            <text:p>2016-04-30 04:10:42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kBottomGamers 100+ for almost everything 10+ for heat shields and a few other items.</text:p>
          </table:table-cell>
          <table:table-cell office:value-type="string" calcext:value-type="string">
            <text:p>2016-04-30 04:09:20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vekMGeorge Zuck doesn't (yet) have a deep tech understanding of AI. I spend hours every week being educated by world's best researchers.</text:p>
          </table:table-cell>
          <table:table-cell office:value-type="string" calcext:value-type="string">
            <text:p>2016-04-30 04:05:43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doehne JCSat is pushing the envelope as a very hot and fast mission, so will land on the droneship. Next land landing in a few months.</text:p>
          </table:table-cell>
          <table:table-cell office:value-type="string" calcext:value-type="string">
            <text:p>2016-04-30 03:59:01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rBoylan System scan detected only 0.2% of orders with same email and physical address. Those have been purged.</text:p>
          </table:table-cell>
          <table:table-cell office:value-type="string" calcext:value-type="string">
            <text:p>2016-04-30 03:56:59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gneshraju of course</text:p>
          </table:table-cell>
          <table:table-cell office:value-type="string" calcext:value-type="string">
            <text:p>2016-04-30 03:45:28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ya_kazan Temporary spike in some areas due to X 3rd row seat recall. Should be sorted by June.</text:p>
          </table:table-cell>
          <table:table-cell office:value-type="string" calcext:value-type="string">
            <text:p>2016-04-30 03:43:38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rBoylan Duplicates will be cancelled. Max of 2 will be delivered to any one person. Only ~5% of orders are 2, so speculation unlikely.</text:p>
          </table:table-cell>
          <table:table-cell office:value-type="string" calcext:value-type="string">
            <text:p>2016-04-30 01:58:03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rothenberg Simple answer is that there just aren't many used Teslas available. Demand &gt;&gt; supply.</text:p>
          </table:table-cell>
          <table:table-cell office:value-type="string" calcext:value-type="string">
            <text:p>2016-04-29 22:13:25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rothenberg checking into it ...</text:p>
          </table:table-cell>
          <table:table-cell office:value-type="string" calcext:value-type="string">
            <text:p>2016-04-29 22:06:30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Recently tested Dragon 2?s SuperDraco propulsive landing system at our McGregor, TX facility. Key for Mars landing https://t.co?</text:p>
          </table:table-cell>
          <table:table-cell office:value-type="string" calcext:value-type="string">
            <text:p>2016-04-28 02:13:57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en_ai: Our reinforcement learning toolkit, OpenAI Gym, is now in public beta: https://t.co/8fMRLjSJQb.</text:p>
          </table:table-cell>
          <table:table-cell office:value-type="string" calcext:value-type="string">
            <text:p>2016-04-27 21:48:33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mn8tr will definitely do so</text:p>
          </table:table-cell>
          <table:table-cell office:value-type="string" calcext:value-type="string">
            <text:p>2016-04-27 19:55:11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braham_cavazos some places are trickier than others, but yes. That's the value of having a PICA-3 heat shield with propulsive landing.</text:p>
          </table:table-cell>
          <table:table-cell office:value-type="string" calcext:value-type="string">
            <text:p>2016-04-27 19:49:28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rdoso It could land on Venus no problem, but would last maybe a few hours. Tough local environment.</text:p>
          </table:table-cell>
          <table:table-cell office:value-type="string" calcext:value-type="string">
            <text:p>2016-04-27 19:47:45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ut wouldn't recommend transporting astronauts beyond Earth-moon region. Wouldn't be fun for longer journeys. Internal volume ~size of SUV.</text:p>
          </table:table-cell>
          <table:table-cell office:value-type="string" calcext:value-type="string">
            <text:p>2016-04-27 19:45:14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ragon 2 is designed to be able to land anywhere in the solar system. Red Dragon Mars mission is the first test flight.</text:p>
          </table:table-cell>
          <table:table-cell office:value-type="string" calcext:value-type="string">
            <text:p>2016-04-27 19:43:15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Planning to send Dragon to Mars as soon as 2018. Red Dragons will inform overall Mars architecture, details to come https://t.c?</text:p>
          </table:table-cell>
          <table:table-cell office:value-type="string" calcext:value-type="string">
            <text:p>2016-04-27 18:51:25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lectrekCo: Automakers entrenched in fuel cell hydrogen are succumbing to physics and going electric https://t.co/NRVVuGzP1F https://t.?</text:p>
          </table:table-cell>
          <table:table-cell office:value-type="string" calcext:value-type="string">
            <text:p>2016-04-26 21:26:21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physorg_com: Solar-powered #plane completes journey across Pacific Ocean https://t.co/FXHG2T2DS7</text:p>
          </table:table-cell>
          <table:table-cell office:value-type="string" calcext:value-type="string">
            <text:p>2016-04-24 12:59:38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ristianNairn A 3 should be workable, but an S or particularly an X would be better</text:p>
          </table:table-cell>
          <table:table-cell office:value-type="string" calcext:value-type="string">
            <text:p>2016-04-24 11:57:17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otorTrend: Have you read our new #1 story for the year? It's an exclusive look at the #Tesla #Model3. https://t.co/oV9hE9nuuv https://?</text:p>
          </table:table-cell>
          <table:table-cell office:value-type="string" calcext:value-type="string">
            <text:p>2016-04-23 08:57:35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amids: Lots of chatter about Tesla Model X issues?I?ve had none. Most amazing car ever! My Review: https://t.co/nVIKYD0Vmm @elonmusk @?</text:p>
          </table:table-cell>
          <table:table-cell office:value-type="string" calcext:value-type="string">
            <text:p>2016-04-22 00:22:15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amids: My doors have gone through hundreds of open/close kid testings! https://t.co/9Pufi0cafo? @elonmusk @TeslaMotors https://t.co/Rf?</text:p>
          </table:table-cell>
          <table:table-cell office:value-type="string" calcext:value-type="string">
            <text:p>2016-04-22 00:21:55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ottmcnealy That article was incredibly misleading and you should know it. Wager right now that Sun has received far more than Tesla?</text:p>
          </table:table-cell>
          <table:table-cell office:value-type="string" calcext:value-type="string">
            <text:p>2016-04-21 00:01:40</text:p>
          </table:table-cell>
          <table:table-cell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s like Model X resale value is holding up well :)</text:p>
            <text:p>https://t.co/4gedy9GCHA</text:p>
          </table:table-cell>
          <table:table-cell office:value-type="string" calcext:value-type="string">
            <text:p>2016-04-20 23:54:15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odel S receives highest-ever owner satisfaction rating of 97.46% @AutoExpress https://t.co/s2QK2yeiAB https://t.co/u5MtLL?</text:p>
          </table:table-cell>
          <table:table-cell office:value-type="string" calcext:value-type="string">
            <text:p>2016-04-20 18:57:21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nysparker Aiming for relaunch in 3 to 4 months, pending detailed examination and 10X refiring of a returned booster</text:p>
          </table:table-cell>
          <table:table-cell office:value-type="string" calcext:value-type="string">
            <text:p>2016-04-20 07:06:51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alDarthBL We have amplified pre-delivery inspection to provide a stronger second layer of QA. Several parts being replaced as a result.</text:p>
          </table:table-cell>
          <table:table-cell office:value-type="string" calcext:value-type="string">
            <text:p>2016-04-20 04:36:45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y land and sea https://t.co/C5QWfNy99r</text:p>
          </table:table-cell>
          <table:table-cell office:value-type="string" calcext:value-type="string">
            <text:p>2016-04-20 04:30:31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be interesting to see what the meantime to Hitler is for these bots. Only took Microsoft's Tay a day. https://t.co/8jEazt0nYf</text:p>
          </table:table-cell>
          <table:table-cell office:value-type="string" calcext:value-type="string">
            <text:p>2016-04-18 09:21:34</text:p>
          </table:table-cell>
          <table:table-cell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wner video of Autopilot steering to avoid collision with a truck</text:p>
            <text:p>https://t.co/FZUAXSjlR7</text:p>
          </table:table-cell>
          <table:table-cell office:value-type="string" calcext:value-type="string">
            <text:p>2016-04-18 01:34:35</text:p>
          </table:table-cell>
          <table:table-cell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dot https://t.co/BIcT4aMVAz</text:p>
            <text:p>Full play https://t.co/kjZnbeuuFA</text:p>
          </table:table-cell>
          <table:table-cell office:value-type="string" calcext:value-type="string">
            <text:p>2016-04-18 01:10:18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ave recently come to appreciate the awesome, absurdist humor of Waiting for Godot. We so often wait, without knowing why, when or where.</text:p>
          </table:table-cell>
          <table:table-cell office:value-type="string" calcext:value-type="string">
            <text:p>2016-04-18 00:38:36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me too!</text:p>
          </table:table-cell>
          <table:table-cell office:value-type="string" calcext:value-type="string">
            <text:p>2016-04-17 04:11:25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eat video history of Falcon 9 by Kinematic https://t.co/EeGPVW7kq2</text:p>
          </table:table-cell>
          <table:table-cell office:value-type="string" calcext:value-type="string">
            <text:p>2016-04-14 09:49:07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rocket back at port https://t.co/ysO9Q4vBXx https://t.co/1XKazWK3Xp</text:p>
          </table:table-cell>
          <table:table-cell office:value-type="string" calcext:value-type="string">
            <text:p>2016-04-12 09:55:02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nelysandwich needs latest update</text:p>
          </table:table-cell>
          <table:table-cell office:value-type="string" calcext:value-type="string">
            <text:p>2016-04-11 20:55:37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ctivate autopilot 4X in quick succession for psychedelic cowbell road. And, yes, we are adding more cowbell soon.</text:p>
          </table:table-cell>
          <table:table-cell office:value-type="string" calcext:value-type="string">
            <text:p>2016-04-11 20:01:41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ew @SpaceX Not from us, but it's awesome</text:p>
          </table:table-cell>
          <table:table-cell office:value-type="string" calcext:value-type="string">
            <text:p>2016-04-11 10:40:14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lonelyisland Well, I thought TLI might be upset about using their material without permission. Apparently not :)</text:p>
          </table:table-cell>
          <table:table-cell office:value-type="string" calcext:value-type="string">
            <text:p>2016-04-10 05:01:09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More launch and landing photos here https://t.co/vn4S8bV3x3 https://t.co/PvlU50ZJvh</text:p>
          </table:table-cell>
          <table:table-cell office:value-type="string" calcext:value-type="string">
            <text:p>2016-04-09 23:57:42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HackersNews @SpaceX Thanks</text:p>
          </table:table-cell>
          <table:table-cell office:value-type="string" calcext:value-type="string">
            <text:p>2016-04-09 21:19:42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jcc yes</text:p>
          </table:table-cell>
          <table:table-cell office:value-type="string" calcext:value-type="string">
            <text:p>2016-04-09 09:24:39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4K footage from chase plane https://t.co/ZtdZHadUos</text:p>
          </table:table-cell>
          <table:table-cell office:value-type="string" calcext:value-type="string">
            <text:p>2016-04-09 09:09:27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Onboard view of landing in high winds https://t.co/FedRzjYYyQ</text:p>
          </table:table-cell>
          <table:table-cell office:value-type="string" calcext:value-type="string">
            <text:p>2016-04-09 04:13:48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vie Tickets to orbital hotels, the moon and Mars will be a lot less than people think.</text:p>
          </table:table-cell>
          <table:table-cell office:value-type="string" calcext:value-type="string">
            <text:p>2016-04-09 03:37:50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wanted to write a note of appreciation for all those who have supported Tesla, SpaceX &amp; SolarCity over the years. Thank you.</text:p>
          </table:table-cell>
          <table:table-cell office:value-type="string" calcext:value-type="string">
            <text:p>2016-04-09 03:35:20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OTUS Thanks on behalf of an amazing team at SpaceX!</text:p>
          </table:table-cell>
          <table:table-cell office:value-type="string" calcext:value-type="string">
            <text:p>2016-04-09 02:25:30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n_Favreau @SpaceX Thanks!</text:p>
          </table:table-cell>
          <table:table-cell office:value-type="string" calcext:value-type="string">
            <text:p>2016-04-09 01:50:04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ASA @sgvcrime @SpaceX @Space_Station Thanks for your support! Looking forward to delivering the goods for you.</text:p>
          </table:table-cell>
          <table:table-cell office:value-type="string" calcext:value-type="string">
            <text:p>2016-04-09 00:17:01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1st stage has landed on Of Course I Still Love You https://t.co/tdni53IviI</text:p>
          </table:table-cell>
          <table:table-cell office:value-type="string" calcext:value-type="string">
            <text:p>2016-04-09 00:10:2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Propellant load underway for Falcon 9. Launch webcast will go live in about 10 minutes https://t.co/tdni53IviI</text:p>
          </table:table-cell>
          <table:table-cell office:value-type="string" calcext:value-type="string">
            <text:p>2016-04-08 23:14:48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creen cap from the stern cam of droneship Of Course I Still Love You https://t.co/4rGOJMTzVn</text:p>
          </table:table-cell>
          <table:table-cell office:value-type="string" calcext:value-type="string">
            <text:p>2016-04-08 23:13:45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rstechnica Reasons for ocean landing are technical, not economic. Orbit requires extreme horizontal velocity. Getting to space needs none.</text:p>
          </table:table-cell>
          <table:table-cell office:value-type="string" calcext:value-type="string">
            <text:p>2016-04-08 22:33:04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Launch of @SpaceX #Dragon cargo ship to @Space_Station set for 4:43pm ET. Weather is 90% GO: https://t.co/EGRrLlohza https://t.co?</text:p>
          </table:table-cell>
          <table:table-cell office:value-type="string" calcext:value-type="string">
            <text:p>2016-04-08 20:56:27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larCity panels produce enough zero carbon energy to charge entire Tesla fleet https://t.co/bn4LRzii1V</text:p>
          </table:table-cell>
          <table:table-cell office:value-type="string" calcext:value-type="string">
            <text:p>2016-04-08 05:59:32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onesuchzach Nickel is also in nickels</text:p>
          </table:table-cell>
          <table:table-cell office:value-type="string" calcext:value-type="string">
            <text:p>2016-04-08 03:20:51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onesuchzach Battery uses no rare Earth metals. Main ingredient is nickel, which is what's used to coat cutlery, so very non-toxic.</text:p>
          </table:table-cell>
          <table:table-cell office:value-type="string" calcext:value-type="string">
            <text:p>2016-04-07 20:01:44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ver 325k cars or ~$14B in preorders in first week. Only 5% ordered max of two, suggesting low levels of speculation.</text:p>
          </table:table-cell>
          <table:table-cell office:value-type="string" calcext:value-type="string">
            <text:p>2016-04-07 19:24:55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mboykin @danahull the only thing beyond ludicrous is plaid</text:p>
          </table:table-cell>
          <table:table-cell office:value-type="string" calcext:value-type="string">
            <text:p>2016-04-06 19:48:47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pfrappier yes, will go all the way to Alaska</text:p>
          </table:table-cell>
          <table:table-cell office:value-type="string" calcext:value-type="string">
            <text:p>2016-04-06 19:46:14</text:p>
          </table:table-cell>
          <table:table-cell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his is Ludicrous. Model S P90D takes on @Boeing 737 @Qantas</text:p>
            <text:p>https://t.co/9mPK1mk0Kf</text:p>
          </table:table-cell>
          <table:table-cell office:value-type="string" calcext:value-type="string">
            <text:p>2016-04-06 19:26:58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code Dex will do comms, but my speeches are just a conversation w the audience. No time to rehearse &amp; don't want to read from a prompter.</text:p>
          </table:table-cell>
          <table:table-cell office:value-type="string" calcext:value-type="string">
            <text:p>2016-04-06 19:21:30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ximumblue we will</text:p>
          </table:table-cell>
          <table:table-cell office:value-type="string" calcext:value-type="string">
            <text:p>2016-04-06 19:12:30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aurenShearer1 Doesn't sound right. Will check into it.</text:p>
          </table:table-cell>
          <table:table-cell office:value-type="string" calcext:value-type="string">
            <text:p>2016-04-06 18:40:53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ThorpXXi We are working on enlarging the opening. Aperture will be big enough for almost anything.</text:p>
          </table:table-cell>
          <table:table-cell office:value-type="string" calcext:value-type="string">
            <text:p>2016-04-06 10:20:29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_Station: .@SpaceX gets ready for #Dragon launch. @NASA TV covers April 8 starting 3:30p ET/7:30p UTC. https://t.co/r2hKeJMYdG htt?</text:p>
          </table:table-cell>
          <table:table-cell office:value-type="string" calcext:value-type="string">
            <text:p>2016-04-06 02:04:48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st telling is that the SpaceX Propulsion CTO switched from driving a Porsche 911 Turbo S to a Model X</text:p>
          </table:table-cell>
          <table:table-cell office:value-type="string" calcext:value-type="string">
            <text:p>2016-04-06 02:04:16</text:p>
          </table:table-cell>
          <table:table-cell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X review</text:p>
            <text:p>https://t.co/IS2zBgDlqn</text:p>
          </table:table-cell>
          <table:table-cell office:value-type="string" calcext:value-type="string">
            <text:p>2016-04-06 01:57:22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ianmrtz probably unwise</text:p>
          </table:table-cell>
          <table:table-cell office:value-type="string" calcext:value-type="string">
            <text:p>2016-04-05 21:10:32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istiano92 @Inspron @Jerry22499879 won't be a hatchback, but we should be able to increase the opening width and height</text:p>
          </table:table-cell>
          <table:table-cell office:value-type="string" calcext:value-type="string">
            <text:p>2016-04-04 20:21:55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evehurd yes</text:p>
          </table:table-cell>
          <table:table-cell office:value-type="string" calcext:value-type="string">
            <text:p>2016-04-04 19:33:48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rry22499879 yes</text:p>
          </table:table-cell>
          <table:table-cell office:value-type="string" calcext:value-type="string">
            <text:p>2016-04-04 18:56:48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qa2198 @TeslaMotors yes</text:p>
          </table:table-cell>
          <table:table-cell office:value-type="string" calcext:value-type="string">
            <text:p>2016-04-04 03:37:48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oesAzedo yes</text:p>
          </table:table-cell>
          <table:table-cell office:value-type="string" calcext:value-type="string">
            <text:p>2016-04-04 03:37:36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organpage sounds good</text:p>
          </table:table-cell>
          <table:table-cell office:value-type="string" calcext:value-type="string">
            <text:p>2016-04-04 03:13:36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igning off from impromptu Twitter AMA. Thanks for the suggestions. Btw, we really will have more cow bells.</text:p>
          </table:table-cell>
          <table:table-cell office:value-type="string" calcext:value-type="string">
            <text:p>2016-04-04 03:12:25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rdsshrivas Coming soon for all Tesla cars. Just an OTA software update.</text:p>
          </table:table-cell>
          <table:table-cell office:value-type="string" calcext:value-type="string">
            <text:p>2016-04-04 03:06:19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onzaloBolio yes, coming this year</text:p>
          </table:table-cell>
          <table:table-cell office:value-type="string" calcext:value-type="string">
            <text:p>2016-04-04 02:28:42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marnathRevanna Air suspension dynamically adjusts ride height</text:p>
          </table:table-cell>
          <table:table-cell office:value-type="string" calcext:value-type="string">
            <text:p>2016-04-04 01:22:01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atorWass you can do that now with S and X. Will be same for 3.</text:p>
          </table:table-cell>
          <table:table-cell office:value-type="string" calcext:value-type="string">
            <text:p>2016-04-04 01:17:18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_elombardo @rjpryan correct</text:p>
          </table:table-cell>
          <table:table-cell office:value-type="string" calcext:value-type="string">
            <text:p>2016-04-04 01:16:41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duardoForneck hopefully 0.21</text:p>
          </table:table-cell>
          <table:table-cell office:value-type="string" calcext:value-type="string">
            <text:p>2016-04-04 01:16:06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eteEhmKay @gerardomarina what's the link to that?</text:p>
          </table:table-cell>
          <table:table-cell office:value-type="string" calcext:value-type="string">
            <text:p>2016-04-04 01:13:55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apwin No, but we will need to build a factory in Europe to serve long-term regional demand as Fremont reaches max capacity.</text:p>
          </table:table-cell>
          <table:table-cell office:value-type="string" calcext:value-type="string">
            <text:p>2016-04-04 01:12:45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patfield no problem</text:p>
          </table:table-cell>
          <table:table-cell office:value-type="string" calcext:value-type="string">
            <text:p>2016-04-04 01:10:23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rackedUpCorson Will cover whole country hopefully this year</text:p>
          </table:table-cell>
          <table:table-cell office:value-type="string" calcext:value-type="string">
            <text:p>2016-04-04 01:08:10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ersRytter yes, but production AWD will be a lot faster</text:p>
          </table:table-cell>
          <table:table-cell office:value-type="string" calcext:value-type="string">
            <text:p>2016-04-04 01:04:35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exBelohlavek less</text:p>
          </table:table-cell>
          <table:table-cell office:value-type="string" calcext:value-type="string">
            <text:p>2016-04-04 01:02:57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rvos torque is shifted between front &amp; rear motors every ~.01 secs. Traction control is way better than a normal AWD. Digital vs analog.</text:p>
          </table:table-cell>
          <table:table-cell office:value-type="string" calcext:value-type="string">
            <text:p>2016-04-04 01:02:16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d, of course, it will have more cowbells.</text:p>
          </table:table-cell>
          <table:table-cell office:value-type="string" calcext:value-type="string">
            <text:p>2016-04-04 00:55:13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will be RWD, with dual motor AWD optional. Even RWD will have great traction on ice due to fast torque response of Tesla drivetrain.</text:p>
          </table:table-cell>
          <table:table-cell office:value-type="string" calcext:value-type="string">
            <text:p>2016-04-04 00:52:46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olfsHard yes</text:p>
          </table:table-cell>
          <table:table-cell office:value-type="string" calcext:value-type="string">
            <text:p>2016-04-04 00:47:19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ooropa88 @TeslaMotors Superchargers and service centers will cover all of Italy later this year</text:p>
          </table:table-cell>
          <table:table-cell office:value-type="string" calcext:value-type="string">
            <text:p>2016-04-04 00:47:04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_Only_Hawk @MICHAELSD01 @TechGrlTweeter definitely</text:p>
          </table:table-cell>
          <table:table-cell office:value-type="string" calcext:value-type="string">
            <text:p>2016-04-04 00:44:58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andbru @TeslaMotors should be addressed this year</text:p>
          </table:table-cell>
          <table:table-cell office:value-type="string" calcext:value-type="string">
            <text:p>2016-04-04 00:42:49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maxVs Only way to get enough rear passenger headroom was to move the rear roof cross-car support beam. A bike will still fit no problem.</text:p>
          </table:table-cell>
          <table:table-cell office:value-type="string" calcext:value-type="string">
            <text:p>2016-04-03 23:57:38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Krivetko that's not the real steering system</text:p>
          </table:table-cell>
          <table:table-cell office:value-type="string" calcext:value-type="string">
            <text:p>2016-04-03 23:54:35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_Rans yes. Will easily fit two child seats. Three if you buy slim seats.</text:p>
          </table:table-cell>
          <table:table-cell office:value-type="string" calcext:value-type="string">
            <text:p>2016-04-03 23:52:05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erardomarina Some tweaking underway</text:p>
          </table:table-cell>
          <table:table-cell office:value-type="string" calcext:value-type="string">
            <text:p>2016-04-03 23:51:25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BL_Cosmin Wait until you see the real steering controls and system for the 3. It feels like a spaceship.</text:p>
          </table:table-cell>
          <table:table-cell office:value-type="string" calcext:value-type="string">
            <text:p>2016-04-03 23:49:44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CHAELSD01 @TechGrlTweeter Won't happen. Reason initial cars are delivered close to factory is to have rapid turnaround on early issues.</text:p>
          </table:table-cell>
          <table:table-cell office:value-type="string" calcext:value-type="string">
            <text:p>2016-04-03 22:52:30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ottkelley99 Edge and contour refinement are ongoing. Even .1mm matters.</text:p>
          </table:table-cell>
          <table:table-cell office:value-type="string" calcext:value-type="string">
            <text:p>2016-04-03 22:50:07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_amwolo_ They can. Will be great for road trips and camping</text:p>
          </table:table-cell>
          <table:table-cell office:value-type="string" calcext:value-type="string">
            <text:p>2016-04-03 22:46:27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ValvsRacing It will make sense after part 2 of the Model 3 unveil</text:p>
          </table:table-cell>
          <table:table-cell office:value-type="string" calcext:value-type="string">
            <text:p>2016-04-03 22:45:39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 Model 3 order gives you priority in your geography, so, even tho total count is high, ordering early will make a big difference locally.</text:p>
          </table:table-cell>
          <table:table-cell office:value-type="string" calcext:value-type="string">
            <text:p>2016-04-03 22:44:35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 general, product comments, suggestions and criticisms are always welcome</text:p>
          </table:table-cell>
          <table:table-cell office:value-type="string" calcext:value-type="string">
            <text:p>2016-04-03 22:36:18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yanCasburn We always try to maximize customer happiness even if that means a revenue shortfall in a quarter. Loyalty begets loyalty.</text:p>
          </table:table-cell>
          <table:table-cell office:value-type="string" calcext:value-type="string">
            <text:p>2016-04-03 22:32:14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noozeThroughF1 There will be an optional tow hitch.</text:p>
          </table:table-cell>
          <table:table-cell office:value-type="string" calcext:value-type="string">
            <text:p>2016-04-03 22:27:15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Gspan Our production ramp plan should enable large numbers of non X/S customers to receive the credit.</text:p>
          </table:table-cell>
          <table:table-cell office:value-type="string" calcext:value-type="string">
            <text:p>2016-04-03 22:11:15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ffrey @neutyp Matte black was surprisingly popular. Probably makes sense to bring it to production.</text:p>
          </table:table-cell>
          <table:table-cell office:value-type="string" calcext:value-type="string">
            <text:p>2016-04-03 21:59:58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altNew cool, thanks!</text:p>
          </table:table-cell>
          <table:table-cell office:value-type="string" calcext:value-type="string">
            <text:p>2016-04-03 21:56:43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ndthreat @RyanHummer Yes, if the trend continues, before</text:p>
          </table:table-cell>
          <table:table-cell office:value-type="string" calcext:value-type="string">
            <text:p>2016-04-03 21:40:38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276k Model 3 orders by end of Sat</text:p>
          </table:table-cell>
          <table:table-cell office:value-type="string" calcext:value-type="string">
            <text:p>2016-04-03 21:28:48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design sketches https://t.co/P5ucOBRUZ7</text:p>
          </table:table-cell>
          <table:table-cell office:value-type="string" calcext:value-type="string">
            <text:p>2016-04-03 09:20:38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rebakshay We are working on an exact date, but Tesla will be in India before 3 production starts.</text:p>
          </table:table-cell>
          <table:table-cell office:value-type="string" calcext:value-type="string">
            <text:p>2016-04-02 23:07:43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odel3Owners They will. We spent a lot of time on those.</text:p>
          </table:table-cell>
          <table:table-cell office:value-type="string" calcext:value-type="string">
            <text:p>2016-04-02 23:06:46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entes Roadster, S and X customers are the ones who got us here and are paying for 3. They deserve a lot of credit.</text:p>
          </table:table-cell>
          <table:table-cell office:value-type="string" calcext:value-type="string">
            <text:p>2016-04-02 22:31:55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akashhh_ we will send something to everyone who ordered, but an extra gift for those who stood in some crazy long lines</text:p>
          </table:table-cell>
          <table:table-cell office:value-type="string" calcext:value-type="string">
            <text:p>2016-04-02 22:30:17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aytech247 yes, within a region. Can't deliver to all regions simultaneously. Too much complexity.</text:p>
          </table:table-cell>
          <table:table-cell office:value-type="string" calcext:value-type="string">
            <text:p>2016-04-02 22:28:37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quallcraft and a few other things</text:p>
          </table:table-cell>
          <table:table-cell office:value-type="string" calcext:value-type="string">
            <text:p>2016-04-02 22:27:16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ken of appreciation for those who lined up coming via mail. Thought maybe 20-30 people per store would line up, not 800. Gifts on order.</text:p>
          </table:table-cell>
          <table:table-cell office:value-type="string" calcext:value-type="string">
            <text:p>2016-04-02 22:24:34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34thrain Maybe 1/4 to 1/2 of what happened. No one at Tesla thought it would be this high before part 2 of the unveil.</text:p>
          </table:table-cell>
          <table:table-cell office:value-type="string" calcext:value-type="string">
            <text:p>2016-04-02 22:19:36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give an update tonight for the 3 day total, then last one on Wed for the full week. All efforts focused on accelerating the ramp.</text:p>
          </table:table-cell>
          <table:table-cell office:value-type="string" calcext:value-type="string">
            <text:p>2016-04-02 22:15:20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253k as of 7am this morning</text:p>
          </table:table-cell>
          <table:table-cell office:value-type="string" calcext:value-type="string">
            <text:p>2016-04-02 22:09:40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undarpichai thanks!</text:p>
          </table:table-cell>
          <table:table-cell office:value-type="string" calcext:value-type="string">
            <text:p>2016-04-02 09:48:52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w 232k orders</text:p>
          </table:table-cell>
          <table:table-cell office:value-type="string" calcext:value-type="string">
            <text:p>2016-04-02 05:26:33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rahamABlair of course :)</text:p>
          </table:table-cell>
          <table:table-cell office:value-type="string" calcext:value-type="string">
            <text:p>2016-04-01 23:30:34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bourquee Giga is designed to self-power via solar panels (primarily), wind &amp; geo, using its own batteries to store electricity at night.</text:p>
          </table:table-cell>
          <table:table-cell office:value-type="string" calcext:value-type="string">
            <text:p>2016-04-01 21:54:41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eveagee def on the cards for the future</text:p>
          </table:table-cell>
          <table:table-cell office:value-type="string" calcext:value-type="string">
            <text:p>2016-04-01 21:50:57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ckLipstone should be within a week or two max</text:p>
          </table:table-cell>
          <table:table-cell office:value-type="string" calcext:value-type="string">
            <text:p>2016-04-01 21:43:55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yssa_Milano Hi Alyssa, thanks for placing your faith in Tesla. I hope you have a great experience with the car.</text:p>
          </table:table-cell>
          <table:table-cell office:value-type="string" calcext:value-type="string">
            <text:p>2016-04-01 21:38:13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usiness: Tesla's Model 3 already has 198,000 reservations ...and it totally lives up to the hype https://t.co/XPiEEkjhnb https://t.co/?</text:p>
          </table:table-cell>
          <table:table-cell office:value-type="string" calcext:value-type="string">
            <text:p>2016-04-01 21:33:45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finitely going to need to rethink production planning...</text:p>
          </table:table-cell>
          <table:table-cell office:value-type="string" calcext:value-type="string">
            <text:p>2016-04-01 20:33:12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ought it would slow way down today, but Model 3 order count is now at 198k. Recommend ordering soon, as the wait time is growing rapidly.</text:p>
          </table:table-cell>
          <table:table-cell office:value-type="string" calcext:value-type="string">
            <text:p>2016-04-01 20:23:39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orders at 180,000 in 24 hours. Selling price w avg option mix prob $42k, so ~$7.5B in a day. Future of electric cars looking bright!</text:p>
          </table:table-cell>
          <table:table-cell office:value-type="string" calcext:value-type="string">
            <text:p>2016-04-01 19:11:38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ndiaToday Will include India-wide Supercharger network</text:p>
          </table:table-cell>
          <table:table-cell office:value-type="string" calcext:value-type="string">
            <text:p>2016-04-01 08:43:29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atmeal sure!</text:p>
          </table:table-cell>
          <table:table-cell office:value-type="string" calcext:value-type="string">
            <text:p>2016-04-01 08:36:18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artUpRabbi Coming in the mail</text:p>
          </table:table-cell>
          <table:table-cell office:value-type="string" calcext:value-type="string">
            <text:p>2016-04-01 08:34:47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dletterdave Hardware in all cars. Autopilot safety features standard. Convenience features optional (like S and X).</text:p>
          </table:table-cell>
          <table:table-cell office:value-type="string" calcext:value-type="string">
            <text:p>2016-04-01 08:04:47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ew Just order the SpaceX option package!</text:p>
          </table:table-cell>
          <table:table-cell office:value-type="string" calcext:value-type="string">
            <text:p>2016-04-01 08:01:22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nks for tuning in to the Model 3 unveil Part 1! Part 2 is super next level, but that's for later?</text:p>
          </table:table-cell>
          <table:table-cell office:value-type="string" calcext:value-type="string">
            <text:p>2016-04-01 08:00:26</text:p>
          </table:table-cell>
          <table:table-cell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eet Model 3 ? Make your reservation at https://t.co/8uVlhvzpu5 #Model3</text:p>
            <text:p>https://t.co/NdyGLgoW0D</text:p>
          </table:table-cell>
          <table:table-cell office:value-type="string" calcext:value-type="string">
            <text:p>2016-04-01 07:54:10</text:p>
          </table:table-cell>
          <table:table-cell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Longest line EVER #Model3</text:p>
            <text:p>https://t.co/EafMhK3BDC</text:p>
          </table:table-cell>
          <table:table-cell office:value-type="string" calcext:value-type="string">
            <text:p>2016-04-01 05:12:24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ukealization yes, will cover whole country</text:p>
          </table:table-cell>
          <table:table-cell office:value-type="string" calcext:value-type="string">
            <text:p>2016-04-01 02:19:07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reastro yes</text:p>
          </table:table-cell>
          <table:table-cell office:value-type="string" calcext:value-type="string">
            <text:p>2016-04-01 02:09:53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entNStephens sure is</text:p>
          </table:table-cell>
          <table:table-cell office:value-type="string" calcext:value-type="string">
            <text:p>2016-04-01 02:09:44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ddrury X and S will also be available</text:p>
          </table:table-cell>
          <table:table-cell office:value-type="string" calcext:value-type="string">
            <text:p>2016-04-01 00:47:36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dding several more countries to Model 3 order page tonight. Check for details, but will include India, Brazil, SA, SK, NZ, Sing &amp; Ireland.</text:p>
          </table:table-cell>
          <table:table-cell office:value-type="string" calcext:value-type="string">
            <text:p>2016-04-01 00:09:52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orders, whether in store or online, are limited to two per person</text:p>
          </table:table-cell>
          <table:table-cell office:value-type="string" calcext:value-type="string">
            <text:p>2016-03-31 23:43:51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nline ordering at https://t.co/46TXqRrsdr will now open at 7:30pm Pacific to ensure no server overload. Presentation still at 8:30.</text:p>
          </table:table-cell>
          <table:table-cell office:value-type="string" calcext:value-type="string">
            <text:p>2016-03-31 23:31:51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aerone From almost anywhere</text:p>
          </table:table-cell>
          <table:table-cell office:value-type="string" calcext:value-type="string">
            <text:p>2016-03-31 19:20:33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iftedDiego Coming soon!</text:p>
          </table:table-cell>
          <table:table-cell office:value-type="string" calcext:value-type="string">
            <text:p>2016-03-31 19:03:14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credibly inspired by the interest in Model 3. You won't be disappointed. Also, small token of appreciation coming for those who lined up.</text:p>
          </table:table-cell>
          <table:table-cell office:value-type="string" calcext:value-type="string">
            <text:p>2016-03-31 18:47:40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unveil will be webcast live at 8:30pm California time at https://t.co/46TXqRrsdr</text:p>
          </table:table-cell>
          <table:table-cell office:value-type="string" calcext:value-type="string">
            <text:p>2016-03-31 09:59:53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ssbin You will see the car very clearly, but some important elements will be added and some will evolve.</text:p>
          </table:table-cell>
          <table:table-cell office:value-type="string" calcext:value-type="string">
            <text:p>2016-03-31 01:48:26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morrow is Part 1 of the Model 3 unveil. Part 2, which takes things to another level, will be closer to production.</text:p>
          </table:table-cell>
          <table:table-cell office:value-type="string" calcext:value-type="string">
            <text:p>2016-03-31 01:40:55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order day starting in Australia https://t.co/T6aUnG5BCv</text:p>
          </table:table-cell>
          <table:table-cell office:value-type="string" calcext:value-type="string">
            <text:p>2016-03-31 01:23:46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ou can now buy cruise ship tickets for the Arctic passage. Seeing is believing. https://t.co/LhKupkNMFC</text:p>
          </table:table-cell>
          <table:table-cell office:value-type="string" calcext:value-type="string">
            <text:p>2016-03-30 19:54:40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eat article by @BadAstronomer. Important to note max temp record. Too much attention on avg temp. Max matters most https://t.co/0FnIAVsbIu</text:p>
          </table:table-cell>
          <table:table-cell office:value-type="string" calcext:value-type="string">
            <text:p>2016-03-30 19:51:20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s like we may need to increase production plans for the Model 3 https://t.co/fmCPFC9FEm</text:p>
          </table:table-cell>
          <table:table-cell office:value-type="string" calcext:value-type="string">
            <text:p>2016-03-30 02:52:17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odel X is the quickest SUV we?ve ever tested. Period. @MotorTrend https://t.co/kp9UCuELId https://t.co/IcYUChMpc4</text:p>
          </table:table-cell>
          <table:table-cell office:value-type="string" calcext:value-type="string">
            <text:p>2016-03-25 01:15:23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charger map https://t.co/9tei7lU4FD</text:p>
          </table:table-cell>
          <table:table-cell office:value-type="string" calcext:value-type="string">
            <text:p>2016-03-20 19:22:30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leHighWillY being fixed</text:p>
          </table:table-cell>
          <table:table-cell office:value-type="string" calcext:value-type="string">
            <text:p>2016-03-19 20:30:39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esla Destination Charging in NYC will soon outnumber gas stations @nypost https://t.co/ciVSL90NEm</text:p>
          </table:table-cell>
          <table:table-cell office:value-type="string" calcext:value-type="string">
            <text:p>2016-03-18 20:11:06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bGlaser sure</text:p>
          </table:table-cell>
          <table:table-cell office:value-type="string" calcext:value-type="string">
            <text:p>2016-03-18 04:42:01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kegaalsf Turn off recirc. Air exits thru rear vents. Snap in shade also avail from service, but I just tint the rear window.</text:p>
          </table:table-cell>
          <table:table-cell office:value-type="string" calcext:value-type="string">
            <text:p>2016-03-18 02:34:37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IRED: Las Vegas utilities really don?t want the strip to go solar https://t.co/IuQUJHdEje https://t.co/pSoCj5kJe1</text:p>
          </table:table-cell>
          <table:table-cell office:value-type="string" calcext:value-type="string">
            <text:p>2016-03-10 09:29:17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istianlguaje no</text:p>
          </table:table-cell>
          <table:table-cell office:value-type="string" calcext:value-type="string">
            <text:p>2016-03-09 20:37:34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AEI meeting wasn't secret and I was only there for a few hours to talk about Mars and sustainable energy. Nothing to do with Trump.</text:p>
          </table:table-cell>
          <table:table-cell office:value-type="string" calcext:value-type="string">
            <text:p>2016-03-09 20:20:50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arcthiessen: I interviewed .@elonmusk at @AEI World Forum and @realDonaldTrump never came up. <text:s/>Discussed his plans for manned Mars mis?</text:p>
          </table:table-cell>
          <table:table-cell office:value-type="string" calcext:value-type="string">
            <text:p>2016-03-09 19:28:47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grats to DeepMind! Many experts in the field thought AI was 10 years away from achieving this. https://t.co/5gGZZkud3K</text:p>
          </table:table-cell>
          <table:table-cell office:value-type="string" calcext:value-type="string">
            <text:p>2016-03-09 18:57:53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ewscientist: The northern hemisphere has gone 2°C above pre-industrial temperatures for the first time https://t.co/7JZ0TEpyjb https:/?</text:p>
          </table:table-cell>
          <table:table-cell office:value-type="string" calcext:value-type="string">
            <text:p>2016-03-07 19:18:16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&amp; Tesla comp is same or better than other companies. Big diff is that we don't outsource manufacturing, retail sales or service.</text:p>
          </table:table-cell>
          <table:table-cell office:value-type="string" calcext:value-type="string">
            <text:p>2016-03-07 00:47:00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and Tesla rated most meaningful work in high tech. Also, most stressful, but that goes with the territory. <text:s/>https://t.co/y8s4UdMF5z</text:p>
          </table:table-cell>
          <table:table-cell office:value-type="string" calcext:value-type="string">
            <text:p>2016-03-07 00:40:47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k057 @TeslaMotors Wasn't done at my request. Good hacking is a gift.</text:p>
          </table:table-cell>
          <table:table-cell office:value-type="string" calcext:value-type="string">
            <text:p>2016-03-05 20:32:48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landed hard on the droneship. Didn't expect this one to work (v hot reentry), but next flight has a good chance.</text:p>
          </table:table-cell>
          <table:table-cell office:value-type="string" calcext:value-type="string">
            <text:p>2016-03-05 02:48:43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arget altitude of 40,600 km achieved. Thanks @SES_Satellites for riding on Falcon 9! Looking forward to future missions.</text:p>
          </table:table-cell>
          <table:table-cell office:value-type="string" calcext:value-type="string">
            <text:p>2016-03-05 02:20:01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stro_Valdric @TeslaMotors We spoke earlier today and he said he would investigate the situation.</text:p>
          </table:table-cell>
          <table:table-cell office:value-type="string" calcext:value-type="string">
            <text:p>2016-03-04 11:32:10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61 miles on Autopilot; 0 interruptions. We're closer to autonomous cars than you think @themotleyfool https://t.co/kHX81?</text:p>
          </table:table-cell>
          <table:table-cell office:value-type="string" calcext:value-type="string">
            <text:p>2016-03-03 00:00:16</text:p>
          </table:table-cell>
          <table:table-cell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illGates: It?s amazing how much more we spend on gasoline than on clean energy research. I did the math to figure it out...</text:p>
            <text:p>https://t.?</text:p>
          </table:table-cell>
          <table:table-cell office:value-type="string" calcext:value-type="string">
            <text:p>2016-03-02 20:17:12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.@curtismcauliff SpaceX has not donated to any presidential campaign</text:p>
          </table:table-cell>
          <table:table-cell office:value-type="string" calcext:value-type="string">
            <text:p>2016-03-02 20:16:19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volution hasn't advanced much https://t.co/tsgmvtGYxH</text:p>
          </table:table-cell>
          <table:table-cell office:value-type="string" calcext:value-type="string">
            <text:p>2016-03-02 19:57:34</text:p>
          </table:table-cell>
          <table:table-cell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IT Technology Review 2016</text:p>
            <text:p>https://t.co/db7QZRmgH5</text:p>
          </table:table-cell>
          <table:table-cell office:value-type="string" calcext:value-type="string">
            <text:p>2016-03-02 10:42:12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isdbond checking ...</text:p>
          </table:table-cell>
          <table:table-cell office:value-type="string" calcext:value-type="string">
            <text:p>2016-03-02 02:27:38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rengrush exactly :)</text:p>
          </table:table-cell>
          <table:table-cell office:value-type="string" calcext:value-type="string">
            <text:p>2016-03-01 23:23:13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ushing launch to Friday due to extreme high altitude wind shear. Hits like a sledgehammer when going up supersonic https://t.co/Gr8T5upaLd</text:p>
          </table:table-cell>
          <table:table-cell office:value-type="string" calcext:value-type="string">
            <text:p>2016-03-01 22:48:15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ernilleT Only heard about it today. Doesn't sound like they are in the right though in their dealings with our subcontractor.</text:p>
          </table:table-cell>
          <table:table-cell office:value-type="string" calcext:value-type="string">
            <text:p>2016-03-01 11:46:20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alexisgeo: Tesla's Model X Is Mind Blowing in How Awesome It Is -@TheStreet @Chris_Ciaccia #MeetModelX https://t.co/tkUTJRtNMa</text:p>
          </table:table-cell>
          <table:table-cell office:value-type="string" calcext:value-type="string">
            <text:p>2016-03-01 02:32:23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paceX Launch aborted on low thrust alarm. Rising oxygen temps due to hold for boat and helium bubble triggered alarm.</text:p>
          </table:table-cell>
          <table:table-cell office:value-type="string" calcext:value-type="string">
            <text:p>2016-02-29 02:34:43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paceX AF has placed launch on hold due to a boat entering the edge of the keep out zone. Scrambling helo to get them to move.</text:p>
          </table:table-cell>
          <table:table-cell office:value-type="string" calcext:value-type="string">
            <text:p>2016-02-29 01:56:33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LKFremont Great leg room for 3rd row, rear visibility better, easy storage of long cargo.</text:p>
          </table:table-cell>
          <table:table-cell office:value-type="string" calcext:value-type="string">
            <text:p>2016-02-28 03:54:07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rekslager @skiesforme yes, it actually performed better than other colors on stain tests. Best not to have vented seats w kids though.</text:p>
          </table:table-cell>
          <table:table-cell office:value-type="string" calcext:value-type="string">
            <text:p>2016-02-27 23:25:10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kiesforme Can't emphasize enough that white is the best interior. Also, pick 6 seats unless you really need 7.</text:p>
          </table:table-cell>
          <table:table-cell office:value-type="string" calcext:value-type="string">
            <text:p>2016-02-27 20:38:36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kiesforme @TeslaMotors That said, the white interior is the best. Highly recommend.</text:p>
          </table:table-cell>
          <table:table-cell office:value-type="string" calcext:value-type="string">
            <text:p>2016-02-27 19:44:11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kiesforme Heavy use of the white causes splitting. Adding backing material to strengthen. Will be upgraded at no cost.</text:p>
          </table:table-cell>
          <table:table-cell office:value-type="string" calcext:value-type="string">
            <text:p>2016-02-27 19:43:43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?Totally worth the wait.? Model X owner Randy takes @nypost for a spin on Autopilot #MeetModelX https://t.co/R6J9dyticN ?</text:p>
          </table:table-cell>
          <table:table-cell office:value-type="string" calcext:value-type="string">
            <text:p>2016-02-27 00:34:46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Autopilot takes out all frustration. Sadhish's commute now feels like half the time https://t.co/O19XCu3roy https://t.co?</text:p>
          </table:table-cell>
          <table:table-cell office:value-type="string" calcext:value-type="string">
            <text:p>2016-02-24 18:59:02</text:p>
          </table:table-cell>
          <table:table-cell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th reposting the Wait But Why piece on AI. We are at the beginning of exponential growth in digital intelligence.</text:p>
            <text:p>https://t.co/1c30ZwrxQ1</text:p>
          </table:table-cell>
          <table:table-cell office:value-type="string" calcext:value-type="string">
            <text:p>2016-02-24 18:45:01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xt gen Atlas robot https://t.co/UklqidXrvD</text:p>
          </table:table-cell>
          <table:table-cell office:value-type="string" calcext:value-type="string">
            <text:p>2016-02-24 02:38:10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Weather remains 60% go for tomorrow's launch attempt. Window opens at 6:46pm ET. Webcast ? https://t.co/tdni53IviI https://t.co?</text:p>
          </table:table-cell>
          <table:table-cell office:value-type="string" calcext:value-type="string">
            <text:p>2016-02-24 01:07:29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onnienorman: Wonder what I'm upset about in #Indiana &amp; why I'm directing tweets at @mtbarra and @GM? Hey @FTC, pay attention! https://?</text:p>
          </table:table-cell>
          <table:table-cell office:value-type="string" calcext:value-type="string">
            <text:p>2016-02-23 23:10:44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LeilaniMunter: This is a fun car Elon! new footage from 1st time I drove @TeslaMotors Model S, with CEO @elonmusk riding shot gun htt?</text:p>
          </table:table-cell>
          <table:table-cell office:value-type="string" calcext:value-type="string">
            <text:p>2016-02-23 23:09:12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McLocko @TeslaMotors coming later this year</text:p>
          </table:table-cell>
          <table:table-cell office:value-type="string" calcext:value-type="string">
            <text:p>2016-02-23 22:48:08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Increasing roadside coverage in NA from 50 to 500 miles for warranty tows. We've got you covered 24/7 https://t.co/eOw2y10?</text:p>
          </table:table-cell>
          <table:table-cell office:value-type="string" calcext:value-type="string">
            <text:p>2016-02-23 21:56:24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re is no way it is only 0.5%, given the staggeringly massive number of fossil subsidies that exist in every country, or as high as 50%.</text:p>
          </table:table-cell>
          <table:table-cell office:value-type="string" calcext:value-type="string">
            <text:p>2016-02-22 01:26:00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lobal economy of $100T is overwhelmingly fossil fuel based, so IMF estimate of $5T or 5% for carbon subsidy is def right order of magnitude</text:p>
          </table:table-cell>
          <table:table-cell office:value-type="string" calcext:value-type="string">
            <text:p>2016-02-22 01:22:39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PaulPolman: One to get us thinking! @elonmusk https://t.co/Idge4ICpR9</text:p>
          </table:table-cell>
          <table:table-cell office:value-type="string" calcext:value-type="string">
            <text:p>2016-02-21 22:47:31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wanted to thank Stu G for https://t.co/7FlnbruWpL. Know it meant a lot to you. Will take good care.</text:p>
          </table:table-cell>
          <table:table-cell office:value-type="string" calcext:value-type="string">
            <text:p>2016-02-21 03:51:20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athanfielder Don't you already have a spaceship? https://t.co/tFNM43sONg</text:p>
          </table:table-cell>
          <table:table-cell office:value-type="string" calcext:value-type="string">
            <text:p>2016-02-20 22:37:47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th noting that all gasoline cars are heavily subsidized via oil company tax credits &amp; unpaid public health costs https://t.co/4li5E013Dj</text:p>
          </table:table-cell>
          <table:table-cell office:value-type="string" calcext:value-type="string">
            <text:p>2016-02-19 10:37:53</text:p>
          </table:table-cell>
          <table:table-cell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igh ?</text:p>
            <text:p>https://t.co/VelOzAKIW6</text:p>
          </table:table-cell>
          <table:table-cell office:value-type="string" calcext:value-type="string">
            <text:p>2016-02-19 09:31:08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liegoulding Hi :)</text:p>
          </table:table-cell>
          <table:table-cell office:value-type="string" calcext:value-type="string">
            <text:p>2016-02-19 06:42:0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sb17 yeah, that's a great one too :)</text:p>
          </table:table-cell>
          <table:table-cell office:value-type="string" calcext:value-type="string">
            <text:p>2016-02-18 21:26:02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naDotBlue Little bit</text:p>
          </table:table-cell>
          <table:table-cell office:value-type="string" calcext:value-type="string">
            <text:p>2016-02-18 21:25:27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th watching Nathan for You on Comedy Central, particularly the Dumb Starbucks and Mechanic/Realtor episodes</text:p>
          </table:table-cell>
          <table:table-cell office:value-type="string" calcext:value-type="string">
            <text:p>2016-02-18 21:23:49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coffee tastes unusually good this morning https://t.co/LowwuPAgoz</text:p>
          </table:table-cell>
          <table:table-cell office:value-type="string" calcext:value-type="string">
            <text:p>2016-02-18 21:15:00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adAstronomer: Jan 2016 was the hottest January on record. By a LOT. Guess why. #globalwarming https://t.co/wy3FPB3r6p https://t.co/PVO?</text:p>
          </table:table-cell>
          <table:table-cell office:value-type="string" calcext:value-type="string">
            <text:p>2016-02-17 23:38:03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sseyE @tegmark yes</text:p>
          </table:table-cell>
          <table:table-cell office:value-type="string" calcext:value-type="string">
            <text:p>2016-02-17 10:57:44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Lebeaucarnews: Test Drives Whet Appetite for TSLA Model X Believers https://t.co/dn54pzs53O</text:p>
          </table:table-cell>
          <table:table-cell office:value-type="string" calcext:value-type="string">
            <text:p>2016-02-17 08:02:08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teresting to think of physics as a set of compression algorithms for the universe. That's basically what formulas are.</text:p>
          </table:table-cell>
          <table:table-cell office:value-type="string" calcext:value-type="string">
            <text:p>2016-02-16 23:39:08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iskreidler @engadget yes, this was done jointly with Tesla and Radio Flyer</text:p>
          </table:table-cell>
          <table:table-cell office:value-type="string" calcext:value-type="string">
            <text:p>2016-02-16 10:28:50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s baby Model S really is quite fun <text:s/>https://t.co/40W5sS5bKI</text:p>
          </table:table-cell>
          <table:table-cell office:value-type="string" calcext:value-type="string">
            <text:p>2016-02-16 10:26:18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illmckibben: Great @RollingStone expose of the Koch Bros 'dirty war on solar power.' https://t.co/akHG8XtF6f</text:p>
          </table:table-cell>
          <table:table-cell office:value-type="string" calcext:value-type="string">
            <text:p>2016-02-14 20:07:00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4 semi-autonomous cars put to the test: ?Tesla?s Autopilot is the clear winner.? @CARandDRIVER https://t.co/azia4en1ru</text:p>
          </table:table-cell>
          <table:table-cell office:value-type="string" calcext:value-type="string">
            <text:p>2016-02-14 12:18:22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odel X gets its wings https://t.co/08srkZi2oh</text:p>
          </table:table-cell>
          <table:table-cell office:value-type="string" calcext:value-type="string">
            <text:p>2016-02-12 19:24:49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re details on Model 3 unveil in coming weeks. That's it for now.</text:p>
          </table:table-cell>
          <table:table-cell office:value-type="string" calcext:value-type="string">
            <text:p>2016-02-11 09:30:10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ysteryGuitarM yes</text:p>
          </table:table-cell>
          <table:table-cell office:value-type="string" calcext:value-type="string">
            <text:p>2016-02-11 09:24:44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 signature series for Model 3. Same reservation amount for all.</text:p>
          </table:table-cell>
          <table:table-cell office:value-type="string" calcext:value-type="string">
            <text:p>2016-02-11 09:13:28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arethseneque global</text:p>
          </table:table-cell>
          <table:table-cell office:value-type="string" calcext:value-type="string">
            <text:p>2016-02-11 09:11:54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reservations ($1000 down) will be accepted in Tesla stores on March 31 and online April 1</text:p>
          </table:table-cell>
          <table:table-cell office:value-type="string" calcext:value-type="string">
            <text:p>2016-02-11 09:10:01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rikRoesegg good point</text:p>
          </table:table-cell>
          <table:table-cell office:value-type="string" calcext:value-type="string">
            <text:p>2016-02-11 08:51:24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hould mention that Tesla Motors itself had nothing to do with the short movie. This was completely independent.</text:p>
          </table:table-cell>
          <table:table-cell office:value-type="string" calcext:value-type="string">
            <text:p>2016-02-10 10:49:55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ve this Tesla video made by https://t.co/bwKne0mZUh</text:p>
          </table:table-cell>
          <table:table-cell office:value-type="string" calcext:value-type="string">
            <text:p>2016-02-10 10:07:55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Why Summon enhances your safety and convenience https://t.co/ZQZ5kQdSgD https://t.co/7tBoBQ1uBL</text:p>
          </table:table-cell>
          <table:table-cell office:value-type="string" calcext:value-type="string">
            <text:p>2016-02-09 02:06:48</text:p>
          </table:table-cell>
          <table:table-cell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job moonlighting as a police officer in Brazil is no longer secret</text:p>
            <text:p>https://t.co/QBTQYMpAF9</text:p>
          </table:table-cell>
          <table:table-cell office:value-type="string" calcext:value-type="string">
            <text:p>2016-02-05 19:51:21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ust be a slow news day if denying service to a super rude customer gets this much attention</text:p>
          </table:table-cell>
          <table:table-cell office:value-type="string" calcext:value-type="string">
            <text:p>2016-02-03 10:41:47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Economist Interesting name</text:p>
          </table:table-cell>
          <table:table-cell office:value-type="string" calcext:value-type="string">
            <text:p>2016-01-23 21:43:17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ommercial_Crew: Watch 8 SuperDraco engines fire for @SpaceX Crew Dragon descent landing tether test: https://t.co/4MELcVTe0h. More: ht?</text:p>
          </table:table-cell>
          <table:table-cell office:value-type="string" calcext:value-type="string">
            <text:p>2016-01-22 01:00:26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2015 was the warmest year on record. Have Qs? Ask us at 1pm ET during a @Reddit Science Q&amp;A: https://t.co/0p1HXLW12U https://t.co?</text:p>
          </table:table-cell>
          <table:table-cell office:value-type="string" calcext:value-type="string">
            <text:p>2016-01-21 18:48:44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nzinga I didn't take anyone's car and never would. Car was actually allocated to engineering test (not by me) and inadvertently sold.</text:p>
          </table:table-cell>
          <table:table-cell office:value-type="string" calcext:value-type="string">
            <text:p>2016-01-20 19:56:05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best guess for 2016: ~70% landing success rate (so still a few more RUDs to go), then hopefully improving to ~90% in 2017</text:p>
          </table:table-cell>
          <table:table-cell office:value-type="string" calcext:value-type="string">
            <text:p>2016-01-19 06:11:54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ffBezos @SpaceX Thanks Jeff</text:p>
          </table:table-cell>
          <table:table-cell office:value-type="string" calcext:value-type="string">
            <text:p>2016-01-18 05:09:21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lands on droneship, but the lockout collet doesn't latch on one the four legs, causing it? https://t.co/DpXsRQWal9</text:p>
          </table:table-cell>
          <table:table-cell office:value-type="string" calcext:value-type="string">
            <text:p>2016-01-18 05:07:2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irst stage approaches center of landing droneship in Pacific https://t.co/lI3q6LnwVP</text:p>
          </table:table-cell>
          <table:table-cell office:value-type="string" calcext:value-type="string">
            <text:p>2016-01-18 04:57:16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unt_penguin @LayOn_OverWhale Stage 1 would reach low Earth orbit if not hefting a second stage, but payload would be greatly reduced.</text:p>
          </table:table-cell>
          <table:table-cell office:value-type="string" calcext:value-type="string">
            <text:p>2016-01-18 00:14:51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immyVosika Actually, didn't get environmental approval in time, but it was also good practice for missions where a ship is needed.</text:p>
          </table:table-cell>
          <table:table-cell office:value-type="string" calcext:value-type="string">
            <text:p>2016-01-18 00:13:1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speed at stage separation &gt; ~6000 km/hr. With a ship, no need to zero out lateral velocity, so can stage at up to ~9000 km/h.</text:p>
          </table:table-cell>
          <table:table-cell office:value-type="string" calcext:value-type="string">
            <text:p>2016-01-18 00:09:45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hip landings are not needed for flexibility or to save fuel costs. Just not physically possible to return to launch site</text:p>
          </table:table-cell>
          <table:table-cell office:value-type="string" calcext:value-type="string">
            <text:p>2016-01-18 00:03:4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s mentioned before, ship landings are needed for high velocity missions. Altitude &amp; distance don't mean much for orbit. All about speed.</text:p>
          </table:table-cell>
          <table:table-cell office:value-type="string" calcext:value-type="string">
            <text:p>2016-01-17 23:56:49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bhnyc steel collet</text:p>
          </table:table-cell>
          <table:table-cell office:value-type="string" calcext:value-type="string">
            <text:p>2016-01-17 23:52:1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ll, at least the pieces were bigger this time! Won't be last RUD, but am optimistic about upcoming ship landing. https://t.co/w007TccANJ</text:p>
          </table:table-cell>
          <table:table-cell office:value-type="string" calcext:value-type="string">
            <text:p>2016-01-17 23:38:01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Uncle_Gus probably</text:p>
          </table:table-cell>
          <table:table-cell office:value-type="string" calcext:value-type="string">
            <text:p>2016-01-17 22:14:59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owever, that was not what prevented it being good. Touchdown speed was ok, but a leg lockout didn't latch, so it tipped over after landing.</text:p>
          </table:table-cell>
          <table:table-cell office:value-type="string" calcext:value-type="string">
            <text:p>2016-01-17 22:13:58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finitely harder to land on a ship. Similar to an aircraft carrier vs land: much smaller target area, that's also translating &amp; rotating.</text:p>
          </table:table-cell>
          <table:table-cell office:value-type="string" calcext:value-type="string">
            <text:p>2016-01-17 22:06:21</text:p>
          </table:table-cell>
          <table:table-cell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After a successful  launch, #Jason3 spacecraft has separated &amp; is flying free. Watch live: https://t.co/KX5g7zfYQe</text:p>
            <text:p> https://t.co/?</text:p>
          </table:table-cell>
          <table:table-cell office:value-type="string" calcext:value-type="string">
            <text:p>2016-01-17 22:05:1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irst stage on target at droneship but looks like hard landing; broke landing leg. Primary mission remains nominal ? https://t.?</text:p>
          </table:table-cell>
          <table:table-cell office:value-type="string" calcext:value-type="string">
            <text:p>2016-01-17 21:14:52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Out at sea for tomorrow's launch and landing attempt https://t.co/9LMsj6qryI</text:p>
          </table:table-cell>
          <table:table-cell office:value-type="string" calcext:value-type="string">
            <text:p>2016-01-17 10:43:08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Rocket is vertical in advance of tomorrow's 1:42pm ET launch attempt of Jason-3 science satellite @NASA @NOAA @CNES https://t.c?</text:p>
          </table:table-cell>
          <table:table-cell office:value-type="string" calcext:value-type="string">
            <text:p>2016-01-16 23:44:23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ybe some debris ingestion. Engine data looks ok. Will borescope tonight. This is one of the outer engines.</text:p>
          </table:table-cell>
          <table:table-cell office:value-type="string" calcext:value-type="string">
            <text:p>2016-01-16 03:47:15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ducted hold-down firing of returned Falcon rocket. Data looks good overall, but engine 9 showed thrust fluctuations.</text:p>
          </table:table-cell>
          <table:table-cell office:value-type="string" calcext:value-type="string">
            <text:p>2016-01-16 03:38:49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xt launch is a @NASA science mission from VAFB California on Sunday. https://t.co/vJdkJkZzg1</text:p>
          </table:table-cell>
          <table:table-cell office:value-type="string" calcext:value-type="string">
            <text:p>2016-01-12 20:21:28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iming to launch this weekend and (hopefully) land on our droneship. Ship landings needed for high velocity missions https://t.co/n6j0mExAqM</text:p>
          </table:table-cell>
          <table:table-cell office:value-type="string" calcext:value-type="string">
            <text:p>2016-01-12 04:57:1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ad to hear that David Bowie died. He was amazing.</text:p>
          </table:table-cell>
          <table:table-cell office:value-type="string" calcext:value-type="string">
            <text:p>2016-01-11 11:00:43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 ~2 years, summon should work anywhere connected by land &amp; not blocked by borders, eg you're in LA and the car is in NY</text:p>
          </table:table-cell>
          <table:table-cell office:value-type="string" calcext:value-type="string">
            <text:p>2016-01-10 22:11:3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ap your phone or key and your car will open the garage door, exit, close the door and come to you. Will do same in reverse for unsummon.</text:p>
          </table:table-cell>
          <table:table-cell office:value-type="string" calcext:value-type="string">
            <text:p>2016-01-10 22:08:28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baby step in Tesla Summon capability now downloading over-the-air with V7.1</text:p>
          </table:table-cell>
          <table:table-cell office:value-type="string" calcext:value-type="string">
            <text:p>2016-01-10 22:04:4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th reading The Machine Stops, an old story by E. M. Forster https://t.co/0Dl4l2t6FH</text:p>
          </table:table-cell>
          <table:table-cell office:value-type="string" calcext:value-type="string">
            <text:p>2016-01-02 19:07:03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back in the hangar at Cape Canaveral. No damage found, ready to fire again. https://t.co/7w6IfJGtXM</text:p>
          </table:table-cell>
          <table:table-cell office:value-type="string" calcext:value-type="string">
            <text:p>2016-01-01 02:19:43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Going up and coming down. More pics here -&gt; https://t.co/K47HQ6Y6rR https://t.co/BBHHjPSFD0</text:p>
          </table:table-cell>
          <table:table-cell office:value-type="string" calcext:value-type="string">
            <text:p>2015-12-22 20:41:22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igh res video of landing from the helo https://t.co/G0Yq2V5J3m</text:p>
          </table:table-cell>
          <table:table-cell office:value-type="string" calcext:value-type="string">
            <text:p>2015-12-22 06:57:19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Another view of Falcon 9 first stage approaching Landing Zone 1 https://t.co/i5oNfSYmrc</text:p>
          </table:table-cell>
          <table:table-cell office:value-type="string" calcext:value-type="string">
            <text:p>2015-12-22 06:16:36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ive video from LZ-1 https://t.co/Ve6gEXfOdh</text:p>
          </table:table-cell>
          <table:table-cell office:value-type="string" calcext:value-type="string">
            <text:p>2015-12-22 05:44:50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standing on LZ-1 at Cape Canaveral https://t.co/RZdfcH0exW</text:p>
          </table:table-cell>
          <table:table-cell office:value-type="string" calcext:value-type="string">
            <text:p>2015-12-22 05:31:36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organpage thanks!</text:p>
          </table:table-cell>
          <table:table-cell office:value-type="string" calcext:value-type="string">
            <text:p>2015-12-22 05:15:56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re and back again https://t.co/Ll7wg2hL1G</text:p>
          </table:table-cell>
          <table:table-cell office:value-type="string" calcext:value-type="string">
            <text:p>2015-12-22 05:14:36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n_Favreau Thanks Jon!</text:p>
          </table:table-cell>
          <table:table-cell office:value-type="string" calcext:value-type="string">
            <text:p>2015-12-22 05:12:56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11 satellites deployed to target orbit and Falcon has landed back at Cape Canaveral. Headed to LZ-1. Welcome back, baby!</text:p>
          </table:table-cell>
          <table:table-cell office:value-type="string" calcext:value-type="string">
            <text:p>2015-12-22 04:32:46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ackground on the launch https://t.co/1SkttU684X</text:p>
          </table:table-cell>
          <table:table-cell office:value-type="string" calcext:value-type="string">
            <text:p>2015-12-22 03:25:00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&amp; landing can be seen on the https://t.co/bDd3GxQXMC webcast or in person from Cape Canaveral public causeway at 8:33pm local tmrw</text:p>
          </table:table-cell>
          <table:table-cell office:value-type="string" calcext:value-type="string">
            <text:p>2015-12-21 02:22:44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RBCOMM_Inc: New photo of @SpaceX #Falcon9 in advance of tonight's ORBCOMM #OG2 launch. She's a beauty. #SpaceX https://t.co/cUhCgGieiP</text:p>
          </table:table-cell>
          <table:table-cell office:value-type="string" calcext:value-type="string">
            <text:p>2015-12-20 22:52:22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reviewed mission params w SpaceX team. Monte Carlo runs show tmrw night has a 10% higher chance of a good landing. Punting 24 hrs.</text:p>
          </table:table-cell>
          <table:table-cell office:value-type="string" calcext:value-type="string">
            <text:p>2015-12-20 22:51:17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urrently looking good for a Sunday night (~8pm local) attempted orbital launch and rocket landing at Cape Canaveral</text:p>
          </table:table-cell>
          <table:table-cell office:value-type="string" calcext:value-type="string">
            <text:p>2015-12-19 11:57:50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eant to reply to this article: https://t.co/JRvXcTG3el</text:p>
          </table:table-cell>
          <table:table-cell office:value-type="string" calcext:value-type="string">
            <text:p>2015-12-19 06:14:31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s article does not appreciate that Tesla is in California despite taxes net of rebates being higher. Incentives only a partial offset.</text:p>
          </table:table-cell>
          <table:table-cell office:value-type="string" calcext:value-type="string">
            <text:p>2015-12-19 06:12:29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InsideEVs: Long-Term Owner's Review Of Tesla Model X https://t.co/tzJoxvqTWK</text:p>
          </table:table-cell>
          <table:table-cell office:value-type="string" calcext:value-type="string">
            <text:p>2015-12-19 02:22:18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tatic fire test looks good. Pending data review, will aim to launch Sunday.</text:p>
          </table:table-cell>
          <table:table-cell office:value-type="string" calcext:value-type="string">
            <text:p>2015-12-19 02:09:39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unding up to 1 sec for a bit of timing margin. Updating flight computer command sequence ?</text:p>
          </table:table-cell>
          <table:table-cell office:value-type="string" calcext:value-type="string">
            <text:p>2015-12-19 00:35:22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rted on ignition timing due to slow ground side valve. Adjusting ignition sequence by 0.6 secs for next attempt.</text:p>
          </table:table-cell>
          <table:table-cell office:value-type="string" calcext:value-type="string">
            <text:p>2015-12-18 23:56:30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ut 2 mins from static fire</text:p>
          </table:table-cell>
          <table:table-cell office:value-type="string" calcext:value-type="string">
            <text:p>2015-12-18 23:18:21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onmusk holding for issue resolution</text:p>
          </table:table-cell>
          <table:table-cell office:value-type="string" calcext:value-type="string">
            <text:p>2015-12-18 22:30:20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rt triggered by flight computer on upper stage throttle valve. Adjusting thresholds and restarting count at T-10 mins.</text:p>
          </table:table-cell>
          <table:table-cell office:value-type="string" calcext:value-type="string">
            <text:p>2015-12-18 22:14:42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5 mins from static fire test</text:p>
          </table:table-cell>
          <table:table-cell office:value-type="string" calcext:value-type="string">
            <text:p>2015-12-18 21:55:36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ukealization yes, from 70F to 20 F</text:p>
          </table:table-cell>
          <table:table-cell office:value-type="string" calcext:value-type="string">
            <text:p>2015-12-18 03:48:45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raigcocca It worked in Texas</text:p>
          </table:table-cell>
          <table:table-cell office:value-type="string" calcext:value-type="string">
            <text:p>2015-12-18 03:47:30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igeANjax -340 F in this case. Deep cryo increases density and amplifies rocket performance. First time anyone has gone this low for O2.</text:p>
          </table:table-cell>
          <table:table-cell office:value-type="string" calcext:value-type="string">
            <text:p>2015-12-18 03:34:38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is vertical on the launch pad at Cape Canaveral. Working towards static fire. Deep cryo liquid oxygen presenting some challenges.</text:p>
          </table:table-cell>
          <table:table-cell office:value-type="string" calcext:value-type="string">
            <text:p>2015-12-18 03:23:38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shabletech @mashable Not really my letter (no authorship contribution). Just agreed to add my name when they asked.</text:p>
          </table:table-cell>
          <table:table-cell office:value-type="string" calcext:value-type="string">
            <text:p>2015-12-18 02:29:20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ance article on self-driving cars was inaccurate https://t.co/AV636KAcKH</text:p>
          </table:table-cell>
          <table:table-cell office:value-type="string" calcext:value-type="string">
            <text:p>2015-12-17 10:23:44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Economist: The single most effective way to curb carbon emissions? Carbon taxes. As we said in 1989 https://t.co/iY4LnevB5g https://?</text:p>
          </table:table-cell>
          <table:table-cell office:value-type="string" calcext:value-type="string">
            <text:p>2015-12-17 05:44:16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verge: Over 1,000 college students will compete to design the best Hyperloop pod https://t.co/tcHCOGuMeh https://t.co/IpZc8vXWI8</text:p>
          </table:table-cell>
          <table:table-cell office:value-type="string" calcext:value-type="string">
            <text:p>2015-12-15 22:57:20</text:p>
          </table:table-cell>
          <table:table-cell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nouncing formation of @open_ai ?</text:p>
            <text:p>https://t.co/Fcouhwh6MC</text:p>
          </table:table-cell>
          <table:table-cell office:value-type="string" calcext:value-type="string">
            <text:p>2015-12-11 23:46:36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iming for Falcon rocket static fire at Cape Canaveral on the 16th and launch about three days later</text:p>
          </table:table-cell>
          <table:table-cell office:value-type="string" calcext:value-type="string">
            <text:p>2015-12-10 11:35:38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aulauritzen Agreed. Working on it.</text:p>
          </table:table-cell>
          <table:table-cell office:value-type="string" calcext:value-type="string">
            <text:p>2015-12-10 11:11:55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w https://t.co/T7PFpoqpEx</text:p>
          </table:table-cell>
          <table:table-cell office:value-type="string" calcext:value-type="string">
            <text:p>2015-12-10 00:23:09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ASA Best of luck to the Cygnus launch</text:p>
          </table:table-cell>
          <table:table-cell office:value-type="string" calcext:value-type="string">
            <text:p>2015-12-06 22:54:21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karliekloss: This was the coolest. Ever. ?? https://t.co/0dMEmKiNei</text:p>
          </table:table-cell>
          <table:table-cell office:value-type="string" calcext:value-type="string">
            <text:p>2015-12-04 18:31:52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SJLife: Supermodel @KarlieKloss blasts off to the future at @elonmusk's @spacex HQ https://t.co/PfE2bWcQwM @wsjmag https://t.co/zc7QM9?</text:p>
          </table:table-cell>
          <table:table-cell office:value-type="string" calcext:value-type="string">
            <text:p>2015-12-04 17:00:07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ikeBloomberg: .@elonmusk delivers a simple message, a rev-neutral CO2 tax will lead us to a sustainable future. That's an idea mayors ?</text:p>
          </table:table-cell>
          <table:table-cell office:value-type="string" calcext:value-type="string">
            <text:p>2015-12-04 10:59:29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keBloomberg Nice ride! Looking forward to seeing you tomorrow.</text:p>
          </table:table-cell>
          <table:table-cell office:value-type="string" calcext:value-type="string">
            <text:p>2015-12-04 03:54:08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summary of my talk in Paris on climate change https://t.co/n27JiXUsW9</text:p>
          </table:table-cell>
          <table:table-cell office:value-type="string" calcext:value-type="string">
            <text:p>2015-12-03 14:12:43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ut to give a talk at the Sorbonne https://t.co/j7iVq1GycH</text:p>
          </table:table-cell>
          <table:table-cell office:value-type="string" calcext:value-type="string">
            <text:p>2015-12-02 19:18:57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hamath: #13. Founders edition arrived yesterday. It's unbelievable. Sickest car on the planet. Cc @elonmusk https://t.co/3HlHIVTs1y</text:p>
          </table:table-cell>
          <table:table-cell office:value-type="string" calcext:value-type="string">
            <text:p>2015-11-27 03:29:32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Yep, good points. I hope you get back into space some day!</text:p>
          </table:table-cell>
          <table:table-cell office:value-type="string" calcext:value-type="string">
            <text:p>2015-11-24 19:44:30</text:p>
          </table:table-cell>
          <table:table-cell/>
        </table:table-row>
        <table:table-row table:style-name="ro3">
          <table:table-cell office:value-type="float" office:value="2063" calcext:value-type="float">
            <text:p>2063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ut credit for 1st reusable suborbital rocket goes to X-15 https://t.co/LSb0f8FLJd</text:p>
            <text:p>And Burt Rutan for commercial</text:p>
            <text:p>https://t.co/TGWlNjsyQz</text:p>
          </table:table-cell>
          <table:table-cell office:value-type="string" calcext:value-type="string">
            <text:p>2015-11-24 19:14:54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eff maybe unaware SpaceX suborbital VTOL flight began 2013. Orbital water landing 2014. Orbital land landing next. https://t.co/S6WMRnEFY5</text:p>
          </table:table-cell>
          <table:table-cell office:value-type="string" calcext:value-type="string">
            <text:p>2015-11-24 19:02:22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ffBezos Not quite rarest. SpaceX Grasshopper rocket did 6 suborbital flights 3 years ago &amp; is still around. https://t.co/6j9ERKCNZl</text:p>
          </table:table-cell>
          <table:table-cell office:value-type="string" calcext:value-type="string">
            <text:p>2015-11-24 18:41:29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biasVdb The F9 booster can reach low orbit as a single stage if not carrying the upper stage and a heavy satellite.</text:p>
          </table:table-cell>
          <table:table-cell office:value-type="string" calcext:value-type="string">
            <text:p>2015-11-24 14:37:34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etting to space needs ~Mach 3, but GTO orbit requires ~Mach 30. The energy needed is the square, i.e. 9 units for space and 900 for orbit.</text:p>
          </table:table-cell>
          <table:table-cell office:value-type="string" calcext:value-type="string">
            <text:p>2015-11-24 14:30:59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t is, however, important to clear up the difference between space and orbit, as described well by https://t.co/7PD42m37fZ</text:p>
          </table:table-cell>
          <table:table-cell office:value-type="string" calcext:value-type="string">
            <text:p>2015-11-24 14:25:16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grats to Jeff Bezos and the BO team for achieving VTOL on their booster</text:p>
          </table:table-cell>
          <table:table-cell office:value-type="string" calcext:value-type="string">
            <text:p>2015-11-24 14:24:02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ommercial_Crew: .@NASA orders @SpaceX crew mission to @Space_Station. Read details at https://t.co/XGSEOSVuYZ https://t.co/N42GidqN68</text:p>
          </table:table-cell>
          <table:table-cell office:value-type="string" calcext:value-type="string">
            <text:p>2015-11-21 00:37:33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vie Sounds perfect, you had me at enterprise.</text:p>
          </table:table-cell>
          <table:table-cell office:value-type="string" calcext:value-type="string">
            <text:p>2015-11-20 04:57:53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artupLJackson Yeah and hell yeah</text:p>
          </table:table-cell>
          <table:table-cell office:value-type="string" calcext:value-type="string">
            <text:p>2015-11-20 04:55:09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tduarte From anywhere</text:p>
          </table:table-cell>
          <table:table-cell office:value-type="string" calcext:value-type="string">
            <text:p>2015-11-20 03:47:30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hould mention that I will be interviewing people personally and Autopilot reports directly to me. This is a super high priority.</text:p>
          </table:table-cell>
          <table:table-cell office:value-type="string" calcext:value-type="string">
            <text:p>2015-11-20 03:46:52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are looking for hardcore software engineers. No prior experience with cars required. Please include code sample or link to your work.</text:p>
          </table:table-cell>
          <table:table-cell office:value-type="string" calcext:value-type="string">
            <text:p>2015-11-20 03:38:00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amping up the Autopilot software team at Tesla to achieve generalized full autonomy. If interested, contact autopilot@teslamotors.com.</text:p>
          </table:table-cell>
          <table:table-cell office:value-type="string" calcext:value-type="string">
            <text:p>2015-11-20 03:35:59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DiscoveryUK: .@elonmusk we'd love it if you could share our trailer for @louiepsihoyos' film #RacingExtinction <text:s/>https://t.co/ETrMzkFB1M?</text:p>
          </table:table-cell>
          <table:table-cell office:value-type="string" calcext:value-type="string">
            <text:p>2015-11-18 20:00:02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Why ever parallel park again? Model S has you covered https://t.co/1cL19qX8ox https://t.co/AdWlrXHxRg</text:p>
          </table:table-cell>
          <table:table-cell office:value-type="string" calcext:value-type="string">
            <text:p>2015-11-12 19:00:13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ew definitely aliens!</text:p>
          </table:table-cell>
          <table:table-cell office:value-type="string" calcext:value-type="string">
            <text:p>2015-11-08 11:40:35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evinmitnick Current production is LTE. Can be upgraded by service.</text:p>
          </table:table-cell>
          <table:table-cell office:value-type="string" calcext:value-type="string">
            <text:p>2015-11-05 00:50:02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jornNyland @TeslaMotors well done!</text:p>
          </table:table-cell>
          <table:table-cell office:value-type="string" calcext:value-type="string">
            <text:p>2015-11-02 23:27:57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noted</text:p>
          </table:table-cell>
          <table:table-cell office:value-type="string" calcext:value-type="string">
            <text:p>2015-11-01 07:44:34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lectrekCo: The Autopilot is learning:Model S owners already reporting Tesla's Autopilot self-improving https://t.co/0lhNZEBdQH https:/?</text:p>
          </table:table-cell>
          <table:table-cell office:value-type="string" calcext:value-type="string">
            <text:p>2015-10-31 01:24:57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ertAbildskov Wow, that's great!</text:p>
          </table:table-cell>
          <table:table-cell office:value-type="string" calcext:value-type="string">
            <text:p>2015-10-30 17:34:42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Ludicrous Mode achieves 2.6 sec 0-60 mph and 10.9 sec 1/4 mile in Motor Trend test https://t.co/IpgTF6s9M8</text:p>
          </table:table-cell>
          <table:table-cell office:value-type="string" calcext:value-type="string">
            <text:p>2015-10-29 03:33:08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cTechGenius yes, comes with each car</text:p>
          </table:table-cell>
          <table:table-cell office:value-type="string" calcext:value-type="string">
            <text:p>2015-10-29 03:25:22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eekwire: Watch: Tesla?s new autopilot technology prevents accident on slick Seattle road: https://t.co/5YSSQN3K64 https://t.co/0NBwMU9?</text:p>
          </table:table-cell>
          <table:table-cell office:value-type="string" calcext:value-type="string">
            <text:p>2015-10-29 02:54:58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mpliment from Jeffrey is much appreciated, but the people of Tesla deserve all the credit</text:p>
          </table:table-cell>
          <table:table-cell office:value-type="string" calcext:value-type="string">
            <text:p>2015-10-27 05:07:18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R: Jeffrey Katzenberg Recovering From Car Accident: Thank You Elon Musk, You Saved My Life https://t.co/0q3Jq1yWJg https://t.co/AHA?</text:p>
          </table:table-cell>
          <table:table-cell office:value-type="string" calcext:value-type="string">
            <text:p>2015-10-27 04:25:55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 should clarify that https://t.co/iUX7wkMxY8 is an independent website. We don't have any control over the content.</text:p>
          </table:table-cell>
          <table:table-cell office:value-type="string" calcext:value-type="string">
            <text:p>2015-10-27 01:02:02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onnienorman: Huge tree lands on #Tesla Model S, occupants protected. #ftw https://t.co/SOZxdPYQBs @teslamotors @elonmusk https://t.co/?</text:p>
          </table:table-cell>
          <table:table-cell office:value-type="string" calcext:value-type="string">
            <text:p>2015-10-27 00:58:25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ol! https://t.co/HOe0K7qkuk</text:p>
          </table:table-cell>
          <table:table-cell office:value-type="string" calcext:value-type="string">
            <text:p>2015-10-26 22:03:35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ehldavid: Beautiful up to date album of @SpaceX Dragon spacecraft photos released by @NASA. @elonmusk https://t.co/g4a0K0EsEM</text:p>
          </table:table-cell>
          <table:table-cell office:value-type="string" calcext:value-type="string">
            <text:p>2015-10-26 16:52:25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akinSGE Hopefully, mid to late next year. We are being more cautious abt expanding countries to ensure a great user experience each time.</text:p>
          </table:table-cell>
          <table:table-cell office:value-type="string" calcext:value-type="string">
            <text:p>2015-10-26 16:51:37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angsOfGtown Given high local demand, a Gigafactory in India would probably make sense in the long term.</text:p>
          </table:table-cell>
          <table:table-cell office:value-type="string" calcext:value-type="string">
            <text:p>2015-10-25 21:05:42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brax4s Yes, establishing charging and service infrastructure in Mexico now. Official launch in next several months.</text:p>
          </table:table-cell>
          <table:table-cell office:value-type="string" calcext:value-type="string">
            <text:p>2015-10-25 21:03:45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vashri Auto import duties are prohibitively high. Hoping for a special category for EVs. Most of our discussion was about batteries.</text:p>
          </table:table-cell>
          <table:table-cell office:value-type="string" calcext:value-type="string">
            <text:p>2015-10-25 21:02:11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neijlander We just finished building a huge expansion in Tilburg!</text:p>
          </table:table-cell>
          <table:table-cell office:value-type="string" calcext:value-type="string">
            <text:p>2015-10-25 20:58:48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se are all things I've said before and are naturally needed to improve in-market affordability, so no real news here.</text:p>
          </table:table-cell>
          <table:table-cell office:value-type="string" calcext:value-type="string">
            <text:p>2015-10-25 20:57:18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 is due in ~2 yrs. A China factory for local demand cd be as soon as a year after. A factory in Europe wd happen for same reason.</text:p>
          </table:table-cell>
          <table:table-cell office:value-type="string" calcext:value-type="string">
            <text:p>2015-10-25 20:54:55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comments in China weren't transcribed correctly. Tesla will keep making cars &amp; batteries in CA &amp; NV as far into future as I can imagine.</text:p>
          </table:table-cell>
          <table:table-cell office:value-type="string" calcext:value-type="string">
            <text:p>2015-10-25 20:50:18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ssicaTetreau important to set AC to not recirc (air exits thru rear) and use the snap in shade, which Tesla service can provide</text:p>
          </table:table-cell>
          <table:table-cell office:value-type="string" calcext:value-type="string">
            <text:p>2015-10-24 02:44:22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hanenickerson Amount of change needed is enormous - like a spinal cord transplant. Would cost less and work better with a new car.</text:p>
          </table:table-cell>
          <table:table-cell office:value-type="string" calcext:value-type="string">
            <text:p>2015-10-24 02:39:08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utopilot 1.01 coming soon: curve speed adaption, controller smoothness, better lane holding on poor roads, improved fleet learning!</text:p>
          </table:table-cell>
          <table:table-cell office:value-type="string" calcext:value-type="string">
            <text:p>2015-10-24 01:34:15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gulatory approvals received, so Autopilot rolling out to all countries! (Excluding Japan, which is still under review)</text:p>
          </table:table-cell>
          <table:table-cell office:value-type="string" calcext:value-type="string">
            <text:p>2015-10-24 01:29:46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rkkoKuoppala all</text:p>
          </table:table-cell>
          <table:table-cell office:value-type="string" calcext:value-type="string">
            <text:p>2015-10-22 13:27:48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ckseatdiver Hoping for Friday release</text:p>
          </table:table-cell>
          <table:table-cell office:value-type="string" calcext:value-type="string">
            <text:p>2015-10-22 11:26:58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onmusk Good feedback. Will write up a list of software priorities in the coming weeks.</text:p>
          </table:table-cell>
          <table:table-cell office:value-type="string" calcext:value-type="string">
            <text:p>2015-10-22 11:09:52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at esthetic and functionality improvements would you like to see in the 7.1 UI overhaul? Or new features entirely?</text:p>
          </table:table-cell>
          <table:table-cell office:value-type="string" calcext:value-type="string">
            <text:p>2015-10-22 02:23:00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lmaneei already in Jordan. Rest of states in region next year.</text:p>
          </table:table-cell>
          <table:table-cell office:value-type="string" calcext:value-type="string">
            <text:p>2015-10-22 02:20:21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nnienorman thanks Bonnie :)</text:p>
          </table:table-cell>
          <table:table-cell office:value-type="string" calcext:value-type="string">
            <text:p>2015-10-22 02:19:38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4XRodri planning to have a big opening in Mexico City soon and then proceed gradually to central and South America.</text:p>
          </table:table-cell>
          <table:table-cell office:value-type="string" calcext:value-type="string">
            <text:p>2015-10-22 02:17:55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ctomagon me too:</text:p>
          </table:table-cell>
          <table:table-cell office:value-type="string" calcext:value-type="string">
            <text:p>2015-10-22 02:16:49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nthomason yay! Always happy to make others happy</text:p>
          </table:table-cell>
          <table:table-cell office:value-type="string" calcext:value-type="string">
            <text:p>2015-10-22 02:15:16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bradholt big UI update coming in V7.1</text:p>
          </table:table-cell>
          <table:table-cell office:value-type="string" calcext:value-type="string">
            <text:p>2015-10-22 02:14:33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yybuzz we won't be, but yes</text:p>
          </table:table-cell>
          <table:table-cell office:value-type="string" calcext:value-type="string">
            <text:p>2015-10-22 02:13:23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gets top rating of any company in service. Most important, CR says 97% of owners expect their next car to be a Tesla (the acid test).</text:p>
          </table:table-cell>
          <table:table-cell office:value-type="string" calcext:value-type="string">
            <text:p>2015-10-22 02:11:06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sumer Reports reliability survey includes a lot of early production cars. Already addressed in new cars.</text:p>
          </table:table-cell>
          <table:table-cell office:value-type="string" calcext:value-type="string">
            <text:p>2015-10-22 02:07:36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ew already there</text:p>
          </table:table-cell>
          <table:table-cell office:value-type="string" calcext:value-type="string">
            <text:p>2015-10-22 02:01:41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ewYorker: Happy ?Back to the Future? day: https://t.co/3hoIBidfiy</text:p>
          </table:table-cell>
          <table:table-cell office:value-type="string" calcext:value-type="string">
            <text:p>2015-10-22 02:01:14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grats on driving a Tesla from LA to NY in just over two days! https://t.co/hjAnAAIdMB</text:p>
          </table:table-cell>
          <table:table-cell office:value-type="string" calcext:value-type="string">
            <text:p>2015-10-22 00:35:53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estcoastbill: amazing ?@CNET: Alex Roy claims coast-to-coast Tesla Autopilot record 57 hours, 48 minutes https://t.co/lAjZLlQN5W https?</text:p>
          </table:table-cell>
          <table:table-cell office:value-type="string" calcext:value-type="string">
            <text:p>2015-10-22 00:11:28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utopilot release to Europe and Asia pending regulatory approval. Hopefully get the ok in the next few weeks.</text:p>
          </table:table-cell>
          <table:table-cell office:value-type="string" calcext:value-type="string">
            <text:p>2015-10-19 09:49:57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rTeller: I like my car. <text:s/>When Tesla asked me to review the experience, I did. No ad. Unpaid, just because I wanted to. <text:s/>.http://t.co/x?</text:p>
          </table:table-cell>
          <table:table-cell office:value-type="string" calcext:value-type="string">
            <text:p>2015-10-17 19:51:59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eddd__ @aaronpaul_8 Watched the whole series. One of the best tv shows ever.</text:p>
          </table:table-cell>
          <table:table-cell office:value-type="string" calcext:value-type="string">
            <text:p>2015-10-17 08:37:31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aronpaul_8 um, thanks, I like your work too</text:p>
          </table:table-cell>
          <table:table-cell office:value-type="string" calcext:value-type="string">
            <text:p>2015-10-17 08:28:39</text:p>
          </table:table-cell>
          <table:table-cell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coWatch: Colbert: I Woke Up Yesterday Morning and My #Tesla Could Drive Itself</text:p>
            <text:p>http://t.co/cVkPuu4O16 @elonmusk @teslamotors http://t.?</text:p>
          </table:table-cell>
          <table:table-cell office:value-type="string" calcext:value-type="string">
            <text:p>2015-10-16 18:24:59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chCrunch: Watch this self-steering Tesla Model S drive itself http://t.co/OZDobXUE7D http://t.co/i1RHu3SvqH</text:p>
          </table:table-cell>
          <table:table-cell office:value-type="string" calcext:value-type="string">
            <text:p>2015-10-15 21:36:16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aronpaul_8 sure :)</text:p>
          </table:table-cell>
          <table:table-cell office:value-type="string" calcext:value-type="string">
            <text:p>2015-10-15 19:39:34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imelechweiss actually works best at night</text:p>
          </table:table-cell>
          <table:table-cell office:value-type="string" calcext:value-type="string">
            <text:p>2015-10-15 07:58:59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view of Model S by @MrTeller http://t.co/eF7ICE9ef4</text:p>
          </table:table-cell>
          <table:table-cell office:value-type="string" calcext:value-type="string">
            <text:p>2015-10-15 07:58:20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alopnik: Tesla's Autopilot system is awesome and creepy and the sign of a beautiful future http://t.co/6rLu6bI1du http://t.co/HYVPl6gy?</text:p>
          </table:table-cell>
          <table:table-cell office:value-type="string" calcext:value-type="string">
            <text:p>2015-10-15 06:07:15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IRED: Breaking: Tesla just made its cars autonomous, kinda http://t.co/1jxVX9k7rO</text:p>
          </table:table-cell>
          <table:table-cell office:value-type="string" calcext:value-type="string">
            <text:p>2015-10-15 00:33:25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ymoody Depends on regulatory approval, but hopefully end of next week</text:p>
          </table:table-cell>
          <table:table-cell office:value-type="string" calcext:value-type="string">
            <text:p>2015-10-15 00:15:54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RamseyWSJ 1.5 million miles per day</text:p>
          </table:table-cell>
          <table:table-cell office:value-type="string" calcext:value-type="string">
            <text:p>2015-10-15 00:13:14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ikisteve @andrewshiamone V7.1</text:p>
          </table:table-cell>
          <table:table-cell office:value-type="string" calcext:value-type="string">
            <text:p>2015-10-11 17:49:37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rdsshrivas Lots of upgrades and a new look, although main UI upgrade coming with 7.1</text:p>
          </table:table-cell>
          <table:table-cell office:value-type="string" calcext:value-type="string">
            <text:p>2015-10-11 07:20:53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eosat ww</text:p>
          </table:table-cell>
          <table:table-cell office:value-type="string" calcext:value-type="string">
            <text:p>2015-10-11 05:15:32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dolfsson roughly 5 days</text:p>
          </table:table-cell>
          <table:table-cell office:value-type="string" calcext:value-type="string">
            <text:p>2015-10-11 05:07:54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Pa81 @bonnienorman same</text:p>
          </table:table-cell>
          <table:table-cell office:value-type="string" calcext:value-type="string">
            <text:p>2015-10-11 05:05:52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slaPittsburgh Non-autopilot will have a new interface too. More comprehensive UI update coming with 7.1.</text:p>
          </table:table-cell>
          <table:table-cell office:value-type="string" calcext:value-type="string">
            <text:p>2015-10-11 05:03:44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wshiamone yes</text:p>
          </table:table-cell>
          <table:table-cell office:value-type="string" calcext:value-type="string">
            <text:p>2015-10-11 03:52:58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me exciting news this week: Tesla Version 7 software with Autopilot goes to wide release on Thursday!</text:p>
          </table:table-cell>
          <table:table-cell office:value-type="string" calcext:value-type="string">
            <text:p>2015-10-11 03:35:12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H4 rapidly decays back to CO2 &amp; is absorbed by plants. What matters is adding new carbon to surface cycle from underground oil, gas &amp; coal.</text:p>
          </table:table-cell>
          <table:table-cell office:value-type="string" calcext:value-type="string">
            <text:p>2015-10-11 03:31:20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amiltonOfiyai Intentions are good, but massively overweights CH4's effect on climate.</text:p>
          </table:table-cell>
          <table:table-cell office:value-type="string" calcext:value-type="string">
            <text:p>2015-10-11 03:27:32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P85D (assembled in Tilburg) beats 650 hp MacLaren from 0 to 150km/h in Dutch magazine test http://t.co/HKbOyFgUzi</text:p>
          </table:table-cell>
          <table:table-cell office:value-type="string" calcext:value-type="string">
            <text:p>2015-10-11 02:51:14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ppleinsider I didn't walk back anything, apart from media hype</text:p>
          </table:table-cell>
          <table:table-cell office:value-type="string" calcext:value-type="string">
            <text:p>2015-10-10 03:33:41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YoApp yo</text:p>
          </table:table-cell>
          <table:table-cell office:value-type="string" calcext:value-type="string">
            <text:p>2015-10-10 01:19:27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garding the watch, Jony &amp; his team created a beautiful design, but the functionality isn't compelling yet. By version 3, it will be.</text:p>
          </table:table-cell>
          <table:table-cell office:value-type="string" calcext:value-type="string">
            <text:p>2015-10-10 01:11:36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o, I don't hate Apple. It's a great company with a lot of talented people. I love their products and I'm glad they're doing an EV.</text:p>
          </table:table-cell>
          <table:table-cell office:value-type="string" calcext:value-type="string">
            <text:p>2015-10-10 01:03:40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eak temp increases due to climate change http://t.co/dThGhXd6MT</text:p>
          </table:table-cell>
          <table:table-cell office:value-type="string" calcext:value-type="string">
            <text:p>2015-10-09 08:29:18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stly accurate and fun movie about Mars. Worth seeing. https://t.co/6ujt1DG5j5</text:p>
          </table:table-cell>
          <table:table-cell office:value-type="string" calcext:value-type="string">
            <text:p>2015-10-03 03:38:55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vron_p you can mount a rack to the roof via suction cups and still have one Falcon door work fine. Guaranteed up to 140 mph.</text:p>
          </table:table-cell>
          <table:table-cell office:value-type="string" calcext:value-type="string">
            <text:p>2015-10-03 01:55:12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umplahoma @mashable door is larger than opening and acts as an umbrella. Upper interior trim has hydrophobic coating.</text:p>
          </table:table-cell>
          <table:table-cell office:value-type="string" calcext:value-type="string">
            <text:p>2015-10-03 01:50:58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satokic @mashable Front doors have a short arc and their interior panels are chamfered back</text:p>
          </table:table-cell>
          <table:table-cell office:value-type="string" calcext:value-type="string">
            <text:p>2015-10-03 01:49:08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X Bioweapon Defense Mode definitely filters viruses btw, even the small ones. Has hospital operating room level filtering.</text:p>
          </table:table-cell>
          <table:table-cell office:value-type="string" calcext:value-type="string">
            <text:p>2015-10-03 01:47:09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chailleux am def 6'2</text:p>
          </table:table-cell>
          <table:table-cell office:value-type="string" calcext:value-type="string">
            <text:p>2015-10-03 01:43:47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NN on how Falcon doors work in tight garages. Above 6 2' ft, my height :), doors work fine. http://t.co/zvhyqKGVtR</text:p>
          </table:table-cell>
          <table:table-cell office:value-type="string" calcext:value-type="string">
            <text:p>2015-10-03 01:35:54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ashable: The Tesla Model X's Falcon Wing doors open even in the tightest spots http://t.co/uMDky9Ajhz http://t.co/kHhsPlN43c</text:p>
          </table:table-cell>
          <table:table-cell office:value-type="string" calcext:value-type="string">
            <text:p>2015-10-03 01:21:58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trngwys: @elonmusk http://t.co/Kb4YTqPgIn</text:p>
          </table:table-cell>
          <table:table-cell office:value-type="string" calcext:value-type="string">
            <text:p>2015-10-03 00:53:04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ide view of Falcon Wing doors https://t.co/AbnMOcFXWv</text:p>
          </table:table-cell>
          <table:table-cell office:value-type="string" calcext:value-type="string">
            <text:p>2015-10-03 00:37:05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hnzabroski thanks, that's a great idea. I think we can do that.</text:p>
          </table:table-cell>
          <table:table-cell office:value-type="string" calcext:value-type="string">
            <text:p>2015-10-02 23:57:19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verge: Elon Musk-backed SolarCity claims to have built industry's most efficient solar panel http://t.co/NjC9Q8Nv6C http://t.co/u5DShdX?</text:p>
          </table:table-cell>
          <table:table-cell office:value-type="string" calcext:value-type="string">
            <text:p>2015-10-02 22:39:40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ashable: Elon Musk unveils world's most efficient solar panel http://t.co/99UgLmSI9z</text:p>
          </table:table-cell>
          <table:table-cell office:value-type="string" calcext:value-type="string">
            <text:p>2015-10-02 22:37:37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ashable: Elon Musk won't nuke Mars, just give it 2 temporary suns http://t.co/LidNFpXwRI</text:p>
          </table:table-cell>
          <table:table-cell office:value-type="string" calcext:value-type="string">
            <text:p>2015-10-02 22:19:48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price of Model X is actually only $5k more than S. Lower cost versions coming later.</text:p>
          </table:table-cell>
          <table:table-cell office:value-type="string" calcext:value-type="string">
            <text:p>2015-09-30 10:54:22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alopnik: This is it! The Tesla Model X http://t.co/oefy3hs7X6 http://t.co/9xGLdZMNhe</text:p>
          </table:table-cell>
          <table:table-cell office:value-type="string" calcext:value-type="string">
            <text:p>2015-09-30 10:47:16</text:p>
          </table:table-cell>
          <table:table-cell/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eet Model X. Watch it live here http://t.co/Iag2iwIi0l #ModelX</text:p>
            <text:p>https://t.co/TkVQL5PP67</text:p>
          </table:table-cell>
          <table:table-cell office:value-type="string" calcext:value-type="string">
            <text:p>2015-09-30 10:46:57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izmodo: Tesla's Model X is finally here! Here's all the stuff we didn't already know http://t.co/ihmIZ2Toc6 http://t.co/ajl85CZIV7</text:p>
          </table:table-cell>
          <table:table-cell office:value-type="string" calcext:value-type="string">
            <text:p>2015-09-30 10:46:33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IRED: Tesla's Model X SUV is finally here, and it's as wonderful as we'd hoped http://t.co/F0OZcHKYaQ http://t.co/S80ad5oiys</text:p>
          </table:table-cell>
          <table:table-cell office:value-type="string" calcext:value-type="string">
            <text:p>2015-09-30 10:44:30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onmusk California time</text:p>
          </table:table-cell>
          <table:table-cell office:value-type="string" calcext:value-type="string">
            <text:p>2015-09-29 10:43:37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X launch webcast live today 8pm at http://t.co/R1Z6eMTUbo. Time to show the real thing. http://t.co/oXMrucs8wJ</text:p>
          </table:table-cell>
          <table:table-cell office:value-type="string" calcext:value-type="string">
            <text:p>2015-09-29 10:39:41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Water! Strong evidence that liquid water flows on present-day Mars. Details: http://t.co/0MW11SANwL #MarsAnnouncement http://t.co?</text:p>
          </table:table-cell>
          <table:table-cell office:value-type="string" calcext:value-type="string">
            <text:p>2015-09-28 19:12:34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eat discussion about solar/batteries empowering rural communities https://t.co/Qte2s55gnP</text:p>
          </table:table-cell>
          <table:table-cell office:value-type="string" calcext:value-type="string">
            <text:p>2015-09-27 04:02:35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IME: China shows its commitment on climate change http://t.co/jTQjGeDbtd</text:p>
          </table:table-cell>
          <table:table-cell office:value-type="string" calcext:value-type="string">
            <text:p>2015-09-26 08:38:34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This week we static fired the first stage of the upgraded Falcon 9 for a planned 15 seconds https://t.co/fxp7HnUvCu</text:p>
          </table:table-cell>
          <table:table-cell office:value-type="string" calcext:value-type="string">
            <text:p>2015-09-25 11:53:39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inner in an old Belgian ironmongery. Best menu art ever. http://t.co/3qUG1O6Q2v</text:p>
          </table:table-cell>
          <table:table-cell office:value-type="string" calcext:value-type="string">
            <text:p>2015-09-25 03:44:09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admau5 It was super good</text:p>
          </table:table-cell>
          <table:table-cell office:value-type="string" calcext:value-type="string">
            <text:p>2015-09-24 01:31:41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idnight dinner in Berlin http://t.co/PLXkR38d8e</text:p>
          </table:table-cell>
          <table:table-cell office:value-type="string" calcext:value-type="string">
            <text:p>2015-09-24 01:12:49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Eight: @CaseySpencer425 @elonmusk @TeslaMotors Casey has driven 500+ miles in a Tesla Model S 85D on a single charge! http://t.co/?</text:p>
          </table:table-cell>
          <table:table-cell office:value-type="string" calcext:value-type="string">
            <text:p>2015-09-16 19:44:58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Dragon on Mars. http://t.co/Q0HuYfU6xF</text:p>
          </table:table-cell>
          <table:table-cell office:value-type="string" calcext:value-type="string">
            <text:p>2015-09-15 04:41:54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 expendable mode, Falcon Heavy can send a fully loaded Dragon to Mars or a light Dragon to Jupiter's moons. Europa mission wd be cool.</text:p>
          </table:table-cell>
          <table:table-cell office:value-type="string" calcext:value-type="string">
            <text:p>2015-09-15 00:35:57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ragon 2 is designed to land on any surface (liquid or solid) in the solar system. Am glad to see people thinking about applications!</text:p>
          </table:table-cell>
          <table:table-cell office:value-type="string" calcext:value-type="string">
            <text:p>2015-09-15 00:26:37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searchers at @NASA propose using @SpaceX Falcon/Dragon for Mars sample return mission http://t.co/U6LNKyF4Jr</text:p>
          </table:table-cell>
          <table:table-cell office:value-type="string" calcext:value-type="string">
            <text:p>2015-09-15 00:24:22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ewscientist: The snowpack in the Sierra Nevada has hit a 500-year low. Here it is in 2010 and 2015 http://t.co/vwGIRLdjJO http://t.co/?</text:p>
          </table:table-cell>
          <table:table-cell office:value-type="string" calcext:value-type="string">
            <text:p>2015-09-14 19:13:49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w model for evolution of intelligent life suggests probable emergence 2 billion years ago near galactic center http://t.co/8OUAOiiblh</text:p>
          </table:table-cell>
          <table:table-cell office:value-type="string" calcext:value-type="string">
            <text:p>2015-09-13 10:22:13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throgen thanks!</text:p>
          </table:table-cell>
          <table:table-cell office:value-type="string" calcext:value-type="string">
            <text:p>2015-09-12 23:46:26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not saying we *should* nuke Mars -- just layin' out a few options ?</text:p>
          </table:table-cell>
          <table:table-cell office:value-type="string" calcext:value-type="string">
            <text:p>2015-09-12 22:07:49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Our @Commercial_Crew partner @SpaceX unveiled the interior of their Crew Dragon spacecraft: http://t.co/4TRUfXIQUC http://t.co/LW?</text:p>
          </table:table-cell>
          <table:table-cell office:value-type="string" calcext:value-type="string">
            <text:p>2015-09-11 03:24:33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irst look at interior of Crew Dragon, our next-generation spacecraft ? http://t.co/YV0QG89Fnu https://t.co/AP7ukgo7NQ</text:p>
          </table:table-cell>
          <table:table-cell office:value-type="string" calcext:value-type="string">
            <text:p>2015-09-11 03:24:27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production cars will be handed over on Sept 29 at our Fremont factory</text:p>
          </table:table-cell>
          <table:table-cell office:value-type="string" calcext:value-type="string">
            <text:p>2015-09-02 23:59:53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ottLucasNV Definitely</text:p>
          </table:table-cell>
          <table:table-cell office:value-type="string" calcext:value-type="string">
            <text:p>2015-09-02 23:57:45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ottLucasNV Lithium deal is not exclusive &amp; has many contingencies. The press on this matter is unwarranted.</text:p>
          </table:table-cell>
          <table:table-cell office:value-type="string" calcext:value-type="string">
            <text:p>2015-09-02 23:39:18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onmusk $35k price, unveil in March, preorders start then.</text:p>
          </table:table-cell>
          <table:table-cell office:value-type="string" calcext:value-type="string">
            <text:p>2015-09-02 23:25:26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196" calcext:value-type="float">
            <text:p>21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3, our smaller and lower cost sedan will start production in about 2 years. Fully operational Gigafactory needed.</text:p>
          </table:table-cell>
          <table:table-cell office:value-type="string" calcext:value-type="string">
            <text:p>2015-09-02 23:22:20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th same options, Model X is $5k more than an S due to greater size &amp; body complexity. Sig Series is fully loaded, hence high price.</text:p>
          </table:table-cell>
          <table:table-cell office:value-type="string" calcext:value-type="string">
            <text:p>2015-09-02 23:17:47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Pad 39A @NASAKennedy will be future home to @Commercial_Crew launches and Falcon Heavy missions http://t.co/ITebIXLzzb</text:p>
          </table:table-cell>
          <table:table-cell office:value-type="string" calcext:value-type="string">
            <text:p>2015-09-02 09:30:41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prah: Test driving my new Tesla with dealer Dan. Love it!! https://t.co/LHLroJ6Acl</text:p>
          </table:table-cell>
          <table:table-cell office:value-type="string" calcext:value-type="string">
            <text:p>2015-09-02 05:24:26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onsumerReports: Breaking: Tesla P85D is the best car we?ve tested in 80 years of testing cars #carofthefuture http://t.co/mwDM9dAXj3 h?</text:p>
          </table:table-cell>
          <table:table-cell office:value-type="string" calcext:value-type="string">
            <text:p>2015-08-27 18:10:49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jornNyland: @TeslaMotors @elonmusk #P85D setting new world record in #hypermiling driving 728.7 km/452.8 mi on a single charge http://?</text:p>
          </table:table-cell>
          <table:table-cell office:value-type="string" calcext:value-type="string">
            <text:p>2015-08-25 11:16:36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orbes I appreciate the kind words in the article, but, judging by the picture mods, it looks your Photoshop bill was very high.</text:p>
          </table:table-cell>
          <table:table-cell office:value-type="string" calcext:value-type="string">
            <text:p>2015-08-23 01:22:23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rue, but achieving a long range affordable electric vehicle has always been our long-term goal. Due in late 2017! https://t.co/2OrIYdoojs</text:p>
          </table:table-cell>
          <table:table-cell office:value-type="string" calcext:value-type="string">
            <text:p>2015-08-23 01:20:12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earpatrol: We've concluded that the P85D is pretty much the best car in the world. http://t.co/HjKVnxmRFg #Tesla http://t.co/hKszDz2OtW</text:p>
          </table:table-cell>
          <table:table-cell office:value-type="string" calcext:value-type="string">
            <text:p>2015-08-20 19:45:29</text:p>
          </table:table-cell>
          <table:table-cell/>
        </table:table-row>
        <table:table-row table:style-name="ro2">
          <table:table-cell office:value-type="float" office:value="2204" calcext:value-type="float">
            <text:p>2204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rticle on @SpaceX and colonizing Mars by @waitbutwhy </text:p>
            <text:p>http://t.co/HhBJ48QSMW</text:p>
          </table:table-cell>
          <table:table-cell office:value-type="string" calcext:value-type="string">
            <text:p>2015-08-17 22:56:52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mments section on this article is awesome https://t.co/v4VY2IrALH</text:p>
          </table:table-cell>
          <table:table-cell office:value-type="string" calcext:value-type="string">
            <text:p>2015-08-16 23:35:25</text:p>
          </table:table-cell>
          <table:table-cell/>
        </table:table-row>
        <table:table-row table:style-name="ro2">
          <table:table-cell office:value-type="float" office:value="2206" calcext:value-type="float">
            <text:p>2206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ravel down the Model S production line</text:p>
            <text:p>https://t.co/xkNg24NVLR</text:p>
          </table:table-cell>
          <table:table-cell office:value-type="string" calcext:value-type="string">
            <text:p>2015-08-13 20:19:15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jornNyland Provided all ten take delivery, you have indeed!</text:p>
          </table:table-cell>
          <table:table-cell office:value-type="string" calcext:value-type="string">
            <text:p>2015-08-08 16:25:17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Snakebot autocharger prototype. Does seem kinda wrong :) https://t.co/vXpCrKNdlV</text:p>
          </table:table-cell>
          <table:table-cell office:value-type="string" calcext:value-type="string">
            <text:p>2015-08-06 20:48:07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Unique vantage point of @NOAASatellites DSCOVR provides amazing shot of Moon orbiting Earth http://t.co/LLwMmmYHdM http://t.co/?</text:p>
          </table:table-cell>
          <table:table-cell office:value-type="string" calcext:value-type="string">
            <text:p>2015-08-05 23:37:36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therineMotuz yes</text:p>
          </table:table-cell>
          <table:table-cell office:value-type="string" calcext:value-type="string">
            <text:p>2015-07-31 21:25:06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car will learn over time, but there is a min caliber of starting quality.</text:p>
          </table:table-cell>
          <table:table-cell office:value-type="string" calcext:value-type="string">
            <text:p>2015-07-31 21:19:35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allakt Various forms of shades are being considered. May not be necessary though.</text:p>
          </table:table-cell>
          <table:table-cell office:value-type="string" calcext:value-type="string">
            <text:p>2015-07-31 12:04:56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ipoursamar all regions</text:p>
          </table:table-cell>
          <table:table-cell office:value-type="string" calcext:value-type="string">
            <text:p>2015-07-31 12:00:40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nal corner case is dealing with low contrast lane markings (faded white on grey concrete) while driving into the sun at dusk</text:p>
          </table:table-cell>
          <table:table-cell office:value-type="string" calcext:value-type="string">
            <text:p>2015-07-31 11:58:32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lmost ready to release highway autosteer and parallel autopark software update</text:p>
          </table:table-cell>
          <table:table-cell office:value-type="string" calcext:value-type="string">
            <text:p>2015-07-31 11:57:31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Economist: A carbon tax is the best way to reduce emissions. Failing that, halt subsidies to fossil fuels http://t.co/wfuLPiW6tH htt?</text:p>
          </table:table-cell>
          <table:table-cell office:value-type="string" calcext:value-type="string">
            <text:p>2015-07-31 07:53:42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yssa_Milano Thanks Alyssa!</text:p>
          </table:table-cell>
          <table:table-cell office:value-type="string" calcext:value-type="string">
            <text:p>2015-07-30 18:43:40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ic thanks Loic :)</text:p>
          </table:table-cell>
          <table:table-cell office:value-type="string" calcext:value-type="string">
            <text:p>2015-07-30 18:41:46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Even if inevitable, we should at least attempt to postpone the advent of AI weaponry. Sooner isn't better.</text:p>
          </table:table-cell>
          <table:table-cell office:value-type="string" calcext:value-type="string">
            <text:p>2015-07-28 07:58:14</text:p>
          </table:table-cell>
          <table:table-cell/>
        </table:table-row>
        <table:table-row table:style-name="ro2">
          <table:table-cell office:value-type="float" office:value="2220" calcext:value-type="float">
            <text:p>2220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you?re against a military AI arms race, please sign this open letter:</text:p>
            <text:p>http://t.co/yyF9rcm9jz</text:p>
          </table:table-cell>
          <table:table-cell office:value-type="string" calcext:value-type="string">
            <text:p>2015-07-28 04:41:39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evinmitnick probably end of year</text:p>
          </table:table-cell>
          <table:table-cell office:value-type="string" calcext:value-type="string">
            <text:p>2015-07-27 07:42:40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udicrous speed, 70 kWh rear drive and 90 kWh battery pack http://t.co/kr9A0iXM58</text:p>
          </table:table-cell>
          <table:table-cell office:value-type="string" calcext:value-type="string">
            <text:p>2015-07-18 04:58:37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product call at 11 today. Rocket discussion at noon on Monday.</text:p>
          </table:table-cell>
          <table:table-cell office:value-type="string" calcext:value-type="string">
            <text:p>2015-07-17 18:30:15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DavidBrin: If the moon were only 1 pixel: a ginormously accurate scale model of the solar system!! http://t.co/feqQ0k1B6d</text:p>
          </table:table-cell>
          <table:table-cell office:value-type="string" calcext:value-type="string">
            <text:p>2015-07-13 01:25:32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?One must be sane to think clearly, but one can think deeply &amp; be quite insane.? Nikola Tesla. Happy b-day to you. http://?</text:p>
          </table:table-cell>
          <table:table-cell office:value-type="string" calcext:value-type="string">
            <text:p>2015-07-10 21:49:12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pect to reach preliminary conclusions regarding last flight by end of week. Will brief key customers &amp; FAA, then post on our website.</text:p>
          </table:table-cell>
          <table:table-cell office:value-type="string" calcext:value-type="string">
            <text:p>2015-07-06 03:25:48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reenCarReports: Tesla Model S Owner Loyalty Probably Unparalleled In Industry http://t.co/QM51ePGr4z</text:p>
          </table:table-cell>
          <table:table-cell office:value-type="string" calcext:value-type="string">
            <text:p>2015-07-05 18:39:36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use still unknown after several thousand engineering-hours of review. Now parsing data with a hex editor to recover final milliseconds.</text:p>
          </table:table-cell>
          <table:table-cell office:value-type="string" calcext:value-type="string">
            <text:p>2015-06-29 11:09:41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vidBrin Thanks David</text:p>
          </table:table-cell>
          <table:table-cell office:value-type="string" calcext:value-type="string">
            <text:p>2015-06-28 19:38:46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dventFuturist yeah, not the best birthday</text:p>
          </table:table-cell>
          <table:table-cell office:value-type="string" calcext:value-type="string">
            <text:p>2015-06-28 18:52:41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t's all we can say with confidence right now. Will have more to say following a thorough fault tree analysis.</text:p>
          </table:table-cell>
          <table:table-cell office:value-type="string" calcext:value-type="string">
            <text:p>2015-06-28 18:51:12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re was an overpressure event in the upper stage liquid oxygen tank. Data suggests counterintuitive cause.</text:p>
          </table:table-cell>
          <table:table-cell office:value-type="string" calcext:value-type="string">
            <text:p>2015-06-28 18:48:46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uanmlemao Thanks :)</text:p>
          </table:table-cell>
          <table:table-cell office:value-type="string" calcext:value-type="string">
            <text:p>2015-06-28 18:23:26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experienced a problem shortly before first stage shutdown. Will provide more info as soon as we review the data.</text:p>
          </table:table-cell>
          <table:table-cell office:value-type="string" calcext:value-type="string">
            <text:p>2015-06-28 17:37:40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On track for launch tomorrow to @Space_Station. Liftoff targeted for 10:21am ET ? watch live http://t.co/tdni5406Hi http://t.co?</text:p>
          </table:table-cell>
          <table:table-cell office:value-type="string" calcext:value-type="string">
            <text:p>2015-06-28 14:08:34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rone hexacopter takes pic of drone ship OCISLY on station in the Atlantic https://t.co/DONcOD8hSD</text:p>
          </table:table-cell>
          <table:table-cell office:value-type="string" calcext:value-type="string">
            <text:p>2015-06-27 22:15:26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roneship Of Course I Still Love You just before it left port https://t.co/rhn4z82NVl</text:p>
          </table:table-cell>
          <table:table-cell office:value-type="string" calcext:value-type="string">
            <text:p>2015-06-27 18:14:57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rying for another rocket landing tmrw. This time on the droneship Of Course I Still Love You. https://t.co/6LGnzhWLLr</text:p>
          </table:table-cell>
          <table:table-cell office:value-type="string" calcext:value-type="string">
            <text:p>2015-06-27 14:25:51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oMansSky You're welcome. Good conversation.</text:p>
          </table:table-cell>
          <table:table-cell office:value-type="string" calcext:value-type="string">
            <text:p>2015-06-27 14:22:20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onnollyjeff1 @TheStreet End of year</text:p>
          </table:table-cell>
          <table:table-cell office:value-type="string" calcext:value-type="string">
            <text:p>2015-06-27 07:03:13</text:p>
          </table:table-cell>
          <table:table-cell/>
        </table:table-row>
        <table:table-row table:style-name="ro2">
          <table:table-cell office:value-type="float" office:value="2241" calcext:value-type="float">
            <text:p>2241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redit for SolarCity is really due to Rive bros &amp; great team there. My contribution is fairly small.</text:p>
            <text:p>http://t.co/AVkHMz2bmS via @thestreet</text:p>
          </table:table-cell>
          <table:table-cell office:value-type="string" calcext:value-type="string">
            <text:p>2015-06-27 05:47:18</text:p>
          </table:table-cell>
          <table:table-cell/>
        </table:table-row>
        <table:table-row table:style-name="ro2">
          <table:table-cell office:value-type="float" office:value="2242" calcext:value-type="float">
            <text:p>2242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The why and how of landing rockets http://t.co/9EPrDnfRX7 </text:p>
            <text:p>https://t.co/NE1POjpZXW</text:p>
          </table:table-cell>
          <table:table-cell office:value-type="string" calcext:value-type="string">
            <text:p>2015-06-26 05:28:07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mportant to note that Model S resale value is also higher than that of gasoline cars</text:p>
          </table:table-cell>
          <table:table-cell office:value-type="string" calcext:value-type="string">
            <text:p>2015-06-23 18:20:49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pierre: Looks like our AI babies will be fed a diet of CNN and Daily Mail: DeepMind Teaches Machines to Read | MIT Tech Rev http://t.co?</text:p>
          </table:table-cell>
          <table:table-cell office:value-type="string" calcext:value-type="string">
            <text:p>2015-06-23 02:09:36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service team helps save a stray kitten that took refuge in a Model S. Nice work guys! https://t.co/Ddp5K9MpW2</text:p>
          </table:table-cell>
          <table:table-cell office:value-type="string" calcext:value-type="string">
            <text:p>2015-06-20 01:11:23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 be clear, SpaceX is supporting a student design competition for STEM, not trying to build Hyperloop itself. Other cos are doing latter.</text:p>
          </table:table-cell>
          <table:table-cell office:value-type="string" calcext:value-type="string">
            <text:p>2015-06-15 19:32:04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/Tesla will also do a reference pod to be shown after the @Hyperloop competition. Bonus for all racing teams that exceed reference.</text:p>
          </table:table-cell>
          <table:table-cell office:value-type="string" calcext:value-type="string">
            <text:p>2015-06-15 19:22:09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yperloop: Announcing the @SpaceX Hyperloop Pod Competition http://t.co/ZQHjHtkuAj https://t.co/AtCkkRnjHt</text:p>
          </table:table-cell>
          <table:table-cell office:value-type="string" calcext:value-type="string">
            <text:p>2015-06-15 19:08:32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kids love The Lost Planet by @RachelSearles. Now on a rare second read!</text:p>
          </table:table-cell>
          <table:table-cell office:value-type="string" calcext:value-type="string">
            <text:p>2015-06-12 07:29:44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ling back to Earth https://t.co/GesWzUZeq2</text:p>
          </table:table-cell>
          <table:table-cell office:value-type="string" calcext:value-type="string">
            <text:p>2015-06-06 00:54:23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aitbutwhy: The Story of Tesla: http://t.co/z73rocumMi Nothing has every taken any human as long as this took me. Good luck. http://t.c?</text:p>
          </table:table-cell>
          <table:table-cell office:value-type="string" calcext:value-type="string">
            <text:p>2015-06-03 02:27:12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pe @SpaceX @grierallen @natedapore Cool, thanks for letting us know. This is helpful for figuring out fairing reusability.</text:p>
          </table:table-cell>
          <table:table-cell office:value-type="string" calcext:value-type="string">
            <text:p>2015-06-01 22:47:50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ir Force certifies @SpaceX to compete for launching national security satellites http://t.co/tLYcEDJFPV</text:p>
          </table:table-cell>
          <table:table-cell office:value-type="string" calcext:value-type="string">
            <text:p>2015-05-27 06:57:09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at are the best riddles you've heard that are short enough for Twitter?</text:p>
          </table:table-cell>
          <table:table-cell office:value-type="string" calcext:value-type="string">
            <text:p>2015-05-22 11:41:00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other good riddle: drill a hole thru a sphere such that the height of what remains of the sphere is 10cm. What is its remaining volume?</text:p>
          </table:table-cell>
          <table:table-cell office:value-type="string" calcext:value-type="string">
            <text:p>2015-05-22 11:24:49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stronomer Royal Martin Rees: How soon will robots take over the world? - via @Telegraph http://t.co/DStxgM0S8F</text:p>
          </table:table-cell>
          <table:table-cell office:value-type="string" calcext:value-type="string">
            <text:p>2015-05-22 05:39:41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Cargo is offloaded and spacecraft is powered down. #Dragon back in its nest after about 5 weeks at the @Space_Station http://t.?</text:p>
          </table:table-cell>
          <table:table-cell office:value-type="string" calcext:value-type="string">
            <text:p>2015-05-22 00:34:11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s is not the full Gigafactory, it is just the pilot plant (1/4 size) https://t.co/gz2EmJkYtm</text:p>
          </table:table-cell>
          <table:table-cell office:value-type="string" calcext:value-type="string">
            <text:p>2015-05-20 01:04:08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ossil fuels subsidised by $10m a minute, says IMF <text:s/>http://t.co/c4nsZjXc32</text:p>
          </table:table-cell>
          <table:table-cell office:value-type="string" calcext:value-type="string">
            <text:p>2015-05-19 09:32:15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ohngreen: My brilliant brother has a message for you, future dead person. https://t.co/kHy5nRuXxY</text:p>
          </table:table-cell>
          <table:table-cell office:value-type="string" calcext:value-type="string">
            <text:p>2015-05-17 18:49:20</text:p>
          </table:table-cell>
          <table:table-cell/>
        </table:table-row>
        <table:table-row table:style-name="ro2">
          <table:table-cell office:value-type="float" office:value="2261" calcext:value-type="float">
            <text:p>226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Tired of the same old travel destinations? Discover the wonder of Mars </text:p>
            <text:p>http://t.co/KpluQw4cow http://t.co/vD9oLSuY5r</text:p>
          </table:table-cell>
          <table:table-cell office:value-type="string" calcext:value-type="string">
            <text:p>2015-05-16 04:51:45</text:p>
          </table:table-cell>
          <table:table-cell/>
        </table:table-row>
        <table:table-row table:style-name="ro2">
          <table:table-cell office:value-type="float" office:value="2262" calcext:value-type="float">
            <text:p>2262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Adventure awaits! Explore Mars? ultimate vacation destinations </text:p>
            <text:p>http://t.co/KpluQw4cow http://t.co/kptj27x1LD</text:p>
          </table:table-cell>
          <table:table-cell office:value-type="string" calcext:value-type="string">
            <text:p>2015-05-16 04:51:40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nkenbrandt Hi Julie!</text:p>
          </table:table-cell>
          <table:table-cell office:value-type="string" calcext:value-type="string">
            <text:p>2015-05-13 00:05:16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Agreed. @FTC affirms States to allow consumers to choose how they buy their cars. #Tesla #Michigan http://t.co/fT1JHjMpzg</text:p>
          </table:table-cell>
          <table:table-cell office:value-type="string" calcext:value-type="string">
            <text:p>2015-05-12 20:14:25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istieNic Thanks Christie</text:p>
          </table:table-cell>
          <table:table-cell office:value-type="string" calcext:value-type="string">
            <text:p>2015-05-12 18:42:11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slaP85D That is true. If someone says they are thinking about having kids, I always encourage them to do so.</text:p>
          </table:table-cell>
          <table:table-cell office:value-type="string" calcext:value-type="string">
            <text:p>2015-05-12 18:23:25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t is total BS &amp; hurtful to claim that I told a guy to miss his child's birth just to attend a company meeting. I would never do that.</text:p>
          </table:table-cell>
          <table:table-cell office:value-type="string" calcext:value-type="string">
            <text:p>2015-05-12 13:03:05</text:p>
          </table:table-cell>
          <table:table-cell/>
        </table:table-row>
        <table:table-row table:style-name="ro3">
          <table:table-cell office:value-type="float" office:value="2268" calcext:value-type="float">
            <text:p>2268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f 22 Quotes from http://t.co/VA2KQ03NNR, 2 need correcting:</text:p>
            <text:p>1. I strongly support pregnancy leave</text:p>
            <text:p>2. I've never called myself a samurai</text:p>
          </table:table-cell>
          <table:table-cell office:value-type="string" calcext:value-type="string">
            <text:p>2015-05-12 12:56:06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oxdotcom I have never written or said this. Ashlee's book was not independently fact-checked. Should be taken w a grain of salt.</text:p>
          </table:table-cell>
          <table:table-cell office:value-type="string" calcext:value-type="string">
            <text:p>2015-05-12 07:30:12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x acceleration was 6X gravity, altitude 1187m, lateral distance 1202m and velocity 155 m/s. Main chutes deployed 970m.</text:p>
          </table:table-cell>
          <table:table-cell office:value-type="string" calcext:value-type="string">
            <text:p>2015-05-06 23:45:13</text:p>
          </table:table-cell>
          <table:table-cell/>
        </table:table-row>
        <table:table-row table:style-name="ro2">
          <table:table-cell office:value-type="float" office:value="2271" calcext:value-type="float">
            <text:p>2271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ragon abort test video</text:p>
            <text:p>https://t.co/qsdSCEcPnm</text:p>
          </table:table-cell>
          <table:table-cell office:value-type="string" calcext:value-type="string">
            <text:p>2015-05-06 23:37:51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ragon abort test stats: 0 to 100 mph in 1.2 sec, top speed of 345 mph</text:p>
          </table:table-cell>
          <table:table-cell office:value-type="string" calcext:value-type="string">
            <text:p>2015-05-06 18:46:16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This morning, a Crew Dragon test article completed a Pad Abort Test, the 1st critical test in prep for human missions http://t.?</text:p>
          </table:table-cell>
          <table:table-cell office:value-type="string" calcext:value-type="string">
            <text:p>2015-05-06 17:36:17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old down firing of Dragon 2 spacecraft at Cape Canaveral http://t.co/2626wb8596</text:p>
          </table:table-cell>
          <table:table-cell office:value-type="string" calcext:value-type="string">
            <text:p>2015-05-05 21:27:30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Five things to know about Wednesday's @SpaceX Crew Dragon Pad Abort Test: http://t.co/9cpBBIBwse #LaunchAmerica http://t.co/sBOkw?</text:p>
          </table:table-cell>
          <table:table-cell office:value-type="string" calcext:value-type="string">
            <text:p>2015-05-05 09:36:48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ery funny post of a Tesla owner test driving a gasoline car http://t.co/Tq2vNM5UnG</text:p>
          </table:table-cell>
          <table:table-cell office:value-type="string" calcext:value-type="string">
            <text:p>2015-05-04 15:50:04</text:p>
          </table:table-cell>
          <table:table-cell/>
        </table:table-row>
        <table:table-row table:style-name="ro2">
          <table:table-cell office:value-type="float" office:value="2277" calcext:value-type="float">
            <text:p>2277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ile I like the initials, I'd take the so-called EM Drive with a grain o salt per @io9 article</text:p>
            <text:p>http://t.co/AmjyaI2fVP</text:p>
          </table:table-cell>
          <table:table-cell office:value-type="string" calcext:value-type="string">
            <text:p>2015-05-03 09:52:16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favorite shot from the last rocket landing attempt on the droneship http://t.co/8a403c7Fv1</text:p>
          </table:table-cell>
          <table:table-cell office:value-type="string" calcext:value-type="string">
            <text:p>2015-05-03 09:31:02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st night's Tesla Powerwall and Powerpack unveiling https://t.co/ksD8m6nCJO</text:p>
          </table:table-cell>
          <table:table-cell office:value-type="string" calcext:value-type="string">
            <text:p>2015-05-02 05:27:02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mn8tr Press conference went way over time. Tried to give all the journalists who'd traveled far an opportunity to ask a question.</text:p>
          </table:table-cell>
          <table:table-cell office:value-type="string" calcext:value-type="string">
            <text:p>2015-05-01 20:13:01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or more info on Tesla Energy, check out press kit. $250/kWh for utility scale is the real kicker http://t.co/xE57uIUCse</text:p>
          </table:table-cell>
          <table:table-cell office:value-type="string" calcext:value-type="string">
            <text:p>2015-05-01 20:08:06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nnienorman Haha, awesome :)</text:p>
          </table:table-cell>
          <table:table-cell office:value-type="string" calcext:value-type="string">
            <text:p>2015-04-30 18:48:53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or the future to be good, we need electric transport, solar power and (of course) ... http://t.co/8mwVWukQDL</text:p>
          </table:table-cell>
          <table:table-cell office:value-type="string" calcext:value-type="string">
            <text:p>2015-04-29 09:10:59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launch good, satellite in geo transfer orbit. Still so damn intense. Looking fwd to it feeling normal one day.</text:p>
          </table:table-cell>
          <table:table-cell office:value-type="string" calcext:value-type="string">
            <text:p>2015-04-28 02:45:00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th watching @ExMachinaMovie. The AI would be in the network, not the robot, but otherwise good.</text:p>
          </table:table-cell>
          <table:table-cell office:value-type="string" calcext:value-type="string">
            <text:p>2015-04-27 11:13:05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Rocket moving to the pad tonight in advance of tomorrow's launch attempt. 6:14pm ET window opens. Weather 60% go. http://t.co/6?</text:p>
          </table:table-cell>
          <table:table-cell office:value-type="string" calcext:value-type="string">
            <text:p>2015-04-27 03:14:42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deadmau5: Here she is! :) @TeslaMotors http://t.co/LPiWuhNYsN</text:p>
          </table:table-cell>
          <table:table-cell office:value-type="string" calcext:value-type="string">
            <text:p>2015-04-27 02:35:01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nnienorman New Roadster battery should complete safety validation by end of July, so likely available in August</text:p>
          </table:table-cell>
          <table:table-cell office:value-type="string" calcext:value-type="string">
            <text:p>2015-04-23 05:14:06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wket @TeslaRoadTrip Wow!</text:p>
          </table:table-cell>
          <table:table-cell office:value-type="string" calcext:value-type="string">
            <text:p>2015-04-19 18:58:47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ile the rocket does look rather tall &amp; tippy, a stable landing is no problem with proper throttle response https://t.co/B4Y6D4dpsc</text:p>
          </table:table-cell>
          <table:table-cell office:value-type="string" calcext:value-type="string">
            <text:p>2015-04-19 03:02:14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use of hard rocket landing confirmed as due to slower than expected throttle valve response. Next attempt in 2 months.</text:p>
          </table:table-cell>
          <table:table-cell office:value-type="string" calcext:value-type="string">
            <text:p>2015-04-19 02:53:38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Brand new Store &amp; Service Center in Shanghai Hongqiao. #Tesla #China http://t.co/bbsSksbZT7</text:p>
          </table:table-cell>
          <table:table-cell office:value-type="string" calcext:value-type="string">
            <text:p>2015-04-18 22:07:30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ero4Real I only invest in companies I help found or to help a friend or a cause (no return expected for latter two)</text:p>
          </table:table-cell>
          <table:table-cell office:value-type="string" calcext:value-type="string">
            <text:p>2015-04-18 11:51:55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#Dragon is now fully attached to @Space_Station! Hatch opening to occur over the next day. http://t.co/W8JBYnWOWe</text:p>
          </table:table-cell>
          <table:table-cell office:value-type="string" calcext:value-type="string">
            <text:p>2015-04-17 18:07:41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roneship is fine. No hull breach and repairs are minor. Impact overpressure is closer to a fast fire than an explosion.</text:p>
          </table:table-cell>
          <table:table-cell office:value-type="string" calcext:value-type="string">
            <text:p>2015-04-16 02:53:01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igh resolution, color corrected, slow motion rocket landing video https://t.co/UTF3Y4xGU3</text:p>
          </table:table-cell>
          <table:table-cell office:value-type="string" calcext:value-type="string">
            <text:p>2015-04-16 01:05:33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first stage landing burn and touchdown on Just Read the Instructions https://t.co/4Te0BfT2Qn</text:p>
          </table:table-cell>
          <table:table-cell office:value-type="string" calcext:value-type="string">
            <text:p>2015-04-15 04:01:22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this works, I'm treating myself to a volcano lair. It's time.</text:p>
          </table:table-cell>
          <table:table-cell office:value-type="string" calcext:value-type="string">
            <text:p>2015-04-15 03:57:32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k, looks like we got some killer footage from the chase plane. Big ocean, small ship. Posting vid shortly http://t.co/2F5FK0TZ0i</text:p>
          </table:table-cell>
          <table:table-cell office:value-type="string" calcext:value-type="string">
            <text:p>2015-04-15 03:52:44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s like Falcon landed fine, but excess lateral velocity caused it to tip over post landing http://t.co/eJWzN6KSJa</text:p>
          </table:table-cell>
          <table:table-cell office:value-type="string" calcext:value-type="string">
            <text:p>2015-04-14 23:53:06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scent successful. Dragon enroute to Space Station. Rocket landed on droneship, but too hard for survival.</text:p>
          </table:table-cell>
          <table:table-cell office:value-type="string" calcext:value-type="string">
            <text:p>2015-04-14 23:29:57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3 mins to liftoff</text:p>
          </table:table-cell>
          <table:table-cell office:value-type="string" calcext:value-type="string">
            <text:p>2015-04-14 23:07:39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Weather 60% go for #Falcon9 launch today @ 4:10pm ET. Lightning/clouds still a concern. http://t.co/tdni5406Hi http://t.co/TH?</text:p>
          </table:table-cell>
          <table:table-cell office:value-type="string" calcext:value-type="string">
            <text:p>2015-04-14 22:21:03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window always tight when orbital synch needed. In this case, Space Station. For Earth-Sun gravity null point, moon was in the way.</text:p>
          </table:table-cell>
          <table:table-cell office:value-type="string" calcext:value-type="string">
            <text:p>2015-04-14 00:10:00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postponed due to lightning from an approaching anvil cloud</text:p>
          </table:table-cell>
          <table:table-cell office:value-type="string" calcext:value-type="string">
            <text:p>2015-04-13 23:32:43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dds of rocket landing successfully today are still less than 50%. The 80% figure by end of year is only bcs many launches ahead.</text:p>
          </table:table-cell>
          <table:table-cell office:value-type="string" calcext:value-type="string">
            <text:p>2015-04-13 22:49:20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estcoastbill: an illustrated guide from .@popmech for today's historic @spacex lauch http://t.co/JI4u4KiXwf</text:p>
          </table:table-cell>
          <table:table-cell office:value-type="string" calcext:value-type="string">
            <text:p>2015-04-13 21:24:32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#Falcon9 &amp; #Dragon now vertical in advance of today?s CRS-6 launch, targeted for 4:33pm ET. http://t.co/tdni53IviI http://t.co/?</text:p>
          </table:table-cell>
          <table:table-cell office:value-type="string" calcext:value-type="string">
            <text:p>2015-04-13 21:21:17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Just Read the Instructions on location &amp; ready for tomorrow?s 1st stage landing attempt. http://t.co/tdni53IviI http://t.co/GYe?</text:p>
          </table:table-cell>
          <table:table-cell office:value-type="string" calcext:value-type="string">
            <text:p>2015-04-13 08:32:47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ave asked SolarCity if we can do something philanthropic with the CA aqueducts to help the water crisis. Investigating?</text:p>
          </table:table-cell>
          <table:table-cell office:value-type="string" calcext:value-type="string">
            <text:p>2015-04-13 04:04:51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enfeldman63 Thanks!</text:p>
          </table:table-cell>
          <table:table-cell office:value-type="string" calcext:value-type="string">
            <text:p>2015-04-12 13:01:31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debated this, but there really is $10k gas saved by most owners over 5 yrs (avg ownership period). Since it's true, we are sticking w it.</text:p>
          </table:table-cell>
          <table:table-cell office:value-type="string" calcext:value-type="string">
            <text:p>2015-04-11 08:46:41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ited to say something until after we fixed some of the options pricing (too high) and colors (too many similar)</text:p>
          </table:table-cell>
          <table:table-cell office:value-type="string" calcext:value-type="string">
            <text:p>2015-04-11 07:41:20</text:p>
          </table:table-cell>
          <table:table-cell/>
        </table:table-row>
        <table:table-row table:style-name="ro2">
          <table:table-cell office:value-type="float" office:value="2314" calcext:value-type="float">
            <text:p>2314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announced new Tesla 70D all-wheel drive, 240 mile range car for ~$55k (after gas savings &amp; incentives)</text:p>
            <text:p>http://t.co/tDb2tCbeT0</text:p>
          </table:table-cell>
          <table:table-cell office:value-type="string" calcext:value-type="string">
            <text:p>2015-04-11 07:39:56</text:p>
          </table:table-cell>
          <table:table-cell/>
        </table:table-row>
        <table:table-row table:style-name="ro2">
          <table:table-cell office:value-type="float" office:value="2315" calcext:value-type="float">
            <text:p>2315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 land a rocket, Just Read the Instructions </text:p>
            <text:p>http://t.co/FJAM72zNWo</text:p>
          </table:table-cell>
          <table:table-cell office:value-type="string" calcext:value-type="string">
            <text:p>2015-04-11 05:49:32</text:p>
          </table:table-cell>
          <table:table-cell/>
        </table:table-row>
        <table:table-row table:style-name="ro2">
          <table:table-cell office:value-type="float" office:value="2316" calcext:value-type="float">
            <text:p>2316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ting of the high performance version of the Tesla Model S by @ConsumerReports</text:p>
            <text:p>https://t.co/bvgEVgMswU</text:p>
          </table:table-cell>
          <table:table-cell office:value-type="string" calcext:value-type="string">
            <text:p>2015-04-09 19:22:36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tephenKing: Took my Tesla out to a dragstrip last week and ran the 1/4 mile. 112 MPH, 0 to 60 in 4 seconds. Like driving an X-Wing fig?</text:p>
          </table:table-cell>
          <table:table-cell office:value-type="string" calcext:value-type="string">
            <text:p>2015-04-09 18:56:29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attery breakthroughs need to state power *and* energy density (not the same thing), plus how long they last. They usually fail on energy.</text:p>
          </table:table-cell>
          <table:table-cell office:value-type="string" calcext:value-type="string">
            <text:p>2015-04-07 00:02:32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and Dragon undergoing prep in FL in advance of 4/13 launch to the @Space_Station http://t.co/0KGddcVzV0 http://t.co/7F?</text:p>
          </table:table-cell>
          <table:table-cell office:value-type="string" calcext:value-type="string">
            <text:p>2015-04-06 23:55:08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lcome @Chiefboltkennyh to @TeslaMotors. He will apply Formula 1 techniques to revolutionize servicing mainstream cars.</text:p>
          </table:table-cell>
          <table:table-cell office:value-type="string" calcext:value-type="string">
            <text:p>2015-04-06 19:17:48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hngreen @hankgreen You had me at Sheen or Gaddafi. Must admit to liking The Fault in Our Stars too. Sad, romantic and beautifully named</text:p>
          </table:table-cell>
          <table:table-cell office:value-type="string" calcext:value-type="string">
            <text:p>2015-04-06 10:17:34</text:p>
          </table:table-cell>
          <table:table-cell/>
        </table:table-row>
        <table:table-row table:style-name="ro2">
          <table:table-cell office:value-type="float" office:value="2322" calcext:value-type="float">
            <text:p>2322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just got banned in West Virginia. Oh no.</text:p>
            <text:p>http://t.co/gNztPDNtVT</text:p>
          </table:table-cell>
          <table:table-cell office:value-type="string" calcext:value-type="string">
            <text:p>2015-04-04 03:49:23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ERN: Breaking news: CERN researchers confirm existence of the Force http://t.co/BPp2wV01dp http://t.co/1TXkbUTdsm</text:p>
          </table:table-cell>
          <table:table-cell office:value-type="string" calcext:value-type="string">
            <text:p>2015-04-02 00:39:36</text:p>
          </table:table-cell>
          <table:table-cell/>
        </table:table-row>
        <table:table-row table:style-name="ro2">
          <table:table-cell office:value-type="float" office:value="2324" calcext:value-type="float">
            <text:p>2324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nouncing the amazing Tesla Model W </text:p>
            <text:p>http://t.co/tI6ztSyuX7</text:p>
          </table:table-cell>
          <table:table-cell office:value-type="string" calcext:value-type="string">
            <text:p>2015-04-01 23:08:07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ewscientist: In 2014 half the investment in new electricity generation was in green tech. http://t.co/reHPdUGPwu http://t.co/ih7uk2lP95</text:p>
          </table:table-cell>
          <table:table-cell office:value-type="string" calcext:value-type="string">
            <text:p>2015-04-01 02:47:34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Look at them go. @BenJerrysTour driving climate change. #ActOnClimate http://t.co/ciu3OHwbmj</text:p>
          </table:table-cell>
          <table:table-cell office:value-type="string" calcext:value-type="string">
            <text:p>2015-03-31 20:48:03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th all that solar power being generated, it almost feels like something is needed to complete the picture ...</text:p>
          </table:table-cell>
          <table:table-cell office:value-type="string" calcext:value-type="string">
            <text:p>2015-03-31 18:55:22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larCity just hit a new daily energy record of 5GWh two weeks after reaching 4GWh</text:p>
          </table:table-cell>
          <table:table-cell office:value-type="string" calcext:value-type="string">
            <text:p>2015-03-31 18:42:21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Zedd: ? http://t.co/B938NKpReW</text:p>
          </table:table-cell>
          <table:table-cell office:value-type="string" calcext:value-type="string">
            <text:p>2015-03-31 11:24:01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jor new Tesla product line -- not a car -- will be unveiled at our Hawthorne Design Studio on Thurs 8pm, April 30</text:p>
          </table:table-cell>
          <table:table-cell office:value-type="string" calcext:value-type="string">
            <text:p>2015-03-30 19:35:15</text:p>
          </table:table-cell>
          <table:table-cell/>
        </table:table-row>
        <table:table-row table:style-name="ro2">
          <table:table-cell office:value-type="float" office:value="2331" calcext:value-type="float">
            <text:p>2331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otherboard: Elon Musk says we shouldn't need an environmentally motivated reason to ditch fossil fuels:</text:p>
            <text:p>http://t.co/kv0wVukbkx http://?</text:p>
          </table:table-cell>
          <table:table-cell office:value-type="string" calcext:value-type="string">
            <text:p>2015-03-27 03:55:06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ight move is try both tunnels and flying cars. Otherwise, having 2D streets and 3D buildings means bad traffic forever.</text:p>
          </table:table-cell>
          <table:table-cell office:value-type="string" calcext:value-type="string">
            <text:p>2015-03-24 23:32:58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sons I like tunnels: you still travel in 3D fast, but immune to weather, quiet and no risk cars fall on your head</text:p>
          </table:table-cell>
          <table:table-cell office:value-type="string" calcext:value-type="string">
            <text:p>2015-03-24 23:26:16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lying car pros: travel in 3D fast. Cons: risk of car falling on head much greater, noisy, grounded in bad weather</text:p>
          </table:table-cell>
          <table:table-cell office:value-type="string" calcext:value-type="string">
            <text:p>2015-03-24 23:22:08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trary to press reports, I'm not against flying cars. Just said it was important to consider both pros and cons.</text:p>
          </table:table-cell>
          <table:table-cell office:value-type="string" calcext:value-type="string">
            <text:p>2015-03-24 23:17:56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tarTalkRadio: Tonight?s new podcast: Explore ?The Future of Humanity with @ElonMusk? and @neiltyson @BillNye @chucknicecomic: http://t?</text:p>
          </table:table-cell>
          <table:table-cell office:value-type="string" calcext:value-type="string">
            <text:p>2015-03-23 23:52:31</text:p>
          </table:table-cell>
          <table:table-cell/>
        </table:table-row>
        <table:table-row table:style-name="ro2">
          <table:table-cell office:value-type="float" office:value="2337" calcext:value-type="float">
            <text:p>2337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ybe it's wrong, but I really want to see mammoths</text:p>
            <text:p>http://t.co/enhMu5HYqr</text:p>
          </table:table-cell>
          <table:table-cell office:value-type="string" calcext:value-type="string">
            <text:p>2015-03-23 18:42:14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lifting off with 1.3 mmmillion pounds of force http://t.co/7ltlN2WYmx</text:p>
          </table:table-cell>
          <table:table-cell office:value-type="string" calcext:value-type="string">
            <text:p>2015-03-23 06:26:07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ding Look to Windward by Banks. He is an amazing writer. Pantheon level.</text:p>
          </table:table-cell>
          <table:table-cell office:value-type="string" calcext:value-type="string">
            <text:p>2015-03-22 06:47:53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beAlem Unfortunately, Asimov's books largely illustrate why the three laws don't work</text:p>
          </table:table-cell>
          <table:table-cell office:value-type="string" calcext:value-type="string">
            <text:p>2015-03-21 11:42:39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other Easter Egg will be hidden in the Model S code in 2015. Last one took a year to find. Next one should be easier.</text:p>
          </table:table-cell>
          <table:table-cell office:value-type="string" calcext:value-type="string">
            <text:p>2015-03-21 11:40:54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ndoomic Just changed them to full public domain</text:p>
          </table:table-cell>
          <table:table-cell office:value-type="string" calcext:value-type="string">
            <text:p>2015-03-21 11:20:15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Photos Are Now Available Under a Creative Commons License http://t.co/OgHJYimuCU</text:p>
          </table:table-cell>
          <table:table-cell office:value-type="string" calcext:value-type="string">
            <text:p>2015-03-21 10:27:51</text:p>
          </table:table-cell>
          <table:table-cell/>
        </table:table-row>
        <table:table-row table:style-name="ro2">
          <table:table-cell office:value-type="float" office:value="2344" calcext:value-type="float">
            <text:p>2344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nks to everyone that supported Tesla in New Jersey! We couldn't have done it without you.</text:p>
            <text:p>http://t.co/swlApOg7vN</text:p>
          </table:table-cell>
          <table:table-cell office:value-type="string" calcext:value-type="string">
            <text:p>2015-03-18 22:13:43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owever, when self-driving cars become safer than human-driven cars, the public may outlaw the latter. Hopefully not.</text:p>
          </table:table-cell>
          <table:table-cell office:value-type="string" calcext:value-type="string">
            <text:p>2015-03-17 23:37:31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 be clear, Tesla is strongly in favor of people being allowed to drive their cars and always will be. Hopefully, that is obvious.</text:p>
          </table:table-cell>
          <table:table-cell office:value-type="string" calcext:value-type="string">
            <text:p>2015-03-17 23:35:51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Onion: ?What If No One Travels Anywhere Ever Again?? Wonders Panicked Transportation Secretary http://t.co/Vk3k2ZoqPA http://t.co/hB?</text:p>
          </table:table-cell>
          <table:table-cell office:value-type="string" calcext:value-type="string">
            <text:p>2015-03-17 20:26:10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attery pack swap is active between SF and LA and seems to be working well. Supercharging is the future, though, for non-commercial traffic.</text:p>
          </table:table-cell>
          <table:table-cell office:value-type="string" calcext:value-type="string">
            <text:p>2015-03-17 06:49:06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ither I nor the company are selling shares. Even if we were, I wouldn't do this. It would be wrong. Our long term results are what matter.</text:p>
          </table:table-cell>
          <table:table-cell office:value-type="string" calcext:value-type="string">
            <text:p>2015-03-16 20:15:20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me people seem to think I tweet to affect share price. This is false. A brief rise in $TSLA stock obviously does no good for Tesla or me.</text:p>
          </table:table-cell>
          <table:table-cell office:value-type="string" calcext:value-type="string">
            <text:p>2015-03-16 20:12:56</text:p>
          </table:table-cell>
          <table:table-cell/>
        </table:table-row>
        <table:table-row table:style-name="ro2">
          <table:table-cell office:value-type="float" office:value="2351" calcext:value-type="float">
            <text:p>2351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larCity systems generated a new daily record of 4 gigawatt-hours this week</text:p>
            <text:p>http://t.co/7MFig1lMsF</text:p>
          </table:table-cell>
          <table:table-cell office:value-type="string" calcext:value-type="string">
            <text:p>2015-03-15 14:16:34</text:p>
          </table:table-cell>
          <table:table-cell/>
        </table:table-row>
        <table:table-row table:style-name="ro2">
          <table:table-cell office:value-type="float" office:value="2352" calcext:value-type="float">
            <text:p>2352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ld's largest hedge fund soon to be powered by artificial intelligence</text:p>
            <text:p>http://t.co/t1Fer3fWVa</text:p>
          </table:table-cell>
          <table:table-cell office:value-type="string" calcext:value-type="string">
            <text:p>2015-03-14 08:54:35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Introducing Landing Complex 1, formerly Launch Complex 13, at Cape Canaveral in Florida. http://t.co/oIr6NssyCo</text:p>
          </table:table-cell>
          <table:table-cell office:value-type="string" calcext:value-type="string">
            <text:p>2015-03-13 23:51:51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ybe this is all the work of the Stonecutters! Certainly connects a lot of themes ... http://t.co/E5jJ9Snaca</text:p>
          </table:table-cell>
          <table:table-cell office:value-type="string" calcext:value-type="string">
            <text:p>2015-03-13 03:31:34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or more on the Fermi Paradox: http://t.co/ea1aGnu2kU, http://t.co/AcdSIoIvyv and http://t.co/bkbOWW7Ztb</text:p>
          </table:table-cell>
          <table:table-cell office:value-type="string" calcext:value-type="string">
            <text:p>2015-03-13 02:52:41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ancient Egyptians were amazing, but if aliens built the pyramids, they would've left behind a computer or something</text:p>
          </table:table-cell>
          <table:table-cell office:value-type="string" calcext:value-type="string">
            <text:p>2015-03-13 02:47:14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rumor that I'm building a spaceship to get back to my home planet Mars is totally untrue</text:p>
          </table:table-cell>
          <table:table-cell office:value-type="string" calcext:value-type="string">
            <text:p>2015-03-13 00:00:35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please don't mention the pyramids. Stacking stone blocks is not evidence of an advanced civilization.</text:p>
          </table:table-cell>
          <table:table-cell office:value-type="string" calcext:value-type="string">
            <text:p>2015-03-12 23:56:18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eems like an opportune moment to bring up the Fermi Paradox, aka where are the aliens? Really odd that we see no sign of them.</text:p>
          </table:table-cell>
          <table:table-cell office:value-type="string" calcext:value-type="string">
            <text:p>2015-03-12 23:55:27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Jupiter's moon Ganymede has a saltwater ocean, opening possibility for life: <text:s/>http://t.co/ugH0watyAH @NASA_Hubble http://t.co/1VS?</text:p>
          </table:table-cell>
          <table:table-cell office:value-type="string" calcext:value-type="string">
            <text:p>2015-03-12 23:33:01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in drag race against snowmobile on ice lake in Norway (no tire chains or studs) http://t.co/OWwfGRQC8p</text:p>
          </table:table-cell>
          <table:table-cell office:value-type="string" calcext:value-type="string">
            <text:p>2015-03-11 08:02:10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Economist: Any doubts that electric cars are the future are blown away within minutes of driving a @TeslaMotors Model S http://t.c?</text:p>
          </table:table-cell>
          <table:table-cell office:value-type="string" calcext:value-type="string">
            <text:p>2015-03-10 17:42:34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re is no slowdown of the Gigafactory construction underway, as anyone near Reno with eyes can verify. It's not subtle.</text:p>
          </table:table-cell>
          <table:table-cell office:value-type="string" calcext:value-type="string">
            <text:p>2015-03-08 16:46:37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me shots of the Gigafactory pilot plant (~20% of full size) under construction https://t.co/OzLzD4LsGW</text:p>
          </table:table-cell>
          <table:table-cell office:value-type="string" calcext:value-type="string">
            <text:p>2015-03-07 03:23:42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2nd of 2 satellites from tonight's launch being deployed into supersynchronous transfer orbit https://t.co/p0W8L3uGMP</text:p>
          </table:table-cell>
          <table:table-cell office:value-type="string" calcext:value-type="string">
            <text:p>2015-03-02 07:11:47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pgrades in the works to allow landing for geo missions: thrust +15%, deep cryo oxygen, upper stage tank vol +10%</text:p>
          </table:table-cell>
          <table:table-cell office:value-type="string" calcext:value-type="string">
            <text:p>2015-03-02 06:47:56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oth satellites deployed on target. Now firing their ion thrusters to reach geo station over Europe &amp; Asia.</text:p>
          </table:table-cell>
          <table:table-cell office:value-type="string" calcext:value-type="string">
            <text:p>2015-03-02 06:30:27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xt landing attempt will be 3rd launch from now. Tonight's flight and following one will not have enough propellant.</text:p>
          </table:table-cell>
          <table:table-cell office:value-type="string" calcext:value-type="string">
            <text:p>2015-03-02 03:38:36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3 hours from #Falcon9 launch of 2 communications satellites: ABS 3A &amp; @Eutelsat_SA 115 West B? http://t.co/tdni5406Hi http://t.?</text:p>
          </table:table-cell>
          <table:table-cell office:value-type="string" calcext:value-type="string">
            <text:p>2015-03-02 03:20:26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cellent and funny intro article about Artificial Superintelligence! Highly recommend reading http://t.co/jisxabYrl9</text:p>
          </table:table-cell>
          <table:table-cell office:value-type="string" calcext:value-type="string">
            <text:p>2015-02-26 21:01:25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Model S rated by @ConsumerReports as best car in world for 2nd year in a row http://t.co/F0TpdmDxGg</text:p>
          </table:table-cell>
          <table:table-cell office:value-type="string" calcext:value-type="string">
            <text:p>2015-02-24 23:01:45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nding on a stormy sea http://t.co/7EY25g3IU5</text:p>
          </table:table-cell>
          <table:table-cell office:value-type="string" calcext:value-type="string">
            <text:p>2015-02-12 05:39:24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soft landed in the ocean within 10m of target &amp; nicely vertical! High probability of good droneship landing in non-stormy weather.</text:p>
          </table:table-cell>
          <table:table-cell office:value-type="string" calcext:value-type="string">
            <text:p>2015-02-12 01:52:07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imary mission on target. Spacecraft head towards the sun! All good there.</text:p>
          </table:table-cell>
          <table:table-cell office:value-type="string" calcext:value-type="string">
            <text:p>2015-02-12 01:43:22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ielLockyer We could actually do that...maybe we should</text:p>
          </table:table-cell>
          <table:table-cell office:value-type="string" calcext:value-type="string">
            <text:p>2015-02-12 00:27:59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lanning a significant upgrade of the droneship for future missions to handle literally anything. Maybe give it a Merlin for good measure :)</text:p>
          </table:table-cell>
          <table:table-cell office:value-type="string" calcext:value-type="string">
            <text:p>2015-02-12 00:24:25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n't delay any longer. Must proceed with primary mission to launch the Deep Space Climate Observatory spacecraft.</text:p>
          </table:table-cell>
          <table:table-cell office:value-type="string" calcext:value-type="string">
            <text:p>2015-02-12 00:22:38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ega storm preventing droneship from remaining on station, so rocket will try to land on water. Survival probability &lt;1%.</text:p>
          </table:table-cell>
          <table:table-cell office:value-type="string" calcext:value-type="string">
            <text:p>2015-02-12 00:20:29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ming home http://t.co/FmrmYs6R6V</text:p>
          </table:table-cell>
          <table:table-cell office:value-type="string" calcext:value-type="string">
            <text:p>2015-02-11 05:24:08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ragon splashdown off the California coast http://t.co/4Bvfmei8I3</text:p>
          </table:table-cell>
          <table:table-cell office:value-type="string" calcext:value-type="string">
            <text:p>2015-02-11 03:35:29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postponed to tomorrow due to high winds at the Cape, but Dragon still inbound from orbit in 90 mins</text:p>
          </table:table-cell>
          <table:table-cell office:value-type="string" calcext:value-type="string">
            <text:p>2015-02-11 01:12:58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383" calcext:value-type="float">
            <text:p>23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treme wind shear over Cape Canaveral. Feels like a sledgehammer when supersonic in the vertical. Hoping it changes ?</text:p>
          </table:table-cell>
          <table:table-cell office:value-type="string" calcext:value-type="string">
            <text:p>2015-02-10 21:53:37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Live at 1:45pm ET: Watch live coverage of the departure of @SpaceX #Dragon from @Space_Station http://t.co/TZKSZMQKkm http://t.co?</text:p>
          </table:table-cell>
          <table:table-cell office:value-type="string" calcext:value-type="string">
            <text:p>2015-02-10 20:51:52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at Are The Civilian Applications? https://t.co/iG2Zn3fUnO</text:p>
          </table:table-cell>
          <table:table-cell office:value-type="string" calcext:value-type="string">
            <text:p>2015-02-10 18:12:46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late: The universe sent us a smiley face from 7.5 billion light-years away :) http://t.co/hkx1c41jX0 http://t.co/L2hz9ezyZC</text:p>
          </table:table-cell>
          <table:table-cell office:value-type="string" calcext:value-type="string">
            <text:p>2015-02-10 09:33:17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Busy Tuesday: #Dragon loaded w/return cargo, set for Earth return &amp; splashdown in Pacific tmrw just before 4:45pm PT. http://t.?</text:p>
          </table:table-cell>
          <table:table-cell office:value-type="string" calcext:value-type="string">
            <text:p>2015-02-10 00:04:38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#DSCOVR launch now targeted for Tues. 2/10 @ 6:05pm ET; backup on Wed. 2/11 @ 6:03pm ET. http://t.co/tdni53IviI http://t.co/uAp?</text:p>
          </table:table-cell>
          <table:table-cell office:value-type="string" calcext:value-type="string">
            <text:p>2015-02-09 23:39:37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b good though. Will give us time to replace 1st stage video transmitter (not needed for launch, but nice to have).</text:p>
          </table:table-cell>
          <table:table-cell office:value-type="string" calcext:value-type="string">
            <text:p>2015-02-09 01:17:57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ir Force tracking radar went down. Launch postponed to same time tomorrow.</text:p>
          </table:table-cell>
          <table:table-cell office:value-type="string" calcext:value-type="string">
            <text:p>2015-02-09 01:13:28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reentry will be much tougher this time around due to deep space mission. Almost 2X force and 4X heat. Plenty of hydraulic fluid tho.</text:p>
          </table:table-cell>
          <table:table-cell office:value-type="string" calcext:value-type="string">
            <text:p>2015-02-08 21:43:58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ing our 1st deep space mission today. Headed to Earth-Sun L1 gravity null point at 1M miles, 4X further than moon.</text:p>
          </table:table-cell>
          <table:table-cell office:value-type="string" calcext:value-type="string">
            <text:p>2015-02-08 20:38:58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#Falcon9 is vertical in advance of tonight?s #DSCOVR launch, targeting 6:10pm EST. Watch LIVE: http://t.co/tdni5406Hi http://t.?</text:p>
          </table:table-cell>
          <table:table-cell office:value-type="string" calcext:value-type="string">
            <text:p>2015-02-08 20:32:14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America?s next gen crewed spacecraft is almost ready for a test flight. Pad abort vehicle shipping to FL shortly. http://t.co/X?</text:p>
          </table:table-cell>
          <table:table-cell office:value-type="string" calcext:value-type="string">
            <text:p>2015-02-02 20:47:49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you are curious about the P85D, you can schedule a test drive here: http://t.co/Eu19pBUpNO</text:p>
          </table:table-cell>
          <table:table-cell office:value-type="string" calcext:value-type="string">
            <text:p>2015-01-30 05:25:33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ainting the name on the droneship ... http://t.co/X8R8O4KjPx</text:p>
          </table:table-cell>
          <table:table-cell office:value-type="string" calcext:value-type="string">
            <text:p>2015-01-29 23:17:17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85 acceleration will also improve, but not quite as much</text:p>
          </table:table-cell>
          <table:table-cell office:value-type="string" calcext:value-type="string">
            <text:p>2015-01-29 23:12:31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ideo made by owner of a P85D going up a 14% grade on snow passing a whole bunch of stuck SUVs https://t.co/LC9AHx0fuC</text:p>
          </table:table-cell>
          <table:table-cell office:value-type="string" calcext:value-type="string">
            <text:p>2015-01-29 23:07:04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dual motor cars are also all-wheel drive. Main goal of dual motor was actually insane traction on snow. Insane speed was a side effect</text:p>
          </table:table-cell>
          <table:table-cell office:value-type="string" calcext:value-type="string">
            <text:p>2015-01-29 22:41:56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P85D 0 to 60mph acceleration will improve by ~0.1 sec soon via over-the-air software update to inverter algorithm</text:p>
          </table:table-cell>
          <table:table-cell office:value-type="string" calcext:value-type="string">
            <text:p>2015-01-29 22:33:34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Updated animation of Falcon Heavy flight and booster recovery. Check it out: http://t.co/Y4OvdU8yQ5 http://t.co/LN7yRVAvkT</text:p>
          </table:table-cell>
          <table:table-cell office:value-type="string" calcext:value-type="string">
            <text:p>2015-01-29 08:40:43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eat DragTimes video of people experiencing P85D Insane Mode acceleration for the first time https://t.co/gqN9oremMQ</text:p>
          </table:table-cell>
          <table:table-cell office:value-type="string" calcext:value-type="string">
            <text:p>2015-01-28 08:50:15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nal one: anything launched by a railgun (if you could ever reach ~ Mach 27) would explode upon exiting the barrel in our dense atmosphere</text:p>
          </table:table-cell>
          <table:table-cell office:value-type="string" calcext:value-type="string">
            <text:p>2015-01-26 10:28:48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on thrusters are great, but have extremely tiny force (photon thruster even less). Must have more thrust than weight or you don't go up.</text:p>
          </table:table-cell>
          <table:table-cell office:value-type="string" calcext:value-type="string">
            <text:p>2015-01-26 06:06:28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d pls don't ask me about space elevators <text:s/>until someone at least builds a carbon nanotube structure longer than a footbridge</text:p>
          </table:table-cell>
          <table:table-cell office:value-type="string" calcext:value-type="string">
            <text:p>2015-01-26 05:45:47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son is Newton's Third Law. In vacuum, there is nothing to push against. You must react against ejected mass.</text:p>
          </table:table-cell>
          <table:table-cell office:value-type="string" calcext:value-type="string">
            <text:p>2015-01-26 05:36:00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u saw @TheSimpsons and wonder why @SpaceX doesn't use an electric rocket to reach orbit, it is cuz that is impossible</text:p>
          </table:table-cell>
          <table:table-cell office:value-type="string" calcext:value-type="string">
            <text:p>2015-01-26 05:30:49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xtinction_OPS: We're losing species faster than we can count. Join #RacingExtinction in the race to stop the next mass extinction. <text:s/>ht?</text:p>
          </table:table-cell>
          <table:table-cell office:value-type="string" calcext:value-type="string">
            <text:p>2015-01-24 23:43:26</text:p>
          </table:table-cell>
          <table:table-cell/>
        </table:table-row>
        <table:table-row table:style-name="ro5">
          <table:table-cell office:value-type="float" office:value="2408" calcext:value-type="float">
            <text:p>2408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KrapelsMarco: It's on! Utilities starting to play dirty vs solar.</text:p>
            <text:p>But the sun will shine &amp; people will rise.</text:p>
            <text:p>http://t.co/PBpN2HsoUf</text:p>
            <text:p>@Ma?</text:p>
          </table:table-cell>
          <table:table-cell office:value-type="string" calcext:value-type="string">
            <text:p>2015-01-24 19:12:58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st Coast droneship under construction will be named Of Course I Still Love You</text:p>
          </table:table-cell>
          <table:table-cell office:value-type="string" calcext:value-type="string">
            <text:p>2015-01-23 21:10:03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primer on the exponential advancement of technology, particularly AI http://t.co/1c30ZwJ8Y5</text:p>
          </table:table-cell>
          <table:table-cell office:value-type="string" calcext:value-type="string">
            <text:p>2015-01-23 19:46:50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omasmuirhead Good piece</text:p>
          </table:table-cell>
          <table:table-cell office:value-type="string" calcext:value-type="string">
            <text:p>2015-01-23 19:44:24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onmusk ... In honor of IMB, RIP.</text:p>
          </table:table-cell>
          <table:table-cell office:value-type="string" calcext:value-type="string">
            <text:p>2015-01-23 18:40:13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pairs almost done on the spaceport drone ship and have given it the name Just Read the Instructions</text:p>
          </table:table-cell>
          <table:table-cell office:value-type="string" calcext:value-type="string">
            <text:p>2015-01-23 18:39:13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IRED: This guy beat Google?s super-smart AI ? but it wasn?t easy http://t.co/josFvV5d4K</text:p>
          </table:table-cell>
          <table:table-cell office:value-type="string" calcext:value-type="string">
            <text:p>2015-01-22 07:46:06</text:p>
          </table:table-cell>
          <table:table-cell/>
        </table:table-row>
        <table:table-row table:style-name="ro3">
          <table:table-cell office:value-type="float" office:value="2415" calcext:value-type="float">
            <text:p>2415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universe is really, really big </text:p>
            <text:p/>
            <text:p>https://t.co/4j3jvIaqpe</text:p>
          </table:table-cell>
          <table:table-cell office:value-type="string" calcext:value-type="string">
            <text:p>2015-01-20 09:16:17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rakz @TheSimpsons Of course!</text:p>
          </table:table-cell>
          <table:table-cell office:value-type="string" calcext:value-type="string">
            <text:p>2015-01-17 06:07:55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Close, but no cigar. This time. https://t.co/JowUE6a1D7</text:p>
          </table:table-cell>
          <table:table-cell office:value-type="string" calcext:value-type="string">
            <text:p>2015-01-16 22:30:15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xt rocket landing on drone ship in 2 to 3 weeks w way more hydraulic fluid. At least it shd explode for a diff reason.</text:p>
          </table:table-cell>
          <table:table-cell office:value-type="string" calcext:value-type="string">
            <text:p>2015-01-16 17:07:06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Full RUD (rapid unscheduled disassembly) event. Ship is fine minor repairs. Exciting day! http://t.co/tIEctHFKHG</text:p>
          </table:table-cell>
          <table:table-cell office:value-type="string" calcext:value-type="string">
            <text:p>2015-01-16 08:56:15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Residual fuel and oxygen combine http://t.co/5k07SP8M9n</text:p>
          </table:table-cell>
          <table:table-cell office:value-type="string" calcext:value-type="string">
            <text:p>2015-01-16 08:52:20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Rocket hits hard at ~45 deg angle, smashing legs and engine section http://t.co/PnzHHluJfG</text:p>
          </table:table-cell>
          <table:table-cell office:value-type="string" calcext:value-type="string">
            <text:p>2015-01-16 08:44:36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Before impact, fins lose power and go hardover. Engines fights to restore, but ? http://t.co/94VDi7IEHS</text:p>
          </table:table-cell>
          <table:table-cell office:value-type="string" calcext:value-type="string">
            <text:p>2015-01-16 08:42:03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Tks. Turns out we recovered some impact video frames from drone ship. It's kinda begging to be released?</text:p>
          </table:table-cell>
          <table:table-cell office:value-type="string" calcext:value-type="string">
            <text:p>2015-01-16 06:55:13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_Station: &gt;@SpaceX #Dragon open for business at #ISS. #Exp42 unloads and sets up new research... http://t.co/koPy17SEA3 http://t.c?</text:p>
          </table:table-cell>
          <table:table-cell office:value-type="string" calcext:value-type="string">
            <text:p>2015-01-16 00:40:40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ormulaSAE Contact Steve Davis at Hyperloop@spacex.com</text:p>
          </table:table-cell>
          <table:table-cell office:value-type="string" calcext:value-type="string">
            <text:p>2015-01-15 22:29:30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lso thinking of having an annual student Hyperloop pod racer competition, like Formula SAE http://t.co/HV9BLCoMb8</text:p>
          </table:table-cell>
          <table:table-cell office:value-type="string" calcext:value-type="string">
            <text:p>2015-01-15 21:11:10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be building a Hyperloop test track for companies and student teams to test out their pods. Most likely in Texas.</text:p>
          </table:table-cell>
          <table:table-cell office:value-type="string" calcext:value-type="string">
            <text:p>2015-01-15 21:08:34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unding research on artificial intelligence safety. It's all fun &amp; games until someone loses an I http://t.co/t1aGnrTU21</text:p>
          </table:table-cell>
          <table:table-cell office:value-type="string" calcext:value-type="string">
            <text:p>2015-01-15 17:08:43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esterday's mission to the Space Station lights up the cloudy night sky of Cape Canaveral http://t.co/DFB742HaQt</text:p>
          </table:table-cell>
          <table:table-cell office:value-type="string" calcext:value-type="string">
            <text:p>2015-01-12 04:32:39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itaskunk: @elonmusk First question asked of AI; Is there a god? First AI answer; There is now</text:p>
          </table:table-cell>
          <table:table-cell office:value-type="string" calcext:value-type="string">
            <text:p>2015-01-11 19:37:48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ld's top artificial intelligence developers sign open letter calling for AI safety research: http://t.co/ShWc8F7Kyq</text:p>
          </table:table-cell>
          <table:table-cell office:value-type="string" calcext:value-type="string">
            <text:p>2015-01-11 18:54:48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ankerlin Hydraulics are usually closed, but that adds mass vs short acting open systems. F9 fins only work for 4 mins. We were ~10% off.</text:p>
          </table:table-cell>
          <table:table-cell office:value-type="string" calcext:value-type="string">
            <text:p>2015-01-10 23:13:45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 super proud of my crew for making huge strides towards reusability on this mission. You guys rock!</text:p>
          </table:table-cell>
          <table:table-cell office:value-type="string" calcext:value-type="string">
            <text:p>2015-01-10 19:20:28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pcoming flight already has 50% more hydraulic fluid, so should have plenty of margin for landing attempt next month.</text:p>
          </table:table-cell>
          <table:table-cell office:value-type="string" calcext:value-type="string">
            <text:p>2015-01-10 19:19:11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id fins worked extremely well from hypersonic velocity to subsonic, but ran out of hydraulic fluid right before landing.</text:p>
          </table:table-cell>
          <table:table-cell office:value-type="string" calcext:value-type="string">
            <text:p>2015-01-10 19:17:15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idn't get good landing/impact video. Pitch dark and foggy. Will piece it together from telemetry and ... actual pieces.</text:p>
          </table:table-cell>
          <table:table-cell office:value-type="string" calcext:value-type="string">
            <text:p>2015-01-10 12:15:10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hip itself is fine. Some of the support equipment on the deck will need to be replaced...</text:p>
          </table:table-cell>
          <table:table-cell office:value-type="string" calcext:value-type="string">
            <text:p>2015-01-10 12:10:49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made it to drone spaceport ship, but landed hard. Close, but no cigar this time. Bodes well for the future tho.</text:p>
          </table:table-cell>
          <table:table-cell office:value-type="string" calcext:value-type="string">
            <text:p>2015-01-10 12:05:22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scent phase good. Dragon deployed to Space Station rendezvous orbit.</text:p>
          </table:table-cell>
          <table:table-cell office:value-type="string" calcext:value-type="string">
            <text:p>2015-01-10 12:00:49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ing in one minute</text:p>
          </table:table-cell>
          <table:table-cell office:value-type="string" calcext:value-type="string">
            <text:p>2015-01-10 11:45:35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T-30 min to Falcon 9 and Dragon launch. Live launch webcast: http://t.co/tdni54hHPm http://t.co/7qRCYxBJkd</text:p>
          </table:table-cell>
          <table:table-cell office:value-type="string" calcext:value-type="string">
            <text:p>2015-01-10 11:19:11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t mission control in California. Launch in 60 mins. Looks good so far.</text:p>
          </table:table-cell>
          <table:table-cell office:value-type="string" calcext:value-type="string">
            <text:p>2015-01-10 10:49:36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wimming on the moon http://t.co/7eZ3tqwwEj</text:p>
          </table:table-cell>
          <table:table-cell office:value-type="string" calcext:value-type="string">
            <text:p>2015-01-10 10:47:37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9 &amp; Dragon now vertical on the launch pad. Liftoff @ 4:47am ET. Live launch webcast: http://t.co/6Db27OEotr http://t.co/fSAjzB?</text:p>
          </table:table-cell>
          <table:table-cell office:value-type="string" calcext:value-type="string">
            <text:p>2015-01-10 04:45:57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late: Jon Stewart had a sober Daily Show message: #CharlieHebdo was on Team Civilization. http://t.co/Nrh4yMs08q http://t.co/ezFcgUw?</text:p>
          </table:table-cell>
          <table:table-cell office:value-type="string" calcext:value-type="string">
            <text:p>2015-01-08 22:52:13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Ah yes, the ?Bird 9?. Meet our rocket: http://t.co/uwkUzq6LBM http://t.co/FiJfRA1I43</text:p>
          </table:table-cell>
          <table:table-cell office:value-type="string" calcext:value-type="string">
            <text:p>2015-01-07 19:18:53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ed to investigate the upper stage Z actuator. Was behaving strangely. Next launch attempt on Friday at 5am.</text:p>
          </table:table-cell>
          <table:table-cell office:value-type="string" calcext:value-type="string">
            <text:p>2015-01-06 14:10:19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9 &amp; Dragon are vertical in advance of tmrw's 6:20am ET @NASA launch. Live launch webcast: http://t.co/tdni54hHPm http://t.co/B?</text:p>
          </table:table-cell>
          <table:table-cell office:value-type="string" calcext:value-type="string">
            <text:p>2015-01-06 05:45:00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aking questions now at http://t.co/CpOyWeAk0G</text:p>
          </table:table-cell>
          <table:table-cell office:value-type="string" calcext:value-type="string">
            <text:p>2015-01-06 03:43:45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ackground on our attempt to land Falcon 9 rocket on a station-keeping drone ship in the Atlantic http://t.co/yklReEpZO3</text:p>
          </table:table-cell>
          <table:table-cell office:value-type="string" calcext:value-type="string">
            <text:p>2015-01-06 02:11:18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rone spaceport ship heads to its hold position in the Atlantic to prepare for a rocket landing http://t.co/kXYHGVKTfE</text:p>
          </table:table-cell>
          <table:table-cell office:value-type="string" calcext:value-type="string">
            <text:p>2015-01-05 21:18:07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sk me anything at 9pm Florida time (focused on tomorrow's 6am rocket launch) http://t.co/DvCbw4kTJy</text:p>
          </table:table-cell>
          <table:table-cell office:value-type="string" calcext:value-type="string">
            <text:p>2015-01-05 19:24:48</text:p>
          </table:table-cell>
          <table:table-cell/>
        </table:table-row>
        <table:table-row table:style-name="ro6">
          <table:table-cell office:value-type="float" office:value="2453" calcext:value-type="float">
            <text:p>2453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2014 included:</text:p>
            <text:p>6 Falcon 9 launches ?</text:p>
            <text:p>Crew Dragon unveiling ?</text:p>
            <text:p>Soft landing 1st stage ?</text:p>
            <text:p>Here's to a revolutionary 2015!</text:p>
            <text:p>http://t.?</text:p>
          </table:table-cell>
          <table:table-cell office:value-type="string" calcext:value-type="string">
            <text:p>2015-01-01 17:41:59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we are actually working on a charger that automatically moves out from the wall &amp; connects like a solid metal snake. For realz.</text:p>
          </table:table-cell>
          <table:table-cell office:value-type="string" calcext:value-type="string">
            <text:p>2014-12-31 16:27:34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range curves in detail by version http://t.co/DGIKGTIagW</text:p>
          </table:table-cell>
          <table:table-cell office:value-type="string" calcext:value-type="string">
            <text:p>2014-12-30 22:46:18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adster upgrade details http://t.co/9RZVMCJeMJ</text:p>
          </table:table-cell>
          <table:table-cell office:value-type="string" calcext:value-type="string">
            <text:p>2014-12-27 00:09:11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ding The Culture series by Banks. Compelling picture of a grand, semi-utopian galactic future. Hopefully not too optimistic about AI.</text:p>
          </table:table-cell>
          <table:table-cell office:value-type="string" calcext:value-type="string">
            <text:p>2014-12-26 02:06:08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adster upgrade will enable non-stop travel from LA to SF -- almost 400 mile range. Details tmrw. Merry Christmas!</text:p>
          </table:table-cell>
          <table:table-cell office:value-type="string" calcext:value-type="string">
            <text:p>2014-12-26 01:22:08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thing against all the oatmeal-raisin cookies out there. Just be yourself.</text:p>
          </table:table-cell>
          <table:table-cell office:value-type="string" calcext:value-type="string">
            <text:p>2014-12-21 01:55:27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lly should be a rule that oatmeal-raisin cookies can't look too much like choc chip. Doppelgänger cookie trickery!</text:p>
          </table:table-cell>
          <table:table-cell office:value-type="string" calcext:value-type="string">
            <text:p>2014-12-21 01:42:49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'd recommend competing for the $10M Learning XPRIZE. Illiteracy is the wellspring of poverty. http://t.co/NLuFheVmpx</text:p>
          </table:table-cell>
          <table:table-cell office:value-type="string" calcext:value-type="string">
            <text:p>2014-12-19 23:32:36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fast battery swap details http://t.co/4XWWUlOeQE</text:p>
          </table:table-cell>
          <table:table-cell office:value-type="string" calcext:value-type="string">
            <text:p>2014-12-19 21:07:24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ack swap now operating in limited beta mode for SF to LA route. Can swap battery faster than visiting a gas station. Tesla blog out soon.</text:p>
          </table:table-cell>
          <table:table-cell office:value-type="string" calcext:value-type="string">
            <text:p>2014-12-19 17:40:54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/Dragon launch punted to early Jan. Need time to review all systems thoroughly again.</text:p>
          </table:table-cell>
          <table:table-cell office:value-type="string" calcext:value-type="string">
            <text:p>2014-12-19 17:36:11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une series by Herbert also brilliant. He advocates placing limits on machine intelligence.</text:p>
          </table:table-cell>
          <table:table-cell office:value-type="string" calcext:value-type="string">
            <text:p>2014-12-08 19:15:22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read Asimov's Foundation series. Brilliant.</text:p>
          </table:table-cell>
          <table:table-cell office:value-type="string" calcext:value-type="string">
            <text:p>2014-12-08 18:59:51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late: These are some of the coolest libraries in the world--PHOTOS: http://t.co/6KMsoYkES6 http://t.co/jMbdql8J9z</text:p>
          </table:table-cell>
          <table:table-cell office:value-type="string" calcext:value-type="string">
            <text:p>2014-12-05 19:15:57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New Consumer Reports owners survey rates Model S the most loved car. 98% would buy again. https://t.co/XARoD5iAI1</text:p>
          </table:table-cell>
          <table:table-cell office:value-type="string" calcext:value-type="string">
            <text:p>2014-12-03 02:48:57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lcome back @RicardoR to run the @TeslaMotors communications team!</text:p>
          </table:table-cell>
          <table:table-cell office:value-type="string" calcext:value-type="string">
            <text:p>2014-11-25 00:53:05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That works for Dragon, but hard to do for something long like Falcon</text:p>
          </table:table-cell>
          <table:table-cell office:value-type="string" calcext:value-type="string">
            <text:p>2014-11-23 05:03:22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flight grid fins look like the ones on this test we did, but larger: https://t.co/gTaURQQeyx</text:p>
          </table:table-cell>
          <table:table-cell office:value-type="string" calcext:value-type="string">
            <text:p>2014-11-23 03:14:25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D_AA_Carmack No choice. Entry velocity too high for a precision landing with N2 thrusters alone. Must have aero surfaces for pitch trim.</text:p>
          </table:table-cell>
          <table:table-cell office:value-type="string" calcext:value-type="string">
            <text:p>2014-11-23 03:08:48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hn_Gardi Using legs as air brakes to drop terminal velocity in half requires slight redesign &amp; more data. Maybe flight 21.</text:p>
          </table:table-cell>
          <table:table-cell office:value-type="string" calcext:value-type="string">
            <text:p>2014-11-22 23:21:28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id fins are stowed on ascent and then deploy on reentry for x-wing style control. Each fin moves independently for pitch/yaw/roll.</text:p>
          </table:table-cell>
          <table:table-cell office:value-type="string" calcext:value-type="string">
            <text:p>2014-11-22 23:11:30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ase is 300 ft by 100 ft, with wings that extend width to 170 ft. Will allow refuel &amp; rocket flyback in future.</text:p>
          </table:table-cell>
          <table:table-cell office:value-type="string" calcext:value-type="string">
            <text:p>2014-11-22 23:01:39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ting operation of hypersonic grid fins (x-wing config) going on next flight http://t.co/O1tMSIXxsT</text:p>
          </table:table-cell>
          <table:table-cell office:value-type="string" calcext:value-type="string">
            <text:p>2014-11-22 22:42:54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uteness overload MT ?@WIRED: A baby baboon snuggled with a teddy bear http://t.co/wuovq1HPEY http://t.co/UHK8MnGj4i?</text:p>
          </table:table-cell>
          <table:table-cell office:value-type="string" calcext:value-type="string">
            <text:p>2014-11-21 23:55:39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ut the Nevada deal with Tesla ... http://t.co/hAeyOc5OzC</text:p>
          </table:table-cell>
          <table:table-cell office:value-type="string" calcext:value-type="string">
            <text:p>2014-11-21 23:21:39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lly hate it when companies bring out an awesome show car and then you can never actually buy it. So lame.</text:p>
          </table:table-cell>
          <table:table-cell office:value-type="string" calcext:value-type="string">
            <text:p>2014-11-19 17:02:00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umors about canceling Falcon wing doors are false. At Tesla, the production car will always be better than the show car.</text:p>
          </table:table-cell>
          <table:table-cell office:value-type="string" calcext:value-type="string">
            <text:p>2014-11-19 16:59:48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iles_Brundage: DeepMind co-founder Shane Legg on unsafe AIs being given access to supercomputers in the 2020s (@elonmusk's fear?) http?</text:p>
          </table:table-cell>
          <table:table-cell office:value-type="string" calcext:value-type="string">
            <text:p>2014-11-19 16:49:18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comic book http://t.co/enyjX9bcGE</text:p>
          </table:table-cell>
          <table:table-cell office:value-type="string" calcext:value-type="string">
            <text:p>2014-11-18 17:36:09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chmeme: Advances in image-recognition software show identification of entire scenes, not just objects http://t.co/PaLNRXi53q http://t?</text:p>
          </table:table-cell>
          <table:table-cell office:value-type="string" calcext:value-type="string">
            <text:p>2014-11-18 09:20:5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Hong Kong street view from a right hand drive Model S. http://t.co/HWthvB72je</text:p>
          </table:table-cell>
          <table:table-cell office:value-type="string" calcext:value-type="string">
            <text:p>2014-11-12 05:04:26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AutoblogGreen: The @TeslaMotors Model S scores Euro NCAP 5-star safety score, w/cool video http://t.co/Yh6l1TF5dF</text:p>
          </table:table-cell>
          <table:table-cell office:value-type="string" calcext:value-type="string">
            <text:p>2014-11-11 18:15:59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hmizer1 unfettered certainly and at very low cost</text:p>
          </table:table-cell>
          <table:table-cell office:value-type="string" calcext:value-type="string">
            <text:p>2014-11-11 04:26:03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is still in the early stages of developing advanced micro-satellites operating in large formations. Announcement in 2 to 3 months.</text:p>
          </table:table-cell>
          <table:table-cell office:value-type="string" calcext:value-type="string">
            <text:p>2014-11-11 04:19:47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stronauts Play With Blobs of Water in Zero Gravity http://t.co/SeCDcWTnJv</text:p>
          </table:table-cell>
          <table:table-cell office:value-type="string" calcext:value-type="string">
            <text:p>2014-11-07 07:56:03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view of performance version of dual motor Model S by @MotorTrend http://t.co/wSsbXFdv42</text:p>
          </table:table-cell>
          <table:table-cell office:value-type="string" calcext:value-type="string">
            <text:p>2014-11-04 04:53:09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epest sympathies to the families of the pilots and the Virgin Galactic team</text:p>
          </table:table-cell>
          <table:table-cell office:value-type="string" calcext:value-type="string">
            <text:p>2014-11-01 00:52:40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rry to hear about the @OrbitalSciences launch. Hope they recover soon.</text:p>
          </table:table-cell>
          <table:table-cell office:value-type="string" calcext:value-type="string">
            <text:p>2014-10-29 01:54:52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lso, lease price improvement is due to US Bank deal. It is *not* a discount. Revenue to Tesla is unchanged.</text:p>
          </table:table-cell>
          <table:table-cell office:value-type="string" calcext:value-type="string">
            <text:p>2014-10-28 07:50:46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rticle in @WSJ re Tesla sales is incorrect. September was a record high WW and up 65% year-over-year in North America.</text:p>
          </table:table-cell>
          <table:table-cell office:value-type="string" calcext:value-type="string">
            <text:p>2014-10-28 07:38:19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s going to work out this morning. Went to IHOP instead.</text:p>
          </table:table-cell>
          <table:table-cell office:value-type="string" calcext:value-type="string">
            <text:p>2014-10-26 20:18:37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[PHOTO] Splashdown! Dragon lands in the Pacific Ocean, carrying 3,276 lbs of cargo &amp; science samples. http://t.co/AZzCFISeDI</text:p>
          </table:table-cell>
          <table:table-cell office:value-type="string" calcext:value-type="string">
            <text:p>2014-10-26 04:05:37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frared video of Falcon rocket reentry captured by @NASA tracking cameras http://t.co/GQLCFLlrUC</text:p>
          </table:table-cell>
          <table:table-cell office:value-type="string" calcext:value-type="string">
            <text:p>2014-10-18 04:53:18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ichigan auto dealers trying to pass anti-consumer legislation http://t.co/qEr5oz3CyE</text:p>
          </table:table-cell>
          <table:table-cell office:value-type="string" calcext:value-type="string">
            <text:p>2014-10-17 10:24:30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Kinda trippy seeing myself on @SouthPark. I've watched the show ever since the J vs SC short. Brian Boitano!</text:p>
          </table:table-cell>
          <table:table-cell office:value-type="string" calcext:value-type="string">
            <text:p>2014-10-16 08:26:41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ewscientist: The Pentagon has warned the US military about the dangers of climate change http://t.co/2GJFlocfLR http://t.co/XQhgP6Blgu</text:p>
          </table:table-cell>
          <table:table-cell office:value-type="string" calcext:value-type="string">
            <text:p>2014-10-14 19:17:49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ual Motor Model S with Autopilot http://t.co/IL7BSn0ZZk</text:p>
          </table:table-cell>
          <table:table-cell office:value-type="string" calcext:value-type="string">
            <text:p>2014-10-11 04:10:02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got word that the cumulative miles of the <text:s/>worldwide Tesla fleet passed half a billion!</text:p>
          </table:table-cell>
          <table:table-cell office:value-type="string" calcext:value-type="string">
            <text:p>2014-10-10 01:11:52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Onion: Popular New Exercise App Just Tells Users They Ran 5 Miles A Day No Matter What http://t.co/hBnxbj3wpY http://t.co/5405OnRSOK</text:p>
          </table:table-cell>
          <table:table-cell office:value-type="string" calcext:value-type="string">
            <text:p>2014-10-04 05:35:15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 love the Internet. Comments had me literally ROFL. No, it wasn't intentional. Glad I didn't mention the other letter!</text:p>
          </table:table-cell>
          <table:table-cell office:value-type="string" calcext:value-type="string">
            <text:p>2014-10-02 06:02:19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ut time to unveil the D and something else http://t.co/qp23yi59i6</text:p>
          </table:table-cell>
          <table:table-cell office:value-type="string" calcext:value-type="string">
            <text:p>2014-10-02 04:31:18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?@TheDailyShow: The House Science, Space and Technology Committee hearing on global warming. http://t.co/7i5W0Hb39R?</text:p>
          </table:table-cell>
          <table:table-cell office:value-type="string" calcext:value-type="string">
            <text:p>2014-09-29 09:22:47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astro_reid: This is for my friends @SpaceX - #Dragon over #Hawthorne early this morning. http://t.co/RY0ipETIIT</text:p>
          </table:table-cell>
          <table:table-cell office:value-type="string" calcext:value-type="string">
            <text:p>2014-09-25 22:41:37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#Dragon is now attached to the #ISS, its home for the next four weeks. http://t.co/wytY3mnBf1 http://t.co/d6K97qcaSX</text:p>
          </table:table-cell>
          <table:table-cell office:value-type="string" calcext:value-type="string">
            <text:p>2014-09-23 16:32:34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[PHOTO] Liftoff!! Falcon 9 lifts off from LC-40 at Cape Canaveral carrying Dragon to resupply the space station. http://t.co/iL?</text:p>
          </table:table-cell>
          <table:table-cell office:value-type="string" calcext:value-type="string">
            <text:p>2014-09-21 09:22:42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alulahRiley Good suggestion :)</text:p>
          </table:table-cell>
          <table:table-cell office:value-type="string" calcext:value-type="string">
            <text:p>2014-09-20 06:17:43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&amp; #Dragon vertical on the launch pad prior to CRS-4 launch, targeting 2:14am ET. http://t.co/wytY3mnBf1 http://t.co/9a?</text:p>
          </table:table-cell>
          <table:table-cell office:value-type="string" calcext:value-type="string">
            <text:p>2014-09-20 05:06:33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lendar app w tap to nav &amp; traffic predictor in Tesla V6.0 release will radically improve how the car adapts to the owner over time</text:p>
          </table:table-cell>
          <table:table-cell office:value-type="string" calcext:value-type="string">
            <text:p>2014-09-20 03:00:22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New software update for Model S. Details on v6.0: http://t.co/bZmiW2f6br</text:p>
          </table:table-cell>
          <table:table-cell office:value-type="string" calcext:value-type="string">
            <text:p>2014-09-20 02:49:51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uld also like to congratulate @Boeing, fellow winner of the @NASA commercial crew program</text:p>
          </table:table-cell>
          <table:table-cell office:value-type="string" calcext:value-type="string">
            <text:p>2014-09-17 00:20:22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s is the Crew Dragon spacecraft design that we unveiled earlier this year: http://t.co/gmpcAuTgQf</text:p>
          </table:table-cell>
          <table:table-cell office:value-type="string" calcext:value-type="string">
            <text:p>2014-09-17 00:18:59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eply honored and appreciative of the trust that @NASA has placed in @SpaceX for the future of human spaceflight</text:p>
          </table:table-cell>
          <table:table-cell office:value-type="string" calcext:value-type="string">
            <text:p>2014-09-17 00:13:38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fficial Gigafactory address to be: Electric Avenue, McCarran, Nevada</text:p>
          </table:table-cell>
          <table:table-cell office:value-type="string" calcext:value-type="string">
            <text:p>2014-09-12 00:00:40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lina_Snipes sounds about right</text:p>
          </table:table-cell>
          <table:table-cell office:value-type="string" calcext:value-type="string">
            <text:p>2014-09-10 09:16:48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eeting with @JAXA_en in a building called ? http://t.co/RBS2shPdNY</text:p>
          </table:table-cell>
          <table:table-cell office:value-type="string" calcext:value-type="string">
            <text:p>2014-09-09 08:29:25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did crazy Japanese game show called ?????. I have no idea what happened, but it was awesome http://t.co/oRQlbCH3de</text:p>
          </table:table-cell>
          <table:table-cell office:value-type="string" calcext:value-type="string">
            <text:p>2014-09-09 07:22:47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cellent explanation of the diff betw getting to orbit vs space (suggested by @MarkusvonRoder) https://t.co/7PD42mkIEz</text:p>
          </table:table-cell>
          <table:table-cell office:value-type="string" calcext:value-type="string">
            <text:p>2014-09-08 13:14:37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anding over the first Tesla Model S cars in Japan http://t.co/58fzUJBjVs</text:p>
          </table:table-cell>
          <table:table-cell office:value-type="string" calcext:value-type="string">
            <text:p>2014-09-08 11:43:52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SJ: Lego has triumphed over Barbie. It's now the world's biggest toy company. http://t.co/fuHj8FbBty http://t.co/cfd2yFzMnD</text:p>
          </table:table-cell>
          <table:table-cell office:value-type="string" calcext:value-type="string">
            <text:p>2014-09-08 08:40:06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yoshimasa_satoh It was exactly what I was looking for</text:p>
          </table:table-cell>
          <table:table-cell office:value-type="string" calcext:value-type="string">
            <text:p>2014-09-07 18:06:16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ng exposure of AsiaSat 6 transiting to geo orbit over China http://t.co/mPr2Td9kkx</text:p>
          </table:table-cell>
          <table:table-cell office:value-type="string" calcext:value-type="string">
            <text:p>2014-09-07 17:27:48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odles in Shinjuku http://t.co/MWztTqByuA</text:p>
          </table:table-cell>
          <table:table-cell office:value-type="string" calcext:value-type="string">
            <text:p>2014-09-07 17:07:10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in ~1.5 hours if weather clears. Lightning tower struck earlier, but no effect on rocket or satellite http://t.co/AWdx9LsFZt</text:p>
          </table:table-cell>
          <table:table-cell office:value-type="string" calcext:value-type="string">
            <text:p>2014-09-07 06:29:58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graph that really matters http://t.co/FF2AQ0hg15 http://t.co/0Xk2arTzvW</text:p>
          </table:table-cell>
          <table:table-cell office:value-type="string" calcext:value-type="string">
            <text:p>2014-09-02 01:45:28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vanwiththebig @TeslaMotors Expansion to Madrid already underway. Map is being updated. All of Spain &amp; Portugal by end of 2015.</text:p>
          </table:table-cell>
          <table:table-cell office:value-type="string" calcext:value-type="string">
            <text:p>2014-08-26 00:13:27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limits torque if brake &amp; accel simul pressed. Going to zero torque with brake press would be a safety hazard.</text:p>
          </table:table-cell>
          <table:table-cell office:value-type="string" calcext:value-type="string">
            <text:p>2014-08-26 00:11:40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ermak @Tesla_Europe I agree. We are fixing this plan. Updated map coming soon.</text:p>
          </table:table-cell>
          <table:table-cell office:value-type="string" calcext:value-type="string">
            <text:p>2014-08-25 23:58:59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illOremus That has been my goal from the beginning. Need the Gigafactory for Model 3.</text:p>
          </table:table-cell>
          <table:table-cell office:value-type="string" calcext:value-type="string">
            <text:p>2014-08-25 23:26:16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loombergNews: The red areas on this map show where new high-temperature records have been set in 2014: http://t.co/tLN46fvHT2 http://t?</text:p>
          </table:table-cell>
          <table:table-cell office:value-type="string" calcext:value-type="string">
            <text:p>2014-08-23 19:41:07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d taken out in Palo Alto Daily by two Model S owners is right. Many of the suggestions will be implemented soon. http://t.co/cF43PvJDgQ</text:p>
          </table:table-cell>
          <table:table-cell office:value-type="string" calcext:value-type="string">
            <text:p>2014-08-23 10:11:39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ree engine F9R Dev1 vehicle auto-terminated during test flight. No injuries or near injuries. Rockets are tricky ?</text:p>
          </table:table-cell>
          <table:table-cell office:value-type="string" calcext:value-type="string">
            <text:p>2014-08-23 03:24:44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kception http://t.co/fd8r4JI2Tx</text:p>
          </table:table-cell>
          <table:table-cell office:value-type="string" calcext:value-type="string">
            <text:p>2014-08-19 20:06:01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ashable: Scary Smart Video Predicts Automation Will Make Human Work Obsolete http://t.co/LNupCp3pYb</text:p>
          </table:table-cell>
          <table:table-cell office:value-type="string" calcext:value-type="string">
            <text:p>2014-08-19 18:17:02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wadsayeed Yes. Technically Model 3 or maybe three horizontal bars. Won't be three vertical bars.</text:p>
          </table:table-cell>
          <table:table-cell office:value-type="string" calcext:value-type="string">
            <text:p>2014-08-15 23:26:33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illGates @RyanSeacrest @TEDchris Am a bit under the weather, but will do it!</text:p>
          </table:table-cell>
          <table:table-cell office:value-type="string" calcext:value-type="string">
            <text:p>2014-08-15 23:21:05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drivetrain warranty increased to infinite miles, applies retroactively ... http://t.co/0Gwukwj6qT</text:p>
          </table:table-cell>
          <table:table-cell office:value-type="string" calcext:value-type="string">
            <text:p>2014-08-15 23:16:40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IRED: Forget Siri: Viv, a radical new AI, teaches itself and reads your mind http://t.co/sqYQUrbrga</text:p>
          </table:table-cell>
          <table:table-cell office:value-type="string" calcext:value-type="string">
            <text:p>2014-08-12 17:15:58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ng exposure of the Falcon 9 predawn launch from Cape Canaveral http://t.co/jQHxIEhuJb</text:p>
          </table:table-cell>
          <table:table-cell office:value-type="string" calcext:value-type="string">
            <text:p>2014-08-05 19:53:11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igh velocity reentry (2700 lbs/sqft) appeared to succeed, but, as expected, not enough propellant to land for this and the next mission.</text:p>
          </table:table-cell>
          <table:table-cell office:value-type="string" calcext:value-type="string">
            <text:p>2014-08-05 18:07:42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flight 11 to geosynchronous transfer orbit completed on target this morning http://t.co/UoJMNOHTUR</text:p>
          </table:table-cell>
          <table:table-cell office:value-type="string" calcext:value-type="string">
            <text:p>2014-08-05 18:04:39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ve EFF ?@arstechnica: EFF inaugurates ?Stupid Patent of the Month? http://t.co/3AlePablJ9 by @joemullin?</text:p>
          </table:table-cell>
          <table:table-cell office:value-type="string" calcext:value-type="string">
            <text:p>2014-08-05 03:22:03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ope we're not just the biological boot loader for digital superintelligence. Unfortunately, that is increasingly probable</text:p>
          </table:table-cell>
          <table:table-cell office:value-type="string" calcext:value-type="string">
            <text:p>2014-08-03 22:18:13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ile on the subject of AI risk, Our Final Invention by @jrbarrat is also worth reading</text:p>
          </table:table-cell>
          <table:table-cell office:value-type="string" calcext:value-type="string">
            <text:p>2014-08-03 22:11:50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wave @itsDanielSuarez Yeah, Daemon is a great read</text:p>
          </table:table-cell>
          <table:table-cell office:value-type="string" calcext:value-type="string">
            <text:p>2014-08-03 06:19:53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rrelevantGamer @masseffect Mass Effect 2 is one of the best games ever. Also love Saints Row IV.</text:p>
          </table:table-cell>
          <table:table-cell office:value-type="string" calcext:value-type="string">
            <text:p>2014-08-03 05:37:52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th reading Superintelligence by Bostrom. We need to be super careful with AI. Potentially more dangerous than nukes.</text:p>
          </table:table-cell>
          <table:table-cell office:value-type="string" calcext:value-type="string">
            <text:p>2014-08-03 05:33:24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uardians of the Galaxy is great. Best line is when Star-Lord says his spaceship looks like a Jackson Pollock painting under black light.</text:p>
          </table:table-cell>
          <table:table-cell office:value-type="string" calcext:value-type="string">
            <text:p>2014-08-03 04:16:39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n annual camping trip w kids. Trying a place just south of Carmel in California this year.</text:p>
          </table:table-cell>
          <table:table-cell office:value-type="string" calcext:value-type="string">
            <text:p>2014-07-26 20:23:03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R_Rojas_Leon: La selfie del monito ... http://t.co/2tAJxr5g0r</text:p>
          </table:table-cell>
          <table:table-cell office:value-type="string" calcext:value-type="string">
            <text:p>2014-07-23 08:18:20</text:p>
          </table:table-cell>
          <table:table-cell/>
        </table:table-row>
        <table:table-row table:style-name="ro3">
          <table:table-cell office:value-type="float" office:value="2553" calcext:value-type="float">
            <text:p>2553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?@SpaceX: Soft water landing of Falcon 9 rocket booster. http://t.co/VxBqBZhHmO</text:p>
            <text:p/>
            <text:p>Full update: http://t.co/nH8UqOmN9h?</text:p>
          </table:table-cell>
          <table:table-cell office:value-type="string" calcext:value-type="string">
            <text:p>2014-07-23 07:05:37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s like body slam, maybe from a self-generated wave</text:p>
          </table:table-cell>
          <table:table-cell office:value-type="string" calcext:value-type="string">
            <text:p>2014-07-19 05:42:58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tailed review of rocket telemetry needed to tell if due to initial splashdown or subsequent tip over and body slam</text:p>
          </table:table-cell>
          <table:table-cell office:value-type="string" calcext:value-type="string">
            <text:p>2014-07-14 19:20:38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booster reentry, landing burn &amp; leg deploy were good, but lost hull integrity right after splashdown (aka kaboom)</text:p>
          </table:table-cell>
          <table:table-cell office:value-type="string" calcext:value-type="string">
            <text:p>2014-07-14 19:16:20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light 10 of Falcon 9 was good. All six ORBCOMM satellites deployed on target.</text:p>
          </table:table-cell>
          <table:table-cell office:value-type="string" calcext:value-type="string">
            <text:p>2014-07-14 19:09:56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eroytwin @Tesla_Canada A lot of Canadian Superchargers are in work and will start going live in the next month or so</text:p>
          </table:table-cell>
          <table:table-cell office:value-type="string" calcext:value-type="string">
            <text:p>2014-07-10 20:26:14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Superchargers delivered over 1GWh last month. Long distance driving growing exponentially http://t.co/vixkd5gkKX</text:p>
          </table:table-cell>
          <table:table-cell office:value-type="string" calcext:value-type="string">
            <text:p>2014-07-10 19:56:53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Model S named top model in perceived quality http://t.co/hOhZMIG78u via @USATODAY</text:p>
          </table:table-cell>
          <table:table-cell office:value-type="string" calcext:value-type="string">
            <text:p>2014-07-01 17:25:43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t flight of Falcon 9-R with deployable grid fins for better hypersonic thru subsonic control http://t.co/6ZXpvPao2u</text:p>
          </table:table-cell>
          <table:table-cell office:value-type="string" calcext:value-type="string">
            <text:p>2014-06-19 22:22:25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al is for unsubsidized solar power to cost less than grid electricity from coal or fracked gas</text:p>
          </table:table-cell>
          <table:table-cell office:value-type="string" calcext:value-type="string">
            <text:p>2014-06-17 17:15:57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larCity to build the world's largest advanced solar panel factory in upstate New York http://t.co/dI6N9QomaQ</text:p>
          </table:table-cell>
          <table:table-cell office:value-type="string" calcext:value-type="string">
            <text:p>2014-06-17 17:04:52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dmunds beats Tesla LA-NY record by several hours! ?@edmunds: Made it! Our Model S made LA-NY run in 67 hrs and 21 mins</text:p>
          </table:table-cell>
          <table:table-cell office:value-type="string" calcext:value-type="string">
            <text:p>2014-06-17 07:32:53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uckoolandcom: Happy #fathersday http://t.co/sIARKS7bfU</text:p>
          </table:table-cell>
          <table:table-cell office:value-type="string" calcext:value-type="string">
            <text:p>2014-06-15 19:51:26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pparently, lots of confused media inquiries about blog title. Look, we just to make sure they don't set us up the bomb.</text:p>
          </table:table-cell>
          <table:table-cell office:value-type="string" calcext:value-type="string">
            <text:p>2014-06-13 01:57:03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garding Tesla patents http://t.co/gGBWoInh6C</text:p>
          </table:table-cell>
          <table:table-cell office:value-type="string" calcext:value-type="string">
            <text:p>2014-06-12 20:02:05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pud: Faith restored in humanity. French toast &gt; money http://t.co/N3HMerBMVD</text:p>
          </table:table-cell>
          <table:table-cell office:value-type="string" calcext:value-type="string">
            <text:p>2014-06-11 11:25:25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on_Favreau: Bloomberg interview @TeslaMotors #ChefMovie http://t.co/WsY02tHp9d</text:p>
          </table:table-cell>
          <table:table-cell office:value-type="string" calcext:value-type="string">
            <text:p>2014-06-11 11:24:51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sh_Dale I do seriously need a haircut :)</text:p>
          </table:table-cell>
          <table:table-cell office:value-type="string" calcext:value-type="string">
            <text:p>2014-06-11 04:31:46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Onion: More Office Workers Switching To Fetal Position Desks http://t.co/AohlCOjAhh http://t.co/xsjk1XV6OE</text:p>
          </table:table-cell>
          <table:table-cell office:value-type="string" calcext:value-type="string">
            <text:p>2014-06-10 20:53:06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arstechnica: Eugene?the supercomputer, not 13-year-old?first to beat the Turing Test <text:s/>http://t.co/lPup3f3dRx by @nathanmattise</text:p>
          </table:table-cell>
          <table:table-cell office:value-type="string" calcext:value-type="string">
            <text:p>2014-06-09 01:51:54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k, but the sloths kinda had it coming Humans Blamed for Extinction of Mammoths &amp; Giant Sloths http://t.co/pIPW8rjjl2</text:p>
          </table:table-cell>
          <table:table-cell office:value-type="string" calcext:value-type="string">
            <text:p>2014-06-04 18:35:20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OEVAorg: 4 second summary of @TeslaMotors 2014 annual shareholder meeting https://t.co/uK7Ze79v9j :) @elonmusk</text:p>
          </table:table-cell>
          <table:table-cell office:value-type="string" calcext:value-type="string">
            <text:p>2014-06-04 06:39:27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cording of Dragon V2 unveil at http://t.co/aBIV4EWOS2</text:p>
          </table:table-cell>
          <table:table-cell office:value-type="string" calcext:value-type="string">
            <text:p>2014-05-31 18:11:37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azing repair job of Falcon 9 ocean landing vid by @NASASpaceflight forum. Now shows leg deploy http://t.co/EYoaRjEn9Q</text:p>
          </table:table-cell>
          <table:table-cell office:value-type="string" calcext:value-type="string">
            <text:p>2014-05-29 04:43:56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in drag queen competition @CARandDRIVER http://t.co/SHSkETbbWm</text:p>
          </table:table-cell>
          <table:table-cell office:value-type="string" calcext:value-type="string">
            <text:p>2014-05-29 03:21:40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ince Albert &amp; Princess Charlene drove a Tesla around the track to open @F1 Monaco! The honor is much appreciated :) http://t.co/gjQmbm541s</text:p>
          </table:table-cell>
          <table:table-cell office:value-type="string" calcext:value-type="string">
            <text:p>2014-05-25 20:12:37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kyv: @elonmusk 399 EV`s in World Record breaking parade in Bryne, Norway today. 100+ Teslas!</text:p>
          </table:table-cell>
          <table:table-cell office:value-type="string" calcext:value-type="string">
            <text:p>2014-05-25 20:05:54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QuantumG When we launch I want to know that SpaceX has done everything possible to keep the astronauts safe. Only a few more years to go.</text:p>
          </table:table-cell>
          <table:table-cell office:value-type="string" calcext:value-type="string">
            <text:p>2014-05-24 03:42:36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amerpro555: @elonmusk <text:s text:c="2"/>How about this guy http://t.co/0fMbsYPrKS</text:p>
          </table:table-cell>
          <table:table-cell office:value-type="string" calcext:value-type="string">
            <text:p>2014-05-24 03:20:35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QuantumG Dragon V1.1 doesn't have a launch escape system. Probably comparable reliability to Shuttle, but we need to do better.</text:p>
          </table:table-cell>
          <table:table-cell office:value-type="string" calcext:value-type="string">
            <text:p>2014-05-24 03:20:23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ichardGarriott Just the air in Dragon. Technically, if a few humans had stowed aboard Dragon on the last flight, they would've been ok.</text:p>
          </table:table-cell>
          <table:table-cell office:value-type="string" calcext:value-type="string">
            <text:p>2014-05-24 02:55:43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estcoastbill First, the cheese. Then, the mouse.</text:p>
          </table:table-cell>
          <table:table-cell office:value-type="string" calcext:value-type="string">
            <text:p>2014-05-24 02:47:45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next Dragon mission to the Space Station will carry our first live mammals: 40 mousetronauts! http://t.co/rR3c6gd1v3</text:p>
          </table:table-cell>
          <table:table-cell office:value-type="string" calcext:value-type="string">
            <text:p>2014-05-24 02:40:23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tracting official's new job raises questions http://t.co/JhRDGa6vYZ</text:p>
          </table:table-cell>
          <table:table-cell office:value-type="string" calcext:value-type="string">
            <text:p>2014-05-24 02:27:02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ither way, this case certainly deserves close examination by the DoD Inspector General per @SenJohnMcCain's request http://t.co/IZ4JO2y3JO</text:p>
          </table:table-cell>
          <table:table-cell office:value-type="string" calcext:value-type="string">
            <text:p>2014-05-23 04:01:03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son I believe this is likely is that Correll first tried to work at SpaceX, but we turned him down. Our competitor, it seems, did not.</text:p>
          </table:table-cell>
          <table:table-cell office:value-type="string" calcext:value-type="string">
            <text:p>2014-05-23 03:52:04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 likely AF official Correll was told by ULA/Rocketdyne that a rich VP job was his if he gave them a sole source contract</text:p>
          </table:table-cell>
          <table:table-cell office:value-type="string" calcext:value-type="string">
            <text:p>2014-05-23 03:45:53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ir Force official awards $10B+ contract uncompeted &amp; then takes lucrative job w funds recipient http://t.co/SHqFYWd3CR</text:p>
          </table:table-cell>
          <table:table-cell office:value-type="string" calcext:value-type="string">
            <text:p>2014-05-23 03:40:56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eat progress by @NASASpaceflight members repairing the Falcon 9 ocean landing video http://t.co/DP4y5W5uvZ</text:p>
          </table:table-cell>
          <table:table-cell office:value-type="string" calcext:value-type="string">
            <text:p>2014-05-22 08:59:44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[PHOTO] Splashdown! Dragon lands in the Pacific Ocean with 3,500 pounds of ISS cargo. http://t.co/X4fuUQm247</text:p>
          </table:table-cell>
          <table:table-cell office:value-type="string" calcext:value-type="string">
            <text:p>2014-05-19 00:09:31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Dragon is set to return home early tmrw ? watch it depart from station LIVE: http://t.co/NHREgPdLxw @ 6:00am PT. http://t.co/oH?</text:p>
          </table:table-cell>
          <table:table-cell office:value-type="string" calcext:value-type="string">
            <text:p>2014-05-18 09:20:42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atmeal may all technology in the future follow the zeroth law...</text:p>
          </table:table-cell>
          <table:table-cell office:value-type="string" calcext:value-type="string">
            <text:p>2014-05-14 13:12:30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atmeal I would be happy to help</text:p>
          </table:table-cell>
          <table:table-cell office:value-type="string" calcext:value-type="string">
            <text:p>2014-05-14 13:00:15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_News_Intl: Rogozin Calls for Ban on U.S. Military Use of RD-180 http://t.co/lumzgOimF6</text:p>
          </table:table-cell>
          <table:table-cell office:value-type="string" calcext:value-type="string">
            <text:p>2014-05-13 21:00:26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th seeing @ChefTheFilm by @Jon_Favreau. Make sure to plan for a meal afterwards!</text:p>
          </table:table-cell>
          <table:table-cell office:value-type="string" calcext:value-type="string">
            <text:p>2014-05-10 10:29:03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cketrepreneur ~40%</text:p>
          </table:table-cell>
          <table:table-cell office:value-type="string" calcext:value-type="string">
            <text:p>2014-05-02 08:41:55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econd flight of Falcon 9-R. 1000m, hover and land (with cows) http://t.co/tixmBH5sw6</text:p>
          </table:table-cell>
          <table:table-cell office:value-type="string" calcext:value-type="string">
            <text:p>2014-05-02 08:24:30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arstechnica: SpaceX says rocket purchases violate Russian sanctions, gets injunction http://t.co/IzRJzVCt1H by @Lee_Ars</text:p>
          </table:table-cell>
          <table:table-cell office:value-type="string" calcext:value-type="string">
            <text:p>2014-05-01 18:57:51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ver drops on May 29. Actual flight design hardware of crew Dragon, not a mockup.</text:p>
          </table:table-cell>
          <table:table-cell office:value-type="string" calcext:value-type="string">
            <text:p>2014-04-30 02:18:19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unds like this might be a good time to unveil the new Dragon Mk 2 spaceship that @SpaceX has been working on w @NASA. No trampoline needed</text:p>
          </table:table-cell>
          <table:table-cell office:value-type="string" calcext:value-type="string">
            <text:p>2014-04-30 02:01:13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cahgtb almost</text:p>
          </table:table-cell>
          <table:table-cell office:value-type="string" calcext:value-type="string">
            <text:p>2014-04-29 11:19:51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onstrainedbyc no problem</text:p>
          </table:table-cell>
          <table:table-cell office:value-type="string" calcext:value-type="string">
            <text:p>2014-04-29 11:19:25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troc3ll yes</text:p>
          </table:table-cell>
          <table:table-cell office:value-type="string" calcext:value-type="string">
            <text:p>2014-04-29 11:13:10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AlHomoud Superchargers in Canada will go live in 6 to 8 weeks. Update on forums shortly.</text:p>
          </table:table-cell>
          <table:table-cell office:value-type="string" calcext:value-type="string">
            <text:p>2014-04-29 05:55:39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etter from @SenJohnMcCain to DoD Inspector General questioning uncompeted space launch contract http://t.co/Bq6raOKSHM</text:p>
          </table:table-cell>
          <table:table-cell office:value-type="string" calcext:value-type="string">
            <text:p>2014-04-26 06:07:36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100th @TeslaMotors Supercharger goes live http://t.co/jgCWF4qxCd</text:p>
          </table:table-cell>
          <table:table-cell office:value-type="string" calcext:value-type="string">
            <text:p>2014-04-25 00:47:59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TC blog supports direct car sales as good for consumers http://t.co/FfqvAKVfFF</text:p>
          </table:table-cell>
          <table:table-cell office:value-type="string" calcext:value-type="string">
            <text:p>2014-04-25 00:26:17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adAstronomer: Blog post: INCREDIBLE footage of the Dragon capsule in orbit over France, 25 minutes after launch! http://t.co/RCgFfOqbVd</text:p>
          </table:table-cell>
          <table:table-cell office:value-type="string" calcext:value-type="string">
            <text:p>2014-04-19 10:11:12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light computers continued transmitting for 8 seconds after reaching the water. Stopped when booster went horizontal.</text:p>
          </table:table-cell>
          <table:table-cell office:value-type="string" calcext:value-type="string">
            <text:p>2014-04-19 03:16:39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ata upload from tracking plane shows landing in Atlantic was good! Several boats enroute through heavy seas.</text:p>
          </table:table-cell>
          <table:table-cell office:value-type="string" calcext:value-type="string">
            <text:p>2014-04-19 03:00:36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inaSBlinova Rocket boost stage reaching 0 m/s in one piece :) Will know soon. Odds not high.</text:p>
          </table:table-cell>
          <table:table-cell office:value-type="string" calcext:value-type="string">
            <text:p>2014-04-19 00:04:35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st known state for rocket boost stage is 360 m/s, Mach 1.1, 8.5 km altitude and roll rate close to zero (v important!)</text:p>
          </table:table-cell>
          <table:table-cell office:value-type="string" calcext:value-type="string">
            <text:p>2014-04-18 23:48:15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rbit insertion and Dragon deploy all good. Falcon reentry burn also good. Waiting for landing data from tracking plane.</text:p>
          </table:table-cell>
          <table:table-cell office:value-type="string" calcext:value-type="string">
            <text:p>2014-04-18 23:40:24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-Reusable with (now retired) Grasshopper test rig in background http://t.co/TmYrs5mm79</text:p>
          </table:table-cell>
          <table:table-cell office:value-type="string" calcext:value-type="string">
            <text:p>2014-04-18 22:11:47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exacopter drone vid of 1st F9 rocket booster takeoff &amp; landing w flight design legs http://t.co/FhZX3afK1a</text:p>
          </table:table-cell>
          <table:table-cell office:value-type="string" calcext:value-type="string">
            <text:p>2014-04-18 20:40:17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rwinEmm Need to make sure precision return from hypersonic velocity works in ocean before transitioning to land</text:p>
          </table:table-cell>
          <table:table-cell office:value-type="string" calcext:value-type="string">
            <text:p>2014-04-18 19:20:04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eavy seas in Atlantic preventing our recovery ship from being on station. Maybe they can help? http://t.co/9zZKAqPh6H</text:p>
          </table:table-cell>
          <table:table-cell office:value-type="string" calcext:value-type="string">
            <text:p>2014-04-18 19:15:13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s is 1st ever orbital rocket launch w landing legs. Will attempt leg deploy &amp; soft landing out to sea.</text:p>
          </table:table-cell>
          <table:table-cell office:value-type="string" calcext:value-type="string">
            <text:p>2014-04-18 19:08:38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to the Space Station in just under three hours if weather holds http://t.co/aBIV4EWOS2</text:p>
          </table:table-cell>
          <table:table-cell office:value-type="string" calcext:value-type="string">
            <text:p>2014-04-18 18:38:25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onored that @NASA would entrust @SpaceX with the Apollo 11 (first moon landing) launch pad http://t.co/LmqxRwsKFW</text:p>
          </table:table-cell>
          <table:table-cell office:value-type="string" calcext:value-type="string">
            <text:p>2014-04-18 00:59:14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When life gives you lemons? http://t.co/1TrjvPvh2K</text:p>
          </table:table-cell>
          <table:table-cell office:value-type="string" calcext:value-type="string">
            <text:p>2014-04-10 00:17:09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lonmusk Also, breakfast at Tesla is self-serve cereal (no distinction for execs) and the person mentioned isn't actually an employee</text:p>
          </table:table-cell>
          <table:table-cell office:value-type="string" calcext:value-type="string">
            <text:p>2014-04-08 19:44:15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easing a Model S takes 5 mins online, no signatures &amp; one tap on car center screen to accept when delivered</text:p>
          </table:table-cell>
          <table:table-cell office:value-type="string" calcext:value-type="string">
            <text:p>2014-04-08 19:33:19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US business leasing program went live today http://t.co/wCH0GLAEAJ</text:p>
          </table:table-cell>
          <table:table-cell office:value-type="string" calcext:value-type="string">
            <text:p>2014-04-08 18:30:21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KAbrahamson @itsDanielSuarez Yeah, that's worth a read</text:p>
          </table:table-cell>
          <table:table-cell office:value-type="string" calcext:value-type="string">
            <text:p>2014-04-07 19:21:53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at could possibly go wrong? https://t.co/ZhUrllHG95</text:p>
          </table:table-cell>
          <table:table-cell office:value-type="string" calcext:value-type="string">
            <text:p>2014-04-07 19:15:27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rinaSBlinova @MikeJudge @Recode That would definitely help</text:p>
          </table:table-cell>
          <table:table-cell office:value-type="string" calcext:value-type="string">
            <text:p>2014-04-07 18:54:37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ustincooperman @MikeJudge @Recode Yeah, that about sums it up</text:p>
          </table:table-cell>
          <table:table-cell office:value-type="string" calcext:value-type="string">
            <text:p>2014-04-07 18:52:32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loomberg article today also has oddly false details. I don't eat breakfast at Tesla and drink coffee, not juice.</text:p>
          </table:table-cell>
          <table:table-cell office:value-type="string" calcext:value-type="string">
            <text:p>2014-04-07 18:47:29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@MikeJudge show about Silicon Valley missed the mark in some ways, but I didn't hate it, as @Recode reporter claimed</text:p>
          </table:table-cell>
          <table:table-cell office:value-type="string" calcext:value-type="string">
            <text:p>2014-04-07 18:46:57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me oddly inaccurate news stories of late ...</text:p>
          </table:table-cell>
          <table:table-cell office:value-type="string" calcext:value-type="string">
            <text:p>2014-04-07 18:46:45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Kuppersmith Coming soon</text:p>
          </table:table-cell>
          <table:table-cell office:value-type="string" calcext:value-type="string">
            <text:p>2014-04-05 22:57:08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lejAndersen Once 5.9 is rolled out to the whole fleet and all looks good, we will roll out 6.0 to owners on our public beta program</text:p>
          </table:table-cell>
          <table:table-cell office:value-type="string" calcext:value-type="string">
            <text:p>2014-04-05 22:56:35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lejAndersen Some challenges w 5.9 rollout, as it contains software specially written for car owners in Norway &amp; Belgium</text:p>
          </table:table-cell>
          <table:table-cell office:value-type="string" calcext:value-type="string">
            <text:p>2014-04-05 22:53:06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view of Model S by @BBC_TopGear much appreciated http://t.co/5PmhlfAIVn</text:p>
          </table:table-cell>
          <table:table-cell office:value-type="string" calcext:value-type="string">
            <text:p>2014-04-05 04:19:01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nouncing a revolutionary Tesla driving technology http://t.co/8QCmjGpLOR</text:p>
          </table:table-cell>
          <table:table-cell office:value-type="string" calcext:value-type="string">
            <text:p>2014-04-01 23:32:13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nowed in at Mt. Rushmore @GoParks http://t.co/X6G7CeArPB</text:p>
          </table:table-cell>
          <table:table-cell office:value-type="string" calcext:value-type="string">
            <text:p>2014-03-31 20:52:49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w having breakfast at ... http://t.co/8tGI3L0iGg</text:p>
          </table:table-cell>
          <table:table-cell office:value-type="string" calcext:value-type="string">
            <text:p>2014-03-31 18:35:37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stayed at the Rocket (yes!) Motel near Mt Rushmore. Sudden blizzard making road trip tricky http://t.co/TRIPC7dKwK</text:p>
          </table:table-cell>
          <table:table-cell office:value-type="string" calcext:value-type="string">
            <text:p>2014-03-31 18:11:10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airnz 80% to 30%</text:p>
          </table:table-cell>
          <table:table-cell office:value-type="string" calcext:value-type="string">
            <text:p>2014-03-25 16:26:50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Consumer groups say manufacturers like Tesla should be able to sell directly if they want and buyers would benefit http:?</text:p>
          </table:table-cell>
          <table:table-cell office:value-type="string" calcext:value-type="string">
            <text:p>2014-03-21 20:59:13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lateFred agreed</text:p>
          </table:table-cell>
          <table:table-cell office:value-type="string" calcext:value-type="string">
            <text:p>2014-03-19 20:12:28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adAstronomer: Astronomers find the twisted fingerprints of cosmic inflation in the background glow of the Universe. http://t.co/1rgatt?</text:p>
          </table:table-cell>
          <table:table-cell office:value-type="string" calcext:value-type="string">
            <text:p>2014-03-17 19:49:54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ussian state TV threatens US with nuclear war, showing missile arc &amp; mushroom cloud images http://t.co/B4ARd2fdb8</text:p>
          </table:table-cell>
          <table:table-cell office:value-type="string" calcext:value-type="string">
            <text:p>2014-03-17 03:55:53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garding Gov. Christie's action to impede direct sales of automobiles in New Jersey http://t.co/v92hjzSKne</text:p>
          </table:table-cell>
          <table:table-cell office:value-type="string" calcext:value-type="string">
            <text:p>2014-03-14 22:56:02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king on a Model S environmental impact blog this weekend to counteract BS like the @Bloomberg graphite story. Beyond ridiculous...</text:p>
          </table:table-cell>
          <table:table-cell office:value-type="string" calcext:value-type="string">
            <text:p>2014-03-14 20:35:37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nags92 Yes, I'm confident that Tesla will do something with them.</text:p>
          </table:table-cell>
          <table:table-cell office:value-type="string" calcext:value-type="string">
            <text:p>2014-03-14 08:29:14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amAizek Not true. The amount of graphite in our car is small, comes from Japan and is mined in a very clean way.</text:p>
          </table:table-cell>
          <table:table-cell office:value-type="string" calcext:value-type="string">
            <text:p>2014-03-14 08:28:03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X4NWO Well, now that Satoshi Nakamoto has been discovered, I guess it is case closed ... :)</text:p>
          </table:table-cell>
          <table:table-cell office:value-type="string" calcext:value-type="string">
            <text:p>2014-03-14 08:25:47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discovered a great Tesla ad made by 2 recent college grads. I love it! http://t.co/20dPRD9yrJ</text:p>
          </table:table-cell>
          <table:table-cell office:value-type="string" calcext:value-type="string">
            <text:p>2014-03-14 08:20:48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If you're in NJ, please come support Tesla at the NJ Motor Vehicle Commission HQ Tues at 2p. 222 E State St., 8th Floor Ea?</text:p>
          </table:table-cell>
          <table:table-cell office:value-type="string" calcext:value-type="string">
            <text:p>2014-03-11 17:56:37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w Jersey auto dealers subverting democratic process to try to block Tesla sales http://t.co/PLY97W1oh0</text:p>
          </table:table-cell>
          <table:table-cell office:value-type="string" calcext:value-type="string">
            <text:p>2014-03-11 17:23:26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teresting ?@om:Physicist proposes a new type of computing at SXSW. Check out orbital computing http://t.co/9tawuy5dMc</text:p>
          </table:table-cell>
          <table:table-cell office:value-type="string" calcext:value-type="string">
            <text:p>2014-03-11 04:15:53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S60: Arrived in #hawthorne completing 7740 mile round trip #coasttocoasttocoast in a @TeslaMotors #modelS60 in 9.5 days. For free.</text:p>
          </table:table-cell>
          <table:table-cell office:value-type="string" calcext:value-type="string">
            <text:p>2014-03-11 02:47:42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ordon_tindall Yeah, I'm giving a talk for homeless kids at the Union Rescue Mission in LA</text:p>
          </table:table-cell>
          <table:table-cell office:value-type="string" calcext:value-type="string">
            <text:p>2014-03-10 23:02:07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slaRoadTrip Thanks, I really appreciate your support!</text:p>
          </table:table-cell>
          <table:table-cell office:value-type="string" calcext:value-type="string">
            <text:p>2014-03-07 02:23:59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ut to testify before Senate against ULA (Lockheed and Boeing) monopoly contract for national security launches</text:p>
          </table:table-cell>
          <table:table-cell office:value-type="string" calcext:value-type="string">
            <text:p>2014-03-05 16:46:12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receives highest customer satisfaction score of any car ever surveyed by Consumer Reports http://t.co/wHF5SUoZJi</text:p>
          </table:table-cell>
          <table:table-cell office:value-type="string" calcext:value-type="string">
            <text:p>2014-02-25 20:39:16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ll four landing legs now mounted on Falcon 9 http://t.co/5ZNG1NflsG</text:p>
          </table:table-cell>
          <table:table-cell office:value-type="string" calcext:value-type="string">
            <text:p>2014-02-25 20:22:03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owever, F9 will continue to land in the ocean until we prove precision control from hypersonic thru subsonic regimes</text:p>
          </table:table-cell>
          <table:table-cell office:value-type="string" calcext:value-type="string">
            <text:p>2014-02-24 03:37:05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unting landing legs (~60 ft span) to Falcon 9 for next month's Space Station servicing flight http://t.co/zyfazr2BB2</text:p>
          </table:table-cell>
          <table:table-cell office:value-type="string" calcext:value-type="string">
            <text:p>2014-02-24 03:32:23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endelljopson: There's a rally against anti-Tesla bills #HB2524 and #SB6272 @ WA State Capital right now. @teslamotors @elonmusk http:/?</text:p>
          </table:table-cell>
          <table:table-cell office:value-type="string" calcext:value-type="string">
            <text:p>2014-02-17 22:45:32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HighTechJoe: What happens when a @TeslaMotors Model S get rear ended? #tank #amazing http://t.co/GgEaFTKKdZ</text:p>
          </table:table-cell>
          <table:table-cell office:value-type="string" calcext:value-type="string">
            <text:p>2014-02-14 04:28:00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lcome back Jade Rabbit! #Yutu http://t.co/5tOmLEJUfG</text:p>
          </table:table-cell>
          <table:table-cell office:value-type="string" calcext:value-type="string">
            <text:p>2014-02-14 02:58:23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uto dealers trying to pass a law to enforce their monopoly in Ohio &amp; prevent consumer choice... http://t.co/VQdMAZqGwR</text:p>
          </table:table-cell>
          <table:table-cell office:value-type="string" calcext:value-type="string">
            <text:p>2014-02-11 05:55:25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V6 software upload coming soon. Need to make sure it is awesome - Lord Business</text:p>
          </table:table-cell>
          <table:table-cell office:value-type="string" calcext:value-type="string">
            <text:p>2014-02-09 23:36:53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aw The Lego Movie earlier today. Brilliant writing and humor! Loved the Everything is awesome... theme song.</text:p>
          </table:table-cell>
          <table:table-cell office:value-type="string" calcext:value-type="string">
            <text:p>2014-02-09 08:08:14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alue is holding up Tesla car is worth more used than new | MNN - http://t.co/NLLdo1jBzM</text:p>
          </table:table-cell>
          <table:table-cell office:value-type="string" calcext:value-type="string">
            <text:p>2014-02-07 19:54:59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LA to NY Supercharger rally just completed in 76 hours across northern route in dead of winter thru heavy snow!</text:p>
          </table:table-cell>
          <table:table-cell office:value-type="string" calcext:value-type="string">
            <text:p>2014-02-02 16:07:53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cars are now in all 50 US states (map credit Edmunds)! http://t.co/ehq2Muu5cr</text:p>
          </table:table-cell>
          <table:table-cell office:value-type="string" calcext:value-type="string">
            <text:p>2014-01-30 09:17:30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plugshare: Congratulations to John and Jill, first to drive across US using only free @TeslaMotors Superchargers! http://t.co/hA6YlkyjzN</text:p>
          </table:table-cell>
          <table:table-cell office:value-type="string" calcext:value-type="string">
            <text:p>2014-01-26 11:35:15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wo teams from Tesla aiming to set a cross-country EV speed record this week. Departing Fri from LA, arriving Sun in NY.</text:p>
          </table:table-cell>
          <table:table-cell office:value-type="string" calcext:value-type="string">
            <text:p>2014-01-26 11:30:23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be doing the LA-NY family road trip over Spring Break. Made everyone watch National Lampoon's Vacation as prep.</text:p>
          </table:table-cell>
          <table:table-cell office:value-type="string" calcext:value-type="string">
            <text:p>2014-01-26 11:27:04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Supercharger network now energized from New York to LA, both coast + Texas! Approx 80% of US population covered.</text:p>
          </table:table-cell>
          <table:table-cell office:value-type="string" calcext:value-type="string">
            <text:p>2014-01-26 11:24:58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policy is to charge the same price (+ taxes &amp; shipping) everywhere in the world http://t.co/cXOtokcBeG</text:p>
          </table:table-cell>
          <table:table-cell office:value-type="string" calcext:value-type="string">
            <text:p>2014-01-23 22:40:34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Revenue expected to exceed guidance by 20% in Q4 2013 thanks to Model S' stellar safety record &amp; winter performance: http:?</text:p>
          </table:table-cell>
          <table:table-cell office:value-type="string" calcext:value-type="string">
            <text:p>2014-01-14 20:11:52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Onion: A combination of hubris, treachery, and low prices will mark the end of your reign as Mattress King | Horoscopes: http://t.co?</text:p>
          </table:table-cell>
          <table:table-cell office:value-type="string" calcext:value-type="string">
            <text:p>2014-01-14 18:24:49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ugh cut of Falcon 9 Thaicom flight http://t.co/aC3k4neWie</text:p>
          </table:table-cell>
          <table:table-cell office:value-type="string" calcext:value-type="string">
            <text:p>2014-01-07 02:38:53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[PHOTO] LIFTOFF of SpaceX?s Falcon 9 rocket carrying the THAICOM 6 satellite to geosynchronous transfer orbit. http://t.co/Pqtj?</text:p>
          </table:table-cell>
          <table:table-cell office:value-type="string" calcext:value-type="string">
            <text:p>2014-01-07 01:17:36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has successfully deployed THAICOM 6 into its target orbit</text:p>
          </table:table-cell>
          <table:table-cell office:value-type="string" calcext:value-type="string">
            <text:p>2014-01-07 01:17:28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estcoastbill Thanks Bill! Sure is a great start to 2014 :)</text:p>
          </table:table-cell>
          <table:table-cell office:value-type="string" calcext:value-type="string">
            <text:p>2014-01-07 01:05:03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eparing to launch a Thaicom satellite to geostationary super-sync orbit at 5pm Florida time http://t.co/cEq8TEXeo6</text:p>
          </table:table-cell>
          <table:table-cell office:value-type="string" calcext:value-type="string">
            <text:p>2014-01-06 21:05:31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olajahr @TeslaMotors Ideally, the S should just hold position when it knows that's what you really want</text:p>
          </table:table-cell>
          <table:table-cell office:value-type="string" calcext:value-type="string">
            <text:p>2013-12-26 23:06:38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onnienorman @TeslaMotors @TeslaMotorsClub Merry Christmas!</text:p>
          </table:table-cell>
          <table:table-cell office:value-type="string" calcext:value-type="string">
            <text:p>2013-12-25 22:56:21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NHTSA has reaffirmed the 5-star safety rating of Model S for 2014, confirming the highest safety rating in America! http:/?</text:p>
          </table:table-cell>
          <table:table-cell office:value-type="string" calcext:value-type="string">
            <text:p>2013-12-24 05:26:58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imonhackett Yes, definitely needs a huge amount of battery capacity. ~1/3 of energy produced during day must be stored</text:p>
          </table:table-cell>
          <table:table-cell office:value-type="string" calcext:value-type="string">
            <text:p>2013-12-22 02:58:54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s is why I think solar power will be the primary long term solution http://t.co/WNa12OVj5P</text:p>
          </table:table-cell>
          <table:table-cell office:value-type="string" calcext:value-type="string">
            <text:p>2013-12-21 20:05:27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rcaresenal true</text:p>
          </table:table-cell>
          <table:table-cell office:value-type="string" calcext:value-type="string">
            <text:p>2013-12-21 20:04:08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220 ft tall mobile crane to carry the rocket around in the vertical http://t.co/hgXnpEh8yU</text:p>
          </table:table-cell>
          <table:table-cell office:value-type="string" calcext:value-type="string">
            <text:p>2013-12-19 22:45:31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Learn what it's like to own Model S in the winter and how it performs in the sub-zero temperatures of Norway: http://t.co/?</text:p>
          </table:table-cell>
          <table:table-cell office:value-type="string" calcext:value-type="string">
            <text:p>2013-12-19 22:45:19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larCity launches Give Power Foundation http://t.co/Ag63gyLBRP</text:p>
          </table:table-cell>
          <table:table-cell office:value-type="string" calcext:value-type="string">
            <text:p>2013-12-19 21:23:04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onnienorman: @teslaMotors @elonmusk Santa came early this year for a little girl in Texas, thanks to #Tesla. http://t.co/SpNbOVx3ZB <text:s/>#?</text:p>
          </table:table-cell>
          <table:table-cell office:value-type="string" calcext:value-type="string">
            <text:p>2013-12-12 07:38:58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ck monkey of destruction! http://t.co/KqvXWDFmrr</text:p>
          </table:table-cell>
          <table:table-cell office:value-type="string" calcext:value-type="string">
            <text:p>2013-12-10 18:32:57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st in peace, Nelson Mandela. A man both good and great.</text:p>
          </table:table-cell>
          <table:table-cell office:value-type="string" calcext:value-type="string">
            <text:p>2013-12-06 00:55:39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hould mention that the battery cells used for this are 200 Wh/kg vs 250 for Model S. No short term supply constraint.</text:p>
          </table:table-cell>
          <table:table-cell office:value-type="string" calcext:value-type="string">
            <text:p>2013-12-05 23:24:45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lar power w batteries will be the primary (not exclusive) means of sustainable energy production http://t.co/rvXBzQXbsc</text:p>
          </table:table-cell>
          <table:table-cell office:value-type="string" calcext:value-type="string">
            <text:p>2013-12-05 22:31:21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iew of Earth from upper stage rear view camera at 8,000 miles http://t.co/V4tdMUA48X</text:p>
          </table:table-cell>
          <table:table-cell office:value-type="string" calcext:value-type="string">
            <text:p>2013-12-04 02:30:55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[PHOTO] Falcon 9 and SES-8 liftoff from SpaceX's launch pad at Cape Canaveral http://t.co/fucwgYH0s5</text:p>
          </table:table-cell>
          <table:table-cell office:value-type="string" calcext:value-type="string">
            <text:p>2013-12-04 02:08:49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start was good, apogee raised to 80k km (50k miles). Yes!!!</text:p>
          </table:table-cell>
          <table:table-cell office:value-type="string" calcext:value-type="string">
            <text:p>2013-12-04 01:26:48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ched parking orbit. Now coasting towards equator, where the upper stage will, if all goes well, restart to raise apogee</text:p>
          </table:table-cell>
          <table:table-cell office:value-type="string" calcext:value-type="string">
            <text:p>2013-12-04 01:04:03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ive video feed of launch at http://t.co/Oo569cuarz</text:p>
          </table:table-cell>
          <table:table-cell office:value-type="string" calcext:value-type="string">
            <text:p>2013-12-04 00:15:55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ut an hour away from launch. I'd like to thank @SES_Satellites for taking a chance on @SpaceX. We've given it our all.</text:p>
          </table:table-cell>
          <table:table-cell office:value-type="string" calcext:value-type="string">
            <text:p>2013-12-03 23:39:31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ruonu cool :)</text:p>
          </table:table-cell>
          <table:table-cell office:value-type="string" calcext:value-type="string">
            <text:p>2013-12-03 20:34:57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UFrugger10 I agree. Will be restored shortly.</text:p>
          </table:table-cell>
          <table:table-cell office:value-type="string" calcext:value-type="string">
            <text:p>2013-12-03 18:34:56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on_Favreau: An Amazon drone just flew away with my dog.</text:p>
          </table:table-cell>
          <table:table-cell office:value-type="string" calcext:value-type="string">
            <text:p>2013-12-03 07:32:46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ierraUniversu It was fixed this weekend, so he should try the test again.</text:p>
          </table:table-cell>
          <table:table-cell office:value-type="string" calcext:value-type="string">
            <text:p>2013-12-03 05:49:47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ierraUniversu The writer of this article had a problem with his 12V battery, so main pack was constantly charging it.</text:p>
          </table:table-cell>
          <table:table-cell office:value-type="string" calcext:value-type="string">
            <text:p>2013-12-03 05:48:51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ierraUniversu Doesn't sound right. If it is, we certainly need to fix it. Investigating...</text:p>
          </table:table-cell>
          <table:table-cell office:value-type="string" calcext:value-type="string">
            <text:p>2013-12-03 04:53:28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erman govt reviews Tesla Model S fires. All due to high speed impacts, no injuries. Concludes: no defects, no recall http://t.co/24iZzOSL3B</text:p>
          </table:table-cell>
          <table:table-cell office:value-type="string" calcext:value-type="string">
            <text:p>2013-12-03 00:26:37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ll known rocket anomalies resolved. Will spend another day rechecking to be sure. Launch attempt tmrw eve w Wed as backup.</text:p>
          </table:table-cell>
          <table:table-cell office:value-type="string" calcext:value-type="string">
            <text:p>2013-12-02 18:02:04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gas generator is a small rocket engine that powers the turbopump, which produces 7000 horsepower &amp; weighs 160 lbs</text:p>
          </table:table-cell>
          <table:table-cell office:value-type="string" calcext:value-type="string">
            <text:p>2013-12-02 03:10:19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ngines are cycling cleanly w ground pneumatics. Replaced gas generator on engine 9 (center) as a precautionary measure.</text:p>
          </table:table-cell>
          <table:table-cell office:value-type="string" calcext:value-type="string">
            <text:p>2013-12-02 03:00:40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rt was caused by oxygen in ground side TEA-TEB. Upper stage on separate internal circuit, so doesn't face same risk.</text:p>
          </table:table-cell>
          <table:table-cell office:value-type="string" calcext:value-type="string">
            <text:p>2013-11-30 17:28:37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engines are healthy, but cleaning turbopump gas generators will take another day. Aiming for Mon eve launch.</text:p>
          </table:table-cell>
          <table:table-cell office:value-type="string" calcext:value-type="string">
            <text:p>2013-11-30 16:59:41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illiamShatner Will do. Probably at least a few days. Depends on whether we need to pull the turbopumps.</text:p>
          </table:table-cell>
          <table:table-cell office:value-type="string" calcext:value-type="string">
            <text:p>2013-11-29 02:01:41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called manual abort. Better to be paranoid and wrong. Bringing rocket down to borescope engines ...</text:p>
          </table:table-cell>
          <table:table-cell office:value-type="string" calcext:value-type="string">
            <text:p>2013-11-29 01:53:36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launch aborts, we will bring the rocket down for engine inspection, so probably a few days before next attempt</text:p>
          </table:table-cell>
          <table:table-cell office:value-type="string" calcext:value-type="string">
            <text:p>2013-11-29 01:40:09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creasing helium spin start pressure. Probably &lt;50% chance of passing all aborts, but worth a try. Countdown resuming ...</text:p>
          </table:table-cell>
          <table:table-cell office:value-type="string" calcext:value-type="string">
            <text:p>2013-11-29 01:37:30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aborted by autosequence due to slower than expected thrust ramp. Seems ok on closer inspection. Cycling countdown.</text:p>
          </table:table-cell>
          <table:table-cell office:value-type="string" calcext:value-type="string">
            <text:p>2013-11-29 00:54:51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ive stream of launch at http://t.co/Oo569cuarz</text:p>
          </table:table-cell>
          <table:table-cell office:value-type="string" calcext:value-type="string">
            <text:p>2013-11-29 00:27:55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15 mins to liftoff http://t.co/3jDrHRSPQZ</text:p>
          </table:table-cell>
          <table:table-cell office:value-type="string" calcext:value-type="string">
            <text:p>2013-11-29 00:24:12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mac92 @WIRED No, almost all fuel/ox is being reserved for SES satellite to give max chance of success</text:p>
          </table:table-cell>
          <table:table-cell office:value-type="string" calcext:value-type="string">
            <text:p>2013-11-28 11:19:42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Owner drives 3121 miles solo from Canada to Mexico http://t.co/8G8l1utgS2</text:p>
          </table:table-cell>
          <table:table-cell office:value-type="string" calcext:value-type="string">
            <text:p>2013-11-28 11:17:44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description of the launch by @WIRED: http://t.co/QnLhvviEAn</text:p>
          </table:table-cell>
          <table:table-cell office:value-type="string" calcext:value-type="string">
            <text:p>2013-11-28 09:44:39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on't actually mean to knock Honda -- their cars are solid -- but the park outside (or yr house might burn down) advice was awesome</text:p>
          </table:table-cell>
          <table:table-cell office:value-type="string" calcext:value-type="string">
            <text:p>2013-11-28 07:01:16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damMKE Model S can seat 5 adults, two kids and has a front trunk for luggage. Might work for you.</text:p>
          </table:table-cell>
          <table:table-cell office:value-type="string" calcext:value-type="string">
            <text:p>2013-11-28 06:52:04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...but only if you like your house Honda recalls Fit for fire risk, says park it outside http://t.co/tLpZ7HBIdV </text:p>
          </table:table-cell>
          <table:table-cell office:value-type="string" calcext:value-type="string">
            <text:p>2013-11-28 06:38:23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launch window opens tmrw at 5:39pm EST. Watch LIVE at http://t.co/wytY3mnBf1. Happy #Spacegiving! http://t.co/leacczWC?</text:p>
          </table:table-cell>
          <table:table-cell office:value-type="string" calcext:value-type="string">
            <text:p>2013-11-28 06:04:26</text:p>
          </table:table-cell>
          <table:table-cell/>
        </table:table-row>
        <table:table-row table:style-name="ro3">
          <table:table-cell office:value-type="float" office:value="2731" calcext:value-type="float">
            <text:p>2731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mgalimany: @TeslaMotors @elonmusk This is what happens when your car is not a #Tesla Model S.</text:p>
            <text:p> https://t.co/sVlvoRZINX</text:p>
            <text:p>This will never ?</text:p>
          </table:table-cell>
          <table:table-cell office:value-type="string" calcext:value-type="string">
            <text:p>2013-11-28 03:03:28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illiamwinters: Ford issues 4th and 5th recalls for 2013 Escapes spontaneously catching fire. Not in the mainstream media. @elonmusk ht?</text:p>
          </table:table-cell>
          <table:table-cell office:value-type="string" calcext:value-type="string">
            <text:p>2013-11-27 10:46:36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aw pressure fluctuations on Falcon boost stage liquid oxygen tank. Want to be super careful, so pushing launch to Thurs.</text:p>
          </table:table-cell>
          <table:table-cell office:value-type="string" calcext:value-type="string">
            <text:p>2013-11-26 02:42:59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Falcon 9 targeted to launch SES-8 for @SES_Satellites tmrw. 1st SpaceX GEO transfer mission. http://t.co/wytY3mnBf1 http://t.co?</text:p>
          </table:table-cell>
          <table:table-cell office:value-type="string" calcext:value-type="string">
            <text:p>2013-11-25 06:17:54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t Disney World w kids for traditional prelaunch visit (first good flight was after riding Space Mountain)</text:p>
          </table:table-cell>
          <table:table-cell office:value-type="string" calcext:value-type="string">
            <text:p>2013-11-25 01:34:54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can be viewed live from Cape causeways or via http://t.co/soOCggCpN0 webcast around 5:30 local time on Monday</text:p>
          </table:table-cell>
          <table:table-cell office:value-type="string" calcext:value-type="string">
            <text:p>2013-11-23 04:28:26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rkSapiens Easier to make the plane change to equatorial orbit. Done in order to reduce satellite side delta V from 1800 m/s to 1500 m/s.</text:p>
          </table:table-cell>
          <table:table-cell office:value-type="string" calcext:value-type="string">
            <text:p>2013-11-23 04:01:33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be toughest mission to date. Requires coast + upper stage restart + going to 80,000 km altitude (~1/4 way to moon).</text:p>
          </table:table-cell>
          <table:table-cell office:value-type="string" calcext:value-type="string">
            <text:p>2013-11-23 03:45:48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eaded to Cape Canaveral tomorrow for first @SpaceX geostationary satellite launch.</text:p>
          </table:table-cell>
          <table:table-cell office:value-type="string" calcext:value-type="string">
            <text:p>2013-11-23 03:30:37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Model S Consumer Reports customer satisfaction survey highest of any car on road at 99/100 http://t.co/PpuS01S2KN</text:p>
          </table:table-cell>
          <table:table-cell office:value-type="string" calcext:value-type="string">
            <text:p>2013-11-21 21:17:05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is also extending the Model S warranty to cover any fire damage even if due solely to a driver accident</text:p>
          </table:table-cell>
          <table:table-cell office:value-type="string" calcext:value-type="string">
            <text:p>2013-11-19 19:28:45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at makes this incredibly unjust is that the Model S to date has the best safety record of any car on the road (no injuries or deaths ever)</text:p>
          </table:table-cell>
          <table:table-cell office:value-type="string" calcext:value-type="string">
            <text:p>2013-11-19 18:30:54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y does a Tesla fire w no injury get more media headlines than 100,000 gas car fires that kill 100s of people per year?</text:p>
          </table:table-cell>
          <table:table-cell office:value-type="string" calcext:value-type="string">
            <text:p>2013-11-19 16:50:48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ission of Tesla <text:s/>http://t.co/UchbT5NZE3</text:p>
          </table:table-cell>
          <table:table-cell office:value-type="string" calcext:value-type="string">
            <text:p>2013-11-19 16:21:08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uperDraco rocket engine fired at full thrust w a printed Inconel chamber. Used for Dragon escape &amp; landing http://t.co/HjWEayLlBN</text:p>
          </table:table-cell>
          <table:table-cell office:value-type="string" calcext:value-type="string">
            <text:p>2013-11-14 02:04:39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 other news, George Clooney reports that his iPhone 1 had a bug back in '07</text:p>
          </table:table-cell>
          <table:table-cell office:value-type="string" calcext:value-type="string">
            <text:p>2013-11-13 01:55:16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owner blogs about TN accident http://t.co/93Fz8WEwOU</text:p>
          </table:table-cell>
          <table:table-cell office:value-type="string" calcext:value-type="string">
            <text:p>2013-11-10 03:28:29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nks Woz! @stevewoz: Here to pick up my new car! (at @TeslaMotors w/ 2 others)</text:p>
          </table:table-cell>
          <table:table-cell office:value-type="string" calcext:value-type="string">
            <text:p>2013-11-02 20:56:33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West Coast Supercharger network now energized. Travel from Vancouver to Tijuana in styel! http://t.co/gTvV9egg3K</text:p>
          </table:table-cell>
          <table:table-cell office:value-type="string" calcext:value-type="string">
            <text:p>2013-10-30 16:47:29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iant dog topiary in Bilbao http://t.co/kHdAMvOEMN</text:p>
          </table:table-cell>
          <table:table-cell office:value-type="string" calcext:value-type="string">
            <text:p>2013-10-27 00:52:37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flight to 744m, hover &amp; return to launch pad (close shot from hexacopter drone) http://t.co/vyJSUbZo2R</text:p>
          </table:table-cell>
          <table:table-cell office:value-type="string" calcext:value-type="string">
            <text:p>2013-10-12 22:41:33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ut the Model S fire ... http://t.co/7LSBaNbnyd</text:p>
          </table:table-cell>
          <table:table-cell office:value-type="string" calcext:value-type="string">
            <text:p>2013-10-04 23:02:35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bbieViviers @SpaceX Yes, upper stage venting of liquid oxygen created a fast moving fuzzy white sphere in space over SA</text:p>
          </table:table-cell>
          <table:table-cell office:value-type="string" calcext:value-type="string">
            <text:p>2013-09-30 01:00:25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etween this flight &amp; Grasshopper tests, I think we now have all the pieces of the puzzle to bring the rocket back home.</text:p>
          </table:table-cell>
          <table:table-cell office:value-type="string" calcext:value-type="string">
            <text:p>2013-09-29 23:13:57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booster relit twice (supersonic retro &amp; landing), but spun up due to aero torque, so fuel centrifuged &amp; we flamed out</text:p>
          </table:table-cell>
          <table:table-cell office:value-type="string" calcext:value-type="string">
            <text:p>2013-09-29 23:02:27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was good. All satellites deployed at the targeted orbit insertion vectors. http://t.co/SUYMH7W9pH</text:p>
          </table:table-cell>
          <table:table-cell office:value-type="string" calcext:value-type="string">
            <text:p>2013-09-29 22:01:54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ou can watch the launch at http://t.co/2ZSXeqWKvy http://t.co/u5VEUgRu8g</text:p>
          </table:table-cell>
          <table:table-cell office:value-type="string" calcext:value-type="string">
            <text:p>2013-09-29 18:20:34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oks good for a launch attempt today. Upper winds slightly exceed loads in high subsonic regime, but improving.</text:p>
          </table:table-cell>
          <table:table-cell office:value-type="string" calcext:value-type="string">
            <text:p>2013-09-29 18:15:23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ter ice on Mars http://t.co/fPz1OF7EXI</text:p>
          </table:table-cell>
          <table:table-cell office:value-type="string" calcext:value-type="string">
            <text:p>2013-09-27 05:32:44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ID_AA_Carmack: @elonmusk @BadAstronomer We actually are outside some of the IPCC prediction ranges from 20 years ago http://t.co/WOLZlZ?</text:p>
          </table:table-cell>
          <table:table-cell office:value-type="string" calcext:value-type="string">
            <text:p>2013-09-27 02:35:33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ensible piece on status of climate change by @BadAstronomer http://t.co/Nxm7PX6cpi</text:p>
          </table:table-cell>
          <table:table-cell office:value-type="string" calcext:value-type="string">
            <text:p>2013-09-27 00:11:55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launch window is Sunday and Monday, assuming good weather at Vandenberg Air Force Base</text:p>
          </table:table-cell>
          <table:table-cell office:value-type="string" calcext:value-type="string">
            <text:p>2013-09-25 19:15:33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progress harnessing that big fusion reactor in the sky http://t.co/MZR8sQRE5E</text:p>
          </table:table-cell>
          <table:table-cell office:value-type="string" calcext:value-type="string">
            <text:p>2013-09-25 19:12:35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Hyperloop feedback from Ansys. Am excited by how much it can be improved by open src contributions! http://t.co/bD0u3roBd0</text:p>
          </table:table-cell>
          <table:table-cell office:value-type="string" calcext:value-type="string">
            <text:p>2013-09-20 05:12:58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mpleted rocket static fire with all systems green this time. Launch window opens in 10 days http://t.co/rKVBLIk6yq</text:p>
          </table:table-cell>
          <table:table-cell office:value-type="string" calcext:value-type="string">
            <text:p>2013-09-20 04:30:59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at sunset http://t.co/CeXSwqjVHP</text:p>
          </table:table-cell>
          <table:table-cell office:value-type="string" calcext:value-type="string">
            <text:p>2013-09-19 07:31:39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 happy to hear that GM plans to develop an affordable 200 mile range electric car. Right target. Hope others do same.</text:p>
          </table:table-cell>
          <table:table-cell office:value-type="string" calcext:value-type="string">
            <text:p>2013-09-19 04:16:55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pproach is 360 deg flush mounted tiny cameras + radar (prob not lidar). Lot of software &amp; hardware level image processing.</text:p>
          </table:table-cell>
          <table:table-cell office:value-type="string" calcext:value-type="string">
            <text:p>2013-09-19 01:33:52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ngineers interested in working on autonomous driving, pls email autopilot@teslamotors.com. Team will report directly to me.</text:p>
          </table:table-cell>
          <table:table-cell office:value-type="string" calcext:value-type="string">
            <text:p>2013-09-19 01:11:25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tense effort underway at Tesla to develop a practical autopilot system for Model S</text:p>
          </table:table-cell>
          <table:table-cell office:value-type="string" calcext:value-type="string">
            <text:p>2013-09-19 01:00:09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do another static fire of rocket to make sure all is good &amp; AF needs to test ICBMs, so probable launch Sept 29/30.</text:p>
          </table:table-cell>
          <table:table-cell office:value-type="string" calcext:value-type="string">
            <text:p>2013-09-15 12:14:35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ull thrust achieved on 2 sec static fire. Some anomalies to be investigated, so launch date tbd.</text:p>
          </table:table-cell>
          <table:table-cell office:value-type="string" calcext:value-type="string">
            <text:p>2013-09-13 09:04:52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pcoming Falcon 9 demo has a lot of new technology, so the probability of failure is significant http://t.co/PfnGeEaaWq</text:p>
          </table:table-cell>
          <table:table-cell office:value-type="string" calcext:value-type="string">
            <text:p>2013-09-10 11:36:20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of next gen Falcon 9 rockets rolls out to the launch pad at Vandenberg Air Force Base http://t.co/hNl6zKodvr</text:p>
          </table:table-cell>
          <table:table-cell office:value-type="string" calcext:value-type="string">
            <text:p>2013-09-10 09:58:33</text:p>
          </table:table-cell>
          <table:table-cell/>
        </table:table-row>
        <table:table-row table:style-name="ro2">
          <table:table-cell office:value-type="float" office:value="2775" calcext:value-type="float">
            <text:p>2775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T ?@johnnyhotts: @WIRED Correction: Japan's levitating train hit 361 MPH</text:p>
            <text:p>http://t.co/7jrMCf5tBc It will operate at 310?</text:p>
          </table:table-cell>
          <table:table-cell office:value-type="string" calcext:value-type="string">
            <text:p>2013-09-10 09:28:56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t is crazy that the proposed California high speed rail only goes 200 mph w avg speed of 130 mph when Japan is 300 mph+</text:p>
          </table:table-cell>
          <table:table-cell office:value-type="string" calcext:value-type="string">
            <text:p>2013-09-07 23:17:19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IRED: Japan?s L-Zero maglev train hit 310 mph in a demonstration last week. And it's pretty awesome looking. http://t.co/GAWqyil6OQ</text:p>
          </table:table-cell>
          <table:table-cell office:value-type="string" calcext:value-type="string">
            <text:p>2013-09-07 23:15:15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ideo review of Model S vs. Aston Martin Rapide S by @Autocar http://t.co/14cLl20jMP</text:p>
          </table:table-cell>
          <table:table-cell office:value-type="string" calcext:value-type="string">
            <text:p>2013-09-06 22:25:54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SuperDraco inconel rocket chamber w regen cooling jacket emerges from EOS 3D metal printer http://t.co/Tj284OuAk1</text:p>
          </table:table-cell>
          <table:table-cell office:value-type="string" calcext:value-type="string">
            <text:p>2013-09-06 00:48:50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signing a rocket part w hand gestures &amp; then 3D printing it in a metal superalloy ... http://t.co/h3KoyAb0Lt</text:p>
          </table:table-cell>
          <table:table-cell office:value-type="string" calcext:value-type="string">
            <text:p>2013-09-06 00:17:14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s at Vandenberg today going over the upcoming next gen F9 rocket launch. Some tense days ahead http://t.co/bfXnFt7alm</text:p>
          </table:table-cell>
          <table:table-cell office:value-type="string" calcext:value-type="string">
            <text:p>2013-09-04 10:20:45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n_Favreau Yup. We saw it in the movie and made it real. Good idea!</text:p>
          </table:table-cell>
          <table:table-cell office:value-type="string" calcext:value-type="string">
            <text:p>2013-08-24 05:35:33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post video next week of designing a rocket part with hand gestures &amp; then immediately printing it in titanium</text:p>
          </table:table-cell>
          <table:table-cell office:value-type="string" calcext:value-type="string">
            <text:p>2013-08-24 01:15:00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d, uhh no (zillionth person who asked), I am not going to make an IM suit, however design by hand-manipulated hologram is actually useful.</text:p>
          </table:table-cell>
          <table:table-cell office:value-type="string" calcext:value-type="string">
            <text:p>2013-08-24 01:06:37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ynmooser Reality is the best illusion</text:p>
          </table:table-cell>
          <table:table-cell office:value-type="string" calcext:value-type="string">
            <text:p>2013-08-24 01:02:28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figured out how to design rocket parts just w hand movements through the air (seriously). Now need a high frame rate holograph generator.</text:p>
          </table:table-cell>
          <table:table-cell office:value-type="string" calcext:value-type="string">
            <text:p>2013-08-24 00:58:50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del S achieves best safety rating of any car ever tested by US govt http://t.co/W1rZ5ceEVX</text:p>
          </table:table-cell>
          <table:table-cell office:value-type="string" calcext:value-type="string">
            <text:p>2013-08-20 04:10:57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ame rocket flight, but this time with cows! http://t.co/qhF5JWzyCW</text:p>
          </table:table-cell>
          <table:table-cell office:value-type="string" calcext:value-type="string">
            <text:p>2013-08-16 22:56:11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test rocket test flight: hard lateral deviation, stabilize &amp; hover, rapid descent back to pad http://t.co/Vb7ebiMdNJ</text:p>
          </table:table-cell>
          <table:table-cell office:value-type="string" calcext:value-type="string">
            <text:p>2013-08-14 10:17:12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this is not the very latest version. Will post an updated version with several late arriving corrections in a few hours.</text:p>
          </table:table-cell>
          <table:table-cell office:value-type="string" calcext:value-type="string">
            <text:p>2013-08-13 00:04:54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yperloop Alpha at http://t.co/ZRTcT2b8bP and http://t.co/7cucKKprPB http://t.co/LYhuRxUntA</text:p>
          </table:table-cell>
          <table:table-cell office:value-type="string" calcext:value-type="string">
            <text:p>2013-08-12 23:51:24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ulled all nighter working on Hyperloop (as did others). Hopefully not too many mistakes. Will publish link at 1:30 PDT.</text:p>
          </table:table-cell>
          <table:table-cell office:value-type="string" calcext:value-type="string">
            <text:p>2013-08-12 19:48:35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angout with @richardbranson &amp; me tomorrow at 9am California time http://t.co/0ELMam5wXq</text:p>
          </table:table-cell>
          <table:table-cell office:value-type="string" calcext:value-type="string">
            <text:p>2013-08-07 19:03:10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?@eirene_inc: ?The universe is prob littered w/ the 1-planet graves of cultures which made the sensible economic http://t.co/Bp6592r9bH?</text:p>
          </table:table-cell>
          <table:table-cell office:value-type="string" calcext:value-type="string">
            <text:p>2013-08-01 10:26:04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ne of the first Tesla Supercharger stations in Europe is being built in Cinderella, Norway #KatieWoodencloak</text:p>
          </table:table-cell>
          <table:table-cell office:value-type="string" calcext:value-type="string">
            <text:p>2013-07-28 05:47:17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Model S' groundbreaking platform is displayed in the center of London for @DesignMuseum The Future is Here exhibit! http?</text:p>
          </table:table-cell>
          <table:table-cell office:value-type="string" calcext:value-type="string">
            <text:p>2013-07-25 00:12:44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est saying ever ?@temochdez: there is a saying in Mexico: El miedo no anda en burro meaning Fear doesn't ride on a donkey?</text:p>
          </table:table-cell>
          <table:table-cell office:value-type="string" calcext:value-type="string">
            <text:p>2013-07-24 10:49:13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est saying ever ?@temochdez: there is a saying in Mexico: El miedo no anda en burro meaning Fear doesn't ride on a donkey?</text:p>
          </table:table-cell>
          <table:table-cell office:value-type="string" calcext:value-type="string">
            <text:p>2013-07-24 10:49:13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UberObvi: It gets dark when the sun goes down.</text:p>
          </table:table-cell>
          <table:table-cell office:value-type="string" calcext:value-type="string">
            <text:p>2013-07-24 09:35:08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physorg_com: Valley networks suggest ancient snowfall on #Mars http://t.co/FEx8SEVrCl @BrownUniversity</text:p>
          </table:table-cell>
          <table:table-cell office:value-type="string" calcext:value-type="string">
            <text:p>2013-07-23 22:08:12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h yeah, well Tesla will study a plan to study the GM team that's studying Tesla, so there! http://t.co/Gn41zsaRv8</text:p>
          </table:table-cell>
          <table:table-cell office:value-type="string" calcext:value-type="string">
            <text:p>2013-07-23 22:02:39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ohn_Gardi your guess is the closest I've seen anyone guess so far. Pod diameter probably around 2m</text:p>
          </table:table-cell>
          <table:table-cell office:value-type="string" calcext:value-type="string">
            <text:p>2013-07-15 19:51:54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chadlu I really hate patents unless critical to company survival. Will publish Hyperloop as open source.</text:p>
          </table:table-cell>
          <table:table-cell office:value-type="string" calcext:value-type="string">
            <text:p>2013-07-15 17:16:31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biasVdb Yes, it is a purely propulsive landing, but using the huge landing gear A frames as air brakes. Landing prop &lt; 5% of vehicle mass</text:p>
          </table:table-cell>
          <table:table-cell office:value-type="string" calcext:value-type="string">
            <text:p>2013-07-15 17:10:41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publish Hyperloop alpha design by Aug 12. Critical feedback for improvements would be much appreciated.</text:p>
          </table:table-cell>
          <table:table-cell office:value-type="string" calcext:value-type="string">
            <text:p>2013-07-15 17:06:18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profoundlypaige: @elonmusk http://t.co/nyO4BxYfcz is helpful, as is reiterating that you're about *efficiency*. Most no-brainer compone?</text:p>
          </table:table-cell>
          <table:table-cell office:value-type="string" calcext:value-type="string">
            <text:p>2013-07-15 16:55:26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completed full mission duration firing of next gen Falcon 9 booster. V proud of the boost stage team for overcoming many tough issues.</text:p>
          </table:table-cell>
          <table:table-cell office:value-type="string" calcext:value-type="string">
            <text:p>2013-07-15 16:46:43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LeilaniMunter: Dear Oil, I am breaking up with you... http://t.co/D0cxsW6yt1 --- @TeslaMotors @elonmusk @TeslaMotorsClub</text:p>
          </table:table-cell>
          <table:table-cell office:value-type="string" calcext:value-type="string">
            <text:p>2013-07-15 16:02:26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ianDunning @SpaceX New spacesuit almost done. Hoping to unveil by end of year.</text:p>
          </table:table-cell>
          <table:table-cell office:value-type="string" calcext:value-type="string">
            <text:p>2013-07-10 19:24:39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 true ?@jlgolson: BitTorrent packet goes to a bar and asks for beer. Everyone in the bar who already has a beer gives him a sip.?</text:p>
          </table:table-cell>
          <table:table-cell office:value-type="string" calcext:value-type="string">
            <text:p>2013-07-10 18:31:05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DP (yeah you know me) 3X</text:p>
          </table:table-cell>
          <table:table-cell office:value-type="string" calcext:value-type="string">
            <text:p>2013-07-09 23:54:48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CP packet walks into a bar &amp; says ?I?d like a beer.? Barman replies ?You?d like a beer?? ?Yes,? replies TCP packet,?I?d like a beer.?</text:p>
          </table:table-cell>
          <table:table-cell office:value-type="string" calcext:value-type="string">
            <text:p>2013-07-09 22:56:49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physorg_com: 5D optical #memory in #glass could record the last evidence of civilization http://t.co/3k8jAz3Z88</text:p>
          </table:table-cell>
          <table:table-cell office:value-type="string" calcext:value-type="string">
            <text:p>2013-07-09 19:54:56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test vertical landing rocket vid. 325M altitude, hold against wind, land w T/W&gt;1, radar in loop http://t.co/I68Xxpb1EQ</text:p>
          </table:table-cell>
          <table:table-cell office:value-type="string" calcext:value-type="string">
            <text:p>2013-07-06 03:28:41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ohoo, Tesla direct sales petition passed the 100k threshold! Thanks a lot to everyone that helped!!</text:p>
          </table:table-cell>
          <table:table-cell office:value-type="string" calcext:value-type="string">
            <text:p>2013-07-02 21:47:25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ave been reading about Henry Fielding, who had the most excellent pen name of Captain Hercules Vinegar</text:p>
          </table:table-cell>
          <table:table-cell office:value-type="string" calcext:value-type="string">
            <text:p>2013-06-30 11:52:59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ne learns something new every day ?@UberFacts: A ?Buttload? is an actual measurement of volume - Equal to 126 gallons.?</text:p>
          </table:table-cell>
          <table:table-cell office:value-type="string" calcext:value-type="string">
            <text:p>2013-06-30 00:47:27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videpley Thanks :)</text:p>
          </table:table-cell>
          <table:table-cell office:value-type="string" calcext:value-type="string">
            <text:p>2013-06-28 22:02:54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ougil_ace Taking action. Will be a 7 day grace period for $2500 ext warranty. Neg margin at that price, so must unfortunately raise.</text:p>
          </table:table-cell>
          <table:table-cell office:value-type="string" calcext:value-type="string">
            <text:p>2013-06-28 22:02:18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ohn_Gardi: @elonmusk You should point out this campaign wasn't started by TM but by concerned citizens that want a fair deal &amp; a futur?</text:p>
          </table:table-cell>
          <table:table-cell office:value-type="string" calcext:value-type="string">
            <text:p>2013-06-28 20:52:20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lease support the White House petition to allow direct sales of cars to consumers in all states http://t.co/nHrH69MD3W</text:p>
          </table:table-cell>
          <table:table-cell office:value-type="string" calcext:value-type="string">
            <text:p>2013-06-28 20:26:01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rthurblake Turning recirc off, windows closed and the right film on rear glass usually works. Am asking HVAC engineering to investigate.</text:p>
          </table:table-cell>
          <table:table-cell office:value-type="string" calcext:value-type="string">
            <text:p>2013-06-25 20:40:03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rthurblake Tesla service can do coating or can be done by any auto glass coating company. My car is done on side &amp; rear</text:p>
          </table:table-cell>
          <table:table-cell office:value-type="string" calcext:value-type="string">
            <text:p>2013-06-25 18:56:19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rthurblake Turn off AC recirc, so that cool air flows out thru rear vents &amp; get IR coating on rear glass.</text:p>
          </table:table-cell>
          <table:table-cell office:value-type="string" calcext:value-type="string">
            <text:p>2013-06-25 18:54:07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2826" calcext:value-type="float">
            <text:p>28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ustinchace will do</text:p>
          </table:table-cell>
          <table:table-cell office:value-type="string" calcext:value-type="string">
            <text:p>2013-06-24 08:19:41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LisaRoutel The NY auto dealers lost in court, so now they are funding a bill in NY legislature to block Tesla</text:p>
          </table:table-cell>
          <table:table-cell office:value-type="string" calcext:value-type="string">
            <text:p>2013-06-21 19:34:23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esla Pack Swap Event video is up: http://t.co/KeUoBoMYEB</text:p>
          </table:table-cell>
          <table:table-cell office:value-type="string" calcext:value-type="string">
            <text:p>2013-06-21 18:16:12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pack swap vid still being edited (multiple camera angles). In meantime, this article contains a vid http://t.co/lyzJy4k8Eu</text:p>
          </table:table-cell>
          <table:table-cell office:value-type="string" calcext:value-type="string">
            <text:p>2013-06-21 10:07:04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morrow night: fastest gas pump in LA vs Tesla battery pack swap http://t.co/QgZzggjIkq</text:p>
          </table:table-cell>
          <table:table-cell office:value-type="string" calcext:value-type="string">
            <text:p>2013-06-20 10:30:26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artial recall of Model S http://t.co/uDZ1f3RnjV</text:p>
          </table:table-cell>
          <table:table-cell office:value-type="string" calcext:value-type="string">
            <text:p>2013-06-19 11:07:47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attery pack swap works with all Tesla Model S cars, past and present. It was always there.</text:p>
          </table:table-cell>
          <table:table-cell office:value-type="string" calcext:value-type="string">
            <text:p>2013-06-18 23:03:39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zatulsky Shai actually got the idea from a visit to Tesla. The idea is obvious (many things allow battery swap), but the technology is not.</text:p>
          </table:table-cell>
          <table:table-cell office:value-type="string" calcext:value-type="string">
            <text:p>2013-06-18 17:57:29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ideo of battery pack swap will be posted to the Tesla website around 9:30pm, so those attending will see this first.</text:p>
          </table:table-cell>
          <table:table-cell office:value-type="string" calcext:value-type="string">
            <text:p>2013-06-18 10:46:24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ive pack swap demo on Thurs night at 8pm California time at our design studio in Hawthorne. Seeing is believing.</text:p>
          </table:table-cell>
          <table:table-cell office:value-type="string" calcext:value-type="string">
            <text:p>2013-06-18 10:42:29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attery storage of solar power needed for night operation &amp; to buffer grid during day. Beta projects are going well.</text:p>
          </table:table-cell>
          <table:table-cell office:value-type="string" calcext:value-type="string">
            <text:p>2013-06-12 18:31:23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 long way to go before most power generation is solar, but the second derivative bodes well http://t.co/Af1c9xmyjn</text:p>
          </table:table-cell>
          <table:table-cell office:value-type="string" calcext:value-type="string">
            <text:p>2013-06-12 09:37:44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1st long duration firing of the new generation Falcon 9 rocket ~1.5 million pounds of vac thrust http://t.co/iGZadNVF7w</text:p>
          </table:table-cell>
          <table:table-cell office:value-type="string" calcext:value-type="string">
            <text:p>2013-06-10 11:57:16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crsqr True</text:p>
          </table:table-cell>
          <table:table-cell office:value-type="string" calcext:value-type="string">
            <text:p>2013-06-08 22:15:21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 need more women in aerospace like Gwynne! <text:s/>http://t.co/bTl7t5nWZx</text:p>
          </table:table-cell>
          <table:table-cell office:value-type="string" calcext:value-type="string">
            <text:p>2013-06-08 22:05:21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asier said than done. There is a lot of pressure from investors. It is hard not to feel super bad if u don't make ur qtr.</text:p>
          </table:table-cell>
          <table:table-cell office:value-type="string" calcext:value-type="string">
            <text:p>2013-06-06 18:27:35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rs requires developing complex technology over a decade+, but market cares about next 3 months. Result would be conflicting priorities.</text:p>
          </table:table-cell>
          <table:table-cell office:value-type="string" calcext:value-type="string">
            <text:p>2013-06-06 18:22:54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QMInc I don't have a publicist</text:p>
          </table:table-cell>
          <table:table-cell office:value-type="string" calcext:value-type="string">
            <text:p>2013-06-06 18:12:24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 near term plans to IPO @SpaceX. Only possible in very long term when Mars Colonial Transporter is flying regularly.</text:p>
          </table:table-cell>
          <table:table-cell office:value-type="string" calcext:value-type="string">
            <text:p>2013-06-06 12:01:13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orgot to say one thing at Tesla annual shareholders meeting: just as my money was the first in, it will be the last out.</text:p>
          </table:table-cell>
          <table:table-cell office:value-type="string" calcext:value-type="string">
            <text:p>2013-06-05 05:35:23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ve this image of Dragon docked to the Space Station as it orbits through dark side of Earth http://t.co/kygcsEQNhk</text:p>
          </table:table-cell>
          <table:table-cell office:value-type="string" calcext:value-type="string">
            <text:p>2013-06-04 01:51:08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ac thrust of 700 tons means avg of 14 tons/floor of structural steel for a 50 story building.</text:p>
          </table:table-cell>
          <table:table-cell office:value-type="string" calcext:value-type="string">
            <text:p>2013-06-03 10:53:19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illiamricci6 50% higher. ~1.3 M lbs sea level and ~1.5 M lbs vacuum thrust. Will be 60% higher with some tweaks.</text:p>
          </table:table-cell>
          <table:table-cell office:value-type="string" calcext:value-type="string">
            <text:p>2013-06-03 09:29:22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1st firing of Falcon 9-R advanced prototype rocket. Over 1M lbs thrust, enough to lift skyscraper http://t.co/AUCsWTw77E</text:p>
          </table:table-cell>
          <table:table-cell office:value-type="string" calcext:value-type="string">
            <text:p>2013-06-03 07:06:33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uge expansion of Tesla Supercharger network underway. Will cover LA to NY by end of year http://t.co/MFKjBJzklc</text:p>
          </table:table-cell>
          <table:table-cell office:value-type="string" calcext:value-type="string">
            <text:p>2013-05-30 21:47:47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loomberg TV features debate of @AndreaSJames vs some guy picking his nose http://t.co/n5Iu91Wu1r</text:p>
          </table:table-cell>
          <table:table-cell office:value-type="string" calcext:value-type="string">
            <text:p>2013-05-30 12:54:40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bertGaristo V much agree. Moreover, there is risk of severe non-linearities in feedback loops causing sudden warming.</text:p>
          </table:table-cell>
          <table:table-cell office:value-type="string" calcext:value-type="string">
            <text:p>2013-05-27 00:35:17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RobertGaristo: @elonmusk I'm a physicist &amp; 97% # seems right?v rare to find a scientist not convinced by evidence, &amp; ~none think there ?</text:p>
          </table:table-cell>
          <table:table-cell office:value-type="string" calcext:value-type="string">
            <text:p>2013-05-27 00:18:27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ou Can Fit A Lot Of Kindergartners In A Tesla Model S - Houston Chronicle http://t.co/iOZPxrx3sa</text:p>
          </table:table-cell>
          <table:table-cell office:value-type="string" calcext:value-type="string">
            <text:p>2013-05-26 06:58:35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 thinking of doing a movie sequel of sorts to Thank You for Smoking. That was bad CO2 for indiv, this for the planet</text:p>
          </table:table-cell>
          <table:table-cell office:value-type="string" calcext:value-type="string">
            <text:p>2013-05-26 00:14:55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rth reading Merchants of Doubt. Same who tried to deny smoking deaths r denying climate change http://t.co/C6H8HrzS8X</text:p>
          </table:table-cell>
          <table:table-cell office:value-type="string" calcext:value-type="string">
            <text:p>2013-05-26 00:01:04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eah, climate change should really be considered a centrist issue, as it affects everyone.</text:p>
          </table:table-cell>
          <table:table-cell office:value-type="string" calcext:value-type="string">
            <text:p>2013-05-25 23:39:58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 not suggesting shutting down CO2 production, but rather to price in environmental cost &amp; shift to sustainable energy</text:p>
          </table:table-cell>
          <table:table-cell office:value-type="string" calcext:value-type="string">
            <text:p>2013-05-25 23:25:29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ven if the answer is only on the order of 1%, we should still take immediate action, as there is only one atmosphere.</text:p>
          </table:table-cell>
          <table:table-cell office:value-type="string" calcext:value-type="string">
            <text:p>2013-05-25 23:01:39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ight question to ask Dyson or others: what is probability that human actions could cause catastrophic climate change?</text:p>
          </table:table-cell>
          <table:table-cell office:value-type="string" calcext:value-type="string">
            <text:p>2013-05-25 22:59:59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at most serious scientists have a problem with is the notion of certainty about *any* subject. That is not the point.</text:p>
          </table:table-cell>
          <table:table-cell office:value-type="string" calcext:value-type="string">
            <text:p>2013-05-25 22:58:08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n0xvi11ain Very few. Scientific consensus at time of Columbus was world was round http://t.co/V3XIcob4s8</text:p>
          </table:table-cell>
          <table:table-cell office:value-type="string" calcext:value-type="string">
            <text:p>2013-05-25 21:53:03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rry for all the heavy stuff abt climate change, but I really thought world wd take action sooner. No time for subtlety</text:p>
          </table:table-cell>
          <table:table-cell office:value-type="string" calcext:value-type="string">
            <text:p>2013-05-25 21:28:03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1stHubbleFan @keithwarren Exactly</text:p>
          </table:table-cell>
          <table:table-cell office:value-type="string" calcext:value-type="string">
            <text:p>2013-05-25 21:21:59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 reality, 97% of scientists agree that we face serious human generated climate change http://t.co/soQCnJB61B</text:p>
          </table:table-cell>
          <table:table-cell office:value-type="string" calcext:value-type="string">
            <text:p>2013-05-25 21:15:55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limate change deniers claim scientists disagree, same rebuttal used by tobacco industry about lung cancer for decades</text:p>
          </table:table-cell>
          <table:table-cell office:value-type="string" calcext:value-type="string">
            <text:p>2013-05-25 21:08:54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2867" calcext:value-type="float">
            <text:p>28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article on Climate Change vs Global Warming referred by @ForrestTanaka http://t.co/D1s4RJ0qus</text:p>
          </table:table-cell>
          <table:table-cell office:value-type="string" calcext:value-type="string">
            <text:p>2013-05-25 10:45:32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UberFacts: There's an Iron Man edition of Mr. Potato Head named Tony Starch.</text:p>
          </table:table-cell>
          <table:table-cell office:value-type="string" calcext:value-type="string">
            <text:p>2013-05-25 10:30:17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s beat up pretty badly as a kid &amp; left me w jagged septum. Harder to breathe as I got older, so time to fix.</text:p>
          </table:table-cell>
          <table:table-cell office:value-type="string" calcext:value-type="string">
            <text:p>2013-05-25 06:32:45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1stHubbleFan: @GaryDownie @elonmusk Wrong! Science helps confirm #climatechange by, once again, pointing to #sealevelrise: http://t.co/?</text:p>
          </table:table-cell>
          <table:table-cell office:value-type="string" calcext:value-type="string">
            <text:p>2013-05-25 06:11:40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ad a minor operation, so am in bed in meds. Probably shouldn't be tweeting :)</text:p>
          </table:table-cell>
          <table:table-cell office:value-type="string" calcext:value-type="string">
            <text:p>2013-05-25 06:09:28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ign of a good design is that it feels and is much bigger on inside than looks on outside</text:p>
          </table:table-cell>
          <table:table-cell office:value-type="string" calcext:value-type="string">
            <text:p>2013-05-25 06:01:52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osmicRami Awesome. We really need to promote that fact in the US. A CO2 tax will not cause economy to grind to a halt!</text:p>
          </table:table-cell>
          <table:table-cell office:value-type="string" calcext:value-type="string">
            <text:p>2013-05-25 05:43:11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uld love to do a pickup truck. Something w ultra low cg for sports car handling, dynamic air suspension &amp; mega torque.</text:p>
          </table:table-cell>
          <table:table-cell office:value-type="string" calcext:value-type="string">
            <text:p>2013-05-25 05:22:21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chnically, I got rich from Zip2 &amp; PayPal w zero govt anything, then put 100% of that into SpaceX, Tesla &amp; SolarCity.</text:p>
          </table:table-cell>
          <table:table-cell office:value-type="string" calcext:value-type="string">
            <text:p>2013-05-25 05:12:31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consumption is low, then the tax is proportionately low. We should prob not have tax on basic foods &amp; critical meds.</text:p>
          </table:table-cell>
          <table:table-cell office:value-type="string" calcext:value-type="string">
            <text:p>2013-05-25 05:03:13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onder68 Carbon produced by a @SpaceX rocket flight is roughly equal to one 747 flight. No, we should not be exempt.</text:p>
          </table:table-cell>
          <table:table-cell office:value-type="string" calcext:value-type="string">
            <text:p>2013-05-25 04:54:24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t of gas savings, a Tesla is $550 to $600/month with down payment taken care of by tax credits. Maybe less costly then it first seems.</text:p>
          </table:table-cell>
          <table:table-cell office:value-type="string" calcext:value-type="string">
            <text:p>2013-05-25 04:52:15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es, am arguing against subsidies and in favor of a tax on the end bad created. Market will then achieve best solution.</text:p>
          </table:table-cell>
          <table:table-cell office:value-type="string" calcext:value-type="string">
            <text:p>2013-05-25 04:45:48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rees are net consumers of CO2, so technically we would pay them money :)</text:p>
          </table:table-cell>
          <table:table-cell office:value-type="string" calcext:value-type="string">
            <text:p>2013-05-25 04:41:56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actly. Seems crazy to risk the CO2 chemical experiment when we have to find another solution anyway.</text:p>
          </table:table-cell>
          <table:table-cell office:value-type="string" calcext:value-type="string">
            <text:p>2013-05-25 04:39:02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ig difference between taxing people and taxing purchases (ie consumption). Much better to emphasize the latter.</text:p>
          </table:table-cell>
          <table:table-cell office:value-type="string" calcext:value-type="string">
            <text:p>2013-05-25 04:34:20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xMBerger The collective wisdom of the market is usually (not always) better than the smartest govt regulator.</text:p>
          </table:table-cell>
          <table:table-cell office:value-type="string" calcext:value-type="string">
            <text:p>2013-05-25 04:29:55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e &amp; other private money funded Tesla for first 7 years, got IPO+ govt money for 3, now paid back. Yes, carbon tax would be a better way.</text:p>
          </table:table-cell>
          <table:table-cell office:value-type="string" calcext:value-type="string">
            <text:p>2013-05-25 04:25:57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rayj_ There should be a constitutional amendment to redo the tax code every ten years, just like we do a census.</text:p>
          </table:table-cell>
          <table:table-cell office:value-type="string" calcext:value-type="string">
            <text:p>2013-05-25 04:22:04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eight of scientific evidence. Taxes don't ban a purchase, they just increase cost. Am against bans, except in extreme cases.</text:p>
          </table:table-cell>
          <table:table-cell office:value-type="string" calcext:value-type="string">
            <text:p>2013-05-25 04:16:08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actly. Better to tax known bad thing and incent desired outcome, instead of subsidizing particular solution paths. Let market decide.</text:p>
          </table:table-cell>
          <table:table-cell office:value-type="string" calcext:value-type="string">
            <text:p>2013-05-25 04:10:57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erhaps. I am in favor of fair, simple taxes that are neutral on most things, incent good &amp; disincent bad.</text:p>
          </table:table-cell>
          <table:table-cell office:value-type="string" calcext:value-type="string">
            <text:p>2013-05-25 04:05:25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eat article on Tesla-dealer battle by Leilani Munter (@CarbonFreeGirl), who lives in NC http://t.co/pvEmE5pEVN</text:p>
          </table:table-cell>
          <table:table-cell office:value-type="string" calcext:value-type="string">
            <text:p>2013-05-25 04:01:06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arunG_ Belief in climate change isn't necessary. Even a small probability of a severe outcome justifies a carbon tax.</text:p>
          </table:table-cell>
          <table:table-cell office:value-type="string" calcext:value-type="string">
            <text:p>2013-05-24 15:32:04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arlbrauer Making rockets</text:p>
          </table:table-cell>
          <table:table-cell office:value-type="string" calcext:value-type="string">
            <text:p>2013-05-24 13:54:22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nykatz Don't like having a zillion tweets in the log. Makes it tough to wade through if someone wants to read my tweet history.</text:p>
          </table:table-cell>
          <table:table-cell office:value-type="string" calcext:value-type="string">
            <text:p>2013-05-24 10:04:59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apientCapital We created electric cars to help solve the problem, not because we thought it was easy money. Still isn't.</text:p>
          </table:table-cell>
          <table:table-cell office:value-type="string" calcext:value-type="string">
            <text:p>2013-05-24 08:02:38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d, since we will run out of oil anyway, why risk the future of all life on Earth simply to delay sustainable energy?</text:p>
          </table:table-cell>
          <table:table-cell office:value-type="string" calcext:value-type="string">
            <text:p>2013-05-24 07:46:25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ose who would deny climate change should ask themselves what happens if they are wrong http://t.co/S7fOIrly6B</text:p>
          </table:table-cell>
          <table:table-cell office:value-type="string" calcext:value-type="string">
            <text:p>2013-05-24 07:38:23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ore importantly, @Chrysler failed to pay back $1.3B. Apart those 2 points, you were totally 1st http://t.co/0P2ZLDl67a</text:p>
          </table:table-cell>
          <table:table-cell office:value-type="string" calcext:value-type="string">
            <text:p>2013-05-23 18:42:02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s many have already noted, @Chrysler is a division of Fiat, an Italian company. We specifically said first *US* company.</text:p>
          </table:table-cell>
          <table:table-cell office:value-type="string" calcext:value-type="string">
            <text:p>2013-05-23 18:36:20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terview with @BloombergNews about Tesla and DOE loan gets into some of the details http://t.co/xb0JVoPHNC</text:p>
          </table:table-cell>
          <table:table-cell office:value-type="string" calcext:value-type="string">
            <text:p>2013-05-23 12:55:03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wired the funds to repay the DOE loan today. Only US car company to have fully repaid govt http://t.co/jxHW9YkvPz</text:p>
          </table:table-cell>
          <table:table-cell office:value-type="string" calcext:value-type="string">
            <text:p>2013-05-23 00:45:55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izmoman0 Physics</text:p>
          </table:table-cell>
          <table:table-cell office:value-type="string" calcext:value-type="string">
            <text:p>2013-05-21 00:50:31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yes_andre I'm a big fan of ultracapacitors. Was going to do my PhD at Stanford on them. But we need a breakthrough in energy density...</text:p>
          </table:table-cell>
          <table:table-cell office:value-type="string" calcext:value-type="string">
            <text:p>2013-05-21 00:45:10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[WATCH] SpaceX?s 5.2m satellite fairing is tested in the world?s largest vacuum chamber @NASAglenn: http://t.co/cDAzn2gI25</text:p>
          </table:table-cell>
          <table:table-cell office:value-type="string" calcext:value-type="string">
            <text:p>2013-05-19 20:03:26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cBartVolgers @SpaceX High pressure helium pneumatic bolts and pistons. No explosives.</text:p>
          </table:table-cell>
          <table:table-cell office:value-type="string" calcext:value-type="string">
            <text:p>2013-05-19 20:02:33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xyrth Cool, will get one plus another chicken</text:p>
          </table:table-cell>
          <table:table-cell office:value-type="string" calcext:value-type="string">
            <text:p>2013-05-19 04:49:07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alulahRiley You're welcome. It did seem like the chicken of destiny xx</text:p>
          </table:table-cell>
          <table:table-cell office:value-type="string" calcext:value-type="string">
            <text:p>2013-05-19 02:46:47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etting zoo left a chicken behind at the park. Now we have a pet chicken.</text:p>
          </table:table-cell>
          <table:table-cell office:value-type="string" calcext:value-type="string">
            <text:p>2013-05-19 02:44:07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aBrunetti Soon Model S will feature druidic dwarves dancing around a miniature stone henge</text:p>
          </table:table-cell>
          <table:table-cell office:value-type="string" calcext:value-type="string">
            <text:p>2013-05-15 12:06:42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aBrunetti Well, you see, by making it go to 11, that makes it louder than loud :)</text:p>
          </table:table-cell>
          <table:table-cell office:value-type="string" calcext:value-type="string">
            <text:p>2013-05-14 23:29:38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upercharger announcement pushed to next week. Something else this week.</text:p>
          </table:table-cell>
          <table:table-cell office:value-type="string" calcext:value-type="string">
            <text:p>2013-05-14 21:21:36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ryanclarke physics + a broad range of engineering. Worth taking humanities courses too, particularly history.</text:p>
          </table:table-cell>
          <table:table-cell office:value-type="string" calcext:value-type="string">
            <text:p>2013-05-13 23:01:08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icorly Yes, usually several times more energy over the course of the year than is needed by the Model S</text:p>
          </table:table-cell>
          <table:table-cell office:value-type="string" calcext:value-type="string">
            <text:p>2013-05-13 22:33:46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lkosh we do</text:p>
          </table:table-cell>
          <table:table-cell office:value-type="string" calcext:value-type="string">
            <text:p>2013-05-13 22:32:38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tsokayyouknow Harder than that, but it is a software vs hardware change</text:p>
          </table:table-cell>
          <table:table-cell office:value-type="string" calcext:value-type="string">
            <text:p>2013-05-13 22:31:56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late: RT @thehighsign: Sendup of Dan Brown disguised as praise of Dan Brown--written in the style of Dan Brown--is genius: http://t.co?</text:p>
          </table:table-cell>
          <table:table-cell office:value-type="string" calcext:value-type="string">
            <text:p>2013-05-13 22:20:17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vast majority of credit for SolarCity should go to Lyndon &amp; Peter Rive &amp; their awesome team. I'm just a small part.</text:p>
          </table:table-cell>
          <table:table-cell office:value-type="string" calcext:value-type="string">
            <text:p>2013-05-13 22:19:34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eanChin @RaimisJ Over the air upgrade coming in a few months to allow tethering (and other things).</text:p>
          </table:table-cell>
          <table:table-cell office:value-type="string" calcext:value-type="string">
            <text:p>2013-05-12 05:52:50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mproving service and honing manufacturing efficiency are the biggest short term challenges. Not sales constrained.</text:p>
          </table:table-cell>
          <table:table-cell office:value-type="string" calcext:value-type="string">
            <text:p>2013-05-12 04:05:43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nabananastand It can do hands free right now. Being able to text people via voice while driving would be a good feature to add...</text:p>
          </table:table-cell>
          <table:table-cell office:value-type="string" calcext:value-type="string">
            <text:p>2013-05-12 03:55:39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nggirl Mostly water or coffee at home. When I'm out, will have Macallan neat or vodka with something.</text:p>
          </table:table-cell>
          <table:table-cell office:value-type="string" calcext:value-type="string">
            <text:p>2013-05-12 03:53:04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nielmarshal15 It can dig up almost anything.</text:p>
          </table:table-cell>
          <table:table-cell office:value-type="string" calcext:value-type="string">
            <text:p>2013-05-12 03:45:39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asonPolstein Yeah, we don't do a good job of telling people about this feature. Requires hardware unfortunately.</text:p>
          </table:table-cell>
          <table:table-cell office:value-type="string" calcext:value-type="string">
            <text:p>2013-05-12 03:44:53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grimmerkimmer @dpinsen Given the extreme burn, shorts are pushing every possible fear, uncertainty &amp; doubt story http://t.co/LWr3GODxBG</text:p>
          </table:table-cell>
          <table:table-cell office:value-type="string" calcext:value-type="string">
            <text:p>2013-05-12 03:43:46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aimisJ Tesla software knits together Google Voice, Slacker, Gracenote &amp; others and streams over 3G (will be LTE later)</text:p>
          </table:table-cell>
          <table:table-cell office:value-type="string" calcext:value-type="string">
            <text:p>2013-05-12 03:32:04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pinsen People tell me Cory Johnson is a shill for the shorts. Don't know if true, but he sure behaves that way.</text:p>
          </table:table-cell>
          <table:table-cell office:value-type="string" calcext:value-type="string">
            <text:p>2013-05-12 03:22:33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uld also recommend the Cheese Shop, Spam or Fish License by Monty Python.</text:p>
          </table:table-cell>
          <table:table-cell office:value-type="string" calcext:value-type="string">
            <text:p>2013-05-12 03:12:55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old down voice button &amp; say Play Amish Paradise by Weird Al Yankovic. Model S can play almost any song via Internet.</text:p>
          </table:table-cell>
          <table:table-cell office:value-type="string" calcext:value-type="string">
            <text:p>2013-05-12 03:09:58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albhuwan Don't forget the mystery announcement. Part 5 of the trilogy.</text:p>
          </table:table-cell>
          <table:table-cell office:value-type="string" calcext:value-type="string">
            <text:p>2013-05-09 18:26:09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re is a way for the Tesla Model S to be recharged throughout the country faster than you could fill a gas tank.</text:p>
          </table:table-cell>
          <table:table-cell office:value-type="string" calcext:value-type="string">
            <text:p>2013-05-09 18:24:30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CRcars: Consumer Reports: The Tesla Model S earns our top test score. Road test and video: http://t.co/5GmuIC2CBs</text:p>
          </table:table-cell>
          <table:table-cell office:value-type="string" calcext:value-type="string">
            <text:p>2013-05-09 18:06:46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HowardReiter Totally agree. Tesla will circle back and do something cool for Roadsters next year.</text:p>
          </table:table-cell>
          <table:table-cell office:value-type="string" calcext:value-type="string">
            <text:p>2013-05-09 03:58:49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jasandoval Stay tuned</text:p>
          </table:table-cell>
          <table:table-cell office:value-type="string" calcext:value-type="string">
            <text:p>2013-05-09 03:16:25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want to say thanks to customers &amp; investors that took a chance on Tesla through the long, dark night. We wouldn't be here without you.</text:p>
          </table:table-cell>
          <table:table-cell office:value-type="string" calcext:value-type="string">
            <text:p>2013-05-09 02:54:46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estcoastbill Thanks Bill!</text:p>
          </table:table-cell>
          <table:table-cell office:value-type="string" calcext:value-type="string">
            <text:p>2013-05-09 02:06:16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 a fan of Larry, Sergey &amp; Google in general, but self-driving cars comments to Bloomberg were just off-the-cuff. No big announcement here</text:p>
          </table:table-cell>
          <table:table-cell office:value-type="string" calcext:value-type="string">
            <text:p>2013-05-07 18:47:20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priority is electrification of cars, so priority is Model S, Model X, then mass market third gen vehicle &amp; truck</text:p>
          </table:table-cell>
          <table:table-cell office:value-type="string" calcext:value-type="string">
            <text:p>2013-05-07 18:42:59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bel_sal exactly</text:p>
          </table:table-cell>
          <table:table-cell office:value-type="string" calcext:value-type="string">
            <text:p>2013-05-07 18:40:49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2937" calcext:value-type="float">
            <text:p>29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reating an autopilot for cars at Tesla is an important, but not yet top priority. Still a few years from production.</text:p>
          </table:table-cell>
          <table:table-cell office:value-type="string" calcext:value-type="string">
            <text:p>2013-05-07 18:37:20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JFrustration Tested it myself this weekend and was working well. Some songs have licensing prohibiting direct request.</text:p>
          </table:table-cell>
          <table:table-cell office:value-type="string" calcext:value-type="string">
            <text:p>2013-05-07 18:28:47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yone interested in doing ultra hardcore vehicle engineering at Tesla, please apply!</text:p>
          </table:table-cell>
          <table:table-cell office:value-type="string" calcext:value-type="string">
            <text:p>2013-05-06 22:28:02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hris Porritt from Aston Martin just joined as head of vehicle engineering at Tesla http://t.co/MNUIWDxoXt</text:p>
          </table:table-cell>
          <table:table-cell office:value-type="string" calcext:value-type="string">
            <text:p>2013-05-06 22:25:28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dcs Yup, it is super far. Moon is basically in our back yard relative to Mars.</text:p>
          </table:table-cell>
          <table:table-cell office:value-type="string" calcext:value-type="string">
            <text:p>2013-05-06 22:13:07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irdthebird Definitely a lot of potential for geothermal, but depends on well depth. Too expensive in most places.</text:p>
          </table:table-cell>
          <table:table-cell office:value-type="string" calcext:value-type="string">
            <text:p>2013-05-05 19:27:53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tlefKroeze Yeah, that probably makes sense.</text:p>
          </table:table-cell>
          <table:table-cell office:value-type="string" calcext:value-type="string">
            <text:p>2013-05-05 06:20:17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ouglasBullard @teslamotors Most people have never heard of Nikola Tesla. That will hopefully change over time.</text:p>
          </table:table-cell>
          <table:table-cell office:value-type="string" calcext:value-type="string">
            <text:p>2013-05-05 05:51:06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lyguynscc @teslamotors yes, that has been the goal from the beginning</text:p>
          </table:table-cell>
          <table:table-cell office:value-type="string" calcext:value-type="string">
            <text:p>2013-05-05 05:21:47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ink_justin It can definitely strain relationships, but I loved doing my first company with my brother</text:p>
          </table:table-cell>
          <table:table-cell office:value-type="string" calcext:value-type="string">
            <text:p>2013-05-04 18:38:53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Vangsgutane Norway rocks!</text:p>
          </table:table-cell>
          <table:table-cell office:value-type="string" calcext:value-type="string">
            <text:p>2013-05-04 18:37:59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ehbyJammin Earnings call next week, then Supercharger week after and then... the mystery announcement/demonstration :)</text:p>
          </table:table-cell>
          <table:table-cell office:value-type="string" calcext:value-type="string">
            <text:p>2013-05-04 09:38:21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eslaTrip you're welcome :)</text:p>
          </table:table-cell>
          <table:table-cell office:value-type="string" calcext:value-type="string">
            <text:p>2013-05-04 09:37:16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North Carolina General Assembly could prevent Tesla from selling cars. Take action: http://t.co/EvxHevlZxi #TeslaNC</text:p>
          </table:table-cell>
          <table:table-cell office:value-type="string" calcext:value-type="string">
            <text:p>2013-05-04 02:38:54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bradholt we need a compelling video that convinces TX lawmakers to pass the direct sales law just approved by their committee.</text:p>
          </table:table-cell>
          <table:table-cell office:value-type="string" calcext:value-type="string">
            <text:p>2013-05-03 23:55:52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cco_TheStreet Guaranteeing the world's best resale value in industry is unprecedented and backed up my other assets. Why isn't that good?</text:p>
          </table:table-cell>
          <table:table-cell office:value-type="string" calcext:value-type="string">
            <text:p>2013-05-03 23:53:08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isCowan_ <text:s/>Chris is great. Took a long time for me to find someone w truly hardcore engineering skills, who fully understood the system.</text:p>
          </table:table-cell>
          <table:table-cell office:value-type="string" calcext:value-type="string">
            <text:p>2013-05-03 23:47:24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 getting lots of questions about the big Supercharger announcement. Aiming to do that the week after next.</text:p>
          </table:table-cell>
          <table:table-cell office:value-type="string" calcext:value-type="string">
            <text:p>2013-05-03 22:28:10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oneymonster Yes, this does put an indirect floor on resale value. Should help all owners.</text:p>
          </table:table-cell>
          <table:table-cell office:value-type="string" calcext:value-type="string">
            <text:p>2013-05-03 22:06:04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raises Model S resale value guarantee to highest in auto industry http://t.co/l5LOXtyP33</text:p>
          </table:table-cell>
          <table:table-cell office:value-type="string" calcext:value-type="string">
            <text:p>2013-05-03 22:00:21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yatpay Side boosters fall short &amp; center core goes too far + Florida is heavily populated. Landing permission tricky :)</text:p>
          </table:table-cell>
          <table:table-cell office:value-type="string" calcext:value-type="string">
            <text:p>2013-05-03 21:55:36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ataneous We can't formally provide a guarantee w/o restating accounting, but I feel confident about the value anyway.</text:p>
          </table:table-cell>
          <table:table-cell office:value-type="string" calcext:value-type="string">
            <text:p>2013-05-03 21:52:58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2552nsf Yeah, that is super tricky. Will have to sacrifice a lot of payload to boost back or land on ocean platform.</text:p>
          </table:table-cell>
          <table:table-cell office:value-type="string" calcext:value-type="string">
            <text:p>2013-05-03 21:50:54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bel_sal Yes, your article (and many others) rightly identified that we made a mistake. New financing is not perfect, but much better.</text:p>
          </table:table-cell>
          <table:table-cell office:value-type="string" calcext:value-type="string">
            <text:p>2013-05-03 21:24:48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lan_Nestos The legs are nested tight against the body of the rocket in flight, so rotate about 120 degrees to deploy</text:p>
          </table:table-cell>
          <table:table-cell office:value-type="string" calcext:value-type="string">
            <text:p>2013-05-03 19:55:22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arma_setia More likely that pigs will fly over the frozen wastes of Hell. Clarkson doesn't understand technology.</text:p>
          </table:table-cell>
          <table:table-cell office:value-type="string" calcext:value-type="string">
            <text:p>2013-05-03 11:43:12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SONberland We did a ton of testing until they could handle 4X legally required impact energy. Extremely tough.</text:p>
          </table:table-cell>
          <table:table-cell office:value-type="string" calcext:value-type="string">
            <text:p>2013-05-03 11:41:24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igBalli High pressure helium. Needs to be ultra light. All 4 legs together (~60 ft span) weigh less than Model S.</text:p>
          </table:table-cell>
          <table:table-cell office:value-type="string" calcext:value-type="string">
            <text:p>2013-05-02 23:19:40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9R (pronounced F-niner) shows a little leg. Design is a nested, telescoping piston w A frame. http://t.co/H49TSS2CYl</text:p>
          </table:table-cell>
          <table:table-cell office:value-type="string" calcext:value-type="string">
            <text:p>2013-05-02 23:17:29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ulezelectric This is about getting a prior announcement right. Not part 4 yet.</text:p>
          </table:table-cell>
          <table:table-cell office:value-type="string" calcext:value-type="string">
            <text:p>2013-05-02 21:01:42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ime to up the ante (and fix some mistakes). Tesla announcement tomorrow.</text:p>
          </table:table-cell>
          <table:table-cell office:value-type="string" calcext:value-type="string">
            <text:p>2013-05-02 20:54:50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2968" calcext:value-type="float">
            <text:p>29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strostephenson We're aiming for late 2015, but NASA needs to have overlapping capability to be safe. Would do the same</text:p>
          </table:table-cell>
          <table:table-cell office:value-type="string" calcext:value-type="string">
            <text:p>2013-05-02 04:12:05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elissaMontoyaO Anne's role is launch site engineering. Don't think she has anything against media -- just not her role.</text:p>
          </table:table-cell>
          <table:table-cell office:value-type="string" calcext:value-type="string">
            <text:p>2013-05-02 04:08:07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albhuwan @teslamotors Cool :)</text:p>
          </table:table-cell>
          <table:table-cell office:value-type="string" calcext:value-type="string">
            <text:p>2013-05-01 20:44:55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bel_sal Just read it. Good piece.</text:p>
          </table:table-cell>
          <table:table-cell office:value-type="string" calcext:value-type="string">
            <text:p>2013-05-01 20:03:29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alTomLangel Maybe a v long time from now. Paying div is a sign that a company cannot find good ways to spend money.</text:p>
          </table:table-cell>
          <table:table-cell office:value-type="string" calcext:value-type="string">
            <text:p>2013-05-01 19:35:59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fww Our software is requesting the right song, but Slacker has a bug in their code. Supposed to be fixed by tomorrow.</text:p>
          </table:table-cell>
          <table:table-cell office:value-type="string" calcext:value-type="string">
            <text:p>2013-05-01 19:32:49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irene_inc @sciam Interesting piece</text:p>
          </table:table-cell>
          <table:table-cell office:value-type="string" calcext:value-type="string">
            <text:p>2013-05-01 19:30:23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ciam: The Long and Arduous Quest to Find Flowing Water on Mars May Be Over (preview) http://t.co/RcnE5zrZ6e</text:p>
          </table:table-cell>
          <table:table-cell office:value-type="string" calcext:value-type="string">
            <text:p>2013-05-01 19:29:59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uto Dealer Sterling McCall makes the case for Tesla direct sales in Texas http://t.co/JcHETe0d2l</text:p>
          </table:table-cell>
          <table:table-cell office:value-type="string" calcext:value-type="string">
            <text:p>2013-05-01 00:01:22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grats to @VirginGalactic and @RichardBranson on supersonic test flight!</text:p>
          </table:table-cell>
          <table:table-cell office:value-type="string" calcext:value-type="string">
            <text:p>2013-04-30 03:18:26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test of the Falcon 9-R (reusable) ignition system. Not long now before the hold down fire http://t.co/5r5nJWaNrI</text:p>
          </table:table-cell>
          <table:table-cell office:value-type="string" calcext:value-type="string">
            <text:p>2013-04-28 08:54:33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Creating the World?s Best Service and Warranty Program http://t.co/iGz8p9U3tY</text:p>
          </table:table-cell>
          <table:table-cell office:value-type="string" calcext:value-type="string">
            <text:p>2013-04-26 21:24:29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cmeggs Am for good public transit in LA, but the pace of that construction makes the 405 look fast.</text:p>
          </table:table-cell>
          <table:table-cell office:value-type="string" calcext:value-type="string">
            <text:p>2013-04-26 04:25:30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cmeggs This argument is a bit silly. A city will not grow to infinite size just because there isn't traffic.</text:p>
          </table:table-cell>
          <table:table-cell office:value-type="string" calcext:value-type="string">
            <text:p>2013-04-26 04:21:08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ycomWireless @TeslaMotors Cool, thanks for buying our car!</text:p>
          </table:table-cell>
          <table:table-cell office:value-type="string" calcext:value-type="string">
            <text:p>2013-04-25 21:46:28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app697 Thanks, important clarification. Tesla announcements are always about making product experience better. Market follows eventually.</text:p>
          </table:table-cell>
          <table:table-cell office:value-type="string" calcext:value-type="string">
            <text:p>2013-04-25 21:45:45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nouncement of new @TeslaMotors strategy tomorrow. Tesla owners will like this.</text:p>
          </table:table-cell>
          <table:table-cell office:value-type="string" calcext:value-type="string">
            <text:p>2013-04-25 18:54:47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wheelseditor Cool. Just read and watched!</text:p>
          </table:table-cell>
          <table:table-cell office:value-type="string" calcext:value-type="string">
            <text:p>2013-04-25 18:46:15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eems to be some stormy weather over in Shortville these days</text:p>
          </table:table-cell>
          <table:table-cell office:value-type="string" calcext:value-type="string">
            <text:p>2013-04-25 18:39:25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ocketrichardp @ct_la Exactly. DMV Comm overruled good recommendation of Hearing Officer.</text:p>
          </table:table-cell>
          <table:table-cell office:value-type="string" calcext:value-type="string">
            <text:p>2013-04-24 06:35:05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rekker56 @TeslaMotors Please contact DMV Commissioner and Governor. This is not good for the people of Virginia.</text:p>
          </table:table-cell>
          <table:table-cell office:value-type="string" calcext:value-type="string">
            <text:p>2013-04-24 05:16:21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t all good news. Virginia DMV Commissioner just denied Tesla a dealer license, despite Hearing Officer being in favor.</text:p>
          </table:table-cell>
          <table:table-cell office:value-type="string" calcext:value-type="string">
            <text:p>2013-04-24 01:42:03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n_Sight_Full @juliewestfall we have great neighbors!</text:p>
          </table:table-cell>
          <table:table-cell office:value-type="string" calcext:value-type="string">
            <text:p>2013-04-23 18:52:51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eMilns Try this: http://t.co/UVhBE2uMli</text:p>
          </table:table-cell>
          <table:table-cell office:value-type="string" calcext:value-type="string">
            <text:p>2013-04-23 11:35:43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ringing water out of a towel in zero g is way trippy http://t.co/UFLI0MM6Kv via @youtube</text:p>
          </table:table-cell>
          <table:table-cell office:value-type="string" calcext:value-type="string">
            <text:p>2013-04-23 06:07:30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lprenz evolving</text:p>
          </table:table-cell>
          <table:table-cell office:value-type="string" calcext:value-type="string">
            <text:p>2013-04-23 05:16:50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irkburgess yes</text:p>
          </table:table-cell>
          <table:table-cell office:value-type="string" calcext:value-type="string">
            <text:p>2013-04-23 05:16:31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ustinchace Good idea!</text:p>
          </table:table-cell>
          <table:table-cell office:value-type="string" calcext:value-type="string">
            <text:p>2013-04-23 04:36:48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asshopper rocket flies up 250m, holds against wind and lands. Vid taken from our hexacopter http://t.co/LXmMCYDD0e</text:p>
          </table:table-cell>
          <table:table-cell office:value-type="string" calcext:value-type="string">
            <text:p>2013-04-23 04:00:16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bhyslop Will post a video of the latest Grasshopper flight tomorrow (taken from the camera on our new hexacopter).</text:p>
          </table:table-cell>
          <table:table-cell office:value-type="string" calcext:value-type="string">
            <text:p>2013-04-22 05:07:10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w with actual picture :) http://t.co/G6PCiAJmtx</text:p>
          </table:table-cell>
          <table:table-cell office:value-type="string" calcext:value-type="string">
            <text:p>2013-04-22 04:57:59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ol picture of Io crossing Jupiter sent to me by @shervin. Would be amazing to visit in person one day.</text:p>
          </table:table-cell>
          <table:table-cell office:value-type="string" calcext:value-type="string">
            <text:p>2013-04-22 04:56:24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gratulations to @OrbitalSciences! ?@CNETNews: Orbital's Antares rocket makes successful test flight http://t.co/y7bwdDMGCi?</text:p>
          </table:table-cell>
          <table:table-cell office:value-type="string" calcext:value-type="string">
            <text:p>2013-04-22 02:42:21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irene_inc @archforhumanity @AFHDisasterTeam We have a lot of heavy lifting equipment. Will ask my team to send it over.</text:p>
          </table:table-cell>
          <table:table-cell office:value-type="string" calcext:value-type="string">
            <text:p>2013-04-19 01:23:23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eart goes out to people of central Texas, home of SpaceX TX. All resources at disposal to help in any way.</text:p>
          </table:table-cell>
          <table:table-cell office:value-type="string" calcext:value-type="string">
            <text:p>2013-04-18 23:57:20</text:p>
          </table:table-cell>
          <table:table-cell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 @WhiteHouse petition to allow direct sales of cars by manufacturers: https://t.co/7h6m89mQmh Please vote here too!</text:p>
          </table:table-cell>
          <table:table-cell office:value-type="string" calcext:value-type="string">
            <text:p>2013-04-17 20:30:26</text:p>
          </table:table-cell>
          <table:table-cell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you live in Texas and are pro Tesla, please vote in the @MyABJ opinion poll! http://t.co/ozPdw6UzUo</text:p>
          </table:table-cell>
          <table:table-cell office:value-type="string" calcext:value-type="string">
            <text:p>2013-04-17 08:05:09</text:p>
          </table:table-cell>
          <table:table-cell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teresting... Putin unveils $50B drive for Russian space supremacy http://t.co/aK1vYGlYhl via @physorg_com</text:p>
          </table:table-cell>
          <table:table-cell office:value-type="string" calcext:value-type="string">
            <text:p>2013-04-13 05:58:20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tasrki Stay tuned for a big Supercharger announcement in a few weeks. Definitely have you covered.</text:p>
          </table:table-cell>
          <table:table-cell office:value-type="string" calcext:value-type="string">
            <text:p>2013-04-11 21:30:31</text:p>
          </table:table-cell>
          <table:table-cell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BSiegelMD Thanks! Hearing from constituents is super important to counteract the influence of the dealer lobby.</text:p>
          </table:table-cell>
          <table:table-cell office:value-type="string" calcext:value-type="string">
            <text:p>2013-04-11 21:22:43</text:p>
          </table:table-cell>
          <table:table-cell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w York judge states: ... dealers cannot utilize the Franchised Dealer Act as a means to sue their competitors. Exactly!</text:p>
          </table:table-cell>
          <table:table-cell office:value-type="string" calcext:value-type="string">
            <text:p>2013-04-11 21:05:43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w York judge just ruled in favor Tesla, dismissing the legal attack by auto dealers to prevent direct sales!</text:p>
          </table:table-cell>
          <table:table-cell office:value-type="string" calcext:value-type="string">
            <text:p>2013-04-11 21:03:27</text:p>
          </table:table-cell>
          <table:table-cell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Yay for democracy! @latimes asks: Should Tesla Motors be able to sell directly to consumers? http://t.co/IhSNht6bgx</text:p>
          </table:table-cell>
          <table:table-cell office:value-type="string" calcext:value-type="string">
            <text:p>2013-04-11 05:11:40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wittelator Yup, you're right</text:p>
          </table:table-cell>
          <table:table-cell office:value-type="string" calcext:value-type="string">
            <text:p>2013-04-11 04:43:52</text:p>
          </table:table-cell>
          <table:table-cell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wanted to say thanks to everyone for testifying yesterday in Austin. Will hang around after press conf to thank people in person.</text:p>
          </table:table-cell>
          <table:table-cell office:value-type="string" calcext:value-type="string">
            <text:p>2013-04-10 17:07:49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rrickgott007 already partly here with rocket development, but will make it a lot bigger with the launch site</text:p>
          </table:table-cell>
          <table:table-cell office:value-type="string" calcext:value-type="string">
            <text:p>2013-04-10 16:56:37</text:p>
          </table:table-cell>
          <table:table-cell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had Texas BBQ for lunch in Capitol Building. About to head to House Committee hearing to advocate for Tesla in TX.</text:p>
          </table:table-cell>
          <table:table-cell office:value-type="string" calcext:value-type="string">
            <text:p>2013-04-09 22:43:37</text:p>
          </table:table-cell>
          <table:table-cell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 TX to make the case for allowing Tesla to sell cars. Pls come to Capitol Room E2.014 at 1:30! http://t.co/WR3WXE8SFe</text:p>
          </table:table-cell>
          <table:table-cell office:value-type="string" calcext:value-type="string">
            <text:p>2013-04-09 17:56:56</text:p>
          </table:table-cell>
          <table:table-cell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ich leads me to my next subject of gun control ... just kidding</text:p>
          </table:table-cell>
          <table:table-cell office:value-type="string" calcext:value-type="string">
            <text:p>2013-04-09 04:51:06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 more political comments for me now that I've shot off both my feet.</text:p>
          </table:table-cell>
          <table:table-cell office:value-type="string" calcext:value-type="string">
            <text:p>2013-04-09 04:44:29</text:p>
          </table:table-cell>
          <table:table-cell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aniaPalme When a person dies, the right thing to do is remember the good more than the bad. Not a day for hate (if there is ever such).</text:p>
          </table:table-cell>
          <table:table-cell office:value-type="string" calcext:value-type="string">
            <text:p>2013-04-09 04:27:46</text:p>
          </table:table-cell>
          <table:table-cell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t the risk of losing more cool points, I like Reagan too! However, I also like Obama, Clinton &amp; JFK. Good people on both sides...</text:p>
          </table:table-cell>
          <table:table-cell office:value-type="string" calcext:value-type="string">
            <text:p>2013-04-09 04:11:04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iceestes Am not trying to accumulate cool points. She was far from perfect, but her actions, on balance, were good.</text:p>
          </table:table-cell>
          <table:table-cell office:value-type="string" calcext:value-type="string">
            <text:p>2013-04-09 04:01:00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ichardmatthias Her later years are debatable, but her early years are not imo. Britain went from dreary to Great again.</text:p>
          </table:table-cell>
          <table:table-cell office:value-type="string" calcext:value-type="string">
            <text:p>2013-04-09 03:54:22</text:p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lways admired Margaret Thatcher -- she was tough, but sensible &amp; fair, much like my English Nana http://t.co/KcXsZGk7fw</text:p>
          </table:table-cell>
          <table:table-cell office:value-type="string" calcext:value-type="string">
            <text:p>2013-04-09 03:43:28</text:p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yanjoyce88 We went through literally hundreds of variants of red trying to find something original that didn't suck.</text:p>
          </table:table-cell>
          <table:table-cell office:value-type="string" calcext:value-type="string">
            <text:p>2013-04-09 02:48:26</text:p>
          </table:table-cell>
          <table:table-cell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quietlybear Do all the intro courses for mech, EE, aero and physics, then specialize in the one you like most.</text:p>
          </table:table-cell>
          <table:table-cell office:value-type="string" calcext:value-type="string">
            <text:p>2013-04-09 02:47:09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w Tesla red going down assembly line for the first time. We spent a lot of time on this color! http://t.co/e7twjazWPx</text:p>
          </table:table-cell>
          <table:table-cell office:value-type="string" calcext:value-type="string">
            <text:p>2013-04-09 02:41:56</text:p>
          </table:table-cell>
          <table:table-cell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arah Palin calls Tesla a loser. Am deeply wounded. http://t.co/eOGT80Ut4L <text:s/>Btw, Model S warranty does cover bricking.</text:p>
          </table:table-cell>
          <table:table-cell office:value-type="string" calcext:value-type="string">
            <text:p>2013-04-08 22:22:02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reWeathers Exactly</text:p>
          </table:table-cell>
          <table:table-cell office:value-type="string" calcext:value-type="string">
            <text:p>2013-04-03 06:33:50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eat explanation of the @TeslaMotors announcement by @TechCrunch http://t.co/rTHX6LofOE</text:p>
          </table:table-cell>
          <table:table-cell office:value-type="string" calcext:value-type="string">
            <text:p>2013-04-03 03:04:53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ightalignment Hoping to open the Century City Tesla store this month. It is my neighborhood mall, so I'm there all the time.</text:p>
          </table:table-cell>
          <table:table-cell office:value-type="string" calcext:value-type="string">
            <text:p>2013-04-03 01:55:38</text:p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leijerstam @gronnbilnorge We are working hard to make that happen!</text:p>
          </table:table-cell>
          <table:table-cell office:value-type="string" calcext:value-type="string">
            <text:p>2013-04-03 01:54:06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Introducing the world's best financing for the world's best car: http://t.co/vTBxCqW5Xo</text:p>
          </table:table-cell>
          <table:table-cell office:value-type="string" calcext:value-type="string">
            <text:p>2013-04-03 00:02:15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jarteReve Should be late 2014 for US and early 2015 for Europe.</text:p>
          </table:table-cell>
          <table:table-cell office:value-type="string" calcext:value-type="string">
            <text:p>2013-04-02 21:36:05</text:p>
          </table:table-cell>
          <table:table-cell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DowntownProjLV: Startup Buys 100 Teslas, Aims to Replace Your Car via @TechCocktail http://t.co/EP8Ht2BCuU</text:p>
          </table:table-cell>
          <table:table-cell office:value-type="string" calcext:value-type="string">
            <text:p>2013-04-02 21:28:23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jarteReve July!</text:p>
          </table:table-cell>
          <table:table-cell office:value-type="string" calcext:value-type="string">
            <text:p>2013-04-02 21:25:02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 headed to TX next week to thank people personally for supporting Tesla. Please head to SB 1659 @ 8am tomorrow #TeslaTX</text:p>
          </table:table-cell>
          <table:table-cell office:value-type="string" calcext:value-type="string">
            <text:p>2013-04-02 20:49:11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Texas auto dealers want to stop Tesla from selling, delivering, &amp; servicing cars. Senate hearing for SB 1659 is @ 8 ...</text:p>
          </table:table-cell>
          <table:table-cell office:value-type="string" calcext:value-type="string">
            <text:p>2013-04-02 20:43:22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ertainly true that many people believe that Tesla and SpaceX are powered by the #hhgttg Infinite Improbability Drive :)</text:p>
          </table:table-cell>
          <table:table-cell office:value-type="string" calcext:value-type="string">
            <text:p>2013-04-02 19:19:41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day's Tesla announcement is actually the 2nd in a 5 part trilogy (love Douglas Adams)</text:p>
          </table:table-cell>
          <table:table-cell office:value-type="string" calcext:value-type="string">
            <text:p>2013-04-02 19:11:45</text:p>
          </table:table-cell>
          <table:table-cell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dmunds: EXCLUSIVE: @TeslaMotors to race in @NASCAR. @ElonMusk's electric sedan will take on the good ol' boys in 2015: http://t.co/ ...</text:p>
          </table:table-cell>
          <table:table-cell office:value-type="string" calcext:value-type="string">
            <text:p>2013-04-02 04:01:47</text:p>
          </table:table-cell>
          <table:table-cell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pauldine You never know ...</text:p>
          </table:table-cell>
          <table:table-cell office:value-type="string" calcext:value-type="string">
            <text:p>2013-04-02 03:53:24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topman Thanks Michael. Beauty of over the air software updates is that the product keeps improving even after you buy it.</text:p>
          </table:table-cell>
          <table:table-cell office:value-type="string" calcext:value-type="string">
            <text:p>2013-04-01 23:44:22</text:p>
          </table:table-cell>
          <table:table-cell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eremys Thanks Jeremy! Good seeing you in LA. Awesome job with Yelp!</text:p>
          </table:table-cell>
          <table:table-cell office:value-type="string" calcext:value-type="string">
            <text:p>2013-04-01 23:19:54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 be clear, Tesla is in California, so it is not April Fool's yet! Also, some may differ, but imo the Tues news is arguably more important.</text:p>
          </table:table-cell>
          <table:table-cell office:value-type="string" calcext:value-type="string">
            <text:p>2013-04-01 08:00:35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irst profitable Q for Tesla thanks to awesome customers &amp; hard work by a super dedicated team http://t.co/njumz2SDmx</text:p>
          </table:table-cell>
          <table:table-cell office:value-type="string" calcext:value-type="string">
            <text:p>2013-04-01 07:51:03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ut to do chocolate egg hunt with all the kids. Candy bonanza! Happy Easter!</text:p>
          </table:table-cell>
          <table:table-cell office:value-type="string" calcext:value-type="string">
            <text:p>2013-03-31 21:53:37</text:p>
          </table:table-cell>
          <table:table-cell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nks Bob ?@BobMetcalfe: Tesla Takes on TX Dealer's Association (MA too) - Repeal anti-competitive dealer laws - http://t.co/qbbBkGkvzC</text:p>
          </table:table-cell>
          <table:table-cell office:value-type="string" calcext:value-type="string">
            <text:p>2013-03-31 02:54:44</text:p>
          </table:table-cell>
          <table:table-cell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rry, correct link is: http://t.co/yBRQRUKmAE</text:p>
          </table:table-cell>
          <table:table-cell office:value-type="string" calcext:value-type="string">
            <text:p>2013-03-31 00:07:04</text:p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f you support Tesla in Texas, please contact your state Senate or House member. Free enterprise! http://t.co/BoaveKd4NZ</text:p>
          </table:table-cell>
          <table:table-cell office:value-type="string" calcext:value-type="string">
            <text:p>2013-03-30 23:59:48</text:p>
          </table:table-cell>
          <table:table-cell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uto dealers in Texas are trying to stop Tesla. Would appreciate your help in fighting for what's right http://t.co/5T4pH7u5fX</text:p>
          </table:table-cell>
          <table:table-cell office:value-type="string" calcext:value-type="string">
            <text:p>2013-03-30 23:53:03</text:p>
          </table:table-cell>
          <table:table-cell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fairing almost ready for deployment test in vacuum chamber. Man lift on right for scale http://t.co/BLOTThWFvw</text:p>
          </table:table-cell>
          <table:table-cell office:value-type="string" calcext:value-type="string">
            <text:p>2013-03-29 17:51:38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n't make this stuff up: ?@ErneX: hah and that's the name of a fire extinguisher https://t.co/0y4QzzlLkw?</text:p>
          </table:table-cell>
          <table:table-cell office:value-type="string" calcext:value-type="string">
            <text:p>2013-03-29 17:36:07</text:p>
          </table:table-cell>
          <table:table-cell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davidharvey: @elonmusk I'm going to register http://t.co/89T5T5B7xM</text:p>
          </table:table-cell>
          <table:table-cell office:value-type="string" calcext:value-type="string">
            <text:p>2013-03-29 17:30:08</text:p>
          </table:table-cell>
          <table:table-cell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123 battery company renames itself B456 after bankruptcy (really).</text:p>
          </table:table-cell>
          <table:table-cell office:value-type="string" calcext:value-type="string">
            <text:p>2013-03-29 17:27:30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Chick Magnet. http://t.co/oJAnnsSQEL</text:p>
          </table:table-cell>
          <table:table-cell office:value-type="string" calcext:value-type="string">
            <text:p>2013-03-28 07:26:48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covery ship has secured Dragon. Powering down all secondary systems. Cargo looks A ok.</text:p>
          </table:table-cell>
          <table:table-cell office:value-type="string" calcext:value-type="string">
            <text:p>2013-03-26 18:59:55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lemetry says main parachutes deployed ... now visually confirmed</text:p>
          </table:table-cell>
          <table:table-cell office:value-type="string" calcext:value-type="string">
            <text:p>2013-03-26 18:31:55</text:p>
          </table:table-cell>
          <table:table-cell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covery ship just heard the sonic booms from Dragon reentry and has data transmission lock.</text:p>
          </table:table-cell>
          <table:table-cell office:value-type="string" calcext:value-type="string">
            <text:p>2013-03-26 18:30:49</text:p>
          </table:table-cell>
          <table:table-cell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ragon deorbit burn was good. All thrusters operating. On target for splashdown.</text:p>
          </table:table-cell>
          <table:table-cell office:value-type="string" calcext:value-type="string">
            <text:p>2013-03-26 18:22:14</text:p>
          </table:table-cell>
          <table:table-cell/>
        </table:table-row>
        <table:table-row table:style-name="ro2">
          <table:table-cell office:value-type="float" office:value="3058" calcext:value-type="float">
            <text:p>3058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uture will indeed be rooftop solar + battery pack, w utility company just providing backup power </text:p>
            <text:p>http://t.co/1PlB3xn0Cz</text:p>
          </table:table-cell>
          <table:table-cell office:value-type="string" calcext:value-type="string">
            <text:p>2013-03-26 09:08:08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light change of date to ensure no end of quarter distractions -- will be Tues next week.</text:p>
          </table:table-cell>
          <table:table-cell office:value-type="string" calcext:value-type="string">
            <text:p>2013-03-26 03:20:23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ally exciting @TeslaMotors announcement coming on Thursday. Am going to put my money where my mouth is in v major way.</text:p>
          </table:table-cell>
          <table:table-cell office:value-type="string" calcext:value-type="string">
            <text:p>2013-03-25 20:48:30</text:p>
          </table:table-cell>
          <table:table-cell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re's crazy, there's batsh*t crazy, then there's North Korea crazy... http://t.co/etJmNZqVD1</text:p>
          </table:table-cell>
          <table:table-cell office:value-type="string" calcext:value-type="string">
            <text:p>2013-03-25 18:44:29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ichaelLindahl It will be slightly smaller w fewer features as std. Think Audi A4 or BMW 3 vs Model S being S7 or M5</text:p>
          </table:table-cell>
          <table:table-cell office:value-type="string" calcext:value-type="string">
            <text:p>2013-03-24 06:59:44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DeanJFalkenberg yep</text:p>
          </table:table-cell>
          <table:table-cell office:value-type="string" calcext:value-type="string">
            <text:p>2013-03-24 06:57:40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zheim @jbmeicher sure :)</text:p>
          </table:table-cell>
          <table:table-cell office:value-type="string" calcext:value-type="string">
            <text:p>2013-03-24 01:41:56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.@jbmeicher Model S works great in cold. Highest sales/capita are in Norway and we have a ton of customers in Canada.</text:p>
          </table:table-cell>
          <table:table-cell office:value-type="string" calcext:value-type="string">
            <text:p>2013-03-24 00:26:34</text:p>
          </table:table-cell>
          <table:table-cell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ut when considering savings of gas v electricity, true cost vs gas cars is more like $25k for a v sweet ride</text:p>
          </table:table-cell>
          <table:table-cell office:value-type="string" calcext:value-type="string">
            <text:p>2013-03-24 00:15:45</text:p>
          </table:table-cell>
          <table:table-cell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.@benmacy $30k in 2013 $ (ie + inflation) w 200+ mile range w some really cool tech that we can't talk about yet.</text:p>
          </table:table-cell>
          <table:table-cell office:value-type="string" calcext:value-type="string">
            <text:p>2013-03-24 00:13:40</text:p>
          </table:table-cell>
          <table:table-cell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.@joshj777 It has always been my dream to produce a low cost, compelling electric car. We are 3 to 4 years away. Wish it could be sooner.</text:p>
          </table:table-cell>
          <table:table-cell office:value-type="string" calcext:value-type="string">
            <text:p>2013-03-24 00:00:39</text:p>
          </table:table-cell>
          <table:table-cell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malkosh was this in a test drive car (those are all about to be upgraded) or a current customer car?</text:p>
          </table:table-cell>
          <table:table-cell office:value-type="string" calcext:value-type="string">
            <text:p>2013-03-23 23:12:48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view of Tesla Model S by @RoadandTrack. Good article w minor errors addressed in reader comments http://t.co/qfQDWL96wQ</text:p>
          </table:table-cell>
          <table:table-cell office:value-type="string" calcext:value-type="string">
            <text:p>2013-03-23 23:00:44</text:p>
          </table:table-cell>
          <table:table-cell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en Shoemaker-Levy comet hit Jupiter in 94, it made an Earth size hole. We wd be super dead if it actually hit Earth http://t.co/b6IyuLoHIo</text:p>
          </table:table-cell>
          <table:table-cell office:value-type="string" calcext:value-type="string">
            <text:p>2013-03-23 02:26:25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robably true imo ?@bbcscitech: Dinosaur-killing rock 'was a comet' http://t.co/wZhjXrl9NV?</text:p>
          </table:table-cell>
          <table:table-cell office:value-type="string" calcext:value-type="string">
            <text:p>2013-03-23 02:04:01</text:p>
          </table:table-cell>
          <table:table-cell/>
        </table:table-row>
        <table:table-row table:style-name="ro2">
          <table:table-cell office:value-type="float" office:value="3073" calcext:value-type="float">
            <text:p>3073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talk at TED with @TEDchris </text:p>
            <text:p>http://t.co/SNOvzWdR0u</text:p>
          </table:table-cell>
          <table:table-cell office:value-type="string" calcext:value-type="string">
            <text:p>2013-03-20 08:30:09</text:p>
          </table:table-cell>
          <table:table-cell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thropic Yeah, Plum Brook Space Power Facility @NASA Glenn Research Center. Help from the Glenn team much appreciated.</text:p>
          </table:table-cell>
          <table:table-cell office:value-type="string" calcext:value-type="string">
            <text:p>2013-03-20 03:00:37</text:p>
          </table:table-cell>
          <table:table-cell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ting separation of F9 rocket fairing (can hold a city bus) in world's largest vacuum chamber http://t.co/2zkLi4ON0s</text:p>
          </table:table-cell>
          <table:table-cell office:value-type="string" calcext:value-type="string">
            <text:p>2013-03-20 02:53:40</text:p>
          </table:table-cell>
          <table:table-cell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haring a metaphysical milkshake with @RainnWilson http://t.co/XPJ0OkGhmX</text:p>
          </table:table-cell>
          <table:table-cell office:value-type="string" calcext:value-type="string">
            <text:p>2013-03-19 05:03:05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JBSiegelMD Cool, I'm glad you like it!</text:p>
          </table:table-cell>
          <table:table-cell office:value-type="string" calcext:value-type="string">
            <text:p>2013-03-17 20:32:54</text:p>
          </table:table-cell>
          <table:table-cell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raig Venter talks about flu vaccines and the Tesla Model S. Gesundheit! http://t.co/nt2etVUjDq</text:p>
          </table:table-cell>
          <table:table-cell office:value-type="string" calcext:value-type="string">
            <text:p>2013-03-17 20:20:24</text:p>
          </table:table-cell>
          <table:table-cell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sing Über to order a Tesla Model S @SXSW with @shervin and @travisk http://t.co/69H47lMjBw</text:p>
          </table:table-cell>
          <table:table-cell office:value-type="string" calcext:value-type="string">
            <text:p>2013-03-10 02:39:02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 Johnny Cash hover slam! <text:s/>http://t.co/9jXiKoo9D1</text:p>
          </table:table-cell>
          <table:table-cell office:value-type="string" calcext:value-type="string">
            <text:p>2013-03-10 00:28:52</text:p>
          </table:table-cell>
          <table:table-cell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ill show Johnny Cash hover slam rocket video for the first time in about 15 mins. Test footage only 36 hrs old. #SXSW</text:p>
          </table:table-cell>
          <table:table-cell office:value-type="string" calcext:value-type="string">
            <text:p>2013-03-09 21:55:35</text:p>
          </table:table-cell>
          <table:table-cell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imoreilly: Nice. Tesla to pay off govt loans five years early. http://t.co/8gebKNI0lZ</text:p>
          </table:table-cell>
          <table:table-cell office:value-type="string" calcext:value-type="string">
            <text:p>2013-03-09 05:44:37</text:p>
          </table:table-cell>
          <table:table-cell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heck out Model S at Tesla Austin Gallery at The Domain opening today! I will stop by this eve and tomorrow morning.</text:p>
          </table:table-cell>
          <table:table-cell office:value-type="string" calcext:value-type="string">
            <text:p>2013-03-08 19:27:21</text:p>
          </table:table-cell>
          <table:table-cell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dvillella nice pic!</text:p>
          </table:table-cell>
          <table:table-cell office:value-type="string" calcext:value-type="string">
            <text:p>2013-03-08 17:38:34</text:p>
          </table:table-cell>
          <table:table-cell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RebeccaJarvis Not yet. I look forward to giving that a try.</text:p>
          </table:table-cell>
          <table:table-cell office:value-type="string" calcext:value-type="string">
            <text:p>2013-03-08 17:26:49</text:p>
          </table:table-cell>
          <table:table-cell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andom trivia: my grandfather &amp; great grandfather were both born in Minnesota. I was named after my GGF.</text:p>
          </table:table-cell>
          <table:table-cell office:value-type="string" calcext:value-type="string">
            <text:p>2013-03-08 17:20:02</text:p>
          </table:table-cell>
          <table:table-cell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innesota auto dealers tried to pass legislation to block Tesla stores. Bill was just defeated in Senate. Thanks MN!</text:p>
          </table:table-cell>
          <table:table-cell office:value-type="string" calcext:value-type="string">
            <text:p>2013-03-08 17:16:35</text:p>
          </table:table-cell>
          <table:table-cell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sherlaw SpaceX is expanding launch ops at Canaveral too. Need 2 locations to handle flight rate and avoid weather risk</text:p>
          </table:table-cell>
          <table:table-cell office:value-type="string" calcext:value-type="string">
            <text:p>2013-03-08 16:44:48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rrived Austin. Talking with TX House about creating an orbital launch complex near Brownsville, then #SXSW keynote tmrw</text:p>
          </table:table-cell>
          <table:table-cell office:value-type="string" calcext:value-type="string">
            <text:p>2013-03-08 16:37:27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avidob Pretty much. Couldn't leave the country of Ibsen without doing something cultural!</text:p>
          </table:table-cell>
          <table:table-cell office:value-type="string" calcext:value-type="string">
            <text:p>2013-03-08 16:19:15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aw a play about Stalin in Norwegian. Like watching mimes with emoticons doing Solzhenitsyn. http://t.co/YsWV6IF3QL</text:p>
          </table:table-cell>
          <table:table-cell office:value-type="string" calcext:value-type="string">
            <text:p>2013-03-08 16:03:12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 in Oslo to thank the Norwegian customers of @TeslaMotors personally. Highest Model S orders per capita in the world.</text:p>
          </table:table-cell>
          <table:table-cell office:value-type="string" calcext:value-type="string">
            <text:p>2013-03-07 00:49:02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Kennedy: The @SpaceX Dragon capsule was berthed to the Harmony module of the International Space Station at 8:56 a.m. EST. http: ...</text:p>
          </table:table-cell>
          <table:table-cell office:value-type="string" calcext:value-type="string">
            <text:p>2013-03-03 17:40:46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paceX: #Dragon attachment to #ISS is confirmed at 5:56AM PT! http://t.co/tdni53IviI</text:p>
          </table:table-cell>
          <table:table-cell office:value-type="string" calcext:value-type="string">
            <text:p>2013-03-03 17:13:25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Updated @SpaceX #Dragon #ISS rendezvous times: NASA TV coverage begins Sunday at 3:30amET: http://t.co/qrm0Dz4jPE. Grapple at <text:s/>...</text:p>
          </table:table-cell>
          <table:table-cell office:value-type="string" calcext:value-type="string">
            <text:p>2013-03-03 03:04:52</text:p>
          </table:table-cell>
          <table:table-cell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received #Dragon docking clearance from @NASA. Will begin orbital maneuvers to Space Station at 11pm Pacific time.</text:p>
          </table:table-cell>
          <table:table-cell office:value-type="string" calcext:value-type="string">
            <text:p>2013-03-02 22:58:29</text:p>
          </table:table-cell>
          <table:table-cell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uld also like to thank @USAirForce for allowing us to use their long range comm system for Dragon in free drift.</text:p>
          </table:table-cell>
          <table:table-cell office:value-type="string" calcext:value-type="string">
            <text:p>2013-03-02 01:28:13</text:p>
          </table:table-cell>
          <table:table-cell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want to say thanks to @NASA for being the world's coolest customer. Looking forward to delivering the goods!</text:p>
          </table:table-cell>
          <table:table-cell office:value-type="string" calcext:value-type="string">
            <text:p>2013-03-02 01:06:26</text:p>
          </table:table-cell>
          <table:table-cell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rbit raising burn successful. Dragon back on track.</text:p>
          </table:table-cell>
          <table:table-cell office:value-type="string" calcext:value-type="string">
            <text:p>2013-03-02 00:16:48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ruster pods one through four are now operating nominally. Preparing to raise orbit. All systems green.</text:p>
          </table:table-cell>
          <table:table-cell office:value-type="string" calcext:value-type="string">
            <text:p>2013-03-01 23:04:13</text:p>
          </table:table-cell>
          <table:table-cell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Pods 1 and 4 now online and thrusters engaged. Dragon transitioned from free drift to active control. Yes!!</text:p>
          </table:table-cell>
          <table:table-cell office:value-type="string" calcext:value-type="string">
            <text:p>2013-03-01 21:57:04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ttempting bring up of thruster pods 2 and 4</text:p>
          </table:table-cell>
          <table:table-cell office:value-type="string" calcext:value-type="string">
            <text:p>2013-03-01 19:01:42</text:p>
          </table:table-cell>
          <table:table-cell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olar array deployment successful</text:p>
          </table:table-cell>
          <table:table-cell office:value-type="string" calcext:value-type="string">
            <text:p>2013-03-01 18:49:42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ruster pod 3 tank pressure trending positive. Preparing to deploy solar arrays.</text:p>
          </table:table-cell>
          <table:table-cell office:value-type="string" calcext:value-type="string">
            <text:p>2013-03-01 18:38:27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bout to pass over Australia ground station and command inhibit override</text:p>
          </table:table-cell>
          <table:table-cell office:value-type="string" calcext:value-type="string">
            <text:p>2013-03-01 18:12:21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Holding on solar array deployment until at least two thruster pods are active</text:p>
          </table:table-cell>
          <table:table-cell office:value-type="string" calcext:value-type="string">
            <text:p>2013-03-01 18:04:58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ssue with Dragon thruster pods. System inhibiting three of four from initializing. About to command inhibit override.</text:p>
          </table:table-cell>
          <table:table-cell office:value-type="string" calcext:value-type="string">
            <text:p>2013-03-01 17:40:51</text:p>
          </table:table-cell>
          <table:table-cell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Falcon 9 delivered Dragon to its target orbit. All good on the rocket.</text:p>
          </table:table-cell>
          <table:table-cell office:value-type="string" calcext:value-type="string">
            <text:p>2013-03-01 17:32:26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illsamari: @elonmusk you should let everyone know they can watch the launch live at: http://t.co/89qFtbZj74</text:p>
          </table:table-cell>
          <table:table-cell office:value-type="string" calcext:value-type="string">
            <text:p>2013-03-01 17:01:43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 minus 22 mins to launch mission 3 to dock with the Space Station http://t.co/TfGUbZSaL3</text:p>
          </table:table-cell>
          <table:table-cell office:value-type="string" calcext:value-type="string">
            <text:p>2013-03-01 16:49:17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mputer glitch found by @SpaceX avionics while bench testing on IM. Couldn't replicate on vehicle. Launch proceeding...</text:p>
          </table:table-cell>
          <table:table-cell office:value-type="string" calcext:value-type="string">
            <text:p>2013-03-01 10:27:14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aunch on track for tomorrow morning at 10:10 am Cape Canaveral time</text:p>
          </table:table-cell>
          <table:table-cell office:value-type="string" calcext:value-type="string">
            <text:p>2013-03-01 07:29:16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Edmunds_Test: About to head home in our 2013 @Teslamotors Model S. I won't plug in at home for the return trip. I'll take side trips ...</text:p>
          </table:table-cell>
          <table:table-cell office:value-type="string" calcext:value-type="string">
            <text:p>2013-02-28 02:41:08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andrewliebchen @_chrissimmons Exactly. Then no need for clean energy subsidies, as externality is priced into mkt behavior</text:p>
          </table:table-cell>
          <table:table-cell office:value-type="string" calcext:value-type="string">
            <text:p>2013-02-27 05:51:40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_ChrisSimmons A carbon tax would affect coal even more than gasoline, so electricity would also become more expensive</text:p>
          </table:table-cell>
          <table:table-cell office:value-type="string" calcext:value-type="string">
            <text:p>2013-02-27 05:35:59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ne often hears that there is no point in a US carbon tax unless China acts. Well, they just did http://t.co/SIp9NzkulK</text:p>
          </table:table-cell>
          <table:table-cell office:value-type="string" calcext:value-type="string">
            <text:p>2013-02-27 04:28:55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ohnvoelcker: This is one very, very happy owner! My 2013 Tesla Model S Electric Sport Sedan: Delivery at Last! http://t.co/XNBQc6Md ...</text:p>
          </table:table-cell>
          <table:table-cell office:value-type="string" calcext:value-type="string">
            <text:p>2013-02-26 09:29:05</text:p>
          </table:table-cell>
          <table:table-cell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ocket static fire @SpaceX Cape Canaveral launch pad looks good. Engines generated 433 tons of thrust, parameters nominal.</text:p>
          </table:table-cell>
          <table:table-cell office:value-type="string" calcext:value-type="string">
            <text:p>2013-02-26 02:08:07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FaeLoba Best is winning competitions like Formula SAE, design/build/fly or other evidence of exceptional eng ability</text:p>
          </table:table-cell>
          <table:table-cell office:value-type="string" calcext:value-type="string">
            <text:p>2013-02-25 11:25:00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EricIdle Cool! Btw, thought you might appreciate that 1st flight of Dragon spacecraft carried a large wheel of cheese :)</text:p>
          </table:table-cell>
          <table:table-cell office:value-type="string" calcext:value-type="string">
            <text:p>2013-02-23 06:31:10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ASA: Want to join us and cover the next @SpaceX launch on March 1? Now you can apply for a #NASASocial Media Credential http://t.co ...</text:p>
          </table:table-cell>
          <table:table-cell office:value-type="string" calcext:value-type="string">
            <text:p>2013-02-22 18:20:17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lenfeldman: .@NYTjamescobb @elonmusk <text:s/>As your own public editor pointed out, @jbrodernyt was far from a consummate pro, and you fa ...</text:p>
          </table:table-cell>
          <table:table-cell office:value-type="string" calcext:value-type="string">
            <text:p>2013-02-21 08:48:55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nks @CNBC! ?@Lebeaucarnews: The Model S delivered what @elonmusk promised. A ride to make you re-think going electric.?</text:p>
          </table:table-cell>
          <table:table-cell office:value-type="string" calcext:value-type="string">
            <text:p>2013-02-20 01:07:22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ppreciate thoughtful @Sulliview article. Faith in @nytimes restored.</text:p>
          </table:table-cell>
          <table:table-cell office:value-type="string" calcext:value-type="string">
            <text:p>2013-02-18 21:25:03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YaelTAbouhalkah: Interesting: @nytimes public editor sides (mostly) with #Tesla. RT @Sulliview My thoughts on thorny problem: http:/ ...</text:p>
          </table:table-cell>
          <table:table-cell office:value-type="string" calcext:value-type="string">
            <text:p>2013-02-18 20:43:27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RoadTrip: #TeslaRoadTrip All - thanks so much for following our twitter feed. <text:s/>The trip was a success and everyone has diverted ...</text:p>
          </table:table-cell>
          <table:table-cell office:value-type="string" calcext:value-type="string">
            <text:p>2013-02-18 05:23:18</text:p>
          </table:table-cell>
          <table:table-cell/>
        </table:table-row>
        <table:table-row table:style-name="ro2">
          <table:table-cell office:value-type="float" office:value="3127" calcext:value-type="float">
            <text:p>3127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LawrenceChanin: @TeslaRoadTrip @avantgame @TEDchris @elonmusk @nytimes   </text:p>
            <text:p>The driving public is the winner thanks to the efforts of  ...</text:p>
          </table:table-cell>
          <table:table-cell office:value-type="string" calcext:value-type="string">
            <text:p>2013-02-17 22:48:17</text:p>
          </table:table-cell>
          <table:table-cell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evolutions don't happen if you just roll over to the powers that be. Got to fight for what you believe. That's why http://t.co/GxkT0LVL</text:p>
          </table:table-cell>
          <table:table-cell office:value-type="string" calcext:value-type="string">
            <text:p>2013-02-16 03:34:54</text:p>
          </table:table-cell>
          <table:table-cell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RoadTrip: @elonmusk Elon - 6 of us East Coasters are recreating the NY Times trip this weekend.... @TeslaRoadTrip</text:p>
          </table:table-cell>
          <table:table-cell office:value-type="string" calcext:value-type="string">
            <text:p>2013-02-15 21:07:18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kjkuske: @elonmusk Have driven mine on 4 sub 30 deg 200 mile drives, once on the same day.  Love it ! Proof is in the car !</text:p>
          </table:table-cell>
          <table:table-cell office:value-type="string" calcext:value-type="string">
            <text:p>2013-02-15 19:08:17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enius move ?@cdabel114: @CNN Well, to be fair, they did use the controversial gimmick of actually charging up the car?</text:p>
          </table:table-cell>
          <table:table-cell office:value-type="string" calcext:value-type="string">
            <text:p>2013-02-15 11:01:12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enioff: @elonmusk's @teslamotors model S is the best car I have ever owned!</text:p>
          </table:table-cell>
          <table:table-cell office:value-type="string" calcext:value-type="string">
            <text:p>2013-02-15 10:05:56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AbigailBassett: We made it!! <text:s/>1am, but here! @TeslaMotors S made it with @PeterDrives + @jerharlancnn 96 miles to spare! http://t.co ...</text:p>
          </table:table-cell>
          <table:table-cell office:value-type="string" calcext:value-type="string">
            <text:p>2013-02-15 08:34:42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PeterDrives: 126 miles to our hotel in Boston. Game over. With @AbigailBassett http://t.co/leAMwBcp</text:p>
          </table:table-cell>
          <table:table-cell office:value-type="string" calcext:value-type="string">
            <text:p>2013-02-15 08:34:16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eslaMotors: CNN retests the route! RT @PeterDrives:Um... Not that hard. At Milford SuperCharger. Been leadfootin' last 20 miles ht ...</text:p>
          </table:table-cell>
          <table:table-cell office:value-type="string" calcext:value-type="string">
            <text:p>2013-02-15 05:25:08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NN about halfway through East Coast Supercharger test drive of @TeslaMotors Model S w @PeterDrives &amp; @AbigailBassett</text:p>
          </table:table-cell>
          <table:table-cell office:value-type="string" calcext:value-type="string">
            <text:p>2013-02-15 03:58:14</text:p>
          </table:table-cell>
          <table:table-cell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ting the Model S on a surface of pure ice and snow http://t.co/OeZwXFSv</text:p>
          </table:table-cell>
          <table:table-cell office:value-type="string" calcext:value-type="string">
            <text:p>2013-02-15 00:17:45</text:p>
          </table:table-cell>
          <table:table-cell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omsen_Lars: @elonmusk Just drove 800 miles with my Model S between NJ, NYC and Boston in 48 hours with absolutly no problems using ...</text:p>
          </table:table-cell>
          <table:table-cell office:value-type="string" calcext:value-type="string">
            <text:p>2013-02-11 23:44:37</text:p>
          </table:table-cell>
          <table:table-cell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A_C_R: @elonmusk My niece has one and has reported nothing like what appeared in the NYTimes.</text:p>
          </table:table-cell>
          <table:table-cell office:value-type="string" calcext:value-type="string">
            <text:p>2013-02-11 23:34:37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KnappOnTech: @elonmusk: Wondered about NYTimes article. My S &amp; I have done 400+ mile 1day drives at full speed &amp; w heat/AC w ...</text:p>
          </table:table-cell>
          <table:table-cell office:value-type="string" calcext:value-type="string">
            <text:p>2013-02-11 23:03:37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more free East Coast Superchargers coming soon. Will allow lower initial charge, v high speed trip &amp; long detours, like NYTimes drive.</text:p>
          </table:table-cell>
          <table:table-cell office:value-type="string" calcext:value-type="string">
            <text:p>2013-02-11 22:27:16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batasrki Yeah, Top Gear pretended the Tesla Roadster ran out of charge and they had to push it home. Logs showed 50 miles range left.</text:p>
          </table:table-cell>
          <table:table-cell office:value-type="string" calcext:value-type="string">
            <text:p>2013-02-11 21:47:10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omleykis Thanks Tom! Support of real Tesla customers like yourself who drive the car every day is v much appreciated.</text:p>
          </table:table-cell>
          <table:table-cell office:value-type="string" calcext:value-type="string">
            <text:p>2013-02-11 21:44:06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data logging is only turned on with explicit written permission from customers, but after Top Gear BS, we always keep it on for media.</text:p>
          </table:table-cell>
          <table:table-cell office:value-type="string" calcext:value-type="string">
            <text:p>2013-02-11 21:41:29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blog coming soon detailing what actually happened on Broder's NYTimes range test. Also lining up other journalists to do same drive.</text:p>
          </table:table-cell>
          <table:table-cell office:value-type="string" calcext:value-type="string">
            <text:p>2013-02-11 21:30:14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YTimes article about Tesla range in cold is fake. Vehicle logs tell true story that he didn't actually charge to max &amp; took a long detour.</text:p>
          </table:table-cell>
          <table:table-cell office:value-type="string" calcext:value-type="string">
            <text:p>2013-02-11 21:26:30</text:p>
          </table:table-cell>
          <table:table-cell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usted ?@TheOnion: Barack Obama: 'Look, I'm Just Going To Say It: I Collect Antique Nazi Memorabilia' http://t.co/KExXRoBL?</text:p>
          </table:table-cell>
          <table:table-cell office:value-type="string" calcext:value-type="string">
            <text:p>2013-02-10 19:58:01</text:p>
          </table:table-cell>
          <table:table-cell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ext Grasshopper rocket test is called the Johnny Cash Hover Slam (yeah baby!). Might be our first smoking crater...</text:p>
          </table:table-cell>
          <table:table-cell office:value-type="string" calcext:value-type="string">
            <text:p>2013-02-09 15:26:22</text:p>
          </table:table-cell>
          <table:table-cell/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software engineering is doing an AMA on Reddit   </text:p>
            <text:p>http://t.co/hwkUwM5v</text:p>
          </table:table-cell>
          <table:table-cell office:value-type="string" calcext:value-type="string">
            <text:p>2013-02-08 21:24:24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ur Great^n Grandfather http://t.co/zxndg3WF</text:p>
          </table:table-cell>
          <table:table-cell office:value-type="string" calcext:value-type="string">
            <text:p>2013-02-08 21:21:31</text:p>
          </table:table-cell>
          <table:table-cell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ordanrushbloch: My latest project on the Tesla Model S and network of solar-powered Superchargers. http://t.co/tBTGCcrK</text:p>
          </table:table-cell>
          <table:table-cell office:value-type="string" calcext:value-type="string">
            <text:p>2013-02-08 09:22:00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o, they are not ?@AutoblogGreen: Are electric vehicles really a 'dead end'? @Reuters sure thinks so http://t.co/nwAdCLU2?</text:p>
          </table:table-cell>
          <table:table-cell office:value-type="string" calcext:value-type="string">
            <text:p>2013-02-08 09:18:02</text:p>
          </table:table-cell>
          <table:table-cell/>
        </table:table-row>
        <table:table-row table:style-name="ro2">
          <table:table-cell office:value-type="float" office:value="3153" calcext:value-type="float">
            <text:p>3153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ow, 180,000 American killed by other Americans since 9/11 vs only 33 by muslim terrorists</text:p>
            <text:p>http://t.co/BEdhLqJS</text:p>
          </table:table-cell>
          <table:table-cell office:value-type="string" calcext:value-type="string">
            <text:p>2013-02-04 09:51:58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reat spirit here in the Superdome. Awesome rally by the @49ers!! #SB47</text:p>
          </table:table-cell>
          <table:table-cell office:value-type="string" calcext:value-type="string">
            <text:p>2013-02-04 05:06:02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 love indoor flamethrowers http://t.co/aAnFftoD</text:p>
          </table:table-cell>
          <table:table-cell office:value-type="string" calcext:value-type="string">
            <text:p>2013-02-04 04:12:06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thoughts on the nature of the issue with the battery pack supplied to Boeing http://t.co/57Y7UyaC</text:p>
          </table:table-cell>
          <table:table-cell office:value-type="string" calcext:value-type="string">
            <text:p>2013-01-30 05:56:46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sire to help Boeing is real &amp; am corresponding w 787 chief engineer. Junod's Esquire article had high fiction content.</text:p>
          </table:table-cell>
          <table:table-cell office:value-type="string" calcext:value-type="string">
            <text:p>2013-01-26 15:31:52</text:p>
          </table:table-cell>
          <table:table-cell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ybe already under control, but Tesla &amp; SpaceX are happy to help with the 787 lithium ion batteries.</text:p>
          </table:table-cell>
          <table:table-cell office:value-type="string" calcext:value-type="string">
            <text:p>2013-01-18 19:24:36</text:p>
          </table:table-cell>
          <table:table-cell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hat it feels like to ride a rocket <text:s/>http://t.co/b5vhLvqg</text:p>
          </table:table-cell>
          <table:table-cell office:value-type="string" calcext:value-type="string">
            <text:p>2013-01-16 01:54:48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 be super clear, I don't wish to (nor could I) mandate anything about a Mars Colony. Am just working on the tech to get people there.</text:p>
          </table:table-cell>
          <table:table-cell office:value-type="string" calcext:value-type="string">
            <text:p>2013-01-10 19:27:35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lso, I am not the kale eating overlord of Mars (altho kale has its moments) http://t.co/nCjMgEjC</text:p>
          </table:table-cell>
          <table:table-cell office:value-type="string" calcext:value-type="string">
            <text:p>2013-01-10 10:05:03</text:p>
          </table:table-cell>
          <table:table-cell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Nice story about a Model S coast to coast road trip. By end of year, it will be Superchargers all the way! http://t.co/mivPyxrj</text:p>
          </table:table-cell>
          <table:table-cell office:value-type="string" calcext:value-type="string">
            <text:p>2013-01-04 20:19:30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is gives a sense of what Mars would look like after changing the climate to sustain life http://t.co/DT1P5EUp</text:p>
          </table:table-cell>
          <table:table-cell office:value-type="string" calcext:value-type="string">
            <text:p>2013-01-04 05:09:39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Death Valley restored to position of world's hottest place http://t.co/3I26Y4aN</text:p>
          </table:table-cell>
          <table:table-cell office:value-type="string" calcext:value-type="string">
            <text:p>2012-12-29 16:17:02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's Death Valley is #1 again! Tesla hot weather testing was done there. Model S was fine but gas tow truck overheated.</text:p>
          </table:table-cell>
          <table:table-cell office:value-type="string" calcext:value-type="string">
            <text:p>2012-12-29 16:16:03</text:p>
          </table:table-cell>
          <table:table-cell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gigaom: Tesla?s solar powered super chargers hit the east coast http://t.co/o9GAhTbg</text:p>
          </table:table-cell>
          <table:table-cell office:value-type="string" calcext:value-type="string">
            <text:p>2012-12-27 02:19:42</text:p>
          </table:table-cell>
          <table:table-cell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KarlSchroeder Interesting premise. I will read it.</text:p>
          </table:table-cell>
          <table:table-cell office:value-type="string" calcext:value-type="string">
            <text:p>2012-12-26 00:37:56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ristanLaurent V cute! Merry Xmas.</text:p>
          </table:table-cell>
          <table:table-cell office:value-type="string" calcext:value-type="string">
            <text:p>2012-12-26 00:02:34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wboy riding the rocket no problemo http://t.co/YZdNpwX3</text:p>
          </table:table-cell>
          <table:table-cell office:value-type="string" calcext:value-type="string">
            <text:p>2012-12-24 04:44:12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ingle camera view of the 40 meter rocket hover http://t.co/Zlh7xC7T</text:p>
          </table:table-cell>
          <table:table-cell office:value-type="string" calcext:value-type="string">
            <text:p>2012-12-24 04:32:20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n we took him for a ride: 40 meter hover flight vid of the SpaceX Grasshopper test rocket http://t.co/2563ykr2</text:p>
          </table:table-cell>
          <table:table-cell office:value-type="string" calcext:value-type="string">
            <text:p>2012-12-24 04:20:49</text:p>
          </table:table-cell>
          <table:table-cell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 provide a little perspective on the size of Grasshopper, we added a 6 ft cowboy to the rocket http://t.co/3NMYJqmd</text:p>
          </table:table-cell>
          <table:table-cell office:value-type="string" calcext:value-type="string">
            <text:p>2012-12-24 04:12:11</text:p>
          </table:table-cell>
          <table:table-cell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Very much agree with this great review of Chasing Ice on Ars Technica http://t.co/bzMQQyAk</text:p>
          </table:table-cell>
          <table:table-cell office:value-type="string" calcext:value-type="string">
            <text:p>2012-12-20 01:29:54</text:p>
          </table:table-cell>
          <table:table-cell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anks! ?@ev: Have driven a Tesla Model S 50 miles now. It's clearly the iPhone of cars?by far the best car ever made.</text:p>
          </table:table-cell>
          <table:table-cell office:value-type="string" calcext:value-type="string">
            <text:p>2012-12-19 03:20:51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 beautiful and awe-inspiring view of Earth from the International Space Station http://t.co/434j058M</text:p>
          </table:table-cell>
          <table:table-cell office:value-type="string" calcext:value-type="string">
            <text:p>2012-12-17 20:20:08</text:p>
          </table:table-cell>
          <table:table-cell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ood piece on volcanoes ?@DanRetz: The USGS would seem to disagree. http://t.co/evnCgdC4?</text:p>
          </table:table-cell>
          <table:table-cell office:value-type="string" calcext:value-type="string">
            <text:p>2012-12-14 16:49:15</text:p>
          </table:table-cell>
          <table:table-cell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prbowman Roughly equivalent to a 747 flight from LA to London (one way).</text:p>
          </table:table-cell>
          <table:table-cell office:value-type="string" calcext:value-type="string">
            <text:p>2012-12-14 16:44:20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mprobableToad That's why I'm a believer in solar power. We have a giant fusion reactor conveniently located in the sky.</text:p>
          </table:table-cell>
          <table:table-cell office:value-type="string" calcext:value-type="string">
            <text:p>2012-12-14 16:42:47</text:p>
          </table:table-cell>
          <table:table-cell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Exactly MT @DanRetz IMHO: continuing the uncontrolled experiment of adding co2 to atmosphere is a bad idea.?</text:p>
          </table:table-cell>
          <table:table-cell office:value-type="string" calcext:value-type="string">
            <text:p>2012-12-14 16:21:17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t is hard to argue with a thermometer. Global warming is real and accelerating. Wish it wasn't. http://t.co/wB4w9coU</text:p>
          </table:table-cell>
          <table:table-cell office:value-type="string" calcext:value-type="string">
            <text:p>2012-12-14 15:57:53</text:p>
          </table:table-cell>
          <table:table-cell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ol video recap of the big events of the year by Google #Zeitgeist2012 http://t.co/FZjy4vkL</text:p>
          </table:table-cell>
          <table:table-cell office:value-type="string" calcext:value-type="string">
            <text:p>2012-12-12 22:06:11</text:p>
          </table:table-cell>
          <table:table-cell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Neowolf2 Relative to kerosene, methane is not prone to coking, but we would run v high purity anyway for max Isp.</text:p>
          </table:table-cell>
          <table:table-cell office:value-type="string" calcext:value-type="string">
            <text:p>2012-12-12 19:44:27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hrisbrandow @TEA_in_Space Yup or Douglas Aircraft, creator of the awesome DC-3 http://t.co/4o8OHDCo</text:p>
          </table:table-cell>
          <table:table-cell office:value-type="string" calcext:value-type="string">
            <text:p>2012-12-12 19:40:48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big worry would be long (hopefully) term when I'm dead, eg v sad situation with once great HP <text:s/>@TEA_in_Space</text:p>
          </table:table-cell>
          <table:table-cell office:value-type="string" calcext:value-type="string">
            <text:p>2012-12-12 19:35:07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paceX will go public at some point, as I think it should ultimately be owned primarily by the public @bm_ will SpaceX go public?</text:p>
          </table:table-cell>
          <table:table-cell office:value-type="string" calcext:value-type="string">
            <text:p>2012-12-12 19:27:15</text:p>
          </table:table-cell>
          <table:table-cell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IntlManOfRealty Best to study some form of engineering, which is the art of creating useful things that didn't exist before.</text:p>
          </table:table-cell>
          <table:table-cell office:value-type="string" calcext:value-type="string">
            <text:p>2012-12-12 19:15:02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articles 30 mins apart: This Stock is Screaming Buy http://t.co/jb9DCw4s and This Stock Could Get DESTROYED http://t.co/dqxTK4LJ</text:p>
          </table:table-cell>
          <table:table-cell office:value-type="string" calcext:value-type="string">
            <text:p>2012-12-12 19:12:05</text:p>
          </table:table-cell>
          <table:table-cell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brynmooser: YES! ?@RYOTnews: BREAKING: @UN to launch anti-cholera initiative aimed at #Haiti http://t.co/vBSbwDwF #cholera @IJDH @ol ...</text:p>
          </table:table-cell>
          <table:table-cell office:value-type="string" calcext:value-type="string">
            <text:p>2012-12-11 23:00:39</text:p>
          </table:table-cell>
          <table:table-cell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esla was just approved for a full Class 1 Massachusetts Auto Sales License by a vote of 4 to 1. Much appreciated!</text:p>
          </table:table-cell>
          <table:table-cell office:value-type="string" calcext:value-type="string">
            <text:p>2012-12-11 04:54:30</text:p>
          </table:table-cell>
          <table:table-cell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old my kids (age 8 and 6) that we were going to see the Nutcracker, which somehow got translated as the Buttcracker.</text:p>
          </table:table-cell>
          <table:table-cell office:value-type="string" calcext:value-type="string">
            <text:p>2012-12-10 01:13:23</text:p>
          </table:table-cell>
          <table:table-cell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ongrats to @dmetcalf for being the first to drive a Tesla Model S over 400 miles on a single charge!</text:p>
          </table:table-cell>
          <table:table-cell office:value-type="string" calcext:value-type="string">
            <text:p>2012-12-09 10:38:48</text:p>
          </table:table-cell>
          <table:table-cell/>
        </table:table-row>
        <table:table-row table:style-name="ro2">
          <table:table-cell office:value-type="float" office:value="3192" calcext:value-type="float">
            <text:p>3192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Interesting possible answer to the Fermi Paradox </text:p>
            <text:p>http://t.co/ASZdxBAl</text:p>
          </table:table-cell>
          <table:table-cell office:value-type="string" calcext:value-type="string">
            <text:p>2012-12-05 07:20:41</text:p>
          </table:table-cell>
          <table:table-cell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Slate: New government study says we could save billions by replacing dollar bills with coins. New study is wrong: http://t.co/QgwH0bSh</text:p>
          </table:table-cell>
          <table:table-cell office:value-type="string" calcext:value-type="string">
            <text:p>2012-12-04 07:34:57</text:p>
          </table:table-cell>
          <table:table-cell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m happy to report that Tesla was narrowly cash flow positive last week. Continued improvement expected through year end.</text:p>
          </table:table-cell>
          <table:table-cell office:value-type="string" calcext:value-type="string">
            <text:p>2012-12-04 06:40:56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Uranium ore now available on Amazon! So much more convenient than Uzbekistan #AwesomeXmasGifts http://t.co/jqWAJrnY</text:p>
          </table:table-cell>
          <table:table-cell office:value-type="string" calcext:value-type="string">
            <text:p>2012-12-02 23:12:03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shervin Thanks Shervin!</text:p>
          </table:table-cell>
          <table:table-cell office:value-type="string" calcext:value-type="string">
            <text:p>2012-11-29 12:00:15</text:p>
          </table:table-cell>
          <table:table-cell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TheEconomist: Mexico is changing in ways that will profoundly affect America http://t.co/icj9xRYE</text:p>
          </table:table-cell>
          <table:table-cell office:value-type="string" calcext:value-type="string">
            <text:p>2012-11-28 08:14:15</text:p>
          </table:table-cell>
          <table:table-cell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Can't put my finger on it, but for some reason the newsstand is looking particularly good right now http://t.co/gRARJ3xy</text:p>
          </table:table-cell>
          <table:table-cell office:value-type="string" calcext:value-type="string">
            <text:p>2012-11-28 03:19:37</text:p>
          </table:table-cell>
          <table:table-cell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ut if humanity wishes to become a multi-planet species, then we must figure out how to move millions of people to Mars.</text:p>
          </table:table-cell>
          <table:table-cell office:value-type="string" calcext:value-type="string">
            <text:p>2012-11-27 20:00:03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And, yes, I do in fact know that this sounds crazy. That is not lost on me. Nor I do think SpaceX will do this alone.</text:p>
          </table:table-cell>
          <table:table-cell office:value-type="string" calcext:value-type="string">
            <text:p>2012-11-27 19:55:32</text:p>
          </table:table-cell>
          <table:table-cell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illions of people needed for Mars colony, so 80k+ would just be the number moving to Mars per year http://t.co/rwMuzVEK</text:p>
          </table:table-cell>
          <table:table-cell office:value-type="string" calcext:value-type="string">
            <text:p>2012-11-27 19:48:23</text:p>
          </table:table-cell>
          <table:table-cell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Short vid of the recent @SpaceX mission to the Intl Space Station http://t.co/Qc963d8B</text:p>
          </table:table-cell>
          <table:table-cell office:value-type="string" calcext:value-type="string">
            <text:p>2012-11-25 03:53:51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cthorm SS Heart of Gold powered by the Infinite Improbability Drive!</text:p>
          </table:table-cell>
          <table:table-cell office:value-type="string" calcext:value-type="string">
            <text:p>2012-11-24 02:07:43</text:p>
          </table:table-cell>
          <table:table-cell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y talk for the Royal Aeronautical Society is now online. This gets a little more technical. http://t.co/ZMbkc3jh</text:p>
          </table:table-cell>
          <table:table-cell office:value-type="string" calcext:value-type="string">
            <text:p>2012-11-23 21:45:06</text:p>
          </table:table-cell>
          <table:table-cell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iam Neeson's Life's Too Short sketch is super funny http://t.co/nQL7wOx3</text:p>
          </table:table-cell>
          <table:table-cell office:value-type="string" calcext:value-type="string">
            <text:p>2012-11-23 05:16:03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neokoenig: @elonmusk if anyone has issues accessing the video, I've mirrored it on YouTube here: http://t.co/yWskR9kw</text:p>
          </table:table-cell>
          <table:table-cell office:value-type="string" calcext:value-type="string">
            <text:p>2012-11-22 22:49:55</text:p>
          </table:table-cell>
          <table:table-cell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On the plus side...?@newscientist: #Climate change has a silver lining: supersized sweet potatoes http://t.co/zHMYIbL3?</text:p>
          </table:table-cell>
          <table:table-cell office:value-type="string" calcext:value-type="string">
            <text:p>2012-11-22 18:32:13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Gave a talk on energy and transport at Oxford Univ http://t.co/kbvJf5LO</text:p>
          </table:table-cell>
          <table:table-cell office:value-type="string" calcext:value-type="string">
            <text:p>2012-11-22 17:55:04</text:p>
          </table:table-cell>
          <table:table-cell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Thomas_Tregner Exactly!</text:p>
          </table:table-cell>
          <table:table-cell office:value-type="string" calcext:value-type="string">
            <text:p>2012-11-21 07:14:07</text:p>
          </table:table-cell>
          <table:table-cell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Love this picture of the Curiousity rover on Mars. Landscape looks just like the California desert. http://t.co/02GDasae</text:p>
          </table:table-cell>
          <table:table-cell office:value-type="string" calcext:value-type="string">
            <text:p>2012-11-21 05:01:08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westcoastbill: HELLO?. <text:s/>?@wired: BREAKING: Is it possible that NASA's Curiosity rover found organic molecules on Mars? http://t.co/M ...</text:p>
          </table:table-cell>
          <table:table-cell office:value-type="string" calcext:value-type="string">
            <text:p>2012-11-21 02:37:03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Btw, I don't think Apple is doomed. Just won't unseat Google from 1st place with Larry P in charge. http://t.co/hsIAekAw</text:p>
          </table:table-cell>
          <table:table-cell office:value-type="string" calcext:value-type="string">
            <text:p>2012-11-20 21:32:50</text:p>
          </table:table-cell>
          <table:table-cell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Mass. judge denies auto dealers' demand to kill our little Tesla store. Yay, justice prevails! <text:s/>http://t.co/MqnNYScE</text:p>
          </table:table-cell>
          <table:table-cell office:value-type="string" calcext:value-type="string">
            <text:p>2012-11-20 21:22:29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@YOUSRC Amos's article was fair, but his editor chose a more sensational headline &amp; used quotes even though I didn't actually say that.</text:p>
          </table:table-cell>
          <table:table-cell office:value-type="string" calcext:value-type="string">
            <text:p>2012-11-20 08:52:03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These articles in Space News describe why Ariane 6 vs 5: http://t.co/IaeYXXK9 and http://t.co/ghs3FG8w</text:p>
          </table:table-cell>
          <table:table-cell office:value-type="string" calcext:value-type="string">
            <text:p>2012-11-20 08:38:31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Was misquoted by BBC as saying Europe's rocket has no chance. Just said the [Franco-German] Ariane 5 has no chance, so go with Ariane 6.</text:p>
          </table:table-cell>
          <table:table-cell office:value-type="string" calcext:value-type="string">
            <text:p>2012-11-20 08:30:44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Just returned from a trip to London and Oxford, where I met with many interesting people. I really like Britain!</text:p>
          </table:table-cell>
          <table:table-cell office:value-type="string" calcext:value-type="string">
            <text:p>2012-11-19 08:59:46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elonmusk</text:p>
          </table:table-cell>
          <table:table-cell office:value-type="string" calcext:value-type="string">
            <text:p>RT @Jon_Favreau: My Model S just arrived and I went electric like Dylan! #FF @TeslaMotors @elonmusk</text:p>
          </table:table-cell>
          <table:table-cell office:value-type="string" calcext:value-type="string">
            <text:p>2012-11-16 17:59: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07T22:37:20.445853000</dc:date>
    <meta:editing-duration>PT1M47S</meta:editing-duration>
    <meta:editing-cycles>1</meta:editing-cycles>
    <meta:generator>LibreOffice/25.2.5.2$MacOSX_AARCH64 LibreOffice_project/03d19516eb2e1dd5d4ccd751a0d6f35f35e08022</meta:generator>
    <meta:document-statistic meta:table-count="1" meta:cell-count="16095" meta:object-count="0"/>
  </office:meta>
</office:document-meta>
</file>